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shapes>
          <draw:frame draw:z-index="0" draw:style-name="gr1" draw:text-style-name="P1" svg:width="159.99mm" svg:height="89.99mm" svg:x="136.47mm" svg:y="1mm">
            <loext:p draw:notify-on-update-of-ranges="data.D1:data.D147 data.E1:data.E147 data.F1:data.F1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number-columns-repeated="2" table:style-name="ce1" office:value-type="string" calcext:value-type="string">
            <text:p>0.013985157012939453</text:p>
          </table:table-cell>
          <table:table-cell table:style-name="ce1" office:value-type="string" calcext:value-type="string">
            <text:p>9.5367431640625e-07</text:p>
          </table:table-cell>
          <table:table-cell table:style-name="ce1" office:value-type="float" office:value="0.421906441450119" calcext:value-type="float">
            <text:p>0,4219064415</text:p>
          </table:table-cell>
          <table:table-cell table:style-name="ce1" office:value-type="float" office:value="2.73748588562012" calcext:value-type="float">
            <text:p>2,7374858856</text:p>
          </table:table-cell>
          <table:table-cell table:style-name="ce1" office:value-type="float" office:value="6.61722850799561" calcext:value-type="float">
            <text:p>6,61722850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05489690601826" calcext:value-type="float">
            <text:p>0,0405489691</text:p>
          </table:table-cell>
          <table:table-cell table:style-name="ce1" office:value-type="float" office:value="7.30528259277344" calcext:value-type="float">
            <text:p>7,3052825928</text:p>
          </table:table-cell>
          <table:table-cell table:style-name="ce1" office:value-type="float" office:value="-6.2859845161438" calcext:value-type="float">
            <text:p>-6,2859845161</text:p>
          </table:table-cell>
          <table:table-cell table:number-columns-repeated="2" table:style-name="ce1" office:value-type="string" calcext:value-type="string">
            <text:p>0.0</text:p>
          </table:table-cell>
          <table:table-cell table:style-name="ce1" office:value-type="string" calcext:value-type="string">
            <text:p>0.067752758580996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76" calcext:value-type="float">
            <text:p>0,0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01858377456665" calcext:value-type="float">
            <text:p>0,0601858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49536840178785" calcext:value-type="float">
            <text:p>1,4953684018</text:p>
          </table:table-cell>
          <table:table-cell table:style-name="ce1" office:value-type="float" office:value="0.200620174407959" calcext:value-type="float">
            <text:p>0,2006201744</text:p>
          </table:table-cell>
          <table:table-cell table:style-name="ce1" office:value-type="float" office:value="0.200622081756592" calcext:value-type="float">
            <text:p>0,2006220818</text:p>
          </table:table-cell>
          <table:table-cell table:style-name="ce1" office:value-type="float" office:value="0.200619459152222" calcext:value-type="float">
            <text:p>0,2006194592</text:p>
          </table:table-cell>
          <table:table-cell table:style-name="ce1" office:value-type="float" office:value="0.0405489690601826" calcext:value-type="float">
            <text:p>0,0405489691</text:p>
          </table:table-cell>
          <table:table-cell table:style-name="ce1" office:value-type="float" office:value="7.30528259277344" calcext:value-type="float">
            <text:p>7,3052825928</text:p>
          </table:table-cell>
          <table:table-cell table:style-name="ce1" office:value-type="float" office:value="-6.2859845161438" calcext:value-type="float">
            <text:p>-6,2859845161</text:p>
          </table:table-cell>
        </table:table-row>
        <table:table-row table:style-name="ro1">
          <table:table-cell table:style-name="ce1" office:value-type="string" calcext:value-type="string">
            <text:p>0.02747035026550293</text:p>
          </table:table-cell>
          <table:table-cell table:style-name="ce1" office:value-type="string" calcext:value-type="string">
            <text:p>0.013485193252563477</text:p>
          </table:table-cell>
          <table:table-cell table:style-name="ce1" office:value-type="string" calcext:value-type="string">
            <text:p>0.4194917678833008</text:p>
          </table:table-cell>
          <table:table-cell table:style-name="ce1" office:value-type="float" office:value="0.879659831523895" calcext:value-type="float">
            <text:p>0,8796598315</text:p>
          </table:table-cell>
          <table:table-cell table:style-name="ce1" office:value-type="float" office:value="2.75758504867554" calcext:value-type="float">
            <text:p>2,7575850487</text:p>
          </table:table-cell>
          <table:table-cell table:style-name="ce1" office:value-type="float" office:value="6.66581344604492" calcext:value-type="float">
            <text:p>6,665813446</text:p>
          </table:table-cell>
          <table:table-cell table:style-name="ce1" office:value-type="float" office:value="-0.142972167917908" calcext:value-type="float">
            <text:p>-0,1429721679</text:p>
          </table:table-cell>
          <table:table-cell table:number-columns-repeated="2" table:style-name="ce1" office:value-type="float" office:value="-0.92607453554995" calcext:value-type="float">
            <text:p>-0,9260745355</text:p>
          </table:table-cell>
          <table:table-cell table:style-name="ce1" office:value-type="float" office:value="0.100353769958019" calcext:value-type="float">
            <text:p>0,10035377</text:p>
          </table:table-cell>
          <table:table-cell table:style-name="ce1" office:value-type="float" office:value="7.25516510009766" calcext:value-type="float">
            <text:p>7,2551651001</text:p>
          </table:table-cell>
          <table:table-cell table:style-name="ce1" office:value-type="float" office:value="-6.30845499038696" calcext:value-type="float">
            <text:p>-6,3084549904</text:p>
          </table:table-cell>
          <table:table-cell table:style-name="ce1" office:value-type="string" calcext:value-type="string">
            <text:p>-0.14297216791790843</text:p>
          </table:table-cell>
          <table:table-cell table:style-name="ce1" office:value-type="string" calcext:value-type="string">
            <text:p>-0.9260745355499505</text:p>
          </table:table-cell>
          <table:table-cell table:style-name="ce1" office:value-type="string" calcext:value-type="string">
            <text:p>-1.0216767129398612</text:p>
          </table:table-cell>
          <table:table-cell table:style-name="ce1" office:value-type="float" office:value="-0.113914739191532" calcext:value-type="float">
            <text:p>-0,1139147392</text:p>
          </table:table-cell>
          <table:table-cell table:style-name="ce1" office:value-type="float" office:value="-0.739121189117432" calcext:value-type="float">
            <text:p>-0,7391211891</text:p>
          </table:table-cell>
          <table:table-cell table:style-name="ce1" office:value-type="float" office:value="-0.581185022735596" calcext:value-type="float">
            <text:p>-0,5811850227</text:p>
          </table:table-cell>
          <table:table-cell table:style-name="ce1" office:value-type="float" office:value="-0.176928439563049" calcext:value-type="float">
            <text:p>-0,176928439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.00608497863154" calcext:value-type="float">
            <text:p>-1,0060849786</text:p>
          </table:table-cell>
          <table:table-cell table:style-name="ce1" office:value-type="float" office:value="-6.52790171972292" calcext:value-type="float">
            <text:p>-6,5279017197</text:p>
          </table:table-cell>
          <table:table-cell table:style-name="ce1" office:value-type="float" office:value="-15.7796676081706" calcext:value-type="float">
            <text:p>-15,7796676082</text:p>
          </table:table-cell>
          <table:table-cell table:style-name="ce1" office:value-type="float" office:value="0.419354677200317" calcext:value-type="float">
            <text:p>0,4193546772</text:p>
          </table:table-cell>
          <table:table-cell table:number-columns-repeated="2" table:style-name="ce1" office:value-type="float" office:value="0.419351577758789" calcext:value-type="float">
            <text:p>0,4193515778</text:p>
          </table:table-cell>
          <table:table-cell table:style-name="ce1" office:value-type="float" office:value="0.100353769958019" calcext:value-type="float">
            <text:p>0,10035377</text:p>
          </table:table-cell>
          <table:table-cell table:style-name="ce1" office:value-type="float" office:value="7.25516510009766" calcext:value-type="float">
            <text:p>7,2551651001</text:p>
          </table:table-cell>
          <table:table-cell table:style-name="ce1" office:value-type="float" office:value="-6.30845499038696" calcext:value-type="float">
            <text:p>-6,3084549904</text:p>
          </table:table-cell>
        </table:table-row>
        <table:table-row table:style-name="ro1">
          <table:table-cell table:style-name="ce1" office:value-type="string" calcext:value-type="string">
            <text:p>0.04045820236206055</text:p>
          </table:table-cell>
          <table:table-cell table:style-name="ce1" office:value-type="string" calcext:value-type="string">
            <text:p>0.012987852096557617</text:p>
          </table:table-cell>
          <table:table-cell table:style-name="ce1" office:value-type="string" calcext:value-type="string">
            <text:p>0.8365275859832764</text:p>
          </table:table-cell>
          <table:table-cell table:style-name="ce1" office:value-type="float" office:value="0.909057259559631" calcext:value-type="float">
            <text:p>0,9090572596</text:p>
          </table:table-cell>
          <table:table-cell table:style-name="ce1" office:value-type="float" office:value="2.70719242095947" calcext:value-type="float">
            <text:p>2,707192421</text:p>
          </table:table-cell>
          <table:table-cell table:style-name="ce1" office:value-type="float" office:value="6.73718166351318" calcext:value-type="float">
            <text:p>6,7371816635</text:p>
          </table:table-cell>
          <table:table-cell table:style-name="ce1" office:value-type="float" office:value="-0.272952620354203" calcext:value-type="float">
            <text:p>-0,2729526204</text:p>
          </table:table-cell>
          <table:table-cell table:number-columns-repeated="2" table:style-name="ce1" office:value-type="float" office:value="-0.756548722171944" calcext:value-type="float">
            <text:p>-0,7565487222</text:p>
          </table:table-cell>
          <table:table-cell table:style-name="ce1" office:value-type="float" office:value="0.152086511254311" calcext:value-type="float">
            <text:p>0,1520865113</text:p>
          </table:table-cell>
          <table:table-cell table:style-name="ce1" office:value-type="float" office:value="7.20880699157715" calcext:value-type="float">
            <text:p>7,2088069916</text:p>
          </table:table-cell>
          <table:table-cell table:style-name="ce1" office:value-type="float" office:value="-6.34026479721069" calcext:value-type="float">
            <text:p>-6,3402647972</text:p>
          </table:table-cell>
          <table:table-cell table:style-name="ce1" office:value-type="string" calcext:value-type="string">
            <text:p>-0.272952620354203</text:p>
          </table:table-cell>
          <table:table-cell table:style-name="ce1" office:value-type="string" calcext:value-type="string">
            <text:p>-0.7565487221719436</text:p>
          </table:table-cell>
          <table:table-cell table:style-name="ce1" office:value-type="string" calcext:value-type="string">
            <text:p>-0.6345661978294266</text:p>
          </table:table-cell>
          <table:table-cell table:style-name="ce1" office:value-type="float" office:value="-0.237508154511452" calcext:value-type="float">
            <text:p>-0,2375081545</text:p>
          </table:table-cell>
          <table:table-cell table:style-name="ce1" office:value-type="float" office:value="-0.744547963142395" calcext:value-type="float">
            <text:p>-0,7445479631</text:p>
          </table:table-cell>
          <table:table-cell table:style-name="ce1" office:value-type="float" office:value="-0.585654837036133" calcext:value-type="float">
            <text:p>-0,585654837</text:p>
          </table:table-cell>
          <table:table-cell table:style-name="ce1" office:value-type="float" office:value="-0.543922599125573" calcext:value-type="float">
            <text:p>-0,543922599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.09720348267065" calcext:value-type="float">
            <text:p>-1,0972034827</text:p>
          </table:table-cell>
          <table:table-cell table:style-name="ce1" office:value-type="float" office:value="-0.0481762603536499" calcext:value-type="float">
            <text:p>-0,0481762604</text:p>
          </table:table-cell>
          <table:table-cell table:style-name="ce1" office:value-type="float" office:value="-0.116454431731747" calcext:value-type="float">
            <text:p>-0,1164544317</text:p>
          </table:table-cell>
          <table:table-cell table:style-name="ce1" office:value-type="float" office:value="0.417200088500977" calcext:value-type="float">
            <text:p>0,4172000885</text:p>
          </table:table-cell>
          <table:table-cell table:style-name="ce1" office:value-type="float" office:value="0.417200565338135" calcext:value-type="float">
            <text:p>0,4172005653</text:p>
          </table:table-cell>
          <table:table-cell table:style-name="ce1" office:value-type="float" office:value="0.417201280593872" calcext:value-type="float">
            <text:p>0,4172012806</text:p>
          </table:table-cell>
          <table:table-cell table:style-name="ce1" office:value-type="float" office:value="0.152086511254311" calcext:value-type="float">
            <text:p>0,1520865113</text:p>
          </table:table-cell>
          <table:table-cell table:style-name="ce1" office:value-type="float" office:value="7.20880699157715" calcext:value-type="float">
            <text:p>7,2088069916</text:p>
          </table:table-cell>
          <table:table-cell table:style-name="ce1" office:value-type="float" office:value="-6.34026479721069" calcext:value-type="float">
            <text:p>-6,3402647972</text:p>
          </table:table-cell>
        </table:table-row>
        <table:table-row table:style-name="ro1">
          <table:table-cell table:style-name="ce1" office:value-type="string" calcext:value-type="string">
            <text:p>0.05517983436584473</text:p>
          </table:table-cell>
          <table:table-cell table:style-name="ce1" office:value-type="string" calcext:value-type="string">
            <text:p>0.01472163200378418</text:p>
          </table:table-cell>
          <table:table-cell table:style-name="ce1" office:value-type="string" calcext:value-type="string">
            <text:p>1.2544996738433838</text:p>
          </table:table-cell>
          <table:table-cell table:style-name="ce1" office:value-type="float" office:value="0.52680379152298" calcext:value-type="float">
            <text:p>0,5268037915</text:p>
          </table:table-cell>
          <table:table-cell table:style-name="ce1" office:value-type="float" office:value="2.59426021575928" calcext:value-type="float">
            <text:p>2,5942602158</text:p>
          </table:table-cell>
          <table:table-cell table:style-name="ce1" office:value-type="float" office:value="6.70349740982056" calcext:value-type="float">
            <text:p>6,7034974098</text:p>
          </table:table-cell>
          <table:table-cell table:style-name="ce1" office:value-type="float" office:value="-0.257229332862588" calcext:value-type="float">
            <text:p>-0,2572293329</text:p>
          </table:table-cell>
          <table:table-cell table:number-columns-repeated="2" table:style-name="ce1" office:value-type="float" office:value="-0.738385660639281" calcext:value-type="float">
            <text:p>-0,7383856606</text:p>
          </table:table-cell>
          <table:table-cell table:style-name="ce1" office:value-type="float" office:value="0.152086511254311" calcext:value-type="float">
            <text:p>0,1520865113</text:p>
          </table:table-cell>
          <table:table-cell table:style-name="ce1" office:value-type="float" office:value="7.20880699157715" calcext:value-type="float">
            <text:p>7,2088069916</text:p>
          </table:table-cell>
          <table:table-cell table:style-name="ce1" office:value-type="float" office:value="-6.34026479721069" calcext:value-type="float">
            <text:p>-6,3402647972</text:p>
          </table:table-cell>
          <table:table-cell table:style-name="ce1" office:value-type="string" calcext:value-type="string">
            <text:p>-0.25722933286258753</text:p>
          </table:table-cell>
          <table:table-cell table:style-name="ce1" office:value-type="string" calcext:value-type="string">
            <text:p>-0.7383856606392812</text:p>
          </table:table-cell>
          <table:table-cell table:style-name="ce1" office:value-type="string" calcext:value-type="string">
            <text:p>-0.642490837577813</text:p>
          </table:table-cell>
          <table:table-cell table:style-name="ce1" office:value-type="float" office:value="-0.2454454600811" calcext:value-type="float">
            <text:p>-0,2454454601</text:p>
          </table:table-cell>
          <table:table-cell table:style-name="ce1" office:value-type="float" office:value="-0.730941953659058" calcext:value-type="float">
            <text:p>-0,7309419537</text:p>
          </table:table-cell>
          <table:table-cell table:style-name="ce1" office:value-type="float" office:value="-0.592220713043213" calcext:value-type="float">
            <text:p>-0,592220713</text:p>
          </table:table-cell>
          <table:table-cell table:style-name="ce1" office:value-type="float" office:value="-0.923763738274879" calcext:value-type="float">
            <text:p>-0,923763738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703555845165134" calcext:value-type="float">
            <text:p>-0,0703555845</text:p>
          </table:table-cell>
          <table:table-cell table:style-name="ce1" office:value-type="float" office:value="0.120603445176906" calcext:value-type="float">
            <text:p>0,1206034452</text:p>
          </table:table-cell>
          <table:table-cell table:style-name="ce1" office:value-type="float" office:value="-0.170804981384003" calcext:value-type="float">
            <text:p>-0,1708049814</text:p>
          </table:table-cell>
          <table:table-cell table:style-name="ce1" office:value-type="float" office:value="0.417840719223022" calcext:value-type="float">
            <text:p>0,4178407192</text:p>
          </table:table-cell>
          <table:table-cell table:style-name="ce1" office:value-type="float" office:value="0.417837381362915" calcext:value-type="float">
            <text:p>0,4178373814</text:p>
          </table:table-cell>
          <table:table-cell table:style-name="ce1" office:value-type="float" office:value="0.417834520339966" calcext:value-type="float">
            <text:p>0,4178345203</text:p>
          </table:table-cell>
          <table:table-cell table:style-name="ce1" office:value-type="float" office:value="0.152086511254311" calcext:value-type="float">
            <text:p>0,1520865113</text:p>
          </table:table-cell>
          <table:table-cell table:style-name="ce1" office:value-type="float" office:value="7.20880699157715" calcext:value-type="float">
            <text:p>7,2088069916</text:p>
          </table:table-cell>
          <table:table-cell table:style-name="ce1" office:value-type="float" office:value="-6.34026479721069" calcext:value-type="float">
            <text:p>-6,3402647972</text:p>
          </table:table-cell>
        </table:table-row>
        <table:table-row table:style-name="ro1">
          <table:table-cell table:style-name="ce1" office:value-type="string" calcext:value-type="string">
            <text:p>0.06925272941589355</text:p>
          </table:table-cell>
          <table:table-cell table:style-name="ce1" office:value-type="string" calcext:value-type="string">
            <text:p>0.014072895050048828</text:p>
          </table:table-cell>
          <table:table-cell table:style-name="ce1" office:value-type="string" calcext:value-type="string">
            <text:p>1.6801836490631104</text:p>
          </table:table-cell>
          <table:table-cell table:style-name="ce1" office:value-type="float" office:value="0.949726045131683" calcext:value-type="float">
            <text:p>0,9497260451</text:p>
          </table:table-cell>
          <table:table-cell table:style-name="ce1" office:value-type="float" office:value="2.60924744606018" calcext:value-type="float">
            <text:p>2,6092474461</text:p>
          </table:table-cell>
          <table:table-cell table:style-name="ce1" office:value-type="float" office:value="6.74222373962402" calcext:value-type="float">
            <text:p>6,7422237396</text:p>
          </table:table-cell>
          <table:table-cell table:style-name="ce1" office:value-type="float" office:value="-0.128696972693082" calcext:value-type="float">
            <text:p>-0,1286969727</text:p>
          </table:table-cell>
          <table:table-cell table:number-columns-repeated="2" table:style-name="ce1" office:value-type="float" office:value="-0.703989062328033" calcext:value-type="float">
            <text:p>-0,7039890623</text:p>
          </table:table-cell>
          <table:table-cell table:style-name="ce1" office:value-type="float" office:value="0.187014579772949" calcext:value-type="float">
            <text:p>0,1870145798</text:p>
          </table:table-cell>
          <table:table-cell table:style-name="ce1" office:value-type="float" office:value="7.12774181365967" calcext:value-type="float">
            <text:p>7,1277418137</text:p>
          </table:table-cell>
          <table:table-cell table:style-name="ce1" office:value-type="float" office:value="-6.35507726669312" calcext:value-type="float">
            <text:p>-6,3550772667</text:p>
          </table:table-cell>
          <table:table-cell table:style-name="ce1" office:value-type="string" calcext:value-type="string">
            <text:p>-0.12869697269308192</text:p>
          </table:table-cell>
          <table:table-cell table:style-name="ce1" office:value-type="string" calcext:value-type="string">
            <text:p>-0.7039890623280328</text:p>
          </table:table-cell>
          <table:table-cell table:style-name="ce1" office:value-type="string" calcext:value-type="string">
            <text:p>-0.6331440160664248</text:p>
          </table:table-cell>
          <table:table-cell table:style-name="ce1" office:value-type="float" office:value="-0.142237023711205" calcext:value-type="float">
            <text:p>-0,1422370237</text:p>
          </table:table-cell>
          <table:table-cell table:style-name="ce1" office:value-type="float" office:value="-0.700450258255005" calcext:value-type="float">
            <text:p>-0,7004502583</text:p>
          </table:table-cell>
          <table:table-cell table:style-name="ce1" office:value-type="float" office:value="-0.589121761703491" calcext:value-type="float">
            <text:p>-0,5891217617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897779667337874" calcext:value-type="float">
            <text:p>0,8977796673</text:p>
          </table:table-cell>
          <table:table-cell table:style-name="ce1" office:value-type="float" office:value="0.265229478776748" calcext:value-type="float">
            <text:p>0,2652294788</text:p>
          </table:table-cell>
          <table:table-cell table:style-name="ce1" office:value-type="float" office:value="0.0791098254826566" calcext:value-type="float">
            <text:p>0,0791098255</text:p>
          </table:table-cell>
          <table:table-cell table:style-name="ce1" office:value-type="float" office:value="0.425776481628418" calcext:value-type="float">
            <text:p>0,4257764816</text:p>
          </table:table-cell>
          <table:table-cell table:style-name="ce1" office:value-type="float" office:value="0.425790548324585" calcext:value-type="float">
            <text:p>0,4257905483</text:p>
          </table:table-cell>
          <table:table-cell table:style-name="ce1" office:value-type="float" office:value="0.425791025161743" calcext:value-type="float">
            <text:p>0,4257910252</text:p>
          </table:table-cell>
          <table:table-cell table:style-name="ce1" office:value-type="float" office:value="0.187014579772949" calcext:value-type="float">
            <text:p>0,1870145798</text:p>
          </table:table-cell>
          <table:table-cell table:style-name="ce1" office:value-type="float" office:value="7.12774181365967" calcext:value-type="float">
            <text:p>7,1277418137</text:p>
          </table:table-cell>
          <table:table-cell table:style-name="ce1" office:value-type="float" office:value="-6.35507726669312" calcext:value-type="float">
            <text:p>-6,3550772667</text:p>
          </table:table-cell>
        </table:table-row>
        <table:table-row table:style-name="ro1">
          <table:table-cell table:style-name="ce1" office:value-type="string" calcext:value-type="string">
            <text:p>0.08241486549377441</text:p>
          </table:table-cell>
          <table:table-cell table:style-name="ce1" office:value-type="string" calcext:value-type="string">
            <text:p>0.01316213607788086</text:p>
          </table:table-cell>
          <table:table-cell table:style-name="ce1" office:value-type="string" calcext:value-type="string">
            <text:p>2.0996389389038086</text:p>
          </table:table-cell>
          <table:table-cell table:style-name="ce1" office:value-type="float" office:value="0.94751763343811" calcext:value-type="float">
            <text:p>0,9475176334</text:p>
          </table:table-cell>
          <table:table-cell table:style-name="ce1" office:value-type="float" office:value="2.48349356651306" calcext:value-type="float">
            <text:p>2,4834935665</text:p>
          </table:table-cell>
          <table:table-cell table:style-name="ce1" office:value-type="float" office:value="6.72654581069946" calcext:value-type="float">
            <text:p>6,7265458107</text:p>
          </table:table-cell>
          <table:table-cell table:style-name="ce1" office:value-type="float" office:value="-0.294007639513931" calcext:value-type="float">
            <text:p>-0,2940076395</text:p>
          </table:table-cell>
          <table:table-cell table:number-columns-repeated="2" table:style-name="ce1" office:value-type="float" office:value="-0.716149449232136" calcext:value-type="float">
            <text:p>-0,7161494492</text:p>
          </table:table-cell>
          <table:table-cell table:style-name="ce1" office:value-type="float" office:value="0.184465244412422" calcext:value-type="float">
            <text:p>0,1844652444</text:p>
          </table:table-cell>
          <table:table-cell table:style-name="ce1" office:value-type="float" office:value="6.96605825424194" calcext:value-type="float">
            <text:p>6,9660582542</text:p>
          </table:table-cell>
          <table:table-cell table:style-name="ce1" office:value-type="float" office:value="-6.31675577163696" calcext:value-type="float">
            <text:p>-6,3167557716</text:p>
          </table:table-cell>
          <table:table-cell table:style-name="ce1" office:value-type="string" calcext:value-type="string">
            <text:p>-0.2940076395139311</text:p>
          </table:table-cell>
          <table:table-cell table:style-name="ce1" office:value-type="string" calcext:value-type="string">
            <text:p>-0.716149449232136</text:p>
          </table:table-cell>
          <table:table-cell table:style-name="ce1" office:value-type="string" calcext:value-type="string">
            <text:p>-0.6409638260623801</text:p>
          </table:table-cell>
          <table:table-cell table:style-name="ce1" office:value-type="float" office:value="-0.256426032185555" calcext:value-type="float">
            <text:p>-0,2564260322</text:p>
          </table:table-cell>
          <table:table-cell table:style-name="ce1" office:value-type="float" office:value="-0.704496810436249" calcext:value-type="float">
            <text:p>-0,7044968104</text:p>
          </table:table-cell>
          <table:table-cell table:style-name="ce1" office:value-type="float" office:value="-0.59268458404541" calcext:value-type="float">
            <text:p>-0,592684584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99561508623617" calcext:value-type="float">
            <text:p>-0,9956150862</text:p>
          </table:table-cell>
          <table:table-cell table:style-name="ce1" office:value-type="float" office:value="-0.03528291836619" calcext:value-type="float">
            <text:p>-0,0352829184</text:p>
          </table:table-cell>
          <table:table-cell table:style-name="ce1" office:value-type="float" office:value="-0.0911696806787968" calcext:value-type="float">
            <text:p>-0,0911696807</text:p>
          </table:table-cell>
          <table:table-cell table:style-name="ce1" office:value-type="float" office:value="0.424784898757935" calcext:value-type="float">
            <text:p>0,4247848988</text:p>
          </table:table-cell>
          <table:table-cell table:style-name="ce1" office:value-type="float" office:value="0.42477297782898" calcext:value-type="float">
            <text:p>0,4247729778</text:p>
          </table:table-cell>
          <table:table-cell table:style-name="ce1" office:value-type="float" office:value="0.424772024154663" calcext:value-type="float">
            <text:p>0,4247720242</text:p>
          </table:table-cell>
          <table:table-cell table:style-name="ce1" office:value-type="float" office:value="0.184465244412422" calcext:value-type="float">
            <text:p>0,1844652444</text:p>
          </table:table-cell>
          <table:table-cell table:style-name="ce1" office:value-type="float" office:value="6.96605825424194" calcext:value-type="float">
            <text:p>6,9660582542</text:p>
          </table:table-cell>
          <table:table-cell table:style-name="ce1" office:value-type="float" office:value="-6.31675577163696" calcext:value-type="float">
            <text:p>-6,3167557716</text:p>
          </table:table-cell>
        </table:table-row>
        <table:table-row table:style-name="ro1">
          <table:table-cell table:style-name="ce1" office:value-type="string" calcext:value-type="string">
            <text:p>0.09869670867919922</text:p>
          </table:table-cell>
          <table:table-cell table:style-name="ce1" office:value-type="string" calcext:value-type="string">
            <text:p>0.016281843185424805</text:p>
          </table:table-cell>
          <table:table-cell table:style-name="ce1" office:value-type="string" calcext:value-type="string">
            <text:p>2.524728298187256</text:p>
          </table:table-cell>
          <table:table-cell table:style-name="ce1" office:value-type="float" office:value="0.443710654973984" calcext:value-type="float">
            <text:p>0,443710655</text:p>
          </table:table-cell>
          <table:table-cell table:style-name="ce1" office:value-type="float" office:value="2.37631702423096" calcext:value-type="float">
            <text:p>2,3763170242</text:p>
          </table:table-cell>
          <table:table-cell table:style-name="ce1" office:value-type="float" office:value="6.64990997314453" calcext:value-type="float">
            <text:p>6,6499099731</text:p>
          </table:table-cell>
          <table:table-cell table:style-name="ce1" office:value-type="float" office:value="-0.266389337845635" calcext:value-type="float">
            <text:p>-0,2663893378</text:p>
          </table:table-cell>
          <table:table-cell table:number-columns-repeated="2" table:style-name="ce1" office:value-type="float" office:value="-0.673247113602069" calcext:value-type="float">
            <text:p>-0,6732471136</text:p>
          </table:table-cell>
          <table:table-cell table:style-name="ce1" office:value-type="float" office:value="0.166743099689484" calcext:value-type="float">
            <text:p>0,1667430997</text:p>
          </table:table-cell>
          <table:table-cell table:style-name="ce1" office:value-type="float" office:value="6.7753267288208" calcext:value-type="float">
            <text:p>6,7753267288</text:p>
          </table:table-cell>
          <table:table-cell table:style-name="ce1" office:value-type="float" office:value="-6.23372840881348" calcext:value-type="float">
            <text:p>-6,2337284088</text:p>
          </table:table-cell>
          <table:table-cell table:style-name="ce1" office:value-type="string" calcext:value-type="string">
            <text:p>-0.2663893378456355</text:p>
          </table:table-cell>
          <table:table-cell table:style-name="ce1" office:value-type="string" calcext:value-type="string">
            <text:p>-0.6732471136020692</text:p>
          </table:table-cell>
          <table:table-cell table:style-name="ce1" office:value-type="string" calcext:value-type="string">
            <text:p>-0.6363191662536647</text:p>
          </table:table-cell>
          <table:table-cell table:style-name="ce1" office:value-type="float" office:value="-0.25582976102829" calcext:value-type="float">
            <text:p>-0,255829761</text:p>
          </table:table-cell>
          <table:table-cell table:style-name="ce1" office:value-type="float" office:value="-0.670543262958527" calcext:value-type="float">
            <text:p>-0,670543263</text:p>
          </table:table-cell>
          <table:table-cell table:style-name="ce1" office:value-type="float" office:value="-0.591242214584351" calcext:value-type="float">
            <text:p>-0,5912422146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0520085861682512" calcext:value-type="float">
            <text:p>0,0052008586</text:p>
          </table:table-cell>
          <table:table-cell table:style-name="ce1" office:value-type="float" office:value="0.296153679868793" calcext:value-type="float">
            <text:p>0,2961536799</text:p>
          </table:table-cell>
          <table:table-cell table:style-name="ce1" office:value-type="float" office:value="0.0369219332274378" calcext:value-type="float">
            <text:p>0,0369219332</text:p>
          </table:table-cell>
          <table:table-cell table:style-name="ce1" office:value-type="float" office:value="0.424624443054199" calcext:value-type="float">
            <text:p>0,4246244431</text:p>
          </table:table-cell>
          <table:table-cell table:number-columns-repeated="2" table:style-name="ce1" office:value-type="float" office:value="0.424623727798462" calcext:value-type="float">
            <text:p>0,4246237278</text:p>
          </table:table-cell>
          <table:table-cell table:style-name="ce1" office:value-type="float" office:value="0.166743099689484" calcext:value-type="float">
            <text:p>0,1667430997</text:p>
          </table:table-cell>
          <table:table-cell table:style-name="ce1" office:value-type="float" office:value="6.7753267288208" calcext:value-type="float">
            <text:p>6,7753267288</text:p>
          </table:table-cell>
          <table:table-cell table:style-name="ce1" office:value-type="float" office:value="-6.23372840881348" calcext:value-type="float">
            <text:p>-6,2337284088</text:p>
          </table:table-cell>
        </table:table-row>
        <table:table-row table:style-name="ro1">
          <table:table-cell table:style-name="ce1" office:value-type="string" calcext:value-type="string">
            <text:p>0.11647415161132812</text:p>
          </table:table-cell>
          <table:table-cell table:style-name="ce1" office:value-type="string" calcext:value-type="string">
            <text:p>0.017777442932128906</text:p>
          </table:table-cell>
          <table:table-cell table:style-name="ce1" office:value-type="string" calcext:value-type="string">
            <text:p>2.951380491256714</text:p>
          </table:table-cell>
          <table:table-cell table:style-name="ce1" office:value-type="float" office:value="0.575390696525574" calcext:value-type="float">
            <text:p>0,5753906965</text:p>
          </table:table-cell>
          <table:table-cell table:style-name="ce1" office:value-type="float" office:value="1.97973418235779" calcext:value-type="float">
            <text:p>1,9797341824</text:p>
          </table:table-cell>
          <table:table-cell table:style-name="ce1" office:value-type="float" office:value="6.57717323303223" calcext:value-type="float">
            <text:p>6,577173233</text:p>
          </table:table-cell>
          <table:table-cell table:style-name="ce1" office:value-type="float" office:value="-0.0983313717809371" calcext:value-type="float">
            <text:p>-0,0983313718</text:p>
          </table:table-cell>
          <table:table-cell table:number-columns-repeated="2" table:style-name="ce1" office:value-type="float" office:value="-0.645461861343632" calcext:value-type="float">
            <text:p>-0,6454618613</text:p>
          </table:table-cell>
          <table:table-cell table:style-name="ce1" office:value-type="float" office:value="0.166743099689484" calcext:value-type="float">
            <text:p>0,1667430997</text:p>
          </table:table-cell>
          <table:table-cell table:style-name="ce1" office:value-type="float" office:value="6.7753267288208" calcext:value-type="float">
            <text:p>6,7753267288</text:p>
          </table:table-cell>
          <table:table-cell table:style-name="ce1" office:value-type="float" office:value="-6.23372840881348" calcext:value-type="float">
            <text:p>-6,2337284088</text:p>
          </table:table-cell>
          <table:table-cell table:style-name="ce1" office:value-type="string" calcext:value-type="string">
            <text:p>-0.09833137178093711</text:p>
          </table:table-cell>
          <table:table-cell table:style-name="ce1" office:value-type="string" calcext:value-type="string">
            <text:p>-0.6454618613436324</text:p>
          </table:table-cell>
          <table:table-cell table:style-name="ce1" office:value-type="string" calcext:value-type="string">
            <text:p>-0.6256606541304397</text:p>
          </table:table-cell>
          <table:table-cell table:style-name="ce1" office:value-type="float" office:value="-0.119801876842976" calcext:value-type="float">
            <text:p>-0,1198018768</text:p>
          </table:table-cell>
          <table:table-cell table:style-name="ce1" office:value-type="float" office:value="-0.641605596542359" calcext:value-type="float">
            <text:p>-0,6416055965</text:p>
          </table:table-cell>
          <table:table-cell table:style-name="ce1" office:value-type="float" office:value="-0.584191717529297" calcext:value-type="float">
            <text:p>-0,5841917175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1.19150018748291" calcext:value-type="float">
            <text:p>1,1915001875</text:p>
          </table:table-cell>
          <table:table-cell table:style-name="ce1" office:value-type="float" office:value="0.253471674026894" calcext:value-type="float">
            <text:p>0,253471674</text:p>
          </table:table-cell>
          <table:table-cell table:style-name="ce1" office:value-type="float" office:value="0.181242535954287" calcext:value-type="float">
            <text:p>0,181242536</text:p>
          </table:table-cell>
          <table:table-cell table:style-name="ce1" office:value-type="float" office:value="0.422834157943726" calcext:value-type="float">
            <text:p>0,4228341579</text:p>
          </table:table-cell>
          <table:table-cell table:style-name="ce1" office:value-type="float" office:value="0.422834396362305" calcext:value-type="float">
            <text:p>0,4228343964</text:p>
          </table:table-cell>
          <table:table-cell table:style-name="ce1" office:value-type="float" office:value="0.422835826873779" calcext:value-type="float">
            <text:p>0,4228358269</text:p>
          </table:table-cell>
          <table:table-cell table:style-name="ce1" office:value-type="float" office:value="0.166743099689484" calcext:value-type="float">
            <text:p>0,1667430997</text:p>
          </table:table-cell>
          <table:table-cell table:style-name="ce1" office:value-type="float" office:value="6.7753267288208" calcext:value-type="float">
            <text:p>6,7753267288</text:p>
          </table:table-cell>
          <table:table-cell table:style-name="ce1" office:value-type="float" office:value="-6.23372840881348" calcext:value-type="float">
            <text:p>-6,2337284088</text:p>
          </table:table-cell>
        </table:table-row>
        <table:table-row table:style-name="ro1">
          <table:table-cell table:style-name="ce1" office:value-type="string" calcext:value-type="string">
            <text:p>0.13101983070373535</text:p>
          </table:table-cell>
          <table:table-cell table:style-name="ce1" office:value-type="string" calcext:value-type="string">
            <text:p>0.014545679092407227</text:p>
          </table:table-cell>
          <table:table-cell table:style-name="ce1" office:value-type="string" calcext:value-type="string">
            <text:p>3.3807196617126465</text:p>
          </table:table-cell>
          <table:table-cell table:style-name="ce1" office:value-type="float" office:value="0.883670210838318" calcext:value-type="float">
            <text:p>0,8836702108</text:p>
          </table:table-cell>
          <table:table-cell table:style-name="ce1" office:value-type="float" office:value="2.1266348361969" calcext:value-type="float">
            <text:p>2,1266348362</text:p>
          </table:table-cell>
          <table:table-cell table:style-name="ce1" office:value-type="float" office:value="6.54903364181519" calcext:value-type="float">
            <text:p>6,5490336418</text:p>
          </table:table-cell>
          <table:table-cell table:style-name="ce1" office:value-type="float" office:value="-0.174358124333068" calcext:value-type="float">
            <text:p>-0,1743581243</text:p>
          </table:table-cell>
          <table:table-cell table:number-columns-repeated="2" table:style-name="ce1" office:value-type="float" office:value="-0.520222924347453" calcext:value-type="float">
            <text:p>-0,5202229243</text:p>
          </table:table-cell>
          <table:table-cell table:style-name="ce1" office:value-type="float" office:value="0.134148627519608" calcext:value-type="float">
            <text:p>0,1341486275</text:p>
          </table:table-cell>
          <table:table-cell table:style-name="ce1" office:value-type="float" office:value="6.57225179672241" calcext:value-type="float">
            <text:p>6,5722517967</text:p>
          </table:table-cell>
          <table:table-cell table:style-name="ce1" office:value-type="float" office:value="-6.12234497070313" calcext:value-type="float">
            <text:p>-6,1223449707</text:p>
          </table:table-cell>
          <table:table-cell table:style-name="ce1" office:value-type="string" calcext:value-type="string">
            <text:p>-0.17435812433306755</text:p>
          </table:table-cell>
          <table:table-cell table:style-name="ce1" office:value-type="string" calcext:value-type="string">
            <text:p>-0.5202229243474527</text:p>
          </table:table-cell>
          <table:table-cell table:style-name="ce1" office:value-type="string" calcext:value-type="string">
            <text:p>-0.6192534484340698</text:p>
          </table:table-cell>
          <table:table-cell table:style-name="ce1" office:value-type="float" office:value="-0.155355488061905" calcext:value-type="float">
            <text:p>-0,1553554881</text:p>
          </table:table-cell>
          <table:table-cell table:style-name="ce1" office:value-type="float" office:value="-0.534528229236603" calcext:value-type="float">
            <text:p>-0,5345282292</text:p>
          </table:table-cell>
          <table:table-cell table:style-name="ce1" office:value-type="float" office:value="-0.577499937438965" calcext:value-type="float">
            <text:p>-0,5774999374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307505047080098" calcext:value-type="float">
            <text:p>-0,3075050471</text:p>
          </table:table-cell>
          <table:table-cell table:style-name="ce1" office:value-type="float" office:value="0.926122403301859" calcext:value-type="float">
            <text:p>0,9261224033</text:p>
          </table:table-cell>
          <table:table-cell table:style-name="ce1" office:value-type="float" office:value="0.169859560195805" calcext:value-type="float">
            <text:p>0,1698595602</text:p>
          </table:table-cell>
          <table:table-cell table:style-name="ce1" office:value-type="float" office:value="0.428220748901367" calcext:value-type="float">
            <text:p>0,4282207489</text:p>
          </table:table-cell>
          <table:table-cell table:style-name="ce1" office:value-type="float" office:value="0.428218603134155" calcext:value-type="float">
            <text:p>0,4282186031</text:p>
          </table:table-cell>
          <table:table-cell table:style-name="ce1" office:value-type="float" office:value="0.428216934204102" calcext:value-type="float">
            <text:p>0,4282169342</text:p>
          </table:table-cell>
          <table:table-cell table:style-name="ce1" office:value-type="float" office:value="0.134148627519608" calcext:value-type="float">
            <text:p>0,1341486275</text:p>
          </table:table-cell>
          <table:table-cell table:style-name="ce1" office:value-type="float" office:value="6.57225179672241" calcext:value-type="float">
            <text:p>6,5722517967</text:p>
          </table:table-cell>
          <table:table-cell table:style-name="ce1" office:value-type="float" office:value="-6.12234497070313" calcext:value-type="float">
            <text:p>-6,1223449707</text:p>
          </table:table-cell>
        </table:table-row>
        <table:table-row table:style-name="ro1">
          <table:table-cell table:style-name="ce1" office:value-type="string" calcext:value-type="string">
            <text:p>0.14408135414123535</text:p>
          </table:table-cell>
          <table:table-cell table:style-name="ce1" office:value-type="string" calcext:value-type="string">
            <text:p>0.0130615234375</text:p>
          </table:table-cell>
          <table:table-cell table:style-name="ce1" office:value-type="string" calcext:value-type="string">
            <text:p>3.8041231632232666</text:p>
          </table:table-cell>
          <table:table-cell table:style-name="ce1" office:value-type="float" office:value="0.852767825126648" calcext:value-type="float">
            <text:p>0,8527678251</text:p>
          </table:table-cell>
          <table:table-cell table:style-name="ce1" office:value-type="float" office:value="2.06005716323853" calcext:value-type="float">
            <text:p>2,0600571632</text:p>
          </table:table-cell>
          <table:table-cell table:style-name="ce1" office:value-type="float" office:value="6.46203374862671" calcext:value-type="float">
            <text:p>6,4620337486</text:p>
          </table:table-cell>
          <table:table-cell table:style-name="ce1" office:value-type="float" office:value="-0.268951779097808" calcext:value-type="float">
            <text:p>-0,2689517791</text:p>
          </table:table-cell>
          <table:table-cell table:number-columns-repeated="2" table:style-name="ce1" office:value-type="float" office:value="-0.594260183575908" calcext:value-type="float">
            <text:p>-0,5942601836</text:p>
          </table:table-cell>
          <table:table-cell table:style-name="ce1" office:value-type="float" office:value="0.134148627519608" calcext:value-type="float">
            <text:p>0,1341486275</text:p>
          </table:table-cell>
          <table:table-cell table:style-name="ce1" office:value-type="float" office:value="6.57225179672241" calcext:value-type="float">
            <text:p>6,5722517967</text:p>
          </table:table-cell>
          <table:table-cell table:style-name="ce1" office:value-type="float" office:value="-6.12234497070313" calcext:value-type="float">
            <text:p>-6,1223449707</text:p>
          </table:table-cell>
          <table:table-cell table:style-name="ce1" office:value-type="string" calcext:value-type="string">
            <text:p>-0.2689517790978084</text:p>
          </table:table-cell>
          <table:table-cell table:style-name="ce1" office:value-type="string" calcext:value-type="string">
            <text:p>-0.5942601835759076</text:p>
          </table:table-cell>
          <table:table-cell table:style-name="ce1" office:value-type="string" calcext:value-type="string">
            <text:p>-0.6192493926784948</text:p>
          </table:table-cell>
          <table:table-cell table:style-name="ce1" office:value-type="float" office:value="-0.238590956926346" calcext:value-type="float">
            <text:p>-0,2385909569</text:p>
          </table:table-cell>
          <table:table-cell table:style-name="ce1" office:value-type="float" office:value="-0.574191405773163" calcext:value-type="float">
            <text:p>-0,5741914058</text:p>
          </table:table-cell>
          <table:table-cell table:style-name="ce1" office:value-type="float" office:value="-0.574911095046997" calcext:value-type="float">
            <text:p>-0,574911095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728178598943058" calcext:value-type="float">
            <text:p>-0,7281785989</text:p>
          </table:table-cell>
          <table:table-cell table:style-name="ce1" office:value-type="float" office:value="-0.346991770472028" calcext:value-type="float">
            <text:p>-0,3469917705</text:p>
          </table:table-cell>
          <table:table-cell table:style-name="ce1" office:value-type="float" office:value="0.0664680947400966" calcext:value-type="float">
            <text:p>0,0664680947</text:p>
          </table:table-cell>
          <table:table-cell table:style-name="ce1" office:value-type="float" office:value="0.423357009887695" calcext:value-type="float">
            <text:p>0,4233570099</text:p>
          </table:table-cell>
          <table:table-cell table:number-columns-repeated="2" table:style-name="ce1" office:value-type="float" office:value="0.423354864120483" calcext:value-type="float">
            <text:p>0,4233548641</text:p>
          </table:table-cell>
          <table:table-cell table:style-name="ce1" office:value-type="float" office:value="0.134148627519608" calcext:value-type="float">
            <text:p>0,1341486275</text:p>
          </table:table-cell>
          <table:table-cell table:style-name="ce1" office:value-type="float" office:value="6.57225179672241" calcext:value-type="float">
            <text:p>6,5722517967</text:p>
          </table:table-cell>
          <table:table-cell table:style-name="ce1" office:value-type="float" office:value="-6.12234497070313" calcext:value-type="float">
            <text:p>-6,1223449707</text:p>
          </table:table-cell>
        </table:table-row>
        <table:table-row table:style-name="ro1">
          <table:table-cell table:style-name="ce1" office:value-type="string" calcext:value-type="string">
            <text:p>0.16339969635009766</text:p>
          </table:table-cell>
          <table:table-cell table:style-name="ce1" office:value-type="string" calcext:value-type="string">
            <text:p>0.019318342208862305</text:p>
          </table:table-cell>
          <table:table-cell table:style-name="ce1" office:value-type="string" calcext:value-type="string">
            <text:p>4.225837469100952</text:p>
          </table:table-cell>
          <table:table-cell table:style-name="ce1" office:value-type="float" office:value="0.574178397655487" calcext:value-type="float">
            <text:p>0,5741783977</text:p>
          </table:table-cell>
          <table:table-cell table:style-name="ce1" office:value-type="float" office:value="1.59075653553009" calcext:value-type="float">
            <text:p>1,5907565355</text:p>
          </table:table-cell>
          <table:table-cell table:style-name="ce1" office:value-type="float" office:value="6.34812498092651" calcext:value-type="float">
            <text:p>6,3481249809</text:p>
          </table:table-cell>
          <table:table-cell table:style-name="ce1" office:value-type="float" office:value="-0.238984802374626" calcext:value-type="float">
            <text:p>-0,2389848024</text:p>
          </table:table-cell>
          <table:table-cell table:number-columns-repeated="2" table:style-name="ce1" office:value-type="float" office:value="-0.562687346790288" calcext:value-type="float">
            <text:p>-0,5626873468</text:p>
          </table:table-cell>
          <table:table-cell table:style-name="ce1" office:value-type="float" office:value="0.0954568833112717" calcext:value-type="float">
            <text:p>0,0954568833</text:p>
          </table:table-cell>
          <table:table-cell table:style-name="ce1" office:value-type="float" office:value="6.37570714950562" calcext:value-type="float">
            <text:p>6,3757071495</text:p>
          </table:table-cell>
          <table:table-cell table:style-name="ce1" office:value-type="float" office:value="-5.98362588882446" calcext:value-type="float">
            <text:p>-5,9836258888</text:p>
          </table:table-cell>
          <table:table-cell table:style-name="ce1" office:value-type="string" calcext:value-type="string">
            <text:p>-0.23898480237462572</text:p>
          </table:table-cell>
          <table:table-cell table:style-name="ce1" office:value-type="string" calcext:value-type="string">
            <text:p>-0.5626873467902878</text:p>
          </table:table-cell>
          <table:table-cell table:style-name="ce1" office:value-type="string" calcext:value-type="string">
            <text:p>-0.6077913490230576</text:p>
          </table:table-cell>
          <table:table-cell table:style-name="ce1" office:value-type="float" office:value="-0.230247312784195" calcext:value-type="float">
            <text:p>-0,2302473128</text:p>
          </table:table-cell>
          <table:table-cell table:style-name="ce1" office:value-type="float" office:value="-0.556215434074402" calcext:value-type="float">
            <text:p>-0,5562154341</text:p>
          </table:table-cell>
          <table:table-cell table:style-name="ce1" office:value-type="float" office:value="-0.566907104873657" calcext:value-type="float">
            <text:p>-0,5669071049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726855707247864" calcext:value-type="float">
            <text:p>0,0726855707</text:p>
          </table:table-cell>
          <table:table-cell table:style-name="ce1" office:value-type="float" office:value="0.156595825337561" calcext:value-type="float">
            <text:p>0,1565958253</text:p>
          </table:table-cell>
          <table:table-cell table:style-name="ce1" office:value-type="float" office:value="0.204630234023988" calcext:value-type="float">
            <text:p>0,204630234</text:p>
          </table:table-cell>
          <table:table-cell table:style-name="ce1" office:value-type="float" office:value="0.425151586532593" calcext:value-type="float">
            <text:p>0,4251515865</text:p>
          </table:table-cell>
          <table:table-cell table:style-name="ce1" office:value-type="float" office:value="0.425156116485596" calcext:value-type="float">
            <text:p>0,4251561165</text:p>
          </table:table-cell>
          <table:table-cell table:style-name="ce1" office:value-type="float" office:value="0.425156593322754" calcext:value-type="float">
            <text:p>0,4251565933</text:p>
          </table:table-cell>
          <table:table-cell table:style-name="ce1" office:value-type="float" office:value="0.0954568833112717" calcext:value-type="float">
            <text:p>0,0954568833</text:p>
          </table:table-cell>
          <table:table-cell table:style-name="ce1" office:value-type="float" office:value="6.37570714950562" calcext:value-type="float">
            <text:p>6,3757071495</text:p>
          </table:table-cell>
          <table:table-cell table:style-name="ce1" office:value-type="float" office:value="-5.98362588882446" calcext:value-type="float">
            <text:p>-5,9836258888</text:p>
          </table:table-cell>
        </table:table-row>
        <table:table-row table:style-name="ro1">
          <table:table-cell table:style-name="ce1" office:value-type="string" calcext:value-type="string">
            <text:p>0.17729997634887695</text:p>
          </table:table-cell>
          <table:table-cell table:style-name="ce1" office:value-type="string" calcext:value-type="string">
            <text:p>0.013900279998779297</text:p>
          </table:table-cell>
          <table:table-cell table:style-name="ce1" office:value-type="string" calcext:value-type="string">
            <text:p>4.658030986785889</text:p>
          </table:table-cell>
          <table:table-cell table:style-name="ce1" office:value-type="float" office:value="0.308949440717697" calcext:value-type="float">
            <text:p>0,3089494407</text:p>
          </table:table-cell>
          <table:table-cell table:style-name="ce1" office:value-type="float" office:value="1.582195520401" calcext:value-type="float">
            <text:p>1,5821955204</text:p>
          </table:table-cell>
          <table:table-cell table:style-name="ce1" office:value-type="float" office:value="6.31396102905273" calcext:value-type="float">
            <text:p>6,3139610291</text:p>
          </table:table-cell>
          <table:table-cell table:style-name="ce1" office:value-type="float" office:value="-0.148184452236351" calcext:value-type="float">
            <text:p>-0,1481844522</text:p>
          </table:table-cell>
          <table:table-cell table:number-columns-repeated="2" table:style-name="ce1" office:value-type="float" office:value="-0.410650444476748" calcext:value-type="float">
            <text:p>-0,4106504445</text:p>
          </table:table-cell>
          <table:table-cell table:style-name="ce1" office:value-type="float" office:value="0.0414362289011478" calcext:value-type="float">
            <text:p>0,0414362289</text:p>
          </table:table-cell>
          <table:table-cell table:style-name="ce1" office:value-type="float" office:value="6.19239807128906" calcext:value-type="float">
            <text:p>6,1923980713</text:p>
          </table:table-cell>
          <table:table-cell table:style-name="ce1" office:value-type="float" office:value="-5.83295392990112" calcext:value-type="float">
            <text:p>-5,8329539299</text:p>
          </table:table-cell>
          <table:table-cell table:style-name="ce1" office:value-type="string" calcext:value-type="string">
            <text:p>-0.14818445223635118</text:p>
          </table:table-cell>
          <table:table-cell table:style-name="ce1" office:value-type="string" calcext:value-type="string">
            <text:p>-0.41065044447674753</text:p>
          </table:table-cell>
          <table:table-cell table:style-name="ce1" office:value-type="string" calcext:value-type="string">
            <text:p>-0.5957855106203497</text:p>
          </table:table-cell>
          <table:table-cell table:style-name="ce1" office:value-type="float" office:value="-0.155028167366982" calcext:value-type="float">
            <text:p>-0,1550281674</text:p>
          </table:table-cell>
          <table:table-cell table:style-name="ce1" office:value-type="float" office:value="-0.429504264593124" calcext:value-type="float">
            <text:p>-0,4295042646</text:p>
          </table:table-cell>
          <table:table-cell table:style-name="ce1" office:value-type="float" office:value="-0.556427498245239" calcext:value-type="float">
            <text:p>-0,5564274982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649767227060382" calcext:value-type="float">
            <text:p>0,6497672271</text:p>
          </table:table-cell>
          <table:table-cell table:style-name="ce1" office:value-type="float" office:value="1.09458593023618" calcext:value-type="float">
            <text:p>1,0945859302</text:p>
          </table:table-cell>
          <table:table-cell table:style-name="ce1" office:value-type="float" office:value="0.265679504995587" calcext:value-type="float">
            <text:p>0,265679505</text:p>
          </table:table-cell>
          <table:table-cell table:style-name="ce1" office:value-type="float" office:value="0.428752660751343" calcext:value-type="float">
            <text:p>0,4287526608</text:p>
          </table:table-cell>
          <table:table-cell table:style-name="ce1" office:value-type="float" office:value="0.428747177124023" calcext:value-type="float">
            <text:p>0,4287471771</text:p>
          </table:table-cell>
          <table:table-cell table:style-name="ce1" office:value-type="float" office:value="0.428745031356812" calcext:value-type="float">
            <text:p>0,4287450314</text:p>
          </table:table-cell>
          <table:table-cell table:style-name="ce1" office:value-type="float" office:value="0.0414362289011478" calcext:value-type="float">
            <text:p>0,0414362289</text:p>
          </table:table-cell>
          <table:table-cell table:style-name="ce1" office:value-type="float" office:value="6.19239807128906" calcext:value-type="float">
            <text:p>6,1923980713</text:p>
          </table:table-cell>
          <table:table-cell table:style-name="ce1" office:value-type="float" office:value="-5.83295392990112" calcext:value-type="float">
            <text:p>-5,8329539299</text:p>
          </table:table-cell>
        </table:table-row>
        <table:table-row table:style-name="ro1">
          <table:table-cell table:style-name="ce1" office:value-type="string" calcext:value-type="string">
            <text:p>0.20230340957641602</text:p>
          </table:table-cell>
          <table:table-cell table:style-name="ce1" office:value-type="string" calcext:value-type="string">
            <text:p>0.025003433227539062</text:p>
          </table:table-cell>
          <table:table-cell table:style-name="ce1" office:value-type="string" calcext:value-type="string">
            <text:p>5.081658601760864</text:p>
          </table:table-cell>
          <table:table-cell table:style-name="ce1" office:value-type="float" office:value="0.635567843914032" calcext:value-type="float">
            <text:p>0,6355678439</text:p>
          </table:table-cell>
          <table:table-cell table:style-name="ce1" office:value-type="float" office:value="1.79617011547089" calcext:value-type="float">
            <text:p>1,7961701155</text:p>
          </table:table-cell>
          <table:table-cell table:style-name="ce1" office:value-type="float" office:value="6.21214056015015" calcext:value-type="float">
            <text:p>6,2121405602</text:p>
          </table:table-cell>
          <table:table-cell table:style-name="ce1" office:value-type="float" office:value="-0.0772191595360648" calcext:value-type="float">
            <text:p>-0,0772191595</text:p>
          </table:table-cell>
          <table:table-cell table:number-columns-repeated="2" table:style-name="ce1" office:value-type="float" office:value="-0.43734738713021" calcext:value-type="float">
            <text:p>-0,4373473871</text:p>
          </table:table-cell>
          <table:table-cell table:style-name="ce1" office:value-type="float" office:value="0.0414362289011478" calcext:value-type="float">
            <text:p>0,0414362289</text:p>
          </table:table-cell>
          <table:table-cell table:style-name="ce1" office:value-type="float" office:value="6.19239807128906" calcext:value-type="float">
            <text:p>6,1923980713</text:p>
          </table:table-cell>
          <table:table-cell table:style-name="ce1" office:value-type="float" office:value="-5.83295392990112" calcext:value-type="float">
            <text:p>-5,8329539299</text:p>
          </table:table-cell>
          <table:table-cell table:style-name="ce1" office:value-type="string" calcext:value-type="string">
            <text:p>-0.07721915953606484</text:p>
          </table:table-cell>
          <table:table-cell table:style-name="ce1" office:value-type="string" calcext:value-type="string">
            <text:p>-0.4373473871302097</text:p>
          </table:table-cell>
          <table:table-cell table:style-name="ce1" office:value-type="string" calcext:value-type="string">
            <text:p>-0.5972691333345476</text:p>
          </table:table-cell>
          <table:table-cell table:style-name="ce1" office:value-type="float" office:value="-0.0834163489937782" calcext:value-type="float">
            <text:p>-0,083416349</text:p>
          </table:table-cell>
          <table:table-cell table:style-name="ce1" office:value-type="float" office:value="-0.42719279050827" calcext:value-type="float">
            <text:p>-0,4271927905</text:p>
          </table:table-cell>
          <table:table-cell table:style-name="ce1" office:value-type="float" office:value="-0.553284414672852" calcext:value-type="float">
            <text:p>-0,5532844147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625821831767163" calcext:value-type="float">
            <text:p>0,6258218318</text:p>
          </table:table-cell>
          <table:table-cell table:style-name="ce1" office:value-type="float" office:value="0.0202001251133559" calcext:value-type="float">
            <text:p>0,0202001251</text:p>
          </table:table-cell>
          <table:table-cell table:style-name="ce1" office:value-type="float" office:value="0.080611253532164" calcext:value-type="float">
            <text:p>0,0806112535</text:p>
          </table:table-cell>
          <table:table-cell table:style-name="ce1" office:value-type="float" office:value="0.423809051513672" calcext:value-type="float">
            <text:p>0,4238090515</text:p>
          </table:table-cell>
          <table:table-cell table:style-name="ce1" office:value-type="float" office:value="0.423810005187988" calcext:value-type="float">
            <text:p>0,4238100052</text:p>
          </table:table-cell>
          <table:table-cell table:style-name="ce1" office:value-type="float" office:value="0.423811197280884" calcext:value-type="float">
            <text:p>0,4238111973</text:p>
          </table:table-cell>
          <table:table-cell table:style-name="ce1" office:value-type="float" office:value="0.0414362289011478" calcext:value-type="float">
            <text:p>0,0414362289</text:p>
          </table:table-cell>
          <table:table-cell table:style-name="ce1" office:value-type="float" office:value="6.19239807128906" calcext:value-type="float">
            <text:p>6,1923980713</text:p>
          </table:table-cell>
          <table:table-cell table:style-name="ce1" office:value-type="float" office:value="-5.83295392990112" calcext:value-type="float">
            <text:p>-5,8329539299</text:p>
          </table:table-cell>
        </table:table-row>
        <table:table-row table:style-name="ro1">
          <table:table-cell table:style-name="ce1" office:value-type="string" calcext:value-type="string">
            <text:p>0.22129034996032715</text:p>
          </table:table-cell>
          <table:table-cell table:style-name="ce1" office:value-type="string" calcext:value-type="string">
            <text:p>0.018986940383911133</text:p>
          </table:table-cell>
          <table:table-cell table:style-name="ce1" office:value-type="string" calcext:value-type="string">
            <text:p>5.520685195922852</text:p>
          </table:table-cell>
          <table:table-cell table:style-name="ce1" office:value-type="float" office:value="0.224083423614502" calcext:value-type="float">
            <text:p>0,2240834236</text:p>
          </table:table-cell>
          <table:table-cell table:style-name="ce1" office:value-type="float" office:value="1.28175723552704" calcext:value-type="float">
            <text:p>1,2817572355</text:p>
          </table:table-cell>
          <table:table-cell table:style-name="ce1" office:value-type="float" office:value="6.04502582550049" calcext:value-type="float">
            <text:p>6,0450258255</text:p>
          </table:table-cell>
          <table:table-cell table:style-name="ce1" office:value-type="float" office:value="-0.202382833811755" calcext:value-type="float">
            <text:p>-0,2023828338</text:p>
          </table:table-cell>
          <table:table-cell table:number-columns-repeated="2" table:style-name="ce1" office:value-type="float" office:value="-0.50882043784673" calcext:value-type="float">
            <text:p>-0,5088204378</text:p>
          </table:table-cell>
          <table:table-cell table:style-name="ce1" office:value-type="float" office:value="-0.0298175048083067" calcext:value-type="float">
            <text:p>-0,0298175048</text:p>
          </table:table-cell>
          <table:table-cell table:style-name="ce1" office:value-type="float" office:value="6.0271692276001" calcext:value-type="float">
            <text:p>6,0271692276</text:p>
          </table:table-cell>
          <table:table-cell table:style-name="ce1" office:value-type="float" office:value="-5.68273305892944" calcext:value-type="float">
            <text:p>-5,6827330589</text:p>
          </table:table-cell>
          <table:table-cell table:style-name="ce1" office:value-type="string" calcext:value-type="string">
            <text:p>-0.20238283381175504</text:p>
          </table:table-cell>
          <table:table-cell table:style-name="ce1" office:value-type="string" calcext:value-type="string">
            <text:p>-0.5088204378467301</text:p>
          </table:table-cell>
          <table:table-cell table:style-name="ce1" office:value-type="string" calcext:value-type="string">
            <text:p>-0.5841210003815488</text:p>
          </table:table-cell>
          <table:table-cell table:style-name="ce1" office:value-type="float" office:value="-0.171603317856789" calcext:value-type="float">
            <text:p>-0,1716033179</text:p>
          </table:table-cell>
          <table:table-cell table:style-name="ce1" office:value-type="float" office:value="-0.484965931177139" calcext:value-type="float">
            <text:p>-0,4849659312</text:p>
          </table:table-cell>
          <table:table-cell table:style-name="ce1" office:value-type="float" office:value="-0.543916931533814" calcext:value-type="float">
            <text:p>-0,5439169315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743685776109866" calcext:value-type="float">
            <text:p>-0,7436857761</text:p>
          </table:table-cell>
          <table:table-cell table:style-name="ce1" office:value-type="float" office:value="-0.487203950725588" calcext:value-type="float">
            <text:p>-0,4872039507</text:p>
          </table:table-cell>
          <table:table-cell table:style-name="ce1" office:value-type="float" office:value="0.23183724609059" calcext:value-type="float">
            <text:p>0,2318372461</text:p>
          </table:table-cell>
          <table:table-cell table:style-name="ce1" office:value-type="float" office:value="0.439188718795776" calcext:value-type="float">
            <text:p>0,4391887188</text:p>
          </table:table-cell>
          <table:table-cell table:style-name="ce1" office:value-type="float" office:value="0.439188957214356" calcext:value-type="float">
            <text:p>0,4391889572</text:p>
          </table:table-cell>
          <table:table-cell table:style-name="ce1" office:value-type="float" office:value="0.439189434051514" calcext:value-type="float">
            <text:p>0,4391894341</text:p>
          </table:table-cell>
          <table:table-cell table:style-name="ce1" office:value-type="float" office:value="-0.0298175048083067" calcext:value-type="float">
            <text:p>-0,0298175048</text:p>
          </table:table-cell>
          <table:table-cell table:style-name="ce1" office:value-type="float" office:value="6.0271692276001" calcext:value-type="float">
            <text:p>6,0271692276</text:p>
          </table:table-cell>
          <table:table-cell table:style-name="ce1" office:value-type="float" office:value="-5.68273305892944" calcext:value-type="float">
            <text:p>-5,6827330589</text:p>
          </table:table-cell>
        </table:table-row>
        <table:table-row table:style-name="ro1">
          <table:table-cell table:style-name="ce1" office:value-type="string" calcext:value-type="string">
            <text:p>0.23415851593017578</text:p>
          </table:table-cell>
          <table:table-cell table:style-name="ce1" office:value-type="string" calcext:value-type="string">
            <text:p>0.012868165969848633</text:p>
          </table:table-cell>
          <table:table-cell table:style-name="ce1" office:value-type="string" calcext:value-type="string">
            <text:p>5.963124752044678</text:p>
          </table:table-cell>
          <table:table-cell table:style-name="ce1" office:value-type="float" office:value="0.415276914834976" calcext:value-type="float">
            <text:p>0,4152769148</text:p>
          </table:table-cell>
          <table:table-cell table:style-name="ce1" office:value-type="float" office:value="1.66994321346283" calcext:value-type="float">
            <text:p>1,6699432135</text:p>
          </table:table-cell>
          <table:table-cell table:style-name="ce1" office:value-type="float" office:value="5.95893096923828" calcext:value-type="float">
            <text:p>5,9589309692</text:p>
          </table:table-cell>
          <table:table-cell table:style-name="ce1" office:value-type="float" office:value="-0.0460848298122285" calcext:value-type="float">
            <text:p>-0,0460848298</text:p>
          </table:table-cell>
          <table:table-cell table:number-columns-repeated="2" table:style-name="ce1" office:value-type="float" office:value="-0.325374223650368" calcext:value-type="float">
            <text:p>-0,3253742237</text:p>
          </table:table-cell>
          <table:table-cell table:style-name="ce1" office:value-type="float" office:value="-0.0976428538560867" calcext:value-type="float">
            <text:p>-0,0976428539</text:p>
          </table:table-cell>
          <table:table-cell table:style-name="ce1" office:value-type="float" office:value="5.88838815689087" calcext:value-type="float">
            <text:p>5,8883881569</text:p>
          </table:table-cell>
          <table:table-cell table:style-name="ce1" office:value-type="float" office:value="-5.53414916992188" calcext:value-type="float">
            <text:p>-5,5341491699</text:p>
          </table:table-cell>
          <table:table-cell table:style-name="ce1" office:value-type="string" calcext:value-type="string">
            <text:p>-0.04608482981222847</text:p>
          </table:table-cell>
          <table:table-cell table:style-name="ce1" office:value-type="string" calcext:value-type="string">
            <text:p>-0.32537422365036806</text:p>
          </table:table-cell>
          <table:table-cell table:style-name="ce1" office:value-type="string" calcext:value-type="string">
            <text:p>-0.5650971682034891</text:p>
          </table:table-cell>
          <table:table-cell table:style-name="ce1" office:value-type="float" office:value="-0.0605025243759155" calcext:value-type="float">
            <text:p>-0,0605025244</text:p>
          </table:table-cell>
          <table:table-cell table:style-name="ce1" office:value-type="float" office:value="-0.3460744535923" calcext:value-type="float">
            <text:p>-0,3460744536</text:p>
          </table:table-cell>
          <table:table-cell table:style-name="ce1" office:value-type="float" office:value="-0.528542375946045" calcext:value-type="float">
            <text:p>-0,5285423759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930284983840261" calcext:value-type="float">
            <text:p>0,9302849838</text:p>
          </table:table-cell>
          <table:table-cell table:style-name="ce1" office:value-type="float" office:value="1.16297147933083" calcext:value-type="float">
            <text:p>1,1629714793</text:p>
          </table:table-cell>
          <table:table-cell table:style-name="ce1" office:value-type="float" office:value="0.377808309702235" calcext:value-type="float">
            <text:p>0,3778083097</text:p>
          </table:table-cell>
          <table:table-cell table:style-name="ce1" office:value-type="float" office:value="0.442320823669434" calcext:value-type="float">
            <text:p>0,4423208237</text:p>
          </table:table-cell>
          <table:table-cell table:style-name="ce1" office:value-type="float" office:value="0.442326307296753" calcext:value-type="float">
            <text:p>0,4423263073</text:p>
          </table:table-cell>
          <table:table-cell table:style-name="ce1" office:value-type="float" office:value="0.442326784133911" calcext:value-type="float">
            <text:p>0,4423267841</text:p>
          </table:table-cell>
          <table:table-cell table:style-name="ce1" office:value-type="float" office:value="-0.0976428538560867" calcext:value-type="float">
            <text:p>-0,0976428539</text:p>
          </table:table-cell>
          <table:table-cell table:style-name="ce1" office:value-type="float" office:value="5.88838815689087" calcext:value-type="float">
            <text:p>5,8883881569</text:p>
          </table:table-cell>
          <table:table-cell table:style-name="ce1" office:value-type="float" office:value="-5.53414916992188" calcext:value-type="float">
            <text:p>-5,5341491699</text:p>
          </table:table-cell>
        </table:table-row>
        <table:table-row table:style-name="ro1">
          <table:table-cell table:style-name="ce1" office:value-type="string" calcext:value-type="string">
            <text:p>0.24895548820495605</text:p>
          </table:table-cell>
          <table:table-cell table:style-name="ce1" office:value-type="string" calcext:value-type="string">
            <text:p>0.014796972274780273</text:p>
          </table:table-cell>
          <table:table-cell table:style-name="ce1" office:value-type="string" calcext:value-type="string">
            <text:p>6.386526823043823</text:p>
          </table:table-cell>
          <table:table-cell table:style-name="ce1" office:value-type="float" office:value="0.303740382194519" calcext:value-type="float">
            <text:p>0,3037403822</text:p>
          </table:table-cell>
          <table:table-cell table:style-name="ce1" office:value-type="float" office:value="1.60548484325409" calcext:value-type="float">
            <text:p>1,6054848433</text:p>
          </table:table-cell>
          <table:table-cell table:style-name="ce1" office:value-type="float" office:value="5.85278987884522" calcext:value-type="float">
            <text:p>5,8527898788</text:p>
          </table:table-cell>
          <table:table-cell table:style-name="ce1" office:value-type="float" office:value="-0.135014066419903" calcext:value-type="float">
            <text:p>-0,1350140664</text:p>
          </table:table-cell>
          <table:table-cell table:number-columns-repeated="2" table:style-name="ce1" office:value-type="float" office:value="-0.486332751176077" calcext:value-type="float">
            <text:p>-0,4863327512</text:p>
          </table:table-cell>
          <table:table-cell table:style-name="ce1" office:value-type="float" office:value="-0.0976428538560867" calcext:value-type="float">
            <text:p>-0,0976428539</text:p>
          </table:table-cell>
          <table:table-cell table:style-name="ce1" office:value-type="float" office:value="5.88838815689087" calcext:value-type="float">
            <text:p>5,8883881569</text:p>
          </table:table-cell>
          <table:table-cell table:style-name="ce1" office:value-type="float" office:value="-5.53414916992188" calcext:value-type="float">
            <text:p>-5,5341491699</text:p>
          </table:table-cell>
          <table:table-cell table:style-name="ce1" office:value-type="string" calcext:value-type="string">
            <text:p>-0.1350140664199029</text:p>
          </table:table-cell>
          <table:table-cell table:style-name="ce1" office:value-type="string" calcext:value-type="string">
            <text:p>-0.48633275117607677</text:p>
          </table:table-cell>
          <table:table-cell table:style-name="ce1" office:value-type="string" calcext:value-type="string">
            <text:p>-0.5615394090593114</text:p>
          </table:table-cell>
          <table:table-cell table:style-name="ce1" office:value-type="float" office:value="-0.112124767005444" calcext:value-type="float">
            <text:p>-0,112124767</text:p>
          </table:table-cell>
          <table:table-cell table:style-name="ce1" office:value-type="float" office:value="-0.450884667634964" calcext:value-type="float">
            <text:p>-0,4508846676</text:p>
          </table:table-cell>
          <table:table-cell table:style-name="ce1" office:value-type="float" office:value="-0.520621649169922" calcext:value-type="float">
            <text:p>-0,5206216492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451455533868864" calcext:value-type="float">
            <text:p>-0,4514555339</text:p>
          </table:table-cell>
          <table:table-cell table:style-name="ce1" office:value-type="float" office:value="-0.916595686707879" calcext:value-type="float">
            <text:p>-0,9165956867</text:p>
          </table:table-cell>
          <table:table-cell table:style-name="ce1" office:value-type="float" office:value="0.203289604424421" calcext:value-type="float">
            <text:p>0,2032896044</text:p>
          </table:table-cell>
          <table:table-cell table:style-name="ce1" office:value-type="float" office:value="0.423504590988159" calcext:value-type="float">
            <text:p>0,423504591</text:p>
          </table:table-cell>
          <table:table-cell table:number-columns-repeated="2" table:style-name="ce1" office:value-type="float" office:value="0.423508405685425" calcext:value-type="float">
            <text:p>0,4235084057</text:p>
          </table:table-cell>
          <table:table-cell table:style-name="ce1" office:value-type="float" office:value="-0.0976428538560867" calcext:value-type="float">
            <text:p>-0,0976428539</text:p>
          </table:table-cell>
          <table:table-cell table:style-name="ce1" office:value-type="float" office:value="5.88838815689087" calcext:value-type="float">
            <text:p>5,8883881569</text:p>
          </table:table-cell>
          <table:table-cell table:style-name="ce1" office:value-type="float" office:value="-5.53414916992188" calcext:value-type="float">
            <text:p>-5,5341491699</text:p>
          </table:table-cell>
        </table:table-row>
        <table:table-row table:style-name="ro1">
          <table:table-cell table:style-name="ce1" office:value-type="string" calcext:value-type="string">
            <text:p>0.2655370235443115</text:p>
          </table:table-cell>
          <table:table-cell table:style-name="ce1" office:value-type="string" calcext:value-type="string">
            <text:p>0.01658153533935547</text:p>
          </table:table-cell>
          <table:table-cell table:style-name="ce1" office:value-type="string" calcext:value-type="string">
            <text:p>6.821669340133667</text:p>
          </table:table-cell>
          <table:table-cell table:style-name="ce1" office:value-type="float" office:value="0.383438497781754" calcext:value-type="float">
            <text:p>0,3834384978</text:p>
          </table:table-cell>
          <table:table-cell table:style-name="ce1" office:value-type="float" office:value="1.18439888954163" calcext:value-type="float">
            <text:p>1,1843988895</text:p>
          </table:table-cell>
          <table:table-cell table:style-name="ce1" office:value-type="float" office:value="5.74660873413086" calcext:value-type="float">
            <text:p>5,7466087341</text:p>
          </table:table-cell>
          <table:table-cell table:style-name="ce1" office:value-type="float" office:value="-0.0857852675542806" calcext:value-type="float">
            <text:p>-0,0857852676</text:p>
          </table:table-cell>
          <table:table-cell table:number-columns-repeated="2" table:style-name="ce1" office:value-type="float" office:value="-0.440179009705357" calcext:value-type="float">
            <text:p>-0,4401790097</text:p>
          </table:table-cell>
          <table:table-cell table:style-name="ce1" office:value-type="float" office:value="-0.171355411410332" calcext:value-type="float">
            <text:p>-0,1713554114</text:p>
          </table:table-cell>
          <table:table-cell table:style-name="ce1" office:value-type="float" office:value="5.76573896408081" calcext:value-type="float">
            <text:p>5,7657389641</text:p>
          </table:table-cell>
          <table:table-cell table:style-name="ce1" office:value-type="float" office:value="-5.38929033279419" calcext:value-type="float">
            <text:p>-5,3892903328</text:p>
          </table:table-cell>
          <table:table-cell table:style-name="ce1" office:value-type="string" calcext:value-type="string">
            <text:p>-0.08578526755428059</text:p>
          </table:table-cell>
          <table:table-cell table:style-name="ce1" office:value-type="string" calcext:value-type="string">
            <text:p>-0.44017900970535667</text:p>
          </table:table-cell>
          <table:table-cell table:style-name="ce1" office:value-type="string" calcext:value-type="string">
            <text:p>-0.5507550269031554</text:p>
          </table:table-cell>
          <table:table-cell table:style-name="ce1" office:value-type="float" office:value="-0.0820099031925201" calcext:value-type="float">
            <text:p>-0,0820099032</text:p>
          </table:table-cell>
          <table:table-cell table:style-name="ce1" office:value-type="float" office:value="-0.433480907678604" calcext:value-type="float">
            <text:p>-0,4334809077</text:p>
          </table:table-cell>
          <table:table-cell table:style-name="ce1" office:value-type="float" office:value="-0.51085666885376" calcext:value-type="float">
            <text:p>-0,5108566689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256467986601465" calcext:value-type="float">
            <text:p>0,2564679866</text:p>
          </table:table-cell>
          <table:table-cell table:style-name="ce1" office:value-type="float" office:value="0.14821844345361" calcext:value-type="float">
            <text:p>0,1482184435</text:p>
          </table:table-cell>
          <table:table-cell table:style-name="ce1" office:value-type="float" office:value="0.244065678024177" calcext:value-type="float">
            <text:p>0,244065678</text:p>
          </table:table-cell>
          <table:table-cell table:style-name="ce1" office:value-type="float" office:value="0.434894561767578" calcext:value-type="float">
            <text:p>0,4348945618</text:p>
          </table:table-cell>
          <table:table-cell table:style-name="ce1" office:value-type="float" office:value="0.434887647628784" calcext:value-type="float">
            <text:p>0,4348876476</text:p>
          </table:table-cell>
          <table:table-cell table:style-name="ce1" office:value-type="float" office:value="0.434887409210205" calcext:value-type="float">
            <text:p>0,4348874092</text:p>
          </table:table-cell>
          <table:table-cell table:style-name="ce1" office:value-type="float" office:value="-0.171355411410332" calcext:value-type="float">
            <text:p>-0,1713554114</text:p>
          </table:table-cell>
          <table:table-cell table:style-name="ce1" office:value-type="float" office:value="5.76573896408081" calcext:value-type="float">
            <text:p>5,7657389641</text:p>
          </table:table-cell>
          <table:table-cell table:style-name="ce1" office:value-type="float" office:value="-5.38929033279419" calcext:value-type="float">
            <text:p>-5,3892903328</text:p>
          </table:table-cell>
        </table:table-row>
        <table:table-row table:style-name="ro1">
          <table:table-cell table:style-name="ce1" office:value-type="string" calcext:value-type="string">
            <text:p>0.28641819953918457</text:p>
          </table:table-cell>
          <table:table-cell table:style-name="ce1" office:value-type="string" calcext:value-type="string">
            <text:p>0.020881175994873047</text:p>
          </table:table-cell>
          <table:table-cell table:style-name="ce1" office:value-type="string" calcext:value-type="string">
            <text:p>7.251840829849243</text:p>
          </table:table-cell>
          <table:table-cell table:style-name="ce1" office:value-type="float" office:value="0.124984987080097" calcext:value-type="float">
            <text:p>0,1249849871</text:p>
          </table:table-cell>
          <table:table-cell table:style-name="ce1" office:value-type="float" office:value="0.991547644138336" calcext:value-type="float">
            <text:p>0,9915476441</text:p>
          </table:table-cell>
          <table:table-cell table:style-name="ce1" office:value-type="float" office:value="5.61946582794189" calcext:value-type="float">
            <text:p>5,6194658279</text:p>
          </table:table-cell>
          <table:table-cell table:style-name="ce1" office:value-type="float" office:value="-0.119230533352928" calcext:value-type="float">
            <text:p>-0,1192305334</text:p>
          </table:table-cell>
          <table:table-cell table:number-columns-repeated="2" table:style-name="ce1" office:value-type="float" office:value="-0.304059424656251" calcext:value-type="float">
            <text:p>-0,3040594247</text:p>
          </table:table-cell>
          <table:table-cell table:style-name="ce1" office:value-type="float" office:value="-0.244583249092102" calcext:value-type="float">
            <text:p>-0,2445832491</text:p>
          </table:table-cell>
          <table:table-cell table:style-name="ce1" office:value-type="float" office:value="5.66175413131714" calcext:value-type="float">
            <text:p>5,6617541313</text:p>
          </table:table-cell>
          <table:table-cell table:style-name="ce1" office:value-type="float" office:value="-5.24740362167358" calcext:value-type="float">
            <text:p>-5,2474036217</text:p>
          </table:table-cell>
          <table:table-cell table:style-name="ce1" office:value-type="string" calcext:value-type="string">
            <text:p>-0.11923053335292817</text:p>
          </table:table-cell>
          <table:table-cell table:style-name="ce1" office:value-type="string" calcext:value-type="string">
            <text:p>-0.3040594246562514</text:p>
          </table:table-cell>
          <table:table-cell table:style-name="ce1" office:value-type="string" calcext:value-type="string">
            <text:p>-0.540917501288567</text:p>
          </table:table-cell>
          <table:table-cell table:style-name="ce1" office:value-type="float" office:value="-0.103528394401073" calcext:value-type="float">
            <text:p>-0,1035283944</text:p>
          </table:table-cell>
          <table:table-cell table:style-name="ce1" office:value-type="float" office:value="-0.319787700176239" calcext:value-type="float">
            <text:p>-0,3197877002</text:p>
          </table:table-cell>
          <table:table-cell table:style-name="ce1" office:value-type="float" office:value="-0.501088003540039" calcext:value-type="float">
            <text:p>-0,5010880035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-0.185264405624248" calcext:value-type="float">
            <text:p>-0,1852644056</text:p>
          </table:table-cell>
          <table:table-cell table:style-name="ce1" office:value-type="float" office:value="0.9788250192588" calcext:value-type="float">
            <text:p>0,9788250193</text:p>
          </table:table-cell>
          <table:table-cell table:style-name="ce1" office:value-type="float" office:value="0.246820090058885" calcext:value-type="float">
            <text:p>0,2468200901</text:p>
          </table:table-cell>
          <table:table-cell table:style-name="ce1" office:value-type="float" office:value="0.430185794830322" calcext:value-type="float">
            <text:p>0,4301857948</text:p>
          </table:table-cell>
          <table:table-cell table:style-name="ce1" office:value-type="float" office:value="0.430195331573486" calcext:value-type="float">
            <text:p>0,4301953316</text:p>
          </table:table-cell>
          <table:table-cell table:style-name="ce1" office:value-type="float" office:value="0.430196523666382" calcext:value-type="float">
            <text:p>0,4301965237</text:p>
          </table:table-cell>
          <table:table-cell table:style-name="ce1" office:value-type="float" office:value="-0.244583249092102" calcext:value-type="float">
            <text:p>-0,2445832491</text:p>
          </table:table-cell>
          <table:table-cell table:style-name="ce1" office:value-type="float" office:value="5.66175413131714" calcext:value-type="float">
            <text:p>5,6617541313</text:p>
          </table:table-cell>
          <table:table-cell table:style-name="ce1" office:value-type="float" office:value="-5.24740362167358" calcext:value-type="float">
            <text:p>-5,2474036217</text:p>
          </table:table-cell>
        </table:table-row>
        <table:table-row table:style-name="ro1">
          <table:table-cell table:style-name="ce1" office:value-type="string" calcext:value-type="string">
            <text:p>0.3018465042114258</text:p>
          </table:table-cell>
          <table:table-cell table:style-name="ce1" office:value-type="string" calcext:value-type="string">
            <text:p>0.015428304672241211</text:p>
          </table:table-cell>
          <table:table-cell table:style-name="ce1" office:value-type="string" calcext:value-type="string">
            <text:p>7.690143346786499</text:p>
          </table:table-cell>
          <table:table-cell table:style-name="ce1" office:value-type="float" office:value="-0.254236906766891" calcext:value-type="float">
            <text:p>-0,2542369068</text:p>
          </table:table-cell>
          <table:table-cell table:style-name="ce1" office:value-type="float" office:value="1.20557498931885" calcext:value-type="float">
            <text:p>1,2055749893</text:p>
          </table:table-cell>
          <table:table-cell table:style-name="ce1" office:value-type="float" office:value="5.53102111816406" calcext:value-type="float">
            <text:p>5,5310211182</text:p>
          </table:table-cell>
          <table:table-cell table:style-name="ce1" office:value-type="float" office:value="-0.0285325292361543" calcext:value-type="float">
            <text:p>-0,0285325292</text:p>
          </table:table-cell>
          <table:table-cell table:number-columns-repeated="2" table:style-name="ce1" office:value-type="float" office:value="-0.26654338499677" calcext:value-type="float">
            <text:p>-0,266543385</text:p>
          </table:table-cell>
          <table:table-cell table:style-name="ce1" office:value-type="float" office:value="-0.317313194274902" calcext:value-type="float">
            <text:p>-0,3173131943</text:p>
          </table:table-cell>
          <table:table-cell table:style-name="ce1" office:value-type="float" office:value="5.56472826004028" calcext:value-type="float">
            <text:p>5,56472826</text:p>
          </table:table-cell>
          <table:table-cell table:style-name="ce1" office:value-type="float" office:value="-5.11387395858765" calcext:value-type="float">
            <text:p>-5,1138739586</text:p>
          </table:table-cell>
          <table:table-cell table:style-name="ce1" office:value-type="string" calcext:value-type="string">
            <text:p>-0.028532529236154295</text:p>
          </table:table-cell>
          <table:table-cell table:style-name="ce1" office:value-type="string" calcext:value-type="string">
            <text:p>-0.26654338499677016</text:p>
          </table:table-cell>
          <table:table-cell table:style-name="ce1" office:value-type="string" calcext:value-type="string">
            <text:p>-0.528142126420572</text:p>
          </table:table-cell>
          <table:table-cell table:style-name="ce1" office:value-type="float" office:value="-0.0337459465116262" calcext:value-type="float">
            <text:p>-0,0337459465</text:p>
          </table:table-cell>
          <table:table-cell table:style-name="ce1" office:value-type="float" office:value="-0.267717863917351" calcext:value-type="float">
            <text:p>-0,2677178639</text:p>
          </table:table-cell>
          <table:table-cell table:style-name="ce1" office:value-type="float" office:value="-0.489390856170654" calcext:value-type="float">
            <text:p>-0,4893908562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58938582501748" calcext:value-type="float">
            <text:p>0,589385825</text:p>
          </table:table-cell>
          <table:table-cell table:style-name="ce1" office:value-type="float" office:value="0.43979551557706" calcext:value-type="float">
            <text:p>0,4397955156</text:p>
          </table:table-cell>
          <table:table-cell table:style-name="ce1" office:value-type="float" office:value="0.289949190003289" calcext:value-type="float">
            <text:p>0,28994919</text:p>
          </table:table-cell>
          <table:table-cell table:style-name="ce1" office:value-type="float" office:value="0.438513278961182" calcext:value-type="float">
            <text:p>0,438513279</text:p>
          </table:table-cell>
          <table:table-cell table:style-name="ce1" office:value-type="float" office:value="0.438502073287964" calcext:value-type="float">
            <text:p>0,4385020733</text:p>
          </table:table-cell>
          <table:table-cell table:style-name="ce1" office:value-type="float" office:value="0.438500642776489" calcext:value-type="float">
            <text:p>0,4385006428</text:p>
          </table:table-cell>
          <table:table-cell table:style-name="ce1" office:value-type="float" office:value="-0.317313194274902" calcext:value-type="float">
            <text:p>-0,3173131943</text:p>
          </table:table-cell>
          <table:table-cell table:style-name="ce1" office:value-type="float" office:value="5.56472826004028" calcext:value-type="float">
            <text:p>5,56472826</text:p>
          </table:table-cell>
          <table:table-cell table:style-name="ce1" office:value-type="float" office:value="-5.11387395858765" calcext:value-type="float">
            <text:p>-5,1138739586</text:p>
          </table:table-cell>
        </table:table-row>
        <table:table-row table:style-name="ro1">
          <table:table-cell table:style-name="ce1" office:value-type="string" calcext:value-type="string">
            <text:p>0.3191967010498047</text:p>
          </table:table-cell>
          <table:table-cell table:style-name="ce1" office:value-type="string" calcext:value-type="string">
            <text:p>0.017350196838378906</text:p>
          </table:table-cell>
          <table:table-cell table:style-name="ce1" office:value-type="string" calcext:value-type="string">
            <text:p>8.116594076156616</text:p>
          </table:table-cell>
          <table:table-cell table:style-name="ce1" office:value-type="float" office:value="0.151649668812752" calcext:value-type="float">
            <text:p>0,1516496688</text:p>
          </table:table-cell>
          <table:table-cell table:style-name="ce1" office:value-type="float" office:value="1.17328953742981" calcext:value-type="float">
            <text:p>1,1732895374</text:p>
          </table:table-cell>
          <table:table-cell table:style-name="ce1" office:value-type="float" office:value="5.38289976119995" calcext:value-type="float">
            <text:p>5,3828997612</text:p>
          </table:table-cell>
          <table:table-cell table:style-name="ce1" office:value-type="float" office:value="0.0831286309406344" calcext:value-type="float">
            <text:p>0,0831286309</text:p>
          </table:table-cell>
          <table:table-cell table:number-columns-repeated="2" table:style-name="ce1" office:value-type="float" office:value="-0.349764665199426" calcext:value-type="float">
            <text:p>-0,3497646652</text:p>
          </table:table-cell>
          <table:table-cell table:style-name="ce1" office:value-type="float" office:value="-0.317313194274902" calcext:value-type="float">
            <text:p>-0,3173131943</text:p>
          </table:table-cell>
          <table:table-cell table:style-name="ce1" office:value-type="float" office:value="5.56472826004028" calcext:value-type="float">
            <text:p>5,56472826</text:p>
          </table:table-cell>
          <table:table-cell table:style-name="ce1" office:value-type="float" office:value="-5.11387395858765" calcext:value-type="float">
            <text:p>-5,1138739586</text:p>
          </table:table-cell>
          <table:table-cell table:style-name="ce1" office:value-type="string" calcext:value-type="string">
            <text:p>0.08312863094063437</text:p>
          </table:table-cell>
          <table:table-cell table:style-name="ce1" office:value-type="string" calcext:value-type="string">
            <text:p>-0.3497646651994265</text:p>
          </table:table-cell>
          <table:table-cell table:style-name="ce1" office:value-type="string" calcext:value-type="string">
            <text:p>-0.5220657106439821</text:p>
          </table:table-cell>
          <table:table-cell table:style-name="ce1" office:value-type="float" office:value="0.0686439648270607" calcext:value-type="float">
            <text:p>0,0686439648</text:p>
          </table:table-cell>
          <table:table-cell table:style-name="ce1" office:value-type="float" office:value="-0.325505247116089" calcext:value-type="float">
            <text:p>-0,3255052471</text:p>
          </table:table-cell>
          <table:table-cell table:style-name="ce1" office:value-type="float" office:value="-0.481253942871094" calcext:value-type="float">
            <text:p>-0,4812539429</text:p>
          </table:table-cell>
          <table:table-cell table:style-name="ce1" office:value-type="float" office:value="-0.891650617002448" calcext:value-type="float">
            <text:p>-0,89165061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89826952425921" calcext:value-type="float">
            <text:p>0,8898269524</text:p>
          </table:table-cell>
          <table:table-cell table:style-name="ce1" office:value-type="float" office:value="-0.502200669753245" calcext:value-type="float">
            <text:p>-0,5022006698</text:p>
          </table:table-cell>
          <table:table-cell table:style-name="ce1" office:value-type="float" office:value="0.207529289084466" calcext:value-type="float">
            <text:p>0,2075292891</text:p>
          </table:table-cell>
          <table:table-cell table:style-name="ce1" office:value-type="float" office:value="0.426174879074097" calcext:value-type="float">
            <text:p>0,4261748791</text:p>
          </table:table-cell>
          <table:table-cell table:style-name="ce1" office:value-type="float" office:value="0.426178932189941" calcext:value-type="float">
            <text:p>0,4261789322</text:p>
          </table:table-cell>
          <table:table-cell table:style-name="ce1" office:value-type="float" office:value="0.4261794090271" calcext:value-type="float">
            <text:p>0,426179409</text:p>
          </table:table-cell>
          <table:table-cell table:style-name="ce1" office:value-type="float" office:value="-0.317313194274902" calcext:value-type="float">
            <text:p>-0,3173131943</text:p>
          </table:table-cell>
          <table:table-cell table:style-name="ce1" office:value-type="float" office:value="5.56472826004028" calcext:value-type="float">
            <text:p>5,56472826</text:p>
          </table:table-cell>
          <table:table-cell table:style-name="ce1" office:value-type="float" office:value="-5.11387395858765" calcext:value-type="float">
            <text:p>-5,1138739586</text:p>
          </table:table-cell>
        </table:table-row>
        <table:table-row table:style-name="ro1">
          <table:table-cell table:style-name="ce1" office:value-type="string" calcext:value-type="string">
            <text:p>0.3328371047973633</text:p>
          </table:table-cell>
          <table:table-cell table:style-name="ce1" office:value-type="string" calcext:value-type="string">
            <text:p>0.013640403747558594</text:p>
          </table:table-cell>
          <table:table-cell table:style-name="ce1" office:value-type="string" calcext:value-type="string">
            <text:p>8.549996376037598</text:p>
          </table:table-cell>
          <table:table-cell table:style-name="ce1" office:value-type="float" office:value="0.118807815015316" calcext:value-type="float">
            <text:p>0,118807815</text:p>
          </table:table-cell>
          <table:table-cell table:style-name="ce1" office:value-type="float" office:value="1.18015766143799" calcext:value-type="float">
            <text:p>1,1801576614</text:p>
          </table:table-cell>
          <table:table-cell table:style-name="ce1" office:value-type="float" office:value="5.3417329788208" calcext:value-type="float">
            <text:p>5,3417329788</text:p>
          </table:table-cell>
          <table:table-cell table:style-name="ce1" office:value-type="float" office:value="-0.076470418922398" calcext:value-type="float">
            <text:p>-0,0764704189</text:p>
          </table:table-cell>
          <table:table-cell table:number-columns-repeated="2" table:style-name="ce1" office:value-type="float" office:value="-0.325477236012746" calcext:value-type="float">
            <text:p>-0,325477236</text:p>
          </table:table-cell>
          <table:table-cell table:style-name="ce1" office:value-type="float" office:value="-0.383679419755936" calcext:value-type="float">
            <text:p>-0,3836794198</text:p>
          </table:table-cell>
          <table:table-cell table:style-name="ce1" office:value-type="float" office:value="5.49590492248535" calcext:value-type="float">
            <text:p>5,4959049225</text:p>
          </table:table-cell>
          <table:table-cell table:style-name="ce1" office:value-type="float" office:value="-4.98532629013062" calcext:value-type="float">
            <text:p>-4,9853262901</text:p>
          </table:table-cell>
          <table:table-cell table:style-name="ce1" office:value-type="string" calcext:value-type="string">
            <text:p>-0.07647041892239805</text:p>
          </table:table-cell>
          <table:table-cell table:style-name="ce1" office:value-type="string" calcext:value-type="string">
            <text:p>-0.3254772360127465</text:p>
          </table:table-cell>
          <table:table-cell table:style-name="ce1" office:value-type="string" calcext:value-type="string">
            <text:p>-0.5050842445280265</text:p>
          </table:table-cell>
          <table:table-cell table:style-name="ce1" office:value-type="float" office:value="-0.040945410579443" calcext:value-type="float">
            <text:p>-0,0409454106</text:p>
          </table:table-cell>
          <table:table-cell table:style-name="ce1" office:value-type="float" office:value="-0.316788175106049" calcext:value-type="float">
            <text:p>-0,3167881751</text:p>
          </table:table-cell>
          <table:table-cell table:style-name="ce1" office:value-type="float" office:value="-0.467626778030396" calcext:value-type="float">
            <text:p>-0,467626778</text:p>
          </table:table-cell>
          <table:table-cell table:style-name="ce1" office:value-type="float" office:value="-0.957388623032678" calcext:value-type="float">
            <text:p>-0,95738862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36331484315015" calcext:value-type="float">
            <text:p>-0,9363314843</text:p>
          </table:table-cell>
          <table:table-cell table:style-name="ce1" office:value-type="float" office:value="0.0744792256778564" calcext:value-type="float">
            <text:p>0,0744792257</text:p>
          </table:table-cell>
          <table:table-cell table:style-name="ce1" office:value-type="float" office:value="0.341701340094766" calcext:value-type="float">
            <text:p>0,3417013401</text:p>
          </table:table-cell>
          <table:table-cell table:style-name="ce1" office:value-type="float" office:value="0.433485984802246" calcext:value-type="float">
            <text:p>0,4334859848</text:p>
          </table:table-cell>
          <table:table-cell table:style-name="ce1" office:value-type="float" office:value="0.433482646942139" calcext:value-type="float">
            <text:p>0,4334826469</text:p>
          </table:table-cell>
          <table:table-cell table:style-name="ce1" office:value-type="float" office:value="0.433481931686401" calcext:value-type="float">
            <text:p>0,4334819317</text:p>
          </table:table-cell>
          <table:table-cell table:style-name="ce1" office:value-type="float" office:value="-0.383679419755936" calcext:value-type="float">
            <text:p>-0,3836794198</text:p>
          </table:table-cell>
          <table:table-cell table:style-name="ce1" office:value-type="float" office:value="5.49590492248535" calcext:value-type="float">
            <text:p>5,4959049225</text:p>
          </table:table-cell>
          <table:table-cell table:style-name="ce1" office:value-type="float" office:value="-4.98532629013062" calcext:value-type="float">
            <text:p>-4,9853262901</text:p>
          </table:table-cell>
        </table:table-row>
        <table:table-row table:style-name="ro1">
          <table:table-cell table:style-name="ce1" office:value-type="string" calcext:value-type="string">
            <text:p>0.34932684898376465</text:p>
          </table:table-cell>
          <table:table-cell table:style-name="ce1" office:value-type="string" calcext:value-type="string">
            <text:p>0.016489744186401367</text:p>
          </table:table-cell>
          <table:table-cell table:style-name="ce1" office:value-type="string" calcext:value-type="string">
            <text:p>8.983747482299805</text:p>
          </table:table-cell>
          <table:table-cell table:style-name="ce1" office:value-type="float" office:value="0.0233366843312979" calcext:value-type="float">
            <text:p>0,0233366843</text:p>
          </table:table-cell>
          <table:table-cell table:style-name="ce1" office:value-type="float" office:value="0.941246330738068" calcext:value-type="float">
            <text:p>0,9412463307</text:p>
          </table:table-cell>
          <table:table-cell table:style-name="ce1" office:value-type="float" office:value="5.24621820449829" calcext:value-type="float">
            <text:p>5,2462182045</text:p>
          </table:table-cell>
          <table:table-cell table:style-name="ce1" office:value-type="float" office:value="-0.0407540725829037" calcext:value-type="float">
            <text:p>-0,0407540726</text:p>
          </table:table-cell>
          <table:table-cell table:number-columns-repeated="2" table:style-name="ce1" office:value-type="float" office:value="-0.329765838072914" calcext:value-type="float">
            <text:p>-0,3297658381</text:p>
          </table:table-cell>
          <table:table-cell table:style-name="ce1" office:value-type="float" office:value="-0.383679419755936" calcext:value-type="float">
            <text:p>-0,3836794198</text:p>
          </table:table-cell>
          <table:table-cell table:style-name="ce1" office:value-type="float" office:value="5.49590492248535" calcext:value-type="float">
            <text:p>5,4959049225</text:p>
          </table:table-cell>
          <table:table-cell table:style-name="ce1" office:value-type="float" office:value="-4.98532629013062" calcext:value-type="float">
            <text:p>-4,9853262901</text:p>
          </table:table-cell>
          <table:table-cell table:style-name="ce1" office:value-type="string" calcext:value-type="string">
            <text:p>-0.04075407258290368</text:p>
          </table:table-cell>
          <table:table-cell table:style-name="ce1" office:value-type="string" calcext:value-type="string">
            <text:p>-0.3297658380729143</text:p>
          </table:table-cell>
          <table:table-cell table:style-name="ce1" office:value-type="string" calcext:value-type="string">
            <text:p>-0.5074903339326614</text:p>
          </table:table-cell>
          <table:table-cell table:style-name="ce1" office:value-type="float" office:value="-0.0320781100541353" calcext:value-type="float">
            <text:p>-0,0320781101</text:p>
          </table:table-cell>
          <table:table-cell table:style-name="ce1" office:value-type="float" office:value="-0.318642568588257" calcext:value-type="float">
            <text:p>-0,3186425686</text:p>
          </table:table-cell>
          <table:table-cell table:style-name="ce1" office:value-type="float" office:value="-0.463839434051514" calcext:value-type="float">
            <text:p>-0,463839434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0749643507863575" calcext:value-type="float">
            <text:p>0,0749643508</text:p>
          </table:table-cell>
          <table:table-cell table:style-name="ce1" office:value-type="float" office:value="-0.015676647579907" calcext:value-type="float">
            <text:p>-0,0156766476</text:p>
          </table:table-cell>
          <table:table-cell table:style-name="ce1" office:value-type="float" office:value="0.0939640047540891" calcext:value-type="float">
            <text:p>0,0939640048</text:p>
          </table:table-cell>
          <table:table-cell table:style-name="ce1" office:value-type="float" office:value="0.43809962272644" calcext:value-type="float">
            <text:p>0,4380996227</text:p>
          </table:table-cell>
          <table:table-cell table:style-name="ce1" office:value-type="float" office:value="0.438111782073975" calcext:value-type="float">
            <text:p>0,4381117821</text:p>
          </table:table-cell>
          <table:table-cell table:style-name="ce1" office:value-type="float" office:value="0.438112258911133" calcext:value-type="float">
            <text:p>0,4381122589</text:p>
          </table:table-cell>
          <table:table-cell table:style-name="ce1" office:value-type="float" office:value="-0.383679419755936" calcext:value-type="float">
            <text:p>-0,3836794198</text:p>
          </table:table-cell>
          <table:table-cell table:style-name="ce1" office:value-type="float" office:value="5.49590492248535" calcext:value-type="float">
            <text:p>5,4959049225</text:p>
          </table:table-cell>
          <table:table-cell table:style-name="ce1" office:value-type="float" office:value="-4.98532629013062" calcext:value-type="float">
            <text:p>-4,9853262901</text:p>
          </table:table-cell>
        </table:table-row>
        <table:table-row table:style-name="ro1">
          <table:table-cell table:style-name="ce1" office:value-type="string" calcext:value-type="string">
            <text:p>0.3627052307128906</text:p>
          </table:table-cell>
          <table:table-cell table:style-name="ce1" office:value-type="string" calcext:value-type="string">
            <text:p>0.013378381729125977</text:p>
          </table:table-cell>
          <table:table-cell table:style-name="ce1" office:value-type="string" calcext:value-type="string">
            <text:p>9.47100043296814</text:p>
          </table:table-cell>
          <table:table-cell table:style-name="ce1" office:value-type="float" office:value="-0.379577487707138" calcext:value-type="float">
            <text:p>-0,3795774877</text:p>
          </table:table-cell>
          <table:table-cell table:style-name="ce1" office:value-type="float" office:value="1.26267623901367" calcext:value-type="float">
            <text:p>1,262676239</text:p>
          </table:table-cell>
          <table:table-cell table:style-name="ce1" office:value-type="float" office:value="5.22435665130615" calcext:value-type="float">
            <text:p>5,2243566513</text:p>
          </table:table-cell>
          <table:table-cell table:style-name="ce1" office:value-type="float" office:value="-0.0116613687336722" calcext:value-type="float">
            <text:p>-0,0116613687</text:p>
          </table:table-cell>
          <table:table-cell table:number-columns-repeated="2" table:style-name="ce1" office:value-type="float" office:value="-0.251474332571149" calcext:value-type="float">
            <text:p>-0,2514743326</text:p>
          </table:table-cell>
          <table:table-cell table:style-name="ce1" office:value-type="float" office:value="-0.430270552635193" calcext:value-type="float">
            <text:p>-0,4302705526</text:p>
          </table:table-cell>
          <table:table-cell table:style-name="ce1" office:value-type="float" office:value="5.44456624984741" calcext:value-type="float">
            <text:p>5,4445662498</text:p>
          </table:table-cell>
          <table:table-cell table:style-name="ce1" office:value-type="float" office:value="-4.85393857955933" calcext:value-type="float">
            <text:p>-4,8539385796</text:p>
          </table:table-cell>
          <table:table-cell table:style-name="ce1" office:value-type="string" calcext:value-type="string">
            <text:p>-0.011661368733672167</text:p>
          </table:table-cell>
          <table:table-cell table:style-name="ce1" office:value-type="string" calcext:value-type="string">
            <text:p>-0.2514743325711489</text:p>
          </table:table-cell>
          <table:table-cell table:style-name="ce1" office:value-type="string" calcext:value-type="string">
            <text:p>-0.49610569970432616</text:p>
          </table:table-cell>
          <table:table-cell table:style-name="ce1" office:value-type="float" office:value="-0.00630090476945043" calcext:value-type="float">
            <text:p>-0,0063009048</text:p>
          </table:table-cell>
          <table:table-cell table:style-name="ce1" office:value-type="float" office:value="-0.254136509299278" calcext:value-type="float">
            <text:p>-0,2541365093</text:p>
          </table:table-cell>
          <table:table-cell table:style-name="ce1" office:value-type="float" office:value="-0.455052074813843" calcext:value-type="float">
            <text:p>-0,4550520748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style-name="ce1" office:value-type="float" office:value="0.197760593917713" calcext:value-type="float">
            <text:p>0,1977605939</text:p>
          </table:table-cell>
          <table:table-cell table:style-name="ce1" office:value-type="float" office:value="0.494895434375162" calcext:value-type="float">
            <text:p>0,4948954344</text:p>
          </table:table-cell>
          <table:table-cell table:style-name="ce1" office:value-type="float" office:value="0.197855004380667" calcext:value-type="float">
            <text:p>0,1978550044</text:p>
          </table:table-cell>
          <table:table-cell table:style-name="ce1" office:value-type="float" office:value="0.482761144638062" calcext:value-type="float">
            <text:p>0,4827611446</text:p>
          </table:table-cell>
          <table:table-cell table:style-name="ce1" office:value-type="float" office:value="0.482751131057739" calcext:value-type="float">
            <text:p>0,4827511311</text:p>
          </table:table-cell>
          <table:table-cell table:style-name="ce1" office:value-type="float" office:value="0.482751369476318" calcext:value-type="float">
            <text:p>0,4827513695</text:p>
          </table:table-cell>
          <table:table-cell table:style-name="ce1" office:value-type="float" office:value="-0.430270552635193" calcext:value-type="float">
            <text:p>-0,4302705526</text:p>
          </table:table-cell>
          <table:table-cell table:style-name="ce1" office:value-type="float" office:value="5.44456624984741" calcext:value-type="float">
            <text:p>5,4445662498</text:p>
          </table:table-cell>
          <table:table-cell table:style-name="ce1" office:value-type="float" office:value="-4.85393857955933" calcext:value-type="float">
            <text:p>-4,8539385796</text:p>
          </table:table-cell>
        </table:table-row>
        <table:table-row table:style-name="ro1">
          <table:table-cell table:style-name="ce1" office:value-type="string" calcext:value-type="string">
            <text:p>0.380901575088501</text:p>
          </table:table-cell>
          <table:table-cell table:style-name="ce1" office:value-type="string" calcext:value-type="string">
            <text:p>0.01819634437561035</text:p>
          </table:table-cell>
          <table:table-cell table:style-name="ce1" office:value-type="string" calcext:value-type="string">
            <text:p>9.903839111328125</text:p>
          </table:table-cell>
          <table:table-cell table:style-name="ce1" office:value-type="float" office:value="-0.00753575377166271" calcext:value-type="float">
            <text:p>-0,0075357538</text:p>
          </table:table-cell>
          <table:table-cell table:style-name="ce1" office:value-type="float" office:value="1.19818484783173" calcext:value-type="float">
            <text:p>1,1981848478</text:p>
          </table:table-cell>
          <table:table-cell table:style-name="ce1" office:value-type="float" office:value="5.08223962783814" calcext:value-type="float">
            <text:p>5,0822396278</text:p>
          </table:table-cell>
          <table:table-cell table:style-name="ce1" office:value-type="float" office:value="0.11867504053342" calcext:value-type="float">
            <text:p>0,1186750405</text:p>
          </table:table-cell>
          <table:table-cell table:number-columns-repeated="2" table:style-name="ce1" office:value-type="float" office:value="-0.37167106247667" calcext:value-type="float">
            <text:p>-0,3716710625</text:p>
          </table:table-cell>
          <table:table-cell table:style-name="ce1" office:value-type="float" office:value="-0.468993932008743" calcext:value-type="float">
            <text:p>-0,468993932</text:p>
          </table:table-cell>
          <table:table-cell table:style-name="ce1" office:value-type="float" office:value="5.39375257492065" calcext:value-type="float">
            <text:p>5,3937525749</text:p>
          </table:table-cell>
          <table:table-cell table:style-name="ce1" office:value-type="float" office:value="-4.72243070602417" calcext:value-type="float">
            <text:p>-4,722430706</text:p>
          </table:table-cell>
          <table:table-cell table:style-name="ce1" office:value-type="string" calcext:value-type="string">
            <text:p>0.11867504053341986</text:p>
          </table:table-cell>
          <table:table-cell table:style-name="ce1" office:value-type="string" calcext:value-type="string">
            <text:p>-0.3716710624766701</text:p>
          </table:table-cell>
          <table:table-cell table:style-name="ce1" office:value-type="string" calcext:value-type="string">
            <text:p>-0.4977782508877999</text:p>
          </table:table-cell>
          <table:table-cell table:style-name="ce1" office:value-type="float" office:value="0.102485921680927" calcext:value-type="float">
            <text:p>0,1024859217</text:p>
          </table:table-cell>
          <table:table-cell table:style-name="ce1" office:value-type="float" office:value="-0.340922584533691" calcext:value-type="float">
            <text:p>-0,3409225845</text:p>
          </table:table-cell>
          <table:table-cell table:style-name="ce1" office:value-type="float" office:value="-0.453040811920166" calcext:value-type="float">
            <text:p>-0,4530408119</text:p>
          </table:table-cell>
          <table:table-cell table:style-name="ce1" office:value-type="float" office:value="-0.835688797170342" calcext:value-type="float">
            <text:p>-0,835688797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30777369711675" calcext:value-type="float">
            <text:p>0,9307773697</text:p>
          </table:table-cell>
          <table:table-cell table:style-name="ce1" office:value-type="float" office:value="-0.742536220110319" calcext:value-type="float">
            <text:p>-0,7425362201</text:p>
          </table:table-cell>
          <table:table-cell table:style-name="ce1" office:value-type="float" office:value="0.0505024412946435" calcext:value-type="float">
            <text:p>0,0505024413</text:p>
          </table:table-cell>
          <table:table-cell table:style-name="ce1" office:value-type="float" office:value="0.432879209518433" calcext:value-type="float">
            <text:p>0,4328792095</text:p>
          </table:table-cell>
          <table:table-cell table:number-columns-repeated="2" table:style-name="ce1" office:value-type="float" office:value="0.432881116867065" calcext:value-type="float">
            <text:p>0,4328811169</text:p>
          </table:table-cell>
          <table:table-cell table:style-name="ce1" office:value-type="float" office:value="-0.468993932008743" calcext:value-type="float">
            <text:p>-0,468993932</text:p>
          </table:table-cell>
          <table:table-cell table:style-name="ce1" office:value-type="float" office:value="5.39375257492065" calcext:value-type="float">
            <text:p>5,3937525749</text:p>
          </table:table-cell>
          <table:table-cell table:style-name="ce1" office:value-type="float" office:value="-4.72243070602417" calcext:value-type="float">
            <text:p>-4,722430706</text:p>
          </table:table-cell>
        </table:table-row>
        <table:table-row table:style-name="ro1">
          <table:table-cell table:style-name="ce1" office:value-type="string" calcext:value-type="string">
            <text:p>0.39441609382629395</text:p>
          </table:table-cell>
          <table:table-cell table:style-name="ce1" office:value-type="string" calcext:value-type="string">
            <text:p>0.013514518737792969</text:p>
          </table:table-cell>
          <table:table-cell table:style-name="ce1" office:value-type="string" calcext:value-type="string">
            <text:p>10.356592655181885</text:p>
          </table:table-cell>
          <table:table-cell table:style-name="ce1" office:value-type="float" office:value="-0.0661711916327477" calcext:value-type="float">
            <text:p>-0,0661711916</text:p>
          </table:table-cell>
          <table:table-cell table:style-name="ce1" office:value-type="float" office:value="0.933749139308929" calcext:value-type="float">
            <text:p>0,9337491393</text:p>
          </table:table-cell>
          <table:table-cell table:style-name="ce1" office:value-type="float" office:value="4.95855236053467" calcext:value-type="float">
            <text:p>4,9585523605</text:p>
          </table:table-cell>
          <table:table-cell table:style-name="ce1" office:value-type="float" office:value="-0.029054306007093" calcext:value-type="float">
            <text:p>-0,029054306</text:p>
          </table:table-cell>
          <table:table-cell table:number-columns-repeated="2" table:style-name="ce1" office:value-type="float" office:value="-0.330364467034485" calcext:value-type="float">
            <text:p>-0,330364467</text:p>
          </table:table-cell>
          <table:table-cell table:style-name="ce1" office:value-type="float" office:value="-0.500100135803223" calcext:value-type="float">
            <text:p>-0,5001001358</text:p>
          </table:table-cell>
          <table:table-cell table:style-name="ce1" office:value-type="float" office:value="5.35016536712647" calcext:value-type="float">
            <text:p>5,3501653671</text:p>
          </table:table-cell>
          <table:table-cell table:style-name="ce1" office:value-type="float" office:value="-4.59525585174561" calcext:value-type="float">
            <text:p>-4,5952558517</text:p>
          </table:table-cell>
          <table:table-cell table:style-name="ce1" office:value-type="string" calcext:value-type="string">
            <text:p>-0.02905430600709303</text:p>
          </table:table-cell>
          <table:table-cell table:style-name="ce1" office:value-type="string" calcext:value-type="string">
            <text:p>-0.33036446703448474</text:p>
          </table:table-cell>
          <table:table-cell table:style-name="ce1" office:value-type="string" calcext:value-type="string">
            <text:p>-0.47811970649626717</text:p>
          </table:table-cell>
          <table:table-cell table:style-name="ce1" office:value-type="float" office:value="0.00203465351834893" calcext:value-type="float">
            <text:p>0,0020346535</text:p>
          </table:table-cell>
          <table:table-cell table:style-name="ce1" office:value-type="float" office:value="-0.323509908914566" calcext:value-type="float">
            <text:p>-0,3235099089</text:p>
          </table:table-cell>
          <table:table-cell table:style-name="ce1" office:value-type="float" office:value="-0.439966045761108" calcext:value-type="float">
            <text:p>-0,4399660458</text:p>
          </table:table-cell>
          <table:table-cell table:style-name="ce1" office:value-type="float" office:value="-0.832276474642075" calcext:value-type="float">
            <text:p>-0,832276474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821614860991547" calcext:value-type="float">
            <text:p>-0,821614861</text:p>
          </table:table-cell>
          <table:table-cell table:style-name="ce1" office:value-type="float" office:value="0.142423773336345" calcext:value-type="float">
            <text:p>0,1424237733</text:p>
          </table:table-cell>
          <table:table-cell table:style-name="ce1" office:value-type="float" office:value="0.313853570593649" calcext:value-type="float">
            <text:p>0,3138535706</text:p>
          </table:table-cell>
          <table:table-cell table:style-name="ce1" office:value-type="float" office:value="0.452817678451538" calcext:value-type="float">
            <text:p>0,4528176785</text:p>
          </table:table-cell>
          <table:table-cell table:style-name="ce1" office:value-type="float" office:value="0.452813386917114" calcext:value-type="float">
            <text:p>0,4528133869</text:p>
          </table:table-cell>
          <table:table-cell table:style-name="ce1" office:value-type="float" office:value="0.452813148498535" calcext:value-type="float">
            <text:p>0,4528131485</text:p>
          </table:table-cell>
          <table:table-cell table:style-name="ce1" office:value-type="float" office:value="-0.500100135803223" calcext:value-type="float">
            <text:p>-0,5001001358</text:p>
          </table:table-cell>
          <table:table-cell table:style-name="ce1" office:value-type="float" office:value="5.35016536712647" calcext:value-type="float">
            <text:p>5,3501653671</text:p>
          </table:table-cell>
          <table:table-cell table:style-name="ce1" office:value-type="float" office:value="-4.59525585174561" calcext:value-type="float">
            <text:p>-4,5952558517</text:p>
          </table:table-cell>
        </table:table-row>
        <table:table-row table:style-name="ro1">
          <table:table-cell table:style-name="ce1" office:value-type="string" calcext:value-type="string">
            <text:p>0.41325855255126953</text:p>
          </table:table-cell>
          <table:table-cell table:style-name="ce1" office:value-type="string" calcext:value-type="string">
            <text:p>0.018842458724975586</text:p>
          </table:table-cell>
          <table:table-cell table:style-name="ce1" office:value-type="string" calcext:value-type="string">
            <text:p>10.788199186325073</text:p>
          </table:table-cell>
          <table:table-cell table:style-name="ce1" office:value-type="float" office:value="-0.0653743371367455" calcext:value-type="float">
            <text:p>-0,0653743371</text:p>
          </table:table-cell>
          <table:table-cell table:style-name="ce1" office:value-type="float" office:value="0.922504544258118" calcext:value-type="float">
            <text:p>0,9225045443</text:p>
          </table:table-cell>
          <table:table-cell table:style-name="ce1" office:value-type="float" office:value="4.89883947372437" calcext:value-type="float">
            <text:p>4,8988394737</text:p>
          </table:table-cell>
          <table:table-cell table:style-name="ce1" office:value-type="float" office:value="0.0129338492498582" calcext:value-type="float">
            <text:p>0,0129338492</text:p>
          </table:table-cell>
          <table:table-cell table:number-columns-repeated="2" table:style-name="ce1" office:value-type="float" office:value="-0.246273276250636" calcext:value-type="float">
            <text:p>-0,2462732763</text:p>
          </table:table-cell>
          <table:table-cell table:style-name="ce1" office:value-type="float" office:value="-0.500100135803223" calcext:value-type="float">
            <text:p>-0,5001001358</text:p>
          </table:table-cell>
          <table:table-cell table:style-name="ce1" office:value-type="float" office:value="5.35016536712647" calcext:value-type="float">
            <text:p>5,3501653671</text:p>
          </table:table-cell>
          <table:table-cell table:style-name="ce1" office:value-type="float" office:value="-4.59525585174561" calcext:value-type="float">
            <text:p>-4,5952558517</text:p>
          </table:table-cell>
          <table:table-cell table:style-name="ce1" office:value-type="string" calcext:value-type="string">
            <text:p>0.01293384924985816</text:p>
          </table:table-cell>
          <table:table-cell table:style-name="ce1" office:value-type="string" calcext:value-type="string">
            <text:p>-0.24627327625063594</text:p>
          </table:table-cell>
          <table:table-cell table:style-name="ce1" office:value-type="string" calcext:value-type="string">
            <text:p>-0.46742389225272296</text:p>
          </table:table-cell>
          <table:table-cell table:style-name="ce1" office:value-type="float" office:value="0.0178662217408419" calcext:value-type="float">
            <text:p>0,0178662217</text:p>
          </table:table-cell>
          <table:table-cell table:style-name="ce1" office:value-type="float" office:value="-0.252112267613411" calcext:value-type="float">
            <text:p>-0,2521122676</text:p>
          </table:table-cell>
          <table:table-cell table:style-name="ce1" office:value-type="float" office:value="-0.428586817169189" calcext:value-type="float">
            <text:p>-0,4285868172</text:p>
          </table:table-cell>
          <table:table-cell table:style-name="ce1" office:value-type="float" office:value="-0.803710939746684" calcext:value-type="float">
            <text:p>-0,803710939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358272060854" calcext:value-type="float">
            <text:p>0,1358272061</text:p>
          </table:table-cell>
          <table:table-cell table:style-name="ce1" office:value-type="float" office:value="0.612555235658335" calcext:value-type="float">
            <text:p>0,6125552357</text:p>
          </table:table-cell>
          <table:table-cell table:style-name="ce1" office:value-type="float" office:value="0.286516996658658" calcext:value-type="float">
            <text:p>0,2865169967</text:p>
          </table:table-cell>
          <table:table-cell table:style-name="ce1" office:value-type="float" office:value="0.431691408157349" calcext:value-type="float">
            <text:p>0,4316914082</text:p>
          </table:table-cell>
          <table:table-cell table:style-name="ce1" office:value-type="float" office:value="0.431692838668823" calcext:value-type="float">
            <text:p>0,4316928387</text:p>
          </table:table-cell>
          <table:table-cell table:style-name="ce1" office:value-type="float" office:value="0.431692600250244" calcext:value-type="float">
            <text:p>0,4316926003</text:p>
          </table:table-cell>
          <table:table-cell table:style-name="ce1" office:value-type="float" office:value="-0.500100135803223" calcext:value-type="float">
            <text:p>-0,5001001358</text:p>
          </table:table-cell>
          <table:table-cell table:style-name="ce1" office:value-type="float" office:value="5.35016536712647" calcext:value-type="float">
            <text:p>5,3501653671</text:p>
          </table:table-cell>
          <table:table-cell table:style-name="ce1" office:value-type="float" office:value="-4.59525585174561" calcext:value-type="float">
            <text:p>-4,5952558517</text:p>
          </table:table-cell>
        </table:table-row>
        <table:table-row table:style-name="ro1">
          <table:table-cell table:style-name="ce1" office:value-type="string" calcext:value-type="string">
            <text:p>0.43123793601989746</text:p>
          </table:table-cell>
          <table:table-cell table:style-name="ce1" office:value-type="string" calcext:value-type="string">
            <text:p>0.01797938346862793</text:p>
          </table:table-cell>
          <table:table-cell table:style-name="ce1" office:value-type="string" calcext:value-type="string">
            <text:p>11.230015754699707</text:p>
          </table:table-cell>
          <table:table-cell table:style-name="ce1" office:value-type="float" office:value="-0.0776029005646706" calcext:value-type="float">
            <text:p>-0,0776029006</text:p>
          </table:table-cell>
          <table:table-cell table:style-name="ce1" office:value-type="float" office:value="0.895960807800293" calcext:value-type="float">
            <text:p>0,8959608078</text:p>
          </table:table-cell>
          <table:table-cell table:style-name="ce1" office:value-type="float" office:value="4.75788259506226" calcext:value-type="float">
            <text:p>4,7578825951</text:p>
          </table:table-cell>
          <table:table-cell table:style-name="ce1" office:value-type="float" office:value="0.00931202172376729" calcext:value-type="float">
            <text:p>0,0093120217</text:p>
          </table:table-cell>
          <table:table-cell table:number-columns-repeated="2" table:style-name="ce1" office:value-type="float" office:value="-0.259089631255258" calcext:value-type="float">
            <text:p>-0,2590896313</text:p>
          </table:table-cell>
          <table:table-cell table:style-name="ce1" office:value-type="float" office:value="-0.511464297771454" calcext:value-type="float">
            <text:p>-0,5114642978</text:p>
          </table:table-cell>
          <table:table-cell table:style-name="ce1" office:value-type="float" office:value="5.30384063720703" calcext:value-type="float">
            <text:p>5,3038406372</text:p>
          </table:table-cell>
          <table:table-cell table:style-name="ce1" office:value-type="float" office:value="-4.47150802612305" calcext:value-type="float">
            <text:p>-4,4715080261</text:p>
          </table:table-cell>
          <table:table-cell table:style-name="ce1" office:value-type="string" calcext:value-type="string">
            <text:p>0.009312021723767286</text:p>
          </table:table-cell>
          <table:table-cell table:style-name="ce1" office:value-type="string" calcext:value-type="string">
            <text:p>-0.25908963125525786</text:p>
          </table:table-cell>
          <table:table-cell table:style-name="ce1" office:value-type="string" calcext:value-type="string">
            <text:p>-0.46571724198664316</text:p>
          </table:table-cell>
          <table:table-cell table:style-name="ce1" office:value-type="float" office:value="0.0176510710269213" calcext:value-type="float">
            <text:p>0,017651071</text:p>
          </table:table-cell>
          <table:table-cell table:style-name="ce1" office:value-type="float" office:value="-0.249076226949692" calcext:value-type="float">
            <text:p>-0,2490762269</text:p>
          </table:table-cell>
          <table:table-cell table:style-name="ce1" office:value-type="float" office:value="-0.423093231582642" calcext:value-type="float">
            <text:p>-0,4230932316</text:p>
          </table:table-cell>
          <table:table-cell table:style-name="ce1" office:value-type="float" office:value="-0.774803128407999" calcext:value-type="float">
            <text:p>-0,774803128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18020677477186" calcext:value-type="float">
            <text:p>-0,0018020677</text:p>
          </table:table-cell>
          <table:table-cell table:style-name="ce1" office:value-type="float" office:value="0.025429470164218" calcext:value-type="float">
            <text:p>0,0254294702</text:p>
          </table:table-cell>
          <table:table-cell table:style-name="ce1" office:value-type="float" office:value="0.135039583839937" calcext:value-type="float">
            <text:p>0,1350395838</text:p>
          </table:table-cell>
          <table:table-cell table:style-name="ce1" office:value-type="float" office:value="0.44218897819519" calcext:value-type="float">
            <text:p>0,4421889782</text:p>
          </table:table-cell>
          <table:table-cell table:style-name="ce1" office:value-type="float" office:value="0.442187547683716" calcext:value-type="float">
            <text:p>0,4421875477</text:p>
          </table:table-cell>
          <table:table-cell table:style-name="ce1" office:value-type="float" office:value="0.442188024520874" calcext:value-type="float">
            <text:p>0,4421880245</text:p>
          </table:table-cell>
          <table:table-cell table:style-name="ce1" office:value-type="float" office:value="-0.511464297771454" calcext:value-type="float">
            <text:p>-0,5114642978</text:p>
          </table:table-cell>
          <table:table-cell table:style-name="ce1" office:value-type="float" office:value="5.30384063720703" calcext:value-type="float">
            <text:p>5,3038406372</text:p>
          </table:table-cell>
          <table:table-cell table:style-name="ce1" office:value-type="float" office:value="-4.47150802612305" calcext:value-type="float">
            <text:p>-4,4715080261</text:p>
          </table:table-cell>
        </table:table-row>
        <table:table-row table:style-name="ro1">
          <table:table-cell table:style-name="ce1" office:value-type="string" calcext:value-type="string">
            <text:p>0.4525487422943115</text:p>
          </table:table-cell>
          <table:table-cell table:style-name="ce1" office:value-type="string" calcext:value-type="string">
            <text:p>0.021310806274414062</text:p>
          </table:table-cell>
          <table:table-cell table:style-name="ce1" office:value-type="string" calcext:value-type="string">
            <text:p>11.679800271987915</text:p>
          </table:table-cell>
          <table:table-cell table:style-name="ce1" office:value-type="float" office:value="-0.0761023759841919" calcext:value-type="float">
            <text:p>-0,076102376</text:p>
          </table:table-cell>
          <table:table-cell table:style-name="ce1" office:value-type="float" office:value="0.878636598587036" calcext:value-type="float">
            <text:p>0,8786365986</text:p>
          </table:table-cell>
          <table:table-cell table:style-name="ce1" office:value-type="float" office:value="4.66588449478149" calcext:value-type="float">
            <text:p>4,6658844948</text:p>
          </table:table-cell>
          <table:table-cell table:style-name="ce1" office:value-type="float" office:value="0.0137703465067677" calcext:value-type="float">
            <text:p>0,0137703465</text:p>
          </table:table-cell>
          <table:table-cell table:number-columns-repeated="2" table:style-name="ce1" office:value-type="float" office:value="-0.251014216324279" calcext:value-type="float">
            <text:p>-0,2510142163</text:p>
          </table:table-cell>
          <table:table-cell table:style-name="ce1" office:value-type="float" office:value="-0.518838167190552" calcext:value-type="float">
            <text:p>-0,5188381672</text:p>
          </table:table-cell>
          <table:table-cell table:style-name="ce1" office:value-type="float" office:value="5.26036739349365" calcext:value-type="float">
            <text:p>5,2603673935</text:p>
          </table:table-cell>
          <table:table-cell table:style-name="ce1" office:value-type="float" office:value="-4.34696054458618" calcext:value-type="float">
            <text:p>-4,3469605446</text:p>
          </table:table-cell>
          <table:table-cell table:style-name="ce1" office:value-type="string" calcext:value-type="string">
            <text:p>0.013770346506767735</text:p>
          </table:table-cell>
          <table:table-cell table:style-name="ce1" office:value-type="string" calcext:value-type="string">
            <text:p>-0.2510142163242795</text:p>
          </table:table-cell>
          <table:table-cell table:style-name="ce1" office:value-type="string" calcext:value-type="string">
            <text:p>-0.4482815870035536</text:p>
          </table:table-cell>
          <table:table-cell table:style-name="ce1" office:value-type="float" office:value="0.0209527831524611" calcext:value-type="float">
            <text:p>0,0209527832</text:p>
          </table:table-cell>
          <table:table-cell table:style-name="ce1" office:value-type="float" office:value="-0.241909418106079" calcext:value-type="float">
            <text:p>-0,2419094181</text:p>
          </table:table-cell>
          <table:table-cell table:style-name="ce1" office:value-type="float" office:value="-0.410125198745728" calcext:value-type="float">
            <text:p>-0,4101251987</text:p>
          </table:table-cell>
          <table:table-cell table:style-name="ce1" office:value-type="float" office:value="-0.73993837998584" calcext:value-type="float">
            <text:p>-0,7399383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72186674131545" calcext:value-type="float">
            <text:p>0,0272186674</text:p>
          </table:table-cell>
          <table:table-cell table:style-name="ce1" office:value-type="float" office:value="0.0590815474740592" calcext:value-type="float">
            <text:p>0,0590815475</text:p>
          </table:table-cell>
          <table:table-cell table:style-name="ce1" office:value-type="float" office:value="0.313744469686959" calcext:value-type="float">
            <text:p>0,3137444697</text:p>
          </table:table-cell>
          <table:table-cell table:style-name="ce1" office:value-type="float" office:value="0.449271202087402" calcext:value-type="float">
            <text:p>0,4492712021</text:p>
          </table:table-cell>
          <table:table-cell table:number-columns-repeated="2" table:style-name="ce1" office:value-type="float" office:value="0.449272871017456" calcext:value-type="float">
            <text:p>0,449272871</text:p>
          </table:table-cell>
          <table:table-cell table:style-name="ce1" office:value-type="float" office:value="-0.518838167190552" calcext:value-type="float">
            <text:p>-0,5188381672</text:p>
          </table:table-cell>
          <table:table-cell table:style-name="ce1" office:value-type="float" office:value="5.26036739349365" calcext:value-type="float">
            <text:p>5,2603673935</text:p>
          </table:table-cell>
          <table:table-cell table:style-name="ce1" office:value-type="float" office:value="-4.34696054458618" calcext:value-type="float">
            <text:p>-4,3469605446</text:p>
          </table:table-cell>
        </table:table-row>
        <table:table-row table:style-name="ro1">
          <table:table-cell table:style-name="ce1" office:value-type="string" calcext:value-type="string">
            <text:p>0.4654579162597656</text:p>
          </table:table-cell>
          <table:table-cell table:style-name="ce1" office:value-type="string" calcext:value-type="string">
            <text:p>0.012909173965454102</text:p>
          </table:table-cell>
          <table:table-cell table:style-name="ce1" office:value-type="string" calcext:value-type="string">
            <text:p>12.119340419769287</text:p>
          </table:table-cell>
          <table:table-cell table:style-name="ce1" office:value-type="float" office:value="-0.0882615968585014" calcext:value-type="float">
            <text:p>-0,0882615969</text:p>
          </table:table-cell>
          <table:table-cell table:style-name="ce1" office:value-type="float" office:value="1.13382208347321" calcext:value-type="float">
            <text:p>1,1338220835</text:p>
          </table:table-cell>
          <table:table-cell table:style-name="ce1" office:value-type="float" office:value="4.57885456085205" calcext:value-type="float">
            <text:p>4,5788545609</text:p>
          </table:table-cell>
          <table:table-cell table:style-name="ce1" office:value-type="float" office:value="0.0128961625137336" calcext:value-type="float">
            <text:p>0,0128961625</text:p>
          </table:table-cell>
          <table:table-cell table:number-columns-repeated="2" table:style-name="ce1" office:value-type="float" office:value="-0.246868002830884" calcext:value-type="float">
            <text:p>-0,2468680028</text:p>
          </table:table-cell>
          <table:table-cell table:style-name="ce1" office:value-type="float" office:value="-0.519110798835754" calcext:value-type="float">
            <text:p>-0,5191107988</text:p>
          </table:table-cell>
          <table:table-cell table:style-name="ce1" office:value-type="float" office:value="5.22322225570679" calcext:value-type="float">
            <text:p>5,2232222557</text:p>
          </table:table-cell>
          <table:table-cell table:style-name="ce1" office:value-type="float" office:value="-4.22408533096314" calcext:value-type="float">
            <text:p>-4,224085331</text:p>
          </table:table-cell>
          <table:table-cell table:style-name="ce1" office:value-type="string" calcext:value-type="string">
            <text:p>0.0128961625137336</text:p>
          </table:table-cell>
          <table:table-cell table:style-name="ce1" office:value-type="string" calcext:value-type="string">
            <text:p>-0.2468680028308839</text:p>
          </table:table-cell>
          <table:table-cell table:style-name="ce1" office:value-type="string" calcext:value-type="string">
            <text:p>-0.4424302722539717</text:p>
          </table:table-cell>
          <table:table-cell table:style-name="ce1" office:value-type="float" office:value="0.0205476415157318" calcext:value-type="float">
            <text:p>0,0205476415</text:p>
          </table:table-cell>
          <table:table-cell table:style-name="ce1" office:value-type="float" office:value="-0.2372318816185" calcext:value-type="float">
            <text:p>-0,2372318816</text:p>
          </table:table-cell>
          <table:table-cell table:style-name="ce1" office:value-type="float" office:value="-0.401661373519897" calcext:value-type="float">
            <text:p>-0,4016613735</text:p>
          </table:table-cell>
          <table:table-cell table:style-name="ce1" office:value-type="float" office:value="-0.706479403442823" calcext:value-type="float">
            <text:p>-0,706479403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341294019111123" calcext:value-type="float">
            <text:p>-0,0034129402</text:p>
          </table:table-cell>
          <table:table-cell table:style-name="ce1" office:value-type="float" office:value="0.039402918059847" calcext:value-type="float">
            <text:p>0,0394029181</text:p>
          </table:table-cell>
          <table:table-cell table:style-name="ce1" office:value-type="float" office:value="0.20924405063703" calcext:value-type="float">
            <text:p>0,2092440506</text:p>
          </table:table-cell>
          <table:table-cell table:style-name="ce1" office:value-type="float" office:value="0.43965744972229" calcext:value-type="float">
            <text:p>0,4396574497</text:p>
          </table:table-cell>
          <table:table-cell table:style-name="ce1" office:value-type="float" office:value="0.43966817855835" calcext:value-type="float">
            <text:p>0,4396681786</text:p>
          </table:table-cell>
          <table:table-cell table:style-name="ce1" office:value-type="float" office:value="0.439668893814087" calcext:value-type="float">
            <text:p>0,4396688938</text:p>
          </table:table-cell>
          <table:table-cell table:style-name="ce1" office:value-type="float" office:value="-0.519110798835754" calcext:value-type="float">
            <text:p>-0,5191107988</text:p>
          </table:table-cell>
          <table:table-cell table:style-name="ce1" office:value-type="float" office:value="5.22322225570679" calcext:value-type="float">
            <text:p>5,2232222557</text:p>
          </table:table-cell>
          <table:table-cell table:style-name="ce1" office:value-type="float" office:value="-4.22408533096314" calcext:value-type="float">
            <text:p>-4,224085331</text:p>
          </table:table-cell>
        </table:table-row>
        <table:table-row table:style-name="ro1">
          <table:table-cell table:style-name="ce1" office:value-type="string" calcext:value-type="string">
            <text:p>0.4846994876861572</text:p>
          </table:table-cell>
          <table:table-cell table:style-name="ce1" office:value-type="string" calcext:value-type="string">
            <text:p>0.0192415714263916</text:p>
          </table:table-cell>
          <table:table-cell table:style-name="ce1" office:value-type="string" calcext:value-type="string">
            <text:p>12.550891160964966</text:p>
          </table:table-cell>
          <table:table-cell table:style-name="ce1" office:value-type="float" office:value="-0.0867772325873375" calcext:value-type="float">
            <text:p>-0,0867772326</text:p>
          </table:table-cell>
          <table:table-cell table:style-name="ce1" office:value-type="float" office:value="1.11475372314453" calcext:value-type="float">
            <text:p>1,1147537231</text:p>
          </table:table-cell>
          <table:table-cell table:style-name="ce1" office:value-type="float" office:value="4.50184869766235" calcext:value-type="float">
            <text:p>4,5018486977</text:p>
          </table:table-cell>
          <table:table-cell table:style-name="ce1" office:value-type="float" office:value="0.0174394936312797" calcext:value-type="float">
            <text:p>0,0174394936</text:p>
          </table:table-cell>
          <table:table-cell table:number-columns-repeated="2" table:style-name="ce1" office:value-type="float" office:value="-0.332793188113029" calcext:value-type="float">
            <text:p>-0,3327931881</text:p>
          </table:table-cell>
          <table:table-cell table:style-name="ce1" office:value-type="float" office:value="-0.514104664325714" calcext:value-type="float">
            <text:p>-0,5141046643</text:p>
          </table:table-cell>
          <table:table-cell table:style-name="ce1" office:value-type="float" office:value="5.18504095077515" calcext:value-type="float">
            <text:p>5,1850409508</text:p>
          </table:table-cell>
          <table:table-cell table:style-name="ce1" office:value-type="float" office:value="-4.10870838165283" calcext:value-type="float">
            <text:p>-4,1087083817</text:p>
          </table:table-cell>
          <table:table-cell table:style-name="ce1" office:value-type="string" calcext:value-type="string">
            <text:p>0.017439493631279737</text:p>
          </table:table-cell>
          <table:table-cell table:style-name="ce1" office:value-type="string" calcext:value-type="string">
            <text:p>-0.3327931881130289</text:p>
          </table:table-cell>
          <table:table-cell table:style-name="ce1" office:value-type="string" calcext:value-type="string">
            <text:p>-0.434614322629167</text:p>
          </table:table-cell>
          <table:table-cell table:style-name="ce1" office:value-type="float" office:value="0.0238306311517954" calcext:value-type="float">
            <text:p>0,0238306312</text:p>
          </table:table-cell>
          <table:table-cell table:style-name="ce1" office:value-type="float" office:value="-0.306131962537766" calcext:value-type="float">
            <text:p>-0,3061319625</text:p>
          </table:table-cell>
          <table:table-cell table:style-name="ce1" office:value-type="float" office:value="-0.393654619598389" calcext:value-type="float">
            <text:p>-0,3936546196</text:p>
          </table:table-cell>
          <table:table-cell table:style-name="ce1" office:value-type="float" office:value="-0.668378556309759" calcext:value-type="float">
            <text:p>-0,668378556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81671493332877" calcext:value-type="float">
            <text:p>0,0281671493</text:p>
          </table:table-cell>
          <table:table-cell table:style-name="ce1" office:value-type="float" office:value="-0.591156502787532" calcext:value-type="float">
            <text:p>-0,5911565028</text:p>
          </table:table-cell>
          <table:table-cell table:style-name="ce1" office:value-type="float" office:value="0.201611878768866" calcext:value-type="float">
            <text:p>0,2016118788</text:p>
          </table:table-cell>
          <table:table-cell table:style-name="ce1" office:value-type="float" office:value="0.431680917739868" calcext:value-type="float">
            <text:p>0,4316809177</text:p>
          </table:table-cell>
          <table:table-cell table:style-name="ce1" office:value-type="float" office:value="0.431671619415283" calcext:value-type="float">
            <text:p>0,4316716194</text:p>
          </table:table-cell>
          <table:table-cell table:style-name="ce1" office:value-type="float" office:value="0.431670665740967" calcext:value-type="float">
            <text:p>0,4316706657</text:p>
          </table:table-cell>
          <table:table-cell table:style-name="ce1" office:value-type="float" office:value="-0.514104664325714" calcext:value-type="float">
            <text:p>-0,5141046643</text:p>
          </table:table-cell>
          <table:table-cell table:style-name="ce1" office:value-type="float" office:value="5.18504095077515" calcext:value-type="float">
            <text:p>5,1850409508</text:p>
          </table:table-cell>
          <table:table-cell table:style-name="ce1" office:value-type="float" office:value="-4.10870838165283" calcext:value-type="float">
            <text:p>-4,1087083817</text:p>
          </table:table-cell>
        </table:table-row>
        <table:table-row table:style-name="ro1">
          <table:table-cell table:style-name="ce1" office:value-type="string" calcext:value-type="string">
            <text:p>0.49742937088012695</text:p>
          </table:table-cell>
          <table:table-cell table:style-name="ce1" office:value-type="string" calcext:value-type="string">
            <text:p>0.012729883193969727</text:p>
          </table:table-cell>
          <table:table-cell table:style-name="ce1" office:value-type="string" calcext:value-type="string">
            <text:p>12.988871097564697</text:p>
          </table:table-cell>
          <table:table-cell table:style-name="ce1" office:value-type="float" office:value="-0.0711329132318497" calcext:value-type="float">
            <text:p>-0,0711329132</text:p>
          </table:table-cell>
          <table:table-cell table:style-name="ce1" office:value-type="float" office:value="0.821261882781982" calcext:value-type="float">
            <text:p>0,8212618828</text:p>
          </table:table-cell>
          <table:table-cell table:style-name="ce1" office:value-type="float" office:value="4.36120367050171" calcext:value-type="float">
            <text:p>4,3612036705</text:p>
          </table:table-cell>
          <table:table-cell table:style-name="ce1" office:value-type="float" office:value="0.0165931027200237" calcext:value-type="float">
            <text:p>0,0165931027</text:p>
          </table:table-cell>
          <table:table-cell table:number-columns-repeated="2" table:style-name="ce1" office:value-type="float" office:value="-0.310507382866735" calcext:value-type="float">
            <text:p>-0,3105073829</text:p>
          </table:table-cell>
          <table:table-cell table:style-name="ce1" office:value-type="float" office:value="-0.514104664325714" calcext:value-type="float">
            <text:p>-0,5141046643</text:p>
          </table:table-cell>
          <table:table-cell table:style-name="ce1" office:value-type="float" office:value="5.18504095077515" calcext:value-type="float">
            <text:p>5,1850409508</text:p>
          </table:table-cell>
          <table:table-cell table:style-name="ce1" office:value-type="float" office:value="-4.10870838165283" calcext:value-type="float">
            <text:p>-4,1087083817</text:p>
          </table:table-cell>
          <table:table-cell table:style-name="ce1" office:value-type="string" calcext:value-type="string">
            <text:p>0.016593102720023747</text:p>
          </table:table-cell>
          <table:table-cell table:style-name="ce1" office:value-type="string" calcext:value-type="string">
            <text:p>-0.3105073828667354</text:p>
          </table:table-cell>
          <table:table-cell table:style-name="ce1" office:value-type="string" calcext:value-type="string">
            <text:p>-0.42817224722595715</text:p>
          </table:table-cell>
          <table:table-cell table:style-name="ce1" office:value-type="float" office:value="0.0234298527985811" calcext:value-type="float">
            <text:p>0,0234298528</text:p>
          </table:table-cell>
          <table:table-cell table:style-name="ce1" office:value-type="float" office:value="-0.300983505249023" calcext:value-type="float">
            <text:p>-0,3009835052</text:p>
          </table:table-cell>
          <table:table-cell table:style-name="ce1" office:value-type="float" office:value="-0.386570080184937" calcext:value-type="float">
            <text:p>-0,3865700802</text:p>
          </table:table-cell>
          <table:table-cell table:style-name="ce1" office:value-type="float" office:value="-0.630392082933346" calcext:value-type="float">
            <text:p>-0,630392082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339091819150304" calcext:value-type="float">
            <text:p>-0,0033909182</text:p>
          </table:table-cell>
          <table:table-cell table:style-name="ce1" office:value-type="float" office:value="0.0435600882328913" calcext:value-type="float">
            <text:p>0,0435600882</text:p>
          </table:table-cell>
          <table:table-cell table:style-name="ce1" office:value-type="float" office:value="0.175913318359175" calcext:value-type="float">
            <text:p>0,1759133184</text:p>
          </table:table-cell>
          <table:table-cell table:style-name="ce1" office:value-type="float" office:value="0.437747001647949" calcext:value-type="float">
            <text:p>0,4377470016</text:p>
          </table:table-cell>
          <table:table-cell table:style-name="ce1" office:value-type="float" office:value="0.437748432159424" calcext:value-type="float">
            <text:p>0,4377484322</text:p>
          </table:table-cell>
          <table:table-cell table:style-name="ce1" office:value-type="float" office:value="0.437748908996582" calcext:value-type="float">
            <text:p>0,437748909</text:p>
          </table:table-cell>
          <table:table-cell table:style-name="ce1" office:value-type="float" office:value="-0.514104664325714" calcext:value-type="float">
            <text:p>-0,5141046643</text:p>
          </table:table-cell>
          <table:table-cell table:style-name="ce1" office:value-type="float" office:value="5.18504095077515" calcext:value-type="float">
            <text:p>5,1850409508</text:p>
          </table:table-cell>
          <table:table-cell table:style-name="ce1" office:value-type="float" office:value="-4.10870838165283" calcext:value-type="float">
            <text:p>-4,1087083817</text:p>
          </table:table-cell>
        </table:table-row>
        <table:table-row table:style-name="ro1">
          <table:table-cell table:style-name="ce1" office:value-type="string" calcext:value-type="string">
            <text:p>0.5103497505187988</text:p>
          </table:table-cell>
          <table:table-cell table:style-name="ce1" office:value-type="string" calcext:value-type="string">
            <text:p>0.012920379638671875</text:p>
          </table:table-cell>
          <table:table-cell table:style-name="ce1" office:value-type="string" calcext:value-type="string">
            <text:p>13.425743103027344</text:p>
          </table:table-cell>
          <table:table-cell table:style-name="ce1" office:value-type="float" office:value="-0.0572362057864666" calcext:value-type="float">
            <text:p>-0,0572362058</text:p>
          </table:table-cell>
          <table:table-cell table:style-name="ce1" office:value-type="float" office:value="0.794947326183319" calcext:value-type="float">
            <text:p>0,7949473262</text:p>
          </table:table-cell>
          <table:table-cell table:style-name="ce1" office:value-type="float" office:value="4.28900718688965" calcext:value-type="float">
            <text:p>4,2890071869</text:p>
          </table:table-cell>
          <table:table-cell table:style-name="ce1" office:value-type="float" office:value="0.0118264227869876" calcext:value-type="float">
            <text:p>0,0118264228</text:p>
          </table:table-cell>
          <table:table-cell table:number-columns-repeated="2" table:style-name="ce1" office:value-type="float" office:value="-0.214303032257328" calcext:value-type="float">
            <text:p>-0,2143030323</text:p>
          </table:table-cell>
          <table:table-cell table:style-name="ce1" office:value-type="float" office:value="-0.504600167274475" calcext:value-type="float">
            <text:p>-0,5046001673</text:p>
          </table:table-cell>
          <table:table-cell table:style-name="ce1" office:value-type="float" office:value="5.13633966445923" calcext:value-type="float">
            <text:p>5,1363396645</text:p>
          </table:table-cell>
          <table:table-cell table:style-name="ce1" office:value-type="float" office:value="-3.99595284461975" calcext:value-type="float">
            <text:p>-3,9959528446</text:p>
          </table:table-cell>
          <table:table-cell table:style-name="ce1" office:value-type="string" calcext:value-type="string">
            <text:p>0.011826422786987595</text:p>
          </table:table-cell>
          <table:table-cell table:style-name="ce1" office:value-type="string" calcext:value-type="string">
            <text:p>-0.2143030322573277</text:p>
          </table:table-cell>
          <table:table-cell table:style-name="ce1" office:value-type="string" calcext:value-type="string">
            <text:p>-0.4115827697739074</text:p>
          </table:table-cell>
          <table:table-cell table:style-name="ce1" office:value-type="float" office:value="0.0192058865725994" calcext:value-type="float">
            <text:p>0,0192058866</text:p>
          </table:table-cell>
          <table:table-cell table:style-name="ce1" office:value-type="float" office:value="-0.221740708351135" calcext:value-type="float">
            <text:p>-0,2217407084</text:p>
          </table:table-cell>
          <table:table-cell table:style-name="ce1" office:value-type="float" office:value="-0.373630737686157" calcext:value-type="float">
            <text:p>-0,3736307377</text:p>
          </table:table-cell>
          <table:table-cell table:style-name="ce1" office:value-type="float" office:value="-0.599314086305783" calcext:value-type="float">
            <text:p>-0,599314086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358075208199977" calcext:value-type="float">
            <text:p>-0,0358075208</text:p>
          </table:table-cell>
          <table:table-cell table:style-name="ce1" office:value-type="float" office:value="0.671765781252132" calcext:value-type="float">
            <text:p>0,6717657813</text:p>
          </table:table-cell>
          <table:table-cell table:style-name="ce1" office:value-type="float" office:value="0.321918716489993" calcext:value-type="float">
            <text:p>0,3219187165</text:p>
          </table:table-cell>
          <table:table-cell table:style-name="ce1" office:value-type="float" office:value="0.43690037727356" calcext:value-type="float">
            <text:p>0,4369003773</text:p>
          </table:table-cell>
          <table:table-cell table:number-columns-repeated="2" table:style-name="ce1" office:value-type="float" office:value="0.436896085739136" calcext:value-type="float">
            <text:p>0,4368960857</text:p>
          </table:table-cell>
          <table:table-cell table:style-name="ce1" office:value-type="float" office:value="-0.504600167274475" calcext:value-type="float">
            <text:p>-0,5046001673</text:p>
          </table:table-cell>
          <table:table-cell table:style-name="ce1" office:value-type="float" office:value="5.13633966445923" calcext:value-type="float">
            <text:p>5,1363396645</text:p>
          </table:table-cell>
          <table:table-cell table:style-name="ce1" office:value-type="float" office:value="-3.99595284461975" calcext:value-type="float">
            <text:p>-3,9959528446</text:p>
          </table:table-cell>
        </table:table-row>
        <table:table-row table:style-name="ro1">
          <table:table-cell table:style-name="ce1" office:value-type="string" calcext:value-type="string">
            <text:p>0.5354733467102051</text:p>
          </table:table-cell>
          <table:table-cell table:style-name="ce1" office:value-type="string" calcext:value-type="string">
            <text:p>0.02512359619140625</text:p>
          </table:table-cell>
          <table:table-cell table:style-name="ce1" office:value-type="string" calcext:value-type="string">
            <text:p>13.866523504257202</text:p>
          </table:table-cell>
          <table:table-cell table:style-name="ce1" office:value-type="float" office:value="-0.0438941530883312" calcext:value-type="float">
            <text:p>-0,0438941531</text:p>
          </table:table-cell>
          <table:table-cell table:style-name="ce1" office:value-type="float" office:value="0.746200621128082" calcext:value-type="float">
            <text:p>0,7462006211</text:p>
          </table:table-cell>
          <table:table-cell table:style-name="ce1" office:value-type="float" office:value="4.22899389266968" calcext:value-type="float">
            <text:p>4,2289938927</text:p>
          </table:table-cell>
          <table:table-cell table:style-name="ce1" office:value-type="float" office:value="0.00845990969847398" calcext:value-type="float">
            <text:p>0,0084599097</text:p>
          </table:table-cell>
          <table:table-cell table:number-columns-repeated="2" table:style-name="ce1" office:value-type="float" office:value="-0.223724003909708" calcext:value-type="float">
            <text:p>-0,2237240039</text:p>
          </table:table-cell>
          <table:table-cell table:style-name="ce1" office:value-type="float" office:value="-0.492109626531601" calcext:value-type="float">
            <text:p>-0,4921096265</text:p>
          </table:table-cell>
          <table:table-cell table:style-name="ce1" office:value-type="float" office:value="5.07510995864868" calcext:value-type="float">
            <text:p>5,0751099586</text:p>
          </table:table-cell>
          <table:table-cell table:style-name="ce1" office:value-type="float" office:value="-3.88496446609497" calcext:value-type="float">
            <text:p>-3,8849644661</text:p>
          </table:table-cell>
          <table:table-cell table:style-name="ce1" office:value-type="string" calcext:value-type="string">
            <text:p>0.008459909698473975</text:p>
          </table:table-cell>
          <table:table-cell table:style-name="ce1" office:value-type="string" calcext:value-type="string">
            <text:p>-0.22372400390970787</text:p>
          </table:table-cell>
          <table:table-cell table:style-name="ce1" office:value-type="string" calcext:value-type="string">
            <text:p>-0.4088941588232566</text:p>
          </table:table-cell>
          <table:table-cell table:style-name="ce1" office:value-type="float" office:value="0.015453775562346" calcext:value-type="float">
            <text:p>0,0154537756</text:p>
          </table:table-cell>
          <table:table-cell table:style-name="ce1" office:value-type="float" office:value="-0.214635778069496" calcext:value-type="float">
            <text:p>-0,2146357781</text:p>
          </table:table-cell>
          <table:table-cell table:style-name="ce1" office:value-type="float" office:value="-0.366988661193848" calcext:value-type="float">
            <text:p>-0,3669886612</text:p>
          </table:table-cell>
          <table:table-cell table:style-name="ce1" office:value-type="float" office:value="-0.574083427981946" calcext:value-type="float">
            <text:p>-0,57408342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315249327579698" calcext:value-type="float">
            <text:p>-0,0315249328</text:p>
          </table:table-cell>
          <table:table-cell table:style-name="ce1" office:value-type="float" office:value="0.059695339251418" calcext:value-type="float">
            <text:p>0,0596953393</text:p>
          </table:table-cell>
          <table:table-cell table:style-name="ce1" office:value-type="float" office:value="0.163780094823642" calcext:value-type="float">
            <text:p>0,1637800948</text:p>
          </table:table-cell>
          <table:table-cell table:style-name="ce1" office:value-type="float" office:value="0.440816402435303" calcext:value-type="float">
            <text:p>0,4408164024</text:p>
          </table:table-cell>
          <table:table-cell table:style-name="ce1" office:value-type="float" office:value="0.440814256668091" calcext:value-type="float">
            <text:p>0,4408142567</text:p>
          </table:table-cell>
          <table:table-cell table:style-name="ce1" office:value-type="float" office:value="0.440813541412354" calcext:value-type="float">
            <text:p>0,4408135414</text:p>
          </table:table-cell>
          <table:table-cell table:style-name="ce1" office:value-type="float" office:value="-0.492109626531601" calcext:value-type="float">
            <text:p>-0,4921096265</text:p>
          </table:table-cell>
          <table:table-cell table:style-name="ce1" office:value-type="float" office:value="5.07510995864868" calcext:value-type="float">
            <text:p>5,0751099586</text:p>
          </table:table-cell>
          <table:table-cell table:style-name="ce1" office:value-type="float" office:value="-3.88496446609497" calcext:value-type="float">
            <text:p>-3,8849644661</text:p>
          </table:table-cell>
        </table:table-row>
        <table:table-row table:style-name="ro1">
          <table:table-cell table:style-name="ce1" office:value-type="string" calcext:value-type="string">
            <text:p>0.5489883422851562</text:p>
          </table:table-cell>
          <table:table-cell table:style-name="ce1" office:value-type="string" calcext:value-type="string">
            <text:p>0.013514995574951172</text:p>
          </table:table-cell>
          <table:table-cell table:style-name="ce1" office:value-type="string" calcext:value-type="string">
            <text:p>14.311828851699829</text:p>
          </table:table-cell>
          <table:table-cell table:style-name="ce1" office:value-type="float" office:value="-0.0303237047046423" calcext:value-type="float">
            <text:p>-0,0303237047</text:p>
          </table:table-cell>
          <table:table-cell table:style-name="ce1" office:value-type="float" office:value="0.685315728187561" calcext:value-type="float">
            <text:p>0,6853157282</text:p>
          </table:table-cell>
          <table:table-cell table:style-name="ce1" office:value-type="float" office:value="4.09016370773315" calcext:value-type="float">
            <text:p>4,0901637077</text:p>
          </table:table-cell>
          <table:table-cell table:style-name="ce1" office:value-type="float" office:value="0.005109530295567" calcext:value-type="float">
            <text:p>0,0051095303</text:p>
          </table:table-cell>
          <table:table-cell table:number-columns-repeated="2" table:style-name="ce1" office:value-type="float" office:value="-0.209220371374101" calcext:value-type="float">
            <text:p>-0,2092203714</text:p>
          </table:table-cell>
          <table:table-cell table:style-name="ce1" office:value-type="float" office:value="-0.476838976144791" calcext:value-type="float">
            <text:p>-0,4768389761</text:p>
          </table:table-cell>
          <table:table-cell table:style-name="ce1" office:value-type="float" office:value="5.01767587661743" calcext:value-type="float">
            <text:p>5,0176758766</text:p>
          </table:table-cell>
          <table:table-cell table:style-name="ce1" office:value-type="float" office:value="-3.77459001541138" calcext:value-type="float">
            <text:p>-3,7745900154</text:p>
          </table:table-cell>
          <table:table-cell table:style-name="ce1" office:value-type="string" calcext:value-type="string">
            <text:p>0.0051095302955670024</text:p>
          </table:table-cell>
          <table:table-cell table:style-name="ce1" office:value-type="string" calcext:value-type="string">
            <text:p>-0.20922037137410082</text:p>
          </table:table-cell>
          <table:table-cell table:style-name="ce1" office:value-type="string" calcext:value-type="string">
            <text:p>-0.40410031864646956</text:p>
          </table:table-cell>
          <table:table-cell table:style-name="ce1" office:value-type="float" office:value="0.0118514213338494" calcext:value-type="float">
            <text:p>0,0118514213</text:p>
          </table:table-cell>
          <table:table-cell table:style-name="ce1" office:value-type="float" office:value="-0.201474167704582" calcext:value-type="float">
            <text:p>-0,2014741677</text:p>
          </table:table-cell>
          <table:table-cell table:style-name="ce1" office:value-type="float" office:value="-0.36146743812561" calcext:value-type="float">
            <text:p>-0,3614674381</text:p>
          </table:table-cell>
          <table:table-cell table:style-name="ce1" office:value-type="float" office:value="-0.554525238443938" calcext:value-type="float">
            <text:p>-0,554525238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99433698863813" calcext:value-type="float">
            <text:p>-0,0299433699</text:p>
          </table:table-cell>
          <table:table-cell table:style-name="ce1" office:value-type="float" office:value="0.109399864091904" calcext:value-type="float">
            <text:p>0,1093998641</text:p>
          </table:table-cell>
          <table:table-cell table:style-name="ce1" office:value-type="float" office:value="0.134684779165632" calcext:value-type="float">
            <text:p>0,1346847792</text:p>
          </table:table-cell>
          <table:table-cell table:style-name="ce1" office:value-type="float" office:value="0.445576190948486" calcext:value-type="float">
            <text:p>0,4455761909</text:p>
          </table:table-cell>
          <table:table-cell table:style-name="ce1" office:value-type="float" office:value="0.445582866668701" calcext:value-type="float">
            <text:p>0,4455828667</text:p>
          </table:table-cell>
          <table:table-cell table:style-name="ce1" office:value-type="float" office:value="0.445583343505859" calcext:value-type="float">
            <text:p>0,4455833435</text:p>
          </table:table-cell>
          <table:table-cell table:style-name="ce1" office:value-type="float" office:value="-0.476838976144791" calcext:value-type="float">
            <text:p>-0,4768389761</text:p>
          </table:table-cell>
          <table:table-cell table:style-name="ce1" office:value-type="float" office:value="5.01767587661743" calcext:value-type="float">
            <text:p>5,0176758766</text:p>
          </table:table-cell>
          <table:table-cell table:style-name="ce1" office:value-type="float" office:value="-3.77459001541138" calcext:value-type="float">
            <text:p>-3,7745900154</text:p>
          </table:table-cell>
        </table:table-row>
        <table:table-row table:style-name="ro1">
          <table:table-cell table:style-name="ce1" office:value-type="string" calcext:value-type="string">
            <text:p>0.5631294250488281</text:p>
          </table:table-cell>
          <table:table-cell table:style-name="ce1" office:value-type="string" calcext:value-type="string">
            <text:p>0.014141082763671875</text:p>
          </table:table-cell>
          <table:table-cell table:style-name="ce1" office:value-type="string" calcext:value-type="string">
            <text:p>14.747972965240479</text:p>
          </table:table-cell>
          <table:table-cell table:style-name="ce1" office:value-type="float" office:value="-0.460187286138535" calcext:value-type="float">
            <text:p>-0,4601872861</text:p>
          </table:table-cell>
          <table:table-cell table:style-name="ce1" office:value-type="float" office:value="0.675339818000793" calcext:value-type="float">
            <text:p>0,675339818</text:p>
          </table:table-cell>
          <table:table-cell table:style-name="ce1" office:value-type="float" office:value="4.03062438964844" calcext:value-type="float">
            <text:p>4,0306243896</text:p>
          </table:table-cell>
          <table:table-cell table:style-name="ce1" office:value-type="float" office:value="0.00155470745027073" calcext:value-type="float">
            <text:p>0,0015547075</text:p>
          </table:table-cell>
          <table:table-cell table:number-columns-repeated="2" table:style-name="ce1" office:value-type="float" office:value="-0.191963384252497" calcext:value-type="float">
            <text:p>-0,1919633843</text:p>
          </table:table-cell>
          <table:table-cell table:style-name="ce1" office:value-type="float" office:value="-0.462008953094482" calcext:value-type="float">
            <text:p>-0,4620089531</text:p>
          </table:table-cell>
          <table:table-cell table:style-name="ce1" office:value-type="float" office:value="4.96431541442871" calcext:value-type="float">
            <text:p>4,9643154144</text:p>
          </table:table-cell>
          <table:table-cell table:style-name="ce1" office:value-type="float" office:value="-3.67114090919495" calcext:value-type="float">
            <text:p>-3,6711409092</text:p>
          </table:table-cell>
          <table:table-cell table:style-name="ce1" office:value-type="string" calcext:value-type="string">
            <text:p>0.001554707450270731</text:p>
          </table:table-cell>
          <table:table-cell table:style-name="ce1" office:value-type="string" calcext:value-type="string">
            <text:p>-0.19196338425249695</text:p>
          </table:table-cell>
          <table:table-cell table:style-name="ce1" office:value-type="string" calcext:value-type="string">
            <text:p>-0.38673150744113344</text:p>
          </table:table-cell>
          <table:table-cell table:style-name="ce1" office:value-type="float" office:value="0.00818740027025342" calcext:value-type="float">
            <text:p>0,0081874003</text:p>
          </table:table-cell>
          <table:table-cell table:style-name="ce1" office:value-type="float" office:value="-0.185035246610641" calcext:value-type="float">
            <text:p>-0,1850352466</text:p>
          </table:table-cell>
          <table:table-cell table:style-name="ce1" office:value-type="float" office:value="-0.34869506111145" calcext:value-type="float">
            <text:p>-0,3486950611</text:p>
          </table:table-cell>
          <table:table-cell table:style-name="ce1" office:value-type="float" office:value="-0.541309045034414" calcext:value-type="float">
            <text:p>-0,54130904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311365199301654" calcext:value-type="float">
            <text:p>-0,0311365199</text:p>
          </table:table-cell>
          <table:table-cell table:style-name="ce1" office:value-type="float" office:value="0.139698605857205" calcext:value-type="float">
            <text:p>0,1396986059</text:p>
          </table:table-cell>
          <table:table-cell table:style-name="ce1" office:value-type="float" office:value="0.318542146812669" calcext:value-type="float">
            <text:p>0,3185421468</text:p>
          </table:table-cell>
          <table:table-cell table:style-name="ce1" office:value-type="float" office:value="0.435837030410767" calcext:value-type="float">
            <text:p>0,4358370304</text:p>
          </table:table-cell>
          <table:table-cell table:style-name="ce1" office:value-type="float" office:value="0.435830354690552" calcext:value-type="float">
            <text:p>0,4358303547</text:p>
          </table:table-cell>
          <table:table-cell table:style-name="ce1" office:value-type="float" office:value="0.435829877853394" calcext:value-type="float">
            <text:p>0,4358298779</text:p>
          </table:table-cell>
          <table:table-cell table:style-name="ce1" office:value-type="float" office:value="-0.462008953094482" calcext:value-type="float">
            <text:p>-0,4620089531</text:p>
          </table:table-cell>
          <table:table-cell table:style-name="ce1" office:value-type="float" office:value="4.96431541442871" calcext:value-type="float">
            <text:p>4,9643154144</text:p>
          </table:table-cell>
          <table:table-cell table:style-name="ce1" office:value-type="float" office:value="-3.67114090919495" calcext:value-type="float">
            <text:p>-3,6711409092</text:p>
          </table:table-cell>
        </table:table-row>
        <table:table-row table:style-name="ro1">
          <table:table-cell table:style-name="ce1" office:value-type="string" calcext:value-type="string">
            <text:p>0.579803466796875</text:p>
          </table:table-cell>
          <table:table-cell table:style-name="ce1" office:value-type="string" calcext:value-type="string">
            <text:p>0.016674041748046875</text:p>
          </table:table-cell>
          <table:table-cell table:style-name="ce1" office:value-type="string" calcext:value-type="string">
            <text:p>15.195959091186523</text:p>
          </table:table-cell>
          <table:table-cell table:style-name="ce1" office:value-type="float" office:value="-0.00580099038779736" calcext:value-type="float">
            <text:p>-0,0058009904</text:p>
          </table:table-cell>
          <table:table-cell table:style-name="ce1" office:value-type="float" office:value="0.597502052783966" calcext:value-type="float">
            <text:p>0,5975020528</text:p>
          </table:table-cell>
          <table:table-cell table:style-name="ce1" office:value-type="float" office:value="3.91228580474854" calcext:value-type="float">
            <text:p>3,9122858047</text:p>
          </table:table-cell>
          <table:table-cell table:style-name="ce1" office:value-type="float" office:value="0.146363255579358" calcext:value-type="float">
            <text:p>0,1463632556</text:p>
          </table:table-cell>
          <table:table-cell table:number-columns-repeated="2" table:style-name="ce1" office:value-type="float" office:value="-0.192445821960194" calcext:value-type="float">
            <text:p>-0,192445822</text:p>
          </table:table-cell>
          <table:table-cell table:style-name="ce1" office:value-type="float" office:value="-0.462008953094482" calcext:value-type="float">
            <text:p>-0,4620089531</text:p>
          </table:table-cell>
          <table:table-cell table:style-name="ce1" office:value-type="float" office:value="4.96431541442871" calcext:value-type="float">
            <text:p>4,9643154144</text:p>
          </table:table-cell>
          <table:table-cell table:style-name="ce1" office:value-type="float" office:value="-3.67114090919495" calcext:value-type="float">
            <text:p>-3,6711409092</text:p>
          </table:table-cell>
          <table:table-cell table:style-name="ce1" office:value-type="string" calcext:value-type="string">
            <text:p>0.14636325557935825</text:p>
          </table:table-cell>
          <table:table-cell table:style-name="ce1" office:value-type="string" calcext:value-type="string">
            <text:p>-0.19244582196019405</text:p>
          </table:table-cell>
          <table:table-cell table:style-name="ce1" office:value-type="string" calcext:value-type="string">
            <text:p>-0.385924217666003</text:p>
          </table:table-cell>
          <table:table-cell table:style-name="ce1" office:value-type="float" office:value="0.124250567257404" calcext:value-type="float">
            <text:p>0,1242505673</text:p>
          </table:table-cell>
          <table:table-cell table:style-name="ce1" office:value-type="float" office:value="-0.182341750860214" calcext:value-type="float">
            <text:p>-0,1823417509</text:p>
          </table:table-cell>
          <table:table-cell table:style-name="ce1" office:value-type="float" office:value="-0.343217443847656" calcext:value-type="float">
            <text:p>-0,3432174438</text:p>
          </table:table-cell>
          <table:table-cell table:style-name="ce1" office:value-type="float" office:value="-0.333316395639091" calcext:value-type="float">
            <text:p>-0,333316395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51080509455266" calcext:value-type="float">
            <text:p>0,9510805095</text:p>
          </table:table-cell>
          <table:table-cell table:style-name="ce1" office:value-type="float" office:value="0.022071440741489" calcext:value-type="float">
            <text:p>0,0220714407</text:p>
          </table:table-cell>
          <table:table-cell table:style-name="ce1" office:value-type="float" office:value="0.131729047266129" calcext:value-type="float">
            <text:p>0,1317290473</text:p>
          </table:table-cell>
          <table:table-cell table:style-name="ce1" office:value-type="float" office:value="0.451973915100098" calcext:value-type="float">
            <text:p>0,4519739151</text:p>
          </table:table-cell>
          <table:table-cell table:style-name="ce1" office:value-type="float" office:value="0.451982736587524" calcext:value-type="float">
            <text:p>0,4519827366</text:p>
          </table:table-cell>
          <table:table-cell table:style-name="ce1" office:value-type="float" office:value="0.451983213424683" calcext:value-type="float">
            <text:p>0,4519832134</text:p>
          </table:table-cell>
          <table:table-cell table:style-name="ce1" office:value-type="float" office:value="-0.462008953094482" calcext:value-type="float">
            <text:p>-0,4620089531</text:p>
          </table:table-cell>
          <table:table-cell table:style-name="ce1" office:value-type="float" office:value="4.96431541442871" calcext:value-type="float">
            <text:p>4,9643154144</text:p>
          </table:table-cell>
          <table:table-cell table:style-name="ce1" office:value-type="float" office:value="-3.67114090919495" calcext:value-type="float">
            <text:p>-3,6711409092</text:p>
          </table:table-cell>
        </table:table-row>
        <table:table-row table:style-name="ro1">
          <table:table-cell table:style-name="ce1" office:value-type="string" calcext:value-type="string">
            <text:p>0.6010322570800781</text:p>
          </table:table-cell>
          <table:table-cell table:style-name="ce1" office:value-type="string" calcext:value-type="string">
            <text:p>0.021228790283203125</text:p>
          </table:table-cell>
          <table:table-cell table:style-name="ce1" office:value-type="string" calcext:value-type="string">
            <text:p>15.667721271514893</text:p>
          </table:table-cell>
          <table:table-cell table:style-name="ce1" office:value-type="float" office:value="-0.00563977193087339" calcext:value-type="float">
            <text:p>-0,0056397719</text:p>
          </table:table-cell>
          <table:table-cell table:style-name="ce1" office:value-type="float" office:value="0.547057926654816" calcext:value-type="float">
            <text:p>0,5470579267</text:p>
          </table:table-cell>
          <table:table-cell table:style-name="ce1" office:value-type="float" office:value="3.80355739593506" calcext:value-type="float">
            <text:p>3,8035573959</text:p>
          </table:table-cell>
          <table:table-cell table:style-name="ce1" office:value-type="float" office:value="-0.0279462084946721" calcext:value-type="float">
            <text:p>-0,0279462085</text:p>
          </table:table-cell>
          <table:table-cell table:number-columns-repeated="2" table:style-name="ce1" office:value-type="float" office:value="-0.167575882064748" calcext:value-type="float">
            <text:p>-0,1675758821</text:p>
          </table:table-cell>
          <table:table-cell table:style-name="ce1" office:value-type="float" office:value="-0.448899120092392" calcext:value-type="float">
            <text:p>-0,4488991201</text:p>
          </table:table-cell>
          <table:table-cell table:style-name="ce1" office:value-type="float" office:value="4.90975284576416" calcext:value-type="float">
            <text:p>4,9097528458</text:p>
          </table:table-cell>
          <table:table-cell table:style-name="ce1" office:value-type="float" office:value="-3.56918692588806" calcext:value-type="float">
            <text:p>-3,5691869259</text:p>
          </table:table-cell>
          <table:table-cell table:style-name="ce1" office:value-type="string" calcext:value-type="string">
            <text:p>-0.027946208494672137</text:p>
          </table:table-cell>
          <table:table-cell table:style-name="ce1" office:value-type="string" calcext:value-type="string">
            <text:p>-0.16757588206474774</text:p>
          </table:table-cell>
          <table:table-cell table:style-name="ce1" office:value-type="string" calcext:value-type="string">
            <text:p>-0.37206645320859877</text:p>
          </table:table-cell>
          <table:table-cell table:style-name="ce1" office:value-type="float" office:value="0.00156626740470529" calcext:value-type="float">
            <text:p>0,0015662674</text:p>
          </table:table-cell>
          <table:table-cell table:style-name="ce1" office:value-type="float" office:value="-0.161325554251671" calcext:value-type="float">
            <text:p>-0,1613255543</text:p>
          </table:table-cell>
          <table:table-cell table:style-name="ce1" office:value-type="float" office:value="-0.332330294036865" calcext:value-type="float">
            <text:p>-0,332330294</text:p>
          </table:table-cell>
          <table:table-cell table:style-name="ce1" office:value-type="float" office:value="-0.330576522569551" calcext:value-type="float">
            <text:p>-0,330576522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62048411403082" calcext:value-type="float">
            <text:p>-0,9620484114</text:p>
          </table:table-cell>
          <table:table-cell table:style-name="ce1" office:value-type="float" office:value="0.164802673589745" calcext:value-type="float">
            <text:p>0,1648026736</text:p>
          </table:table-cell>
          <table:table-cell table:style-name="ce1" office:value-type="float" office:value="0.250553633130658" calcext:value-type="float">
            <text:p>0,2505536331</text:p>
          </table:table-cell>
          <table:table-cell table:style-name="ce1" office:value-type="float" office:value="0.47231125831604" calcext:value-type="float">
            <text:p>0,4723112583</text:p>
          </table:table-cell>
          <table:table-cell table:style-name="ce1" office:value-type="float" office:value="0.472308874130249" calcext:value-type="float">
            <text:p>0,4723088741</text:p>
          </table:table-cell>
          <table:table-cell table:style-name="ce1" office:value-type="float" office:value="0.472308397293091" calcext:value-type="float">
            <text:p>0,4723083973</text:p>
          </table:table-cell>
          <table:table-cell table:style-name="ce1" office:value-type="float" office:value="-0.448899120092392" calcext:value-type="float">
            <text:p>-0,4488991201</text:p>
          </table:table-cell>
          <table:table-cell table:style-name="ce1" office:value-type="float" office:value="4.90975284576416" calcext:value-type="float">
            <text:p>4,9097528458</text:p>
          </table:table-cell>
          <table:table-cell table:style-name="ce1" office:value-type="float" office:value="-3.56918692588806" calcext:value-type="float">
            <text:p>-3,5691869259</text:p>
          </table:table-cell>
        </table:table-row>
        <table:table-row table:style-name="ro1">
          <table:table-cell table:style-name="ce1" office:value-type="string" calcext:value-type="string">
            <text:p>0.6214706897735596</text:p>
          </table:table-cell>
          <table:table-cell table:style-name="ce1" office:value-type="string" calcext:value-type="string">
            <text:p>0.020438432693481445</text:p>
          </table:table-cell>
          <table:table-cell table:style-name="ce1" office:value-type="string" calcext:value-type="string">
            <text:p>16.128679513931274</text:p>
          </table:table-cell>
          <table:table-cell table:style-name="ce1" office:value-type="float" office:value="0.0166835281997919" calcext:value-type="float">
            <text:p>0,0166835282</text:p>
          </table:table-cell>
          <table:table-cell table:style-name="ce1" office:value-type="float" office:value="0.517189383506775" calcext:value-type="float">
            <text:p>0,5171893835</text:p>
          </table:table-cell>
          <table:table-cell table:style-name="ce1" office:value-type="float" office:value="3.7505509853363" calcext:value-type="float">
            <text:p>3,7505509853</text:p>
          </table:table-cell>
          <table:table-cell table:style-name="ce1" office:value-type="float" office:value="-0.00199642397690083" calcext:value-type="float">
            <text:p>-0,001996424</text:p>
          </table:table-cell>
          <table:table-cell table:number-columns-repeated="2" table:style-name="ce1" office:value-type="float" office:value="-0.155421624300452" calcext:value-type="float">
            <text:p>-0,1554216243</text:p>
          </table:table-cell>
          <table:table-cell table:style-name="ce1" office:value-type="float" office:value="-0.429009109735489" calcext:value-type="float">
            <text:p>-0,4290091097</text:p>
          </table:table-cell>
          <table:table-cell table:style-name="ce1" office:value-type="float" office:value="4.85493564605713" calcext:value-type="float">
            <text:p>4,8549356461</text:p>
          </table:table-cell>
          <table:table-cell table:style-name="ce1" office:value-type="float" office:value="-3.46782231330872" calcext:value-type="float">
            <text:p>-3,4678223133</text:p>
          </table:table-cell>
          <table:table-cell table:style-name="ce1" office:value-type="string" calcext:value-type="string">
            <text:p>-0.0019964239769008343</text:p>
          </table:table-cell>
          <table:table-cell table:style-name="ce1" office:value-type="string" calcext:value-type="string">
            <text:p>-0.15542162430045245</text:p>
          </table:table-cell>
          <table:table-cell table:style-name="ce1" office:value-type="string" calcext:value-type="string">
            <text:p>-0.3623719145896937</text:p>
          </table:table-cell>
          <table:table-cell table:style-name="ce1" office:value-type="float" office:value="0.00152273842133582" calcext:value-type="float">
            <text:p>0,0015227384</text:p>
          </table:table-cell>
          <table:table-cell table:style-name="ce1" office:value-type="float" office:value="-0.1477056401968" calcext:value-type="float">
            <text:p>-0,1477056402</text:p>
          </table:table-cell>
          <table:table-cell table:style-name="ce1" office:value-type="float" office:value="-0.322327280426025" calcext:value-type="float">
            <text:p>-0,3223272804</text:p>
          </table:table-cell>
          <table:table-cell table:style-name="ce1" office:value-type="float" office:value="-0.328002381871472" calcext:value-type="float">
            <text:p>-0,328002381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0353218970811083" calcext:value-type="float">
            <text:p>-0,000353219</text:p>
          </table:table-cell>
          <table:table-cell table:style-name="ce1" office:value-type="float" office:value="0.11051910727214" calcext:value-type="float">
            <text:p>0,1105191073</text:p>
          </table:table-cell>
          <table:table-cell table:style-name="ce1" office:value-type="float" office:value="0.238214633453266" calcext:value-type="float">
            <text:p>0,2382146335</text:p>
          </table:table-cell>
          <table:table-cell table:style-name="ce1" office:value-type="float" office:value="0.456426382064819" calcext:value-type="float">
            <text:p>0,4564263821</text:p>
          </table:table-cell>
          <table:table-cell table:style-name="ce1" office:value-type="float" office:value="0.456429004669189" calcext:value-type="float">
            <text:p>0,4564290047</text:p>
          </table:table-cell>
          <table:table-cell table:style-name="ce1" office:value-type="float" office:value="0.456430435180664" calcext:value-type="float">
            <text:p>0,4564304352</text:p>
          </table:table-cell>
          <table:table-cell table:style-name="ce1" office:value-type="float" office:value="-0.429009109735489" calcext:value-type="float">
            <text:p>-0,4290091097</text:p>
          </table:table-cell>
          <table:table-cell table:style-name="ce1" office:value-type="float" office:value="4.85493564605713" calcext:value-type="float">
            <text:p>4,8549356461</text:p>
          </table:table-cell>
          <table:table-cell table:style-name="ce1" office:value-type="float" office:value="-3.46782231330872" calcext:value-type="float">
            <text:p>-3,4678223133</text:p>
          </table:table-cell>
        </table:table-row>
        <table:table-row table:style-name="ro1">
          <table:table-cell table:style-name="ce1" office:value-type="string" calcext:value-type="string">
            <text:p>0.6372592449188232</text:p>
          </table:table-cell>
          <table:table-cell table:style-name="ce1" office:value-type="string" calcext:value-type="string">
            <text:p>0.015788555145263672</text:p>
          </table:table-cell>
          <table:table-cell table:style-name="ce1" office:value-type="string" calcext:value-type="string">
            <text:p>16.585200786590576</text:p>
          </table:table-cell>
          <table:table-cell table:style-name="ce1" office:value-type="float" office:value="-0.402829319238663" calcext:value-type="float">
            <text:p>-0,4028293192</text:p>
          </table:table-cell>
          <table:table-cell table:style-name="ce1" office:value-type="float" office:value="0.478024154901505" calcext:value-type="float">
            <text:p>0,4780241549</text:p>
          </table:table-cell>
          <table:table-cell table:style-name="ce1" office:value-type="float" office:value="3.62233185768127" calcext:value-type="float">
            <text:p>3,6223318577</text:p>
          </table:table-cell>
          <table:table-cell table:style-name="ce1" office:value-type="float" office:value="-0.00941560091572627" calcext:value-type="float">
            <text:p>-0,0094156009</text:p>
          </table:table-cell>
          <table:table-cell table:number-columns-repeated="2" table:style-name="ce1" office:value-type="float" office:value="-0.148575073623476" calcext:value-type="float">
            <text:p>-0,1485750736</text:p>
          </table:table-cell>
          <table:table-cell table:style-name="ce1" office:value-type="float" office:value="-0.40698716044426" calcext:value-type="float">
            <text:p>-0,4069871604</text:p>
          </table:table-cell>
          <table:table-cell table:style-name="ce1" office:value-type="float" office:value="4.80056381225586" calcext:value-type="float">
            <text:p>4,8005638123</text:p>
          </table:table-cell>
          <table:table-cell table:style-name="ce1" office:value-type="float" office:value="-3.36825847625732" calcext:value-type="float">
            <text:p>-3,3682584763</text:p>
          </table:table-cell>
          <table:table-cell table:style-name="ce1" office:value-type="string" calcext:value-type="string">
            <text:p>-0.009415600915726274</text:p>
          </table:table-cell>
          <table:table-cell table:style-name="ce1" office:value-type="string" calcext:value-type="string">
            <text:p>-0.14857507362347597</text:p>
          </table:table-cell>
          <table:table-cell table:style-name="ce1" office:value-type="string" calcext:value-type="string">
            <text:p>-0.36054868618264274</text:p>
          </table:table-cell>
          <table:table-cell table:style-name="ce1" office:value-type="float" office:value="-0.00450455261394382" calcext:value-type="float">
            <text:p>-0,0045045526</text:p>
          </table:table-cell>
          <table:table-cell table:style-name="ce1" office:value-type="float" office:value="-0.139641133546829" calcext:value-type="float">
            <text:p>-0,1396411335</text:p>
          </table:table-cell>
          <table:table-cell table:style-name="ce1" office:value-type="float" office:value="-0.31745069065094" calcext:value-type="float">
            <text:p>-0,3174506907</text:p>
          </table:table-cell>
          <table:table-cell table:style-name="ce1" office:value-type="float" office:value="-0.33562084373782" calcext:value-type="float">
            <text:p>-0,335620843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488853805106586" calcext:value-type="float">
            <text:p>-0,0488853805</text:p>
          </table:table-cell>
          <table:table-cell table:style-name="ce1" office:value-type="float" office:value="0.0654096267908609" calcext:value-type="float">
            <text:p>0,0654096268</text:p>
          </table:table-cell>
          <table:table-cell table:style-name="ce1" office:value-type="float" office:value="0.116080178731887" calcext:value-type="float">
            <text:p>0,1160801787</text:p>
          </table:table-cell>
          <table:table-cell table:style-name="ce1" office:value-type="float" office:value="0.456645727157593" calcext:value-type="float">
            <text:p>0,4566457272</text:p>
          </table:table-cell>
          <table:table-cell table:style-name="ce1" office:value-type="float" office:value="0.456638336181641" calcext:value-type="float">
            <text:p>0,4566383362</text:p>
          </table:table-cell>
          <table:table-cell table:style-name="ce1" office:value-type="float" office:value="0.456636190414429" calcext:value-type="float">
            <text:p>0,4566361904</text:p>
          </table:table-cell>
          <table:table-cell table:style-name="ce1" office:value-type="float" office:value="-0.40698716044426" calcext:value-type="float">
            <text:p>-0,4069871604</text:p>
          </table:table-cell>
          <table:table-cell table:style-name="ce1" office:value-type="float" office:value="4.80056381225586" calcext:value-type="float">
            <text:p>4,8005638123</text:p>
          </table:table-cell>
          <table:table-cell table:style-name="ce1" office:value-type="float" office:value="-3.36825847625732" calcext:value-type="float">
            <text:p>-3,3682584763</text:p>
          </table:table-cell>
        </table:table-row>
        <table:table-row table:style-name="ro1">
          <table:table-cell table:style-name="ce1" office:value-type="string" calcext:value-type="string">
            <text:p>0.6514308452606201</text:p>
          </table:table-cell>
          <table:table-cell table:style-name="ce1" office:value-type="string" calcext:value-type="string">
            <text:p>0.014171600341796875</text:p>
          </table:table-cell>
          <table:table-cell table:style-name="ce1" office:value-type="string" calcext:value-type="string">
            <text:p>17.032363414764404</text:p>
          </table:table-cell>
          <table:table-cell table:style-name="ce1" office:value-type="float" office:value="0.0368348471820354" calcext:value-type="float">
            <text:p>0,0368348472</text:p>
          </table:table-cell>
          <table:table-cell table:style-name="ce1" office:value-type="float" office:value="0.4051833152771" calcext:value-type="float">
            <text:p>0,4051833153</text:p>
          </table:table-cell>
          <table:table-cell table:style-name="ce1" office:value-type="float" office:value="3.54886317253113" calcext:value-type="float">
            <text:p>3,5488631725</text:p>
          </table:table-cell>
          <table:table-cell table:style-name="ce1" office:value-type="float" office:value="0.132418044924989" calcext:value-type="float">
            <text:p>0,1324180449</text:p>
          </table:table-cell>
          <table:table-cell table:number-columns-repeated="2" table:style-name="ce1" office:value-type="float" office:value="-0.13740297256967" calcext:value-type="float">
            <text:p>-0,1374029726</text:p>
          </table:table-cell>
          <table:table-cell table:style-name="ce1" office:value-type="float" office:value="-0.399440765380859" calcext:value-type="float">
            <text:p>-0,3994407654</text:p>
          </table:table-cell>
          <table:table-cell table:style-name="ce1" office:value-type="float" office:value="4.75055503845215" calcext:value-type="float">
            <text:p>4,7505550385</text:p>
          </table:table-cell>
          <table:table-cell table:style-name="ce1" office:value-type="float" office:value="-3.27532196044922" calcext:value-type="float">
            <text:p>-3,2753219604</text:p>
          </table:table-cell>
          <table:table-cell table:style-name="ce1" office:value-type="string" calcext:value-type="string">
            <text:p>0.13241804492498946</text:p>
          </table:table-cell>
          <table:table-cell table:style-name="ce1" office:value-type="string" calcext:value-type="string">
            <text:p>-0.1374029725696701</text:p>
          </table:table-cell>
          <table:table-cell table:style-name="ce1" office:value-type="string" calcext:value-type="string">
            <text:p>-0.34448992413606455</text:p>
          </table:table-cell>
          <table:table-cell table:style-name="ce1" office:value-type="float" office:value="0.108763916194439" calcext:value-type="float">
            <text:p>0,1087639162</text:p>
          </table:table-cell>
          <table:table-cell table:style-name="ce1" office:value-type="float" office:value="-0.129066521823406" calcext:value-type="float">
            <text:p>-0,1290665218</text:p>
          </table:table-cell>
          <table:table-cell table:style-name="ce1" office:value-type="float" office:value="-0.305654530906677" calcext:value-type="float">
            <text:p>-0,3056545309</text:p>
          </table:table-cell>
          <table:table-cell table:style-name="ce1" office:value-type="float" office:value="-0.155393528185739" calcext:value-type="float">
            <text:p>-0,155393528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37660721560664" calcext:value-type="float">
            <text:p>0,9376607216</text:p>
          </table:table-cell>
          <table:table-cell table:style-name="ce1" office:value-type="float" office:value="0.0875388612494858" calcext:value-type="float">
            <text:p>0,0875388612</text:p>
          </table:table-cell>
          <table:table-cell table:style-name="ce1" office:value-type="float" office:value="0.286584270824507" calcext:value-type="float">
            <text:p>0,2865842708</text:p>
          </table:table-cell>
          <table:table-cell table:style-name="ce1" office:value-type="float" office:value="0.4474036693573" calcext:value-type="float">
            <text:p>0,4474036694</text:p>
          </table:table-cell>
          <table:table-cell table:style-name="ce1" office:value-type="float" office:value="0.447403907775879" calcext:value-type="float">
            <text:p>0,4474039078</text:p>
          </table:table-cell>
          <table:table-cell table:style-name="ce1" office:value-type="float" office:value="0.447404623031616" calcext:value-type="float">
            <text:p>0,447404623</text:p>
          </table:table-cell>
          <table:table-cell table:style-name="ce1" office:value-type="float" office:value="-0.399440765380859" calcext:value-type="float">
            <text:p>-0,3994407654</text:p>
          </table:table-cell>
          <table:table-cell table:style-name="ce1" office:value-type="float" office:value="4.75055503845215" calcext:value-type="float">
            <text:p>4,7505550385</text:p>
          </table:table-cell>
          <table:table-cell table:style-name="ce1" office:value-type="float" office:value="-3.27532196044922" calcext:value-type="float">
            <text:p>-3,2753219604</text:p>
          </table:table-cell>
        </table:table-row>
        <table:table-row table:style-name="ro1">
          <table:table-cell table:style-name="ce1" office:value-type="string" calcext:value-type="string">
            <text:p>0.6646342277526855</text:p>
          </table:table-cell>
          <table:table-cell table:style-name="ce1" office:value-type="string" calcext:value-type="string">
            <text:p>0.01320338249206543</text:p>
          </table:table-cell>
          <table:table-cell table:style-name="ce1" office:value-type="string" calcext:value-type="string">
            <text:p>17.474180698394775</text:p>
          </table:table-cell>
          <table:table-cell table:style-name="ce1" office:value-type="float" office:value="0.025657020509243" calcext:value-type="float">
            <text:p>0,0256570205</text:p>
          </table:table-cell>
          <table:table-cell table:style-name="ce1" office:value-type="float" office:value="0.364329695701599" calcext:value-type="float">
            <text:p>0,3643296957</text:p>
          </table:table-cell>
          <table:table-cell table:style-name="ce1" office:value-type="float" office:value="3.46070551872253" calcext:value-type="float">
            <text:p>3,4607055187</text:p>
          </table:table-cell>
          <table:table-cell table:style-name="ce1" office:value-type="float" office:value="-0.0384279426274047" calcext:value-type="float">
            <text:p>-0,0384279426</text:p>
          </table:table-cell>
          <table:table-cell table:number-columns-repeated="2" table:style-name="ce1" office:value-type="float" office:value="-0.115685214324194" calcext:value-type="float">
            <text:p>-0,1156852143</text:p>
          </table:table-cell>
          <table:table-cell table:style-name="ce1" office:value-type="float" office:value="-0.39591857790947" calcext:value-type="float">
            <text:p>-0,3959185779</text:p>
          </table:table-cell>
          <table:table-cell table:style-name="ce1" office:value-type="float" office:value="4.70313882827759" calcext:value-type="float">
            <text:p>4,7031388283</text:p>
          </table:table-cell>
          <table:table-cell table:style-name="ce1" office:value-type="float" office:value="-3.18445181846619" calcext:value-type="float">
            <text:p>-3,1844518185</text:p>
          </table:table-cell>
          <table:table-cell table:style-name="ce1" office:value-type="string" calcext:value-type="string">
            <text:p>-0.03842794262740475</text:p>
          </table:table-cell>
          <table:table-cell table:style-name="ce1" office:value-type="string" calcext:value-type="string">
            <text:p>-0.11568521432419444</text:p>
          </table:table-cell>
          <table:table-cell table:style-name="ce1" office:value-type="string" calcext:value-type="string">
            <text:p>-0.34077288030803826</text:p>
          </table:table-cell>
          <table:table-cell table:style-name="ce1" office:value-type="float" office:value="-0.00994540873914957" calcext:value-type="float">
            <text:p>-0,0099454087</text:p>
          </table:table-cell>
          <table:table-cell table:style-name="ce1" office:value-type="float" office:value="-0.109399495124817" calcext:value-type="float">
            <text:p>-0,1093994951</text:p>
          </table:table-cell>
          <table:table-cell table:style-name="ce1" office:value-type="float" office:value="-0.298895411872864" calcext:value-type="float">
            <text:p>-0,2988954119</text:p>
          </table:table-cell>
          <table:table-cell table:style-name="ce1" office:value-type="float" office:value="-0.171804739781917" calcext:value-type="float">
            <text:p>-0,171804739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86823080466247" calcext:value-type="float">
            <text:p>-0,9868230805</text:p>
          </table:table-cell>
          <table:table-cell table:style-name="ce1" office:value-type="float" office:value="0.163491881504536" calcext:value-type="float">
            <text:p>0,1634918815</text:p>
          </table:table-cell>
          <table:table-cell table:style-name="ce1" office:value-type="float" office:value="0.16490126259302" calcext:value-type="float">
            <text:p>0,1649012626</text:p>
          </table:table-cell>
          <table:table-cell table:style-name="ce1" office:value-type="float" office:value="0.445534944534302" calcext:value-type="float">
            <text:p>0,4455349445</text:p>
          </table:table-cell>
          <table:table-cell table:style-name="ce1" office:value-type="float" office:value="0.445531845092773" calcext:value-type="float">
            <text:p>0,4455318451</text:p>
          </table:table-cell>
          <table:table-cell table:style-name="ce1" office:value-type="float" office:value="0.445531368255615" calcext:value-type="float">
            <text:p>0,4455313683</text:p>
          </table:table-cell>
          <table:table-cell table:style-name="ce1" office:value-type="float" office:value="-0.39591857790947" calcext:value-type="float">
            <text:p>-0,3959185779</text:p>
          </table:table-cell>
          <table:table-cell table:style-name="ce1" office:value-type="float" office:value="4.70313882827759" calcext:value-type="float">
            <text:p>4,7031388283</text:p>
          </table:table-cell>
          <table:table-cell table:style-name="ce1" office:value-type="float" office:value="-3.18445181846619" calcext:value-type="float">
            <text:p>-3,1844518185</text:p>
          </table:table-cell>
        </table:table-row>
        <table:table-row table:style-name="ro1">
          <table:table-cell table:style-name="ce1" office:value-type="string" calcext:value-type="string">
            <text:p>0.6783692836761475</text:p>
          </table:table-cell>
          <table:table-cell table:style-name="ce1" office:value-type="string" calcext:value-type="string">
            <text:p>0.013735055923461914</text:p>
          </table:table-cell>
          <table:table-cell table:style-name="ce1" office:value-type="string" calcext:value-type="string">
            <text:p>17.913944244384766</text:p>
          </table:table-cell>
          <table:table-cell table:style-name="ce1" office:value-type="float" office:value="0.0555901043117046" calcext:value-type="float">
            <text:p>0,0555901043</text:p>
          </table:table-cell>
          <table:table-cell table:style-name="ce1" office:value-type="float" office:value="0.601383864879608" calcext:value-type="float">
            <text:p>0,6013838649</text:p>
          </table:table-cell>
          <table:table-cell table:style-name="ce1" office:value-type="float" office:value="3.40826416015625" calcext:value-type="float">
            <text:p>3,4082641602</text:p>
          </table:table-cell>
          <table:table-cell table:style-name="ce1" office:value-type="float" office:value="-0.00819237733531327" calcext:value-type="float">
            <text:p>-0,0081923773</text:p>
          </table:table-cell>
          <table:table-cell table:number-columns-repeated="2" table:style-name="ce1" office:value-type="float" office:value="-0.106536566568339" calcext:value-type="float">
            <text:p>-0,1065365666</text:p>
          </table:table-cell>
          <table:table-cell table:style-name="ce1" office:value-type="float" office:value="-0.39591857790947" calcext:value-type="float">
            <text:p>-0,3959185779</text:p>
          </table:table-cell>
          <table:table-cell table:style-name="ce1" office:value-type="float" office:value="4.70313882827759" calcext:value-type="float">
            <text:p>4,7031388283</text:p>
          </table:table-cell>
          <table:table-cell table:style-name="ce1" office:value-type="float" office:value="-3.18445181846619" calcext:value-type="float">
            <text:p>-3,1844518185</text:p>
          </table:table-cell>
          <table:table-cell table:style-name="ce1" office:value-type="string" calcext:value-type="string">
            <text:p>-0.008192377335313271</text:p>
          </table:table-cell>
          <table:table-cell table:style-name="ce1" office:value-type="string" calcext:value-type="string">
            <text:p>-0.10653656656833926</text:p>
          </table:table-cell>
          <table:table-cell table:style-name="ce1" office:value-type="string" calcext:value-type="string">
            <text:p>-0.33172496458388523</text:p>
          </table:table-cell>
          <table:table-cell table:style-name="ce1" office:value-type="float" office:value="-0.00692739553749561" calcext:value-type="float">
            <text:p>-0,0069273955</text:p>
          </table:table-cell>
          <table:table-cell table:style-name="ce1" office:value-type="float" office:value="-0.0983690178394318" calcext:value-type="float">
            <text:p>-0,0983690178</text:p>
          </table:table-cell>
          <table:table-cell table:style-name="ce1" office:value-type="float" office:value="-0.290784907722473" calcext:value-type="float">
            <text:p>-0,2907849077</text:p>
          </table:table-cell>
          <table:table-cell table:style-name="ce1" office:value-type="float" office:value="-0.18297992356182" calcext:value-type="float">
            <text:p>-0,182979923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56630883071784" calcext:value-type="float">
            <text:p>0,0256630883</text:p>
          </table:table-cell>
          <table:table-cell table:style-name="ce1" office:value-type="float" office:value="0.0937944915219446" calcext:value-type="float">
            <text:p>0,0937944915</text:p>
          </table:table-cell>
          <table:table-cell table:style-name="ce1" office:value-type="float" office:value="0.202397725543517" calcext:value-type="float">
            <text:p>0,2023977255</text:p>
          </table:table-cell>
          <table:table-cell table:style-name="ce1" office:value-type="float" office:value="0.435560464859009" calcext:value-type="float">
            <text:p>0,4355604649</text:p>
          </table:table-cell>
          <table:table-cell table:style-name="ce1" office:value-type="float" office:value="0.435565233230591" calcext:value-type="float">
            <text:p>0,4355652332</text:p>
          </table:table-cell>
          <table:table-cell table:style-name="ce1" office:value-type="float" office:value="0.435566425323486" calcext:value-type="float">
            <text:p>0,4355664253</text:p>
          </table:table-cell>
          <table:table-cell table:style-name="ce1" office:value-type="float" office:value="-0.39591857790947" calcext:value-type="float">
            <text:p>-0,3959185779</text:p>
          </table:table-cell>
          <table:table-cell table:style-name="ce1" office:value-type="float" office:value="4.70313882827759" calcext:value-type="float">
            <text:p>4,7031388283</text:p>
          </table:table-cell>
          <table:table-cell table:style-name="ce1" office:value-type="float" office:value="-3.18445181846619" calcext:value-type="float">
            <text:p>-3,1844518185</text:p>
          </table:table-cell>
        </table:table-row>
        <table:table-row table:style-name="ro1">
          <table:table-cell table:style-name="ce1" office:value-type="string" calcext:value-type="string">
            <text:p>0.692866325378418</text:p>
          </table:table-cell>
          <table:table-cell table:style-name="ce1" office:value-type="string" calcext:value-type="string">
            <text:p>0.014497041702270508</text:p>
          </table:table-cell>
          <table:table-cell table:style-name="ce1" office:value-type="string" calcext:value-type="string">
            <text:p>18.361683130264282</text:p>
          </table:table-cell>
          <table:table-cell table:style-name="ce1" office:value-type="float" office:value="-0.391406029462814" calcext:value-type="float">
            <text:p>-0,3914060295</text:p>
          </table:table-cell>
          <table:table-cell table:style-name="ce1" office:value-type="float" office:value="0.351769983768463" calcext:value-type="float">
            <text:p>0,3517699838</text:p>
          </table:table-cell>
          <table:table-cell table:style-name="ce1" office:value-type="float" office:value="3.34140300750732" calcext:value-type="float">
            <text:p>3,3414030075</text:p>
          </table:table-cell>
          <table:table-cell table:style-name="ce1" office:value-type="float" office:value="-0.0190328319459451" calcext:value-type="float">
            <text:p>-0,0190328319</text:p>
          </table:table-cell>
          <table:table-cell table:number-columns-repeated="2" table:style-name="ce1" office:value-type="float" office:value="-0.187315220078443" calcext:value-type="float">
            <text:p>-0,1873152201</text:p>
          </table:table-cell>
          <table:table-cell table:style-name="ce1" office:value-type="float" office:value="-0.3825743496418" calcext:value-type="float">
            <text:p>-0,3825743496</text:p>
          </table:table-cell>
          <table:table-cell table:style-name="ce1" office:value-type="float" office:value="4.65808773040772" calcext:value-type="float">
            <text:p>4,6580877304</text:p>
          </table:table-cell>
          <table:table-cell table:style-name="ce1" office:value-type="float" office:value="-3.09356808662415" calcext:value-type="float">
            <text:p>-3,0935680866</text:p>
          </table:table-cell>
          <table:table-cell table:style-name="ce1" office:value-type="string" calcext:value-type="string">
            <text:p>-0.019032831945945097</text:p>
          </table:table-cell>
          <table:table-cell table:style-name="ce1" office:value-type="string" calcext:value-type="string">
            <text:p>-0.1873152200784425</text:p>
          </table:table-cell>
          <table:table-cell table:style-name="ce1" office:value-type="string" calcext:value-type="string">
            <text:p>-0.3290431400485933</text:p>
          </table:table-cell>
          <table:table-cell table:style-name="ce1" office:value-type="float" office:value="-0.0150093281641603" calcext:value-type="float">
            <text:p>-0,0150093282</text:p>
          </table:table-cell>
          <table:table-cell table:style-name="ce1" office:value-type="float" office:value="-0.162373643517494" calcext:value-type="float">
            <text:p>-0,1623736435</text:p>
          </table:table-cell>
          <table:table-cell table:style-name="ce1" office:value-type="float" office:value="-0.285960302734375" calcext:value-type="float">
            <text:p>-0,2859603027</text:p>
          </table:table-cell>
          <table:table-cell table:style-name="ce1" office:value-type="float" office:value="-0.207963319643437" calcext:value-type="float">
            <text:p>-0,207963319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666035652444469" calcext:value-type="float">
            <text:p>-0,0666035652</text:p>
          </table:table-cell>
          <table:table-cell table:style-name="ce1" office:value-type="float" office:value="-0.52746579855364" calcext:value-type="float">
            <text:p>-0,5274657986</text:p>
          </table:table-cell>
          <table:table-cell table:style-name="ce1" office:value-type="float" office:value="0.116686507431268" calcext:value-type="float">
            <text:p>0,1166865074</text:p>
          </table:table-cell>
          <table:table-cell table:style-name="ce1" office:value-type="float" office:value="0.449421644210815" calcext:value-type="float">
            <text:p>0,4494216442</text:p>
          </table:table-cell>
          <table:table-cell table:number-columns-repeated="2" table:style-name="ce1" office:value-type="float" office:value="0.449420928955078" calcext:value-type="float">
            <text:p>0,449420929</text:p>
          </table:table-cell>
          <table:table-cell table:style-name="ce1" office:value-type="float" office:value="-0.3825743496418" calcext:value-type="float">
            <text:p>-0,3825743496</text:p>
          </table:table-cell>
          <table:table-cell table:style-name="ce1" office:value-type="float" office:value="4.65808773040772" calcext:value-type="float">
            <text:p>4,6580877304</text:p>
          </table:table-cell>
          <table:table-cell table:style-name="ce1" office:value-type="float" office:value="-3.09356808662415" calcext:value-type="float">
            <text:p>-3,0935680866</text:p>
          </table:table-cell>
        </table:table-row>
        <table:table-row table:style-name="ro1">
          <table:table-cell table:style-name="ce1" office:value-type="string" calcext:value-type="string">
            <text:p>0.7107880115509033</text:p>
          </table:table-cell>
          <table:table-cell table:style-name="ce1" office:value-type="string" calcext:value-type="string">
            <text:p>0.01792168617248535</text:p>
          </table:table-cell>
          <table:table-cell table:style-name="ce1" office:value-type="string" calcext:value-type="string">
            <text:p>18.80532932281494</text:p>
          </table:table-cell>
          <table:table-cell table:style-name="ce1" office:value-type="float" office:value="0.043229553848505" calcext:value-type="float">
            <text:p>0,0432295538</text:p>
          </table:table-cell>
          <table:table-cell table:style-name="ce1" office:value-type="float" office:value="0.264180600643158" calcext:value-type="float">
            <text:p>0,2641806006</text:p>
          </table:table-cell>
          <table:table-cell table:style-name="ce1" office:value-type="float" office:value="3.23941564559937" calcext:value-type="float">
            <text:p>3,2394156456</text:p>
          </table:table-cell>
          <table:table-cell table:style-name="ce1" office:value-type="float" office:value="0.132600990449999" calcext:value-type="float">
            <text:p>0,1326009905</text:p>
          </table:table-cell>
          <table:table-cell table:number-columns-repeated="2" table:style-name="ce1" office:value-type="float" office:value="-0.0904358068000106" calcext:value-type="float">
            <text:p>-0,0904358068</text:p>
          </table:table-cell>
          <table:table-cell table:style-name="ce1" office:value-type="float" office:value="-0.378667950630188" calcext:value-type="float">
            <text:p>-0,3786679506</text:p>
          </table:table-cell>
          <table:table-cell table:style-name="ce1" office:value-type="float" office:value="4.61791229248047" calcext:value-type="float">
            <text:p>4,6179122925</text:p>
          </table:table-cell>
          <table:table-cell table:style-name="ce1" office:value-type="float" office:value="-3.00520539283752" calcext:value-type="float">
            <text:p>-3,0052053928</text:p>
          </table:table-cell>
          <table:table-cell table:style-name="ce1" office:value-type="string" calcext:value-type="string">
            <text:p>0.13260099044999943</text:p>
          </table:table-cell>
          <table:table-cell table:style-name="ce1" office:value-type="string" calcext:value-type="string">
            <text:p>-0.09043580680001058</text:p>
          </table:table-cell>
          <table:table-cell table:style-name="ce1" office:value-type="string" calcext:value-type="string">
            <text:p>-0.3220287700452518</text:p>
          </table:table-cell>
          <table:table-cell table:style-name="ce1" office:value-type="float" office:value="0.10567962795496" calcext:value-type="float">
            <text:p>0,105679628</text:p>
          </table:table-cell>
          <table:table-cell table:style-name="ce1" office:value-type="float" office:value="-0.094977895617485" calcext:value-type="float">
            <text:p>-0,0949778956</text:p>
          </table:table-cell>
          <table:table-cell table:style-name="ce1" office:value-type="float" office:value="-0.279809076690674" calcext:value-type="float">
            <text:p>-0,2798090767</text:p>
          </table:table-cell>
          <table:table-cell table:style-name="ce1" office:value-type="float" office:value="-0.0348956328487986" calcext:value-type="float">
            <text:p>-0,034895632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.01091650987117" calcext:value-type="float">
            <text:p>1,0109165099</text:p>
          </table:table-cell>
          <table:table-cell table:style-name="ce1" office:value-type="float" office:value="0.564521808054611" calcext:value-type="float">
            <text:p>0,5645218081</text:p>
          </table:table-cell>
          <table:table-cell table:style-name="ce1" office:value-type="float" office:value="0.151212265816881" calcext:value-type="float">
            <text:p>0,1512122658</text:p>
          </table:table-cell>
          <table:table-cell table:style-name="ce1" office:value-type="float" office:value="0.442169189453125" calcext:value-type="float">
            <text:p>0,4421691895</text:p>
          </table:table-cell>
          <table:table-cell table:style-name="ce1" office:value-type="float" office:value="0.442168712615967" calcext:value-type="float">
            <text:p>0,4421687126</text:p>
          </table:table-cell>
          <table:table-cell table:style-name="ce1" office:value-type="float" office:value="0.442167520523071" calcext:value-type="float">
            <text:p>0,4421675205</text:p>
          </table:table-cell>
          <table:table-cell table:style-name="ce1" office:value-type="float" office:value="-0.378667950630188" calcext:value-type="float">
            <text:p>-0,3786679506</text:p>
          </table:table-cell>
          <table:table-cell table:style-name="ce1" office:value-type="float" office:value="4.61791229248047" calcext:value-type="float">
            <text:p>4,6179122925</text:p>
          </table:table-cell>
          <table:table-cell table:style-name="ce1" office:value-type="float" office:value="-3.00520539283752" calcext:value-type="float">
            <text:p>-3,0052053928</text:p>
          </table:table-cell>
        </table:table-row>
        <table:table-row table:style-name="ro1">
          <table:table-cell table:style-name="ce1" office:value-type="string" calcext:value-type="string">
            <text:p>0.7324953079223633</text:p>
          </table:table-cell>
          <table:table-cell table:style-name="ce1" office:value-type="string" calcext:value-type="string">
            <text:p>0.02170729637145996</text:p>
          </table:table-cell>
          <table:table-cell table:style-name="ce1" office:value-type="string" calcext:value-type="string">
            <text:p>19.25378131866455</text:p>
          </table:table-cell>
          <table:table-cell table:style-name="ce1" office:value-type="float" office:value="0.023472435772419" calcext:value-type="float">
            <text:p>0,0234724358</text:p>
          </table:table-cell>
          <table:table-cell table:style-name="ce1" office:value-type="float" office:value="0.220640897750854" calcext:value-type="float">
            <text:p>0,2206408978</text:p>
          </table:table-cell>
          <table:table-cell table:style-name="ce1" office:value-type="float" office:value="3.16604137420654" calcext:value-type="float">
            <text:p>3,1660413742</text:p>
          </table:table-cell>
          <table:table-cell table:style-name="ce1" office:value-type="float" office:value="-0.0384304362028319" calcext:value-type="float">
            <text:p>-0,0384304362</text:p>
          </table:table-cell>
          <table:table-cell table:number-columns-repeated="2" table:style-name="ce1" office:value-type="float" office:value="-0.0767534212553151" calcext:value-type="float">
            <text:p>-0,0767534213</text:p>
          </table:table-cell>
          <table:table-cell table:style-name="ce1" office:value-type="float" office:value="-0.382488757371902" calcext:value-type="float">
            <text:p>-0,3824887574</text:p>
          </table:table-cell>
          <table:table-cell table:style-name="ce1" office:value-type="float" office:value="4.57481479644775" calcext:value-type="float">
            <text:p>4,5748147964</text:p>
          </table:table-cell>
          <table:table-cell table:style-name="ce1" office:value-type="float" office:value="-2.92138814926147" calcext:value-type="float">
            <text:p>-2,9213881493</text:p>
          </table:table-cell>
          <table:table-cell table:style-name="ce1" office:value-type="string" calcext:value-type="string">
            <text:p>-0.038430436202831916</text:p>
          </table:table-cell>
          <table:table-cell table:style-name="ce1" office:value-type="string" calcext:value-type="string">
            <text:p>-0.0767534212553151</text:p>
          </table:table-cell>
          <table:table-cell table:style-name="ce1" office:value-type="string" calcext:value-type="string">
            <text:p>-0.3107389205449275</text:p>
          </table:table-cell>
          <table:table-cell table:style-name="ce1" office:value-type="float" office:value="-0.0116719795390964" calcext:value-type="float">
            <text:p>-0,0116719795</text:p>
          </table:table-cell>
          <table:table-cell table:style-name="ce1" office:value-type="float" office:value="-0.0713287621736527" calcext:value-type="float">
            <text:p>-0,0713287622</text:p>
          </table:table-cell>
          <table:table-cell table:style-name="ce1" office:value-type="float" office:value="-0.270426239395142" calcext:value-type="float">
            <text:p>-0,2704262394</text:p>
          </table:table-cell>
          <table:table-cell table:style-name="ce1" office:value-type="float" office:value="-0.0542749318291607" calcext:value-type="float">
            <text:p>-0,054274931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69544996043094" calcext:value-type="float">
            <text:p>-0,969544996</text:p>
          </table:table-cell>
          <table:table-cell table:style-name="ce1" office:value-type="float" office:value="0.195382996975465" calcext:value-type="float">
            <text:p>0,195382997</text:p>
          </table:table-cell>
          <table:table-cell table:style-name="ce1" office:value-type="float" office:value="0.227492754008562" calcext:value-type="float">
            <text:p>0,227492754</text:p>
          </table:table-cell>
          <table:table-cell table:style-name="ce1" office:value-type="float" office:value="0.448288202285767" calcext:value-type="float">
            <text:p>0,4482882023</text:p>
          </table:table-cell>
          <table:table-cell table:style-name="ce1" office:value-type="float" office:value="0.448295831680298" calcext:value-type="float">
            <text:p>0,4482958317</text:p>
          </table:table-cell>
          <table:table-cell table:style-name="ce1" office:value-type="float" office:value="0.448310375213623" calcext:value-type="float">
            <text:p>0,4483103752</text:p>
          </table:table-cell>
          <table:table-cell table:style-name="ce1" office:value-type="float" office:value="-0.382488757371902" calcext:value-type="float">
            <text:p>-0,3824887574</text:p>
          </table:table-cell>
          <table:table-cell table:style-name="ce1" office:value-type="float" office:value="4.57481479644775" calcext:value-type="float">
            <text:p>4,5748147964</text:p>
          </table:table-cell>
          <table:table-cell table:style-name="ce1" office:value-type="float" office:value="-2.92138814926147" calcext:value-type="float">
            <text:p>-2,9213881493</text:p>
          </table:table-cell>
        </table:table-row>
        <table:table-row table:style-name="ro1">
          <table:table-cell table:style-name="ce1" office:value-type="string" calcext:value-type="string">
            <text:p>0.7487521171569824</text:p>
          </table:table-cell>
          <table:table-cell table:style-name="ce1" office:value-type="string" calcext:value-type="string">
            <text:p>0.01625680923461914</text:p>
          </table:table-cell>
          <table:table-cell table:style-name="ce1" office:value-type="string" calcext:value-type="string">
            <text:p>19.736720085144043</text:p>
          </table:table-cell>
          <table:table-cell table:style-name="ce1" office:value-type="float" office:value="-0.399005264043808" calcext:value-type="float">
            <text:p>-0,399005264</text:p>
          </table:table-cell>
          <table:table-cell table:style-name="ce1" office:value-type="float" office:value="0.233899623155594" calcext:value-type="float">
            <text:p>0,2338996232</text:p>
          </table:table-cell>
          <table:table-cell table:style-name="ce1" office:value-type="float" office:value="3.09305596351624" calcext:value-type="float">
            <text:p>3,0930559635</text:p>
          </table:table-cell>
          <table:table-cell table:style-name="ce1" office:value-type="float" office:value="-0.00593840822142354" calcext:value-type="float">
            <text:p>-0,0059384082</text:p>
          </table:table-cell>
          <table:table-cell table:number-columns-repeated="2" table:style-name="ce1" office:value-type="float" office:value="-0.0678455293411783" calcext:value-type="float">
            <text:p>-0,0678455293</text:p>
          </table:table-cell>
          <table:table-cell table:style-name="ce1" office:value-type="float" office:value="-0.376987427473068" calcext:value-type="float">
            <text:p>-0,3769874275</text:p>
          </table:table-cell>
          <table:table-cell table:style-name="ce1" office:value-type="float" office:value="4.53389358520508" calcext:value-type="float">
            <text:p>4,5338935852</text:p>
          </table:table-cell>
          <table:table-cell table:style-name="ce1" office:value-type="float" office:value="-2.83974146842957" calcext:value-type="float">
            <text:p>-2,8397414684</text:p>
          </table:table-cell>
          <table:table-cell table:style-name="ce1" office:value-type="string" calcext:value-type="string">
            <text:p>-0.005938408221423538</text:p>
          </table:table-cell>
          <table:table-cell table:style-name="ce1" office:value-type="string" calcext:value-type="string">
            <text:p>-0.06784552934117831</text:p>
          </table:table-cell>
          <table:table-cell table:style-name="ce1" office:value-type="string" calcext:value-type="string">
            <text:p>-0.30588782059259245</text:p>
          </table:table-cell>
          <table:table-cell table:style-name="ce1" office:value-type="float" office:value="-0.00633755765855312" calcext:value-type="float">
            <text:p>-0,0063375577</text:p>
          </table:table-cell>
          <table:table-cell table:style-name="ce1" office:value-type="float" office:value="-0.0595730423927307" calcext:value-type="float">
            <text:p>-0,0595730424</text:p>
          </table:table-cell>
          <table:table-cell table:style-name="ce1" office:value-type="float" office:value="-0.263675806427002" calcext:value-type="float">
            <text:p>-0,2636758064</text:p>
          </table:table-cell>
          <table:table-cell table:style-name="ce1" office:value-type="float" office:value="-0.0656421208229234" calcext:value-type="float">
            <text:p>-0,065642120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407970418494395" calcext:value-type="float">
            <text:p>0,0407970418</text:p>
          </table:table-cell>
          <table:table-cell table:style-name="ce1" office:value-type="float" office:value="0.0899078907982371" calcext:value-type="float">
            <text:p>0,0899078908</text:p>
          </table:table-cell>
          <table:table-cell table:style-name="ce1" office:value-type="float" office:value="0.15151943337638" calcext:value-type="float">
            <text:p>0,1515194334</text:p>
          </table:table-cell>
          <table:table-cell table:style-name="ce1" office:value-type="float" office:value="0.484278202056885" calcext:value-type="float">
            <text:p>0,4842782021</text:p>
          </table:table-cell>
          <table:table-cell table:style-name="ce1" office:value-type="float" office:value="0.484270095825195" calcext:value-type="float">
            <text:p>0,4842700958</text:p>
          </table:table-cell>
          <table:table-cell table:style-name="ce1" office:value-type="float" office:value="0.484256505966187" calcext:value-type="float">
            <text:p>0,484256506</text:p>
          </table:table-cell>
          <table:table-cell table:style-name="ce1" office:value-type="float" office:value="-0.376987427473068" calcext:value-type="float">
            <text:p>-0,3769874275</text:p>
          </table:table-cell>
          <table:table-cell table:style-name="ce1" office:value-type="float" office:value="4.53389358520508" calcext:value-type="float">
            <text:p>4,5338935852</text:p>
          </table:table-cell>
          <table:table-cell table:style-name="ce1" office:value-type="float" office:value="-2.83974146842957" calcext:value-type="float">
            <text:p>-2,8397414684</text:p>
          </table:table-cell>
        </table:table-row>
        <table:table-row table:style-name="ro1">
          <table:table-cell table:style-name="ce1" office:value-type="string" calcext:value-type="string">
            <text:p>0.7647995948791504</text:p>
          </table:table-cell>
          <table:table-cell table:style-name="ce1" office:value-type="string" calcext:value-type="string">
            <text:p>0.01604747772216797</text:p>
          </table:table-cell>
          <table:table-cell table:style-name="ce1" office:value-type="string" calcext:value-type="string">
            <text:p>20.195871353149414</text:p>
          </table:table-cell>
          <table:table-cell table:style-name="ce1" office:value-type="float" office:value="0.0313818156719208" calcext:value-type="float">
            <text:p>0,0313818157</text:p>
          </table:table-cell>
          <table:table-cell table:style-name="ce1" office:value-type="float" office:value="0.156909078359604" calcext:value-type="float">
            <text:p>0,1569090784</text:p>
          </table:table-cell>
          <table:table-cell table:style-name="ce1" office:value-type="float" office:value="3.02348947525024" calcext:value-type="float">
            <text:p>3,0234894753</text:p>
          </table:table-cell>
          <table:table-cell table:style-name="ce1" office:value-type="float" office:value="0.133870590741406" calcext:value-type="float">
            <text:p>0,1338705907</text:p>
          </table:table-cell>
          <table:table-cell table:number-columns-repeated="2" table:style-name="ce1" office:value-type="float" office:value="-0.074633851006331" calcext:value-type="float">
            <text:p>-0,074633851</text:p>
          </table:table-cell>
          <table:table-cell table:style-name="ce1" office:value-type="float" office:value="-0.375777184963226" calcext:value-type="float">
            <text:p>-0,375777185</text:p>
          </table:table-cell>
          <table:table-cell table:style-name="ce1" office:value-type="float" office:value="4.50385904312134" calcext:value-type="float">
            <text:p>4,5038590431</text:p>
          </table:table-cell>
          <table:table-cell table:style-name="ce1" office:value-type="float" office:value="-2.75674152374268" calcext:value-type="float">
            <text:p>-2,7567415237</text:p>
          </table:table-cell>
          <table:table-cell table:style-name="ce1" office:value-type="string" calcext:value-type="string">
            <text:p>0.1338705907414064</text:p>
          </table:table-cell>
          <table:table-cell table:style-name="ce1" office:value-type="string" calcext:value-type="string">
            <text:p>-0.07463385100633095</text:p>
          </table:table-cell>
          <table:table-cell table:style-name="ce1" office:value-type="string" calcext:value-type="string">
            <text:p>-0.2989806763278676</text:p>
          </table:table-cell>
          <table:table-cell table:style-name="ce1" office:value-type="float" office:value="0.107731421291828" calcext:value-type="float">
            <text:p>0,1077314213</text:p>
          </table:table-cell>
          <table:table-cell table:style-name="ce1" office:value-type="float" office:value="-0.0631528982520104" calcext:value-type="float">
            <text:p>-0,0631528983</text:p>
          </table:table-cell>
          <table:table-cell table:style-name="ce1" office:value-type="float" office:value="-0.256961148643494" calcext:value-type="float">
            <text:p>-0,2569611486</text:p>
          </table:table-cell>
          <table:table-cell table:style-name="ce1" office:value-type="float" office:value="0.117259423241832" calcext:value-type="float">
            <text:p>0,117259423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21647911884838" calcext:value-type="float">
            <text:p>0,9216479119</text:p>
          </table:table-cell>
          <table:table-cell table:style-name="ce1" office:value-type="float" office:value="-0.0289241760859479" calcext:value-type="float">
            <text:p>-0,0289241761</text:p>
          </table:table-cell>
          <table:table-cell table:style-name="ce1" office:value-type="float" office:value="0.159218892625042" calcext:value-type="float">
            <text:p>0,1592188926</text:p>
          </table:table-cell>
          <table:table-cell table:style-name="ce1" office:value-type="float" office:value="0.458393812179565" calcext:value-type="float">
            <text:p>0,4583938122</text:p>
          </table:table-cell>
          <table:table-cell table:style-name="ce1" office:value-type="float" office:value="0.458395957946777" calcext:value-type="float">
            <text:p>0,4583959579</text:p>
          </table:table-cell>
          <table:table-cell table:style-name="ce1" office:value-type="float" office:value="0.458396673202515" calcext:value-type="float">
            <text:p>0,4583966732</text:p>
          </table:table-cell>
          <table:table-cell table:style-name="ce1" office:value-type="float" office:value="-0.375777184963226" calcext:value-type="float">
            <text:p>-0,375777185</text:p>
          </table:table-cell>
          <table:table-cell table:style-name="ce1" office:value-type="float" office:value="4.50385904312134" calcext:value-type="float">
            <text:p>4,5038590431</text:p>
          </table:table-cell>
          <table:table-cell table:style-name="ce1" office:value-type="float" office:value="-2.75674152374268" calcext:value-type="float">
            <text:p>-2,7567415237</text:p>
          </table:table-cell>
        </table:table-row>
        <table:table-row table:style-name="ro1">
          <table:table-cell table:style-name="ce1" office:value-type="string" calcext:value-type="string">
            <text:p>0.7846641540527344</text:p>
          </table:table-cell>
          <table:table-cell table:style-name="ce1" office:value-type="string" calcext:value-type="string">
            <text:p>0.019864559173583984</text:p>
          </table:table-cell>
          <table:table-cell table:style-name="ce1" office:value-type="string" calcext:value-type="string">
            <text:p>20.67546772956848</text:p>
          </table:table-cell>
          <table:table-cell table:style-name="ce1" office:value-type="float" office:value="0.00435518193989992" calcext:value-type="float">
            <text:p>0,0043551819</text:p>
          </table:table-cell>
          <table:table-cell table:style-name="ce1" office:value-type="float" office:value="0.135010629892349" calcext:value-type="float">
            <text:p>0,1350106299</text:p>
          </table:table-cell>
          <table:table-cell table:style-name="ce1" office:value-type="float" office:value="2.93720817565918" calcext:value-type="float">
            <text:p>2,9372081757</text:p>
          </table:table-cell>
          <table:table-cell table:style-name="ce1" office:value-type="float" office:value="-0.031411907971474" calcext:value-type="float">
            <text:p>-0,031411908</text:p>
          </table:table-cell>
          <table:table-cell table:number-columns-repeated="2" table:style-name="ce1" office:value-type="float" office:value="-0.0487666146781909" calcext:value-type="float">
            <text:p>-0,0487666147</text:p>
          </table:table-cell>
          <table:table-cell table:style-name="ce1" office:value-type="float" office:value="-0.379449754953384" calcext:value-type="float">
            <text:p>-0,379449755</text:p>
          </table:table-cell>
          <table:table-cell table:style-name="ce1" office:value-type="float" office:value="4.4793758392334" calcext:value-type="float">
            <text:p>4,4793758392</text:p>
          </table:table-cell>
          <table:table-cell table:style-name="ce1" office:value-type="float" office:value="-2.67511510848999" calcext:value-type="float">
            <text:p>-2,6751151085</text:p>
          </table:table-cell>
          <table:table-cell table:style-name="ce1" office:value-type="string" calcext:value-type="string">
            <text:p>-0.031411907971474015</text:p>
          </table:table-cell>
          <table:table-cell table:style-name="ce1" office:value-type="string" calcext:value-type="string">
            <text:p>-0.04876661467819086</text:p>
          </table:table-cell>
          <table:table-cell table:style-name="ce1" office:value-type="string" calcext:value-type="string">
            <text:p>-0.29296454637678077</text:p>
          </table:table-cell>
          <table:table-cell table:style-name="ce1" office:value-type="float" office:value="-0.00847309023141861" calcext:value-type="float">
            <text:p>-0,0084730902</text:p>
          </table:table-cell>
          <table:table-cell table:style-name="ce1" office:value-type="float" office:value="-0.0423654511570931" calcext:value-type="float">
            <text:p>-0,0423654512</text:p>
          </table:table-cell>
          <table:table-cell table:style-name="ce1" office:value-type="float" office:value="-0.250561031723022" calcext:value-type="float">
            <text:p>-0,2505610317</text:p>
          </table:table-cell>
          <table:table-cell table:style-name="ce1" office:value-type="float" office:value="0.10208448215281" calcext:value-type="float">
            <text:p>0,102084482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890041544410758" calcext:value-type="float">
            <text:p>-0,8900415444</text:p>
          </table:table-cell>
          <table:table-cell table:style-name="ce1" office:value-type="float" office:value="0.159216165885267" calcext:value-type="float">
            <text:p>0,1592161659</text:p>
          </table:table-cell>
          <table:table-cell table:style-name="ce1" office:value-type="float" office:value="0.143859413849667" calcext:value-type="float">
            <text:p>0,1438594138</text:p>
          </table:table-cell>
          <table:table-cell table:style-name="ce1" office:value-type="float" office:value="0.483558416366577" calcext:value-type="float">
            <text:p>0,4835584164</text:p>
          </table:table-cell>
          <table:table-cell table:style-name="ce1" office:value-type="float" office:value="0.483559846878052" calcext:value-type="float">
            <text:p>0,4835598469</text:p>
          </table:table-cell>
          <table:table-cell table:style-name="ce1" office:value-type="float" office:value="0.483572721481323" calcext:value-type="float">
            <text:p>0,4835727215</text:p>
          </table:table-cell>
          <table:table-cell table:style-name="ce1" office:value-type="float" office:value="-0.379449754953384" calcext:value-type="float">
            <text:p>-0,379449755</text:p>
          </table:table-cell>
          <table:table-cell table:style-name="ce1" office:value-type="float" office:value="4.4793758392334" calcext:value-type="float">
            <text:p>4,4793758392</text:p>
          </table:table-cell>
          <table:table-cell table:style-name="ce1" office:value-type="float" office:value="-2.67511510848999" calcext:value-type="float">
            <text:p>-2,6751151085</text:p>
          </table:table-cell>
        </table:table-row>
        <table:table-row table:style-name="ro1">
          <table:table-cell table:style-name="ce1" office:value-type="string" calcext:value-type="string">
            <text:p>0.7999272346496582</text:p>
          </table:table-cell>
          <table:table-cell table:style-name="ce1" office:value-type="string" calcext:value-type="string">
            <text:p>0.015263080596923828</text:p>
          </table:table-cell>
          <table:table-cell table:style-name="ce1" office:value-type="string" calcext:value-type="string">
            <text:p>21.148495197296143</text:p>
          </table:table-cell>
          <table:table-cell table:style-name="ce1" office:value-type="float" office:value="0.0127816330641508" calcext:value-type="float">
            <text:p>0,0127816331</text:p>
          </table:table-cell>
          <table:table-cell table:style-name="ce1" office:value-type="float" office:value="0.115034699440002" calcext:value-type="float">
            <text:p>0,1150346994</text:p>
          </table:table-cell>
          <table:table-cell table:style-name="ce1" office:value-type="float" office:value="2.87338304519653" calcext:value-type="float">
            <text:p>2,8733830452</text:p>
          </table:table-cell>
          <table:table-cell table:style-name="ce1" office:value-type="float" office:value="0.00145163146727671" calcext:value-type="float">
            <text:p>0,0014516315</text:p>
          </table:table-cell>
          <table:table-cell table:number-columns-repeated="2" table:style-name="ce1" office:value-type="float" office:value="-0.0458912364495013" calcext:value-type="float">
            <text:p>-0,0458912364</text:p>
          </table:table-cell>
          <table:table-cell table:style-name="ce1" office:value-type="float" office:value="-0.374395459890366" calcext:value-type="float">
            <text:p>-0,3743954599</text:p>
          </table:table-cell>
          <table:table-cell table:style-name="ce1" office:value-type="float" office:value="4.45751810073853" calcext:value-type="float">
            <text:p>4,4575181007</text:p>
          </table:table-cell>
          <table:table-cell table:style-name="ce1" office:value-type="float" office:value="-2.599937915802" calcext:value-type="float">
            <text:p>-2,5999379158</text:p>
          </table:table-cell>
          <table:table-cell table:style-name="ce1" office:value-type="string" calcext:value-type="string">
            <text:p>0.001451631467276713</text:p>
          </table:table-cell>
          <table:table-cell table:style-name="ce1" office:value-type="string" calcext:value-type="string">
            <text:p>-0.04589123644950127</text:p>
          </table:table-cell>
          <table:table-cell table:style-name="ce1" office:value-type="string" calcext:value-type="string">
            <text:p>-0.28402030760296226</text:p>
          </table:table-cell>
          <table:table-cell table:style-name="ce1" office:value-type="float" office:value="-0.00117589912377298" calcext:value-type="float">
            <text:p>-0,0011758991</text:p>
          </table:table-cell>
          <table:table-cell table:style-name="ce1" office:value-type="float" office:value="-0.0364528700709343" calcext:value-type="float">
            <text:p>-0,0364528701</text:p>
          </table:table-cell>
          <table:table-cell table:style-name="ce1" office:value-type="float" office:value="-0.242623152160645" calcext:value-type="float">
            <text:p>-0,2426231522</text:p>
          </table:table-cell>
          <table:table-cell table:style-name="ce1" office:value-type="float" office:value="0.100043425689767" calcext:value-type="float">
            <text:p>0,100043425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576691087470067" calcext:value-type="float">
            <text:p>0,0576691087</text:p>
          </table:table-cell>
          <table:table-cell table:style-name="ce1" office:value-type="float" office:value="0.0467271711641863" calcext:value-type="float">
            <text:p>0,0467271712</text:p>
          </table:table-cell>
          <table:table-cell table:style-name="ce1" office:value-type="float" office:value="0.184113782307291" calcext:value-type="float">
            <text:p>0,1841137823</text:p>
          </table:table-cell>
          <table:table-cell table:style-name="ce1" office:value-type="float" office:value="0.468650102615356" calcext:value-type="float">
            <text:p>0,4686501026</text:p>
          </table:table-cell>
          <table:table-cell table:style-name="ce1" office:value-type="float" office:value="0.468644857406616" calcext:value-type="float">
            <text:p>0,4686448574</text:p>
          </table:table-cell>
          <table:table-cell table:style-name="ce1" office:value-type="float" office:value="0.468630313873291" calcext:value-type="float">
            <text:p>0,4686303139</text:p>
          </table:table-cell>
          <table:table-cell table:style-name="ce1" office:value-type="float" office:value="-0.374395459890366" calcext:value-type="float">
            <text:p>-0,3743954599</text:p>
          </table:table-cell>
          <table:table-cell table:style-name="ce1" office:value-type="float" office:value="4.45751810073853" calcext:value-type="float">
            <text:p>4,4575181007</text:p>
          </table:table-cell>
          <table:table-cell table:style-name="ce1" office:value-type="float" office:value="-2.599937915802" calcext:value-type="float">
            <text:p>-2,5999379158</text:p>
          </table:table-cell>
        </table:table-row>
        <table:table-row table:style-name="ro1">
          <table:table-cell table:style-name="ce1" office:value-type="string" calcext:value-type="string">
            <text:p>0.8189797401428223</text:p>
          </table:table-cell>
          <table:table-cell table:style-name="ce1" office:value-type="string" calcext:value-type="string">
            <text:p>0.019052505493164062</text:p>
          </table:table-cell>
          <table:table-cell table:style-name="ce1" office:value-type="string" calcext:value-type="string">
            <text:p>21.59268546104431</text:p>
          </table:table-cell>
          <table:table-cell table:style-name="ce1" office:value-type="float" office:value="-0.00412188982591033" calcext:value-type="float">
            <text:p>-0,0041218898</text:p>
          </table:table-cell>
          <table:table-cell table:style-name="ce1" office:value-type="float" office:value="0.0948034673929215" calcext:value-type="float">
            <text:p>0,0948034674</text:p>
          </table:table-cell>
          <table:table-cell table:style-name="ce1" office:value-type="float" office:value="2.77987217903137" calcext:value-type="float">
            <text:p>2,779872179</text:p>
          </table:table-cell>
          <table:table-cell table:style-name="ce1" office:value-type="float" office:value="-0.00295371930175887" calcext:value-type="float">
            <text:p>-0,0029537193</text:p>
          </table:table-cell>
          <table:table-cell table:number-columns-repeated="2" table:style-name="ce1" office:value-type="float" office:value="-0.0405446215552963" calcext:value-type="float">
            <text:p>-0,0405446216</text:p>
          </table:table-cell>
          <table:table-cell table:style-name="ce1" office:value-type="float" office:value="-0.379120886325836" calcext:value-type="float">
            <text:p>-0,3791208863</text:p>
          </table:table-cell>
          <table:table-cell table:style-name="ce1" office:value-type="float" office:value="4.43983507156372" calcext:value-type="float">
            <text:p>4,4398350716</text:p>
          </table:table-cell>
          <table:table-cell table:style-name="ce1" office:value-type="float" office:value="-2.52659034729004" calcext:value-type="float">
            <text:p>-2,5265903473</text:p>
          </table:table-cell>
          <table:table-cell table:style-name="ce1" office:value-type="string" calcext:value-type="string">
            <text:p>-0.0029537193017588727</text:p>
          </table:table-cell>
          <table:table-cell table:style-name="ce1" office:value-type="string" calcext:value-type="string">
            <text:p>-0.040544621555296305</text:p>
          </table:table-cell>
          <table:table-cell table:style-name="ce1" office:value-type="string" calcext:value-type="string">
            <text:p>-0.2791575118048636</text:p>
          </table:table-cell>
          <table:table-cell table:style-name="ce1" office:value-type="float" office:value="-0.00345104092732072" calcext:value-type="float">
            <text:p>-0,0034510409</text:p>
          </table:table-cell>
          <table:table-cell table:style-name="ce1" office:value-type="float" office:value="-0.0310593688488007" calcext:value-type="float">
            <text:p>-0,0310593688</text:p>
          </table:table-cell>
          <table:table-cell table:style-name="ce1" office:value-type="float" office:value="-0.236751240158081" calcext:value-type="float">
            <text:p>-0,2367512402</text:p>
          </table:table-cell>
          <table:table-cell table:style-name="ce1" office:value-type="float" office:value="0.0943683896782837" calcext:value-type="float">
            <text:p>0,094368389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89785238516959" calcext:value-type="float">
            <text:p>-0,0189785239</text:p>
          </table:table-cell>
          <table:table-cell table:style-name="ce1" office:value-type="float" office:value="0.0449906405001614" calcext:value-type="float">
            <text:p>0,0449906405</text:p>
          </table:table-cell>
          <table:table-cell table:style-name="ce1" office:value-type="float" office:value="0.1437491341287" calcext:value-type="float">
            <text:p>0,1437491341</text:p>
          </table:table-cell>
          <table:table-cell table:style-name="ce1" office:value-type="float" office:value="0.443999290466309" calcext:value-type="float">
            <text:p>0,4439992905</text:p>
          </table:table-cell>
          <table:table-cell table:style-name="ce1" office:value-type="float" office:value="0.444001913070679" calcext:value-type="float">
            <text:p>0,4440019131</text:p>
          </table:table-cell>
          <table:table-cell table:style-name="ce1" office:value-type="float" office:value="0.444003582000732" calcext:value-type="float">
            <text:p>0,444003582</text:p>
          </table:table-cell>
          <table:table-cell table:style-name="ce1" office:value-type="float" office:value="-0.379120886325836" calcext:value-type="float">
            <text:p>-0,3791208863</text:p>
          </table:table-cell>
          <table:table-cell table:style-name="ce1" office:value-type="float" office:value="4.43983507156372" calcext:value-type="float">
            <text:p>4,4398350716</text:p>
          </table:table-cell>
          <table:table-cell table:style-name="ce1" office:value-type="float" office:value="-2.52659034729004" calcext:value-type="float">
            <text:p>-2,5265903473</text:p>
          </table:table-cell>
        </table:table-row>
        <table:table-row table:style-name="ro1">
          <table:table-cell table:style-name="ce1" office:value-type="string" calcext:value-type="string">
            <text:p>0.8380072116851807</text:p>
          </table:table-cell>
          <table:table-cell table:style-name="ce1" office:value-type="string" calcext:value-type="string">
            <text:p>0.0190274715423584</text:p>
          </table:table-cell>
          <table:table-cell table:style-name="ce1" office:value-type="string" calcext:value-type="string">
            <text:p>22.057952165603638</text:p>
          </table:table-cell>
          <table:table-cell table:style-name="ce1" office:value-type="float" office:value="-0.0122033627703786" calcext:value-type="float">
            <text:p>-0,0122033628</text:p>
          </table:table-cell>
          <table:table-cell table:style-name="ce1" office:value-type="float" office:value="0.0935591161251068" calcext:value-type="float">
            <text:p>0,0935591161</text:p>
          </table:table-cell>
          <table:table-cell table:style-name="ce1" office:value-type="float" office:value="2.74338459968567" calcext:value-type="float">
            <text:p>2,7433845997</text:p>
          </table:table-cell>
          <table:table-cell table:style-name="ce1" office:value-type="float" office:value="0.00312393080778751" calcext:value-type="float">
            <text:p>0,0031239308</text:p>
          </table:table-cell>
          <table:table-cell table:number-columns-repeated="2" table:style-name="ce1" office:value-type="float" office:value="-0.0351231070163873" calcext:value-type="float">
            <text:p>-0,035123107</text:p>
          </table:table-cell>
          <table:table-cell table:style-name="ce1" office:value-type="float" office:value="-0.379120886325836" calcext:value-type="float">
            <text:p>-0,3791208863</text:p>
          </table:table-cell>
          <table:table-cell table:style-name="ce1" office:value-type="float" office:value="4.43983507156372" calcext:value-type="float">
            <text:p>4,4398350716</text:p>
          </table:table-cell>
          <table:table-cell table:style-name="ce1" office:value-type="float" office:value="-2.52659034729004" calcext:value-type="float">
            <text:p>-2,5265903473</text:p>
          </table:table-cell>
          <table:table-cell table:style-name="ce1" office:value-type="string" calcext:value-type="string">
            <text:p>0.003123930807787515</text:p>
          </table:table-cell>
          <table:table-cell table:style-name="ce1" office:value-type="string" calcext:value-type="string">
            <text:p>-0.03512310701638732</text:p>
          </table:table-cell>
          <table:table-cell table:style-name="ce1" office:value-type="string" calcext:value-type="string">
            <text:p>-0.2691245703160312</text:p>
          </table:table-cell>
          <table:table-cell table:style-name="ce1" office:value-type="float" office:value="0.00111291025299579" calcext:value-type="float">
            <text:p>0,0011129103</text:p>
          </table:table-cell>
          <table:table-cell table:style-name="ce1" office:value-type="float" office:value="-0.0255969361960888" calcext:value-type="float">
            <text:p>-0,0255969362</text:p>
          </table:table-cell>
          <table:table-cell table:style-name="ce1" office:value-type="float" office:value="-0.228148240470886" calcext:value-type="float">
            <text:p>-0,2281482405</text:p>
          </table:table-cell>
          <table:table-cell table:style-name="ce1" office:value-type="float" office:value="0.0962865146796373" calcext:value-type="float">
            <text:p>0,096286514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63242536192447" calcext:value-type="float">
            <text:p>0,0363242536</text:p>
          </table:table-cell>
          <table:table-cell table:style-name="ce1" office:value-type="float" office:value="0.0434751548037581" calcext:value-type="float">
            <text:p>0,0434751548</text:p>
          </table:table-cell>
          <table:table-cell table:style-name="ce1" office:value-type="float" office:value="0.200946806194203" calcext:value-type="float">
            <text:p>0,2009468062</text:p>
          </table:table-cell>
          <table:table-cell table:style-name="ce1" office:value-type="float" office:value="0.465350866317749" calcext:value-type="float">
            <text:p>0,4653508663</text:p>
          </table:table-cell>
          <table:table-cell table:style-name="ce1" office:value-type="float" office:value="0.465351581573486" calcext:value-type="float">
            <text:p>0,4653515816</text:p>
          </table:table-cell>
          <table:table-cell table:style-name="ce1" office:value-type="float" office:value="0.465351343154907" calcext:value-type="float">
            <text:p>0,4653513432</text:p>
          </table:table-cell>
          <table:table-cell table:style-name="ce1" office:value-type="float" office:value="-0.379120886325836" calcext:value-type="float">
            <text:p>-0,3791208863</text:p>
          </table:table-cell>
          <table:table-cell table:style-name="ce1" office:value-type="float" office:value="4.43983507156372" calcext:value-type="float">
            <text:p>4,4398350716</text:p>
          </table:table-cell>
          <table:table-cell table:style-name="ce1" office:value-type="float" office:value="-2.52659034729004" calcext:value-type="float">
            <text:p>-2,5265903473</text:p>
          </table:table-cell>
        </table:table-row>
        <table:table-row table:style-name="ro1">
          <table:table-cell table:style-name="ce1" office:value-type="string" calcext:value-type="string">
            <text:p>0.861713171005249</text:p>
          </table:table-cell>
          <table:table-cell table:style-name="ce1" office:value-type="string" calcext:value-type="string">
            <text:p>0.02370595932006836</text:p>
          </table:table-cell>
          <table:table-cell table:style-name="ce1" office:value-type="string" calcext:value-type="string">
            <text:p>22.53077721595764</text:p>
          </table:table-cell>
          <table:table-cell table:style-name="ce1" office:value-type="float" office:value="-0.0277832001447678" calcext:value-type="float">
            <text:p>-0,0277832001</text:p>
          </table:table-cell>
          <table:table-cell table:style-name="ce1" office:value-type="float" office:value="0.0833496004343033" calcext:value-type="float">
            <text:p>0,0833496004</text:p>
          </table:table-cell>
          <table:table-cell table:style-name="ce1" office:value-type="float" office:value="2.67677998542786" calcext:value-type="float">
            <text:p>2,6767799854</text:p>
          </table:table-cell>
          <table:table-cell table:style-name="ce1" office:value-type="float" office:value="0.00484782775246544" calcext:value-type="float">
            <text:p>0,0048478278</text:p>
          </table:table-cell>
          <table:table-cell table:number-columns-repeated="2" table:style-name="ce1" office:value-type="float" office:value="-0.0358900062398498" calcext:value-type="float">
            <text:p>-0,0358900062</text:p>
          </table:table-cell>
          <table:table-cell table:style-name="ce1" office:value-type="float" office:value="-0.388042837381363" calcext:value-type="float">
            <text:p>-0,3880428374</text:p>
          </table:table-cell>
          <table:table-cell table:style-name="ce1" office:value-type="float" office:value="4.42597389221191" calcext:value-type="float">
            <text:p>4,4259738922</text:p>
          </table:table-cell>
          <table:table-cell table:style-name="ce1" office:value-type="float" office:value="-2.45275211334229" calcext:value-type="float">
            <text:p>-2,4527521133</text:p>
          </table:table-cell>
          <table:table-cell table:style-name="ce1" office:value-type="string" calcext:value-type="string">
            <text:p>0.004847827752465438</text:p>
          </table:table-cell>
          <table:table-cell table:style-name="ce1" office:value-type="string" calcext:value-type="string">
            <text:p>-0.0358900062398498</text:p>
          </table:table-cell>
          <table:table-cell table:style-name="ce1" office:value-type="string" calcext:value-type="string">
            <text:p>-0.26886491426371567</text:p>
          </table:table-cell>
          <table:table-cell table:style-name="ce1" office:value-type="float" office:value="0.00329490794800222" calcext:value-type="float">
            <text:p>0,0032949079</text:p>
          </table:table-cell>
          <table:table-cell table:style-name="ce1" office:value-type="float" office:value="-0.0252609613537788" calcext:value-type="float">
            <text:p>-0,0252609614</text:p>
          </table:table-cell>
          <table:table-cell table:style-name="ce1" office:value-type="float" office:value="-0.224791383171082" calcext:value-type="float">
            <text:p>-0,2247913832</text:p>
          </table:table-cell>
          <table:table-cell table:style-name="ce1" office:value-type="float" office:value="0.102064760562209" calcext:value-type="float">
            <text:p>0,102064760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70676617202806" calcext:value-type="float">
            <text:p>0,0170676617</text:p>
          </table:table-cell>
          <table:table-cell table:style-name="ce1" office:value-type="float" office:value="0.00262796718255685" calcext:value-type="float">
            <text:p>0,0026279672</text:p>
          </table:table-cell>
          <table:table-cell table:style-name="ce1" office:value-type="float" office:value="0.0770587562946339" calcext:value-type="float">
            <text:p>0,0770587563</text:p>
          </table:table-cell>
          <table:table-cell table:style-name="ce1" office:value-type="float" office:value="0.473496198654175" calcext:value-type="float">
            <text:p>0,4734961987</text:p>
          </table:table-cell>
          <table:table-cell table:number-columns-repeated="2" table:style-name="ce1" office:value-type="float" office:value="0.473503351211548" calcext:value-type="float">
            <text:p>0,4735033512</text:p>
          </table:table-cell>
          <table:table-cell table:style-name="ce1" office:value-type="float" office:value="-0.388042837381363" calcext:value-type="float">
            <text:p>-0,3880428374</text:p>
          </table:table-cell>
          <table:table-cell table:style-name="ce1" office:value-type="float" office:value="4.42597389221191" calcext:value-type="float">
            <text:p>4,4259738922</text:p>
          </table:table-cell>
          <table:table-cell table:style-name="ce1" office:value-type="float" office:value="-2.45275211334229" calcext:value-type="float">
            <text:p>-2,4527521133</text:p>
          </table:table-cell>
        </table:table-row>
        <table:table-row table:style-name="ro1">
          <table:table-cell table:style-name="ce1" office:value-type="string" calcext:value-type="string">
            <text:p>0.874974250793457</text:p>
          </table:table-cell>
          <table:table-cell table:style-name="ce1" office:value-type="string" calcext:value-type="string">
            <text:p>0.013261079788208008</text:p>
          </table:table-cell>
          <table:table-cell table:style-name="ce1" office:value-type="string" calcext:value-type="string">
            <text:p>23.00255012512207</text:p>
          </table:table-cell>
          <table:table-cell table:style-name="ce1" office:value-type="float" office:value="-0.034959077835083" calcext:value-type="float">
            <text:p>-0,0349590778</text:p>
          </table:table-cell>
          <table:table-cell table:style-name="ce1" office:value-type="float" office:value="0.0738025009632111" calcext:value-type="float">
            <text:p>0,073802501</text:p>
          </table:table-cell>
          <table:table-cell table:style-name="ce1" office:value-type="float" office:value="2.61966586112976" calcext:value-type="float">
            <text:p>2,6196658611</text:p>
          </table:table-cell>
          <table:table-cell table:style-name="ce1" office:value-type="float" office:value="0.00962604528200853" calcext:value-type="float">
            <text:p>0,0096260453</text:p>
          </table:table-cell>
          <table:table-cell table:number-columns-repeated="2" table:style-name="ce1" office:value-type="float" office:value="-0.0326196239821701" calcext:value-type="float">
            <text:p>-0,032619624</text:p>
          </table:table-cell>
          <table:table-cell table:style-name="ce1" office:value-type="float" office:value="-0.395484954118729" calcext:value-type="float">
            <text:p>-0,3954849541</text:p>
          </table:table-cell>
          <table:table-cell table:style-name="ce1" office:value-type="float" office:value="4.41493272781372" calcext:value-type="float">
            <text:p>4,4149327278</text:p>
          </table:table-cell>
          <table:table-cell table:style-name="ce1" office:value-type="float" office:value="-2.37976598739624" calcext:value-type="float">
            <text:p>-2,3797659874</text:p>
          </table:table-cell>
          <table:table-cell table:style-name="ce1" office:value-type="string" calcext:value-type="string">
            <text:p>0.009626045282008534</text:p>
          </table:table-cell>
          <table:table-cell table:style-name="ce1" office:value-type="string" calcext:value-type="string">
            <text:p>-0.03261962398217015</text:p>
          </table:table-cell>
          <table:table-cell table:style-name="ce1" office:value-type="string" calcext:value-type="string">
            <text:p>-0.2611314461427672</text:p>
          </table:table-cell>
          <table:table-cell table:style-name="ce1" office:value-type="float" office:value="0.0075014640390873" calcext:value-type="float">
            <text:p>0,007501464</text:p>
          </table:table-cell>
          <table:table-cell table:style-name="ce1" office:value-type="float" office:value="-0.0225043921172619" calcext:value-type="float">
            <text:p>-0,0225043921</text:p>
          </table:table-cell>
          <table:table-cell table:style-name="ce1" office:value-type="float" office:value="-0.218663758659363" calcext:value-type="float">
            <text:p>-0,2186637587</text:p>
          </table:table-cell>
          <table:table-cell table:style-name="ce1" office:value-type="float" office:value="0.115161821352041" calcext:value-type="float">
            <text:p>0,11516182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30499909057184" calcext:value-type="float">
            <text:p>0,0330499909</text:p>
          </table:table-cell>
          <table:table-cell table:style-name="ce1" office:value-type="float" office:value="0.0216580790774716" calcext:value-type="float">
            <text:p>0,0216580791</text:p>
          </table:table-cell>
          <table:table-cell table:style-name="ce1" office:value-type="float" office:value="0.141292500663826" calcext:value-type="float">
            <text:p>0,1412925007</text:p>
          </table:table-cell>
          <table:table-cell table:style-name="ce1" office:value-type="float" office:value="0.471402168273926" calcext:value-type="float">
            <text:p>0,4714021683</text:p>
          </table:table-cell>
          <table:table-cell table:number-columns-repeated="2" table:style-name="ce1" office:value-type="float" office:value="0.471395254135132" calcext:value-type="float">
            <text:p>0,4713952541</text:p>
          </table:table-cell>
          <table:table-cell table:style-name="ce1" office:value-type="float" office:value="-0.395484954118729" calcext:value-type="float">
            <text:p>-0,3954849541</text:p>
          </table:table-cell>
          <table:table-cell table:style-name="ce1" office:value-type="float" office:value="4.41493272781372" calcext:value-type="float">
            <text:p>4,4149327278</text:p>
          </table:table-cell>
          <table:table-cell table:style-name="ce1" office:value-type="float" office:value="-2.37976598739624" calcext:value-type="float">
            <text:p>-2,3797659874</text:p>
          </table:table-cell>
        </table:table-row>
        <table:table-row table:style-name="ro1">
          <table:table-cell table:style-name="ce1" office:value-type="string" calcext:value-type="string">
            <text:p>0.8986237049102783</text:p>
          </table:table-cell>
          <table:table-cell table:style-name="ce1" office:value-type="string" calcext:value-type="string">
            <text:p>0.02364945411682129</text:p>
          </table:table-cell>
          <table:table-cell table:style-name="ce1" office:value-type="string" calcext:value-type="string">
            <text:p>23.458465814590454</text:p>
          </table:table-cell>
          <table:table-cell table:style-name="ce1" office:value-type="float" office:value="-0.0418681353330612" calcext:value-type="float">
            <text:p>-0,0418681353</text:p>
          </table:table-cell>
          <table:table-cell table:style-name="ce1" office:value-type="float" office:value="0.0647052973508835" calcext:value-type="float">
            <text:p>0,0647052974</text:p>
          </table:table-cell>
          <table:table-cell table:style-name="ce1" office:value-type="float" office:value="2.56696152687073" calcext:value-type="float">
            <text:p>2,5669615269</text:p>
          </table:table-cell>
          <table:table-cell table:style-name="ce1" office:value-type="float" office:value="0.0112667620466877" calcext:value-type="float">
            <text:p>0,011266762</text:p>
          </table:table-cell>
          <table:table-cell table:number-columns-repeated="2" table:style-name="ce1" office:value-type="float" office:value="-0.0300611192742659" calcext:value-type="float">
            <text:p>-0,0300611193</text:p>
          </table:table-cell>
          <table:table-cell table:style-name="ce1" office:value-type="float" office:value="-0.402445435523987" calcext:value-type="float">
            <text:p>-0,4024454355</text:p>
          </table:table-cell>
          <table:table-cell table:style-name="ce1" office:value-type="float" office:value="4.40521240234375" calcext:value-type="float">
            <text:p>4,4052124023</text:p>
          </table:table-cell>
          <table:table-cell table:style-name="ce1" office:value-type="float" office:value="-2.3133282661438" calcext:value-type="float">
            <text:p>-2,3133282661</text:p>
          </table:table-cell>
          <table:table-cell table:style-name="ce1" office:value-type="string" calcext:value-type="string">
            <text:p>0.011266762046687653</text:p>
          </table:table-cell>
          <table:table-cell table:style-name="ce1" office:value-type="string" calcext:value-type="string">
            <text:p>-0.030061119274265875</text:p>
          </table:table-cell>
          <table:table-cell table:style-name="ce1" office:value-type="string" calcext:value-type="string">
            <text:p>-0.25627651904597043</text:p>
          </table:table-cell>
          <table:table-cell table:style-name="ce1" office:value-type="float" office:value="0.00943895101547241" calcext:value-type="float">
            <text:p>0,009438951</text:p>
          </table:table-cell>
          <table:table-cell table:style-name="ce1" office:value-type="float" office:value="-0.019926675260067" calcext:value-type="float">
            <text:p>-0,0199266753</text:p>
          </table:table-cell>
          <table:table-cell table:style-name="ce1" office:value-type="float" office:value="-0.213409259223938" calcext:value-type="float">
            <text:p>-0,2134092592</text:p>
          </table:table-cell>
          <table:table-cell table:style-name="ce1" office:value-type="float" office:value="0.131095662574462" calcext:value-type="float">
            <text:p>0,131095662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57439793210556" calcext:value-type="float">
            <text:p>0,0157439793</text:p>
          </table:table-cell>
          <table:table-cell table:style-name="ce1" office:value-type="float" office:value="0.0209465179926338" calcext:value-type="float">
            <text:p>0,020946518</text:p>
          </table:table-cell>
          <table:table-cell table:style-name="ce1" office:value-type="float" office:value="0.125309607118701" calcext:value-type="float">
            <text:p>0,1253096071</text:p>
          </table:table-cell>
          <table:table-cell table:style-name="ce1" office:value-type="float" office:value="0.455785512924194" calcext:value-type="float">
            <text:p>0,4557855129</text:p>
          </table:table-cell>
          <table:table-cell table:style-name="ce1" office:value-type="float" office:value="0.455784559249878" calcext:value-type="float">
            <text:p>0,4557845592</text:p>
          </table:table-cell>
          <table:table-cell table:style-name="ce1" office:value-type="float" office:value="0.45578408241272" calcext:value-type="float">
            <text:p>0,4557840824</text:p>
          </table:table-cell>
          <table:table-cell table:style-name="ce1" office:value-type="float" office:value="-0.402445435523987" calcext:value-type="float">
            <text:p>-0,4024454355</text:p>
          </table:table-cell>
          <table:table-cell table:style-name="ce1" office:value-type="float" office:value="4.40521240234375" calcext:value-type="float">
            <text:p>4,4052124023</text:p>
          </table:table-cell>
          <table:table-cell table:style-name="ce1" office:value-type="float" office:value="-2.3133282661438" calcext:value-type="float">
            <text:p>-2,3133282661</text:p>
          </table:table-cell>
        </table:table-row>
        <table:table-row table:style-name="ro1">
          <table:table-cell table:style-name="ce1" office:value-type="string" calcext:value-type="string">
            <text:p>0.9168150424957275</text:p>
          </table:table-cell>
          <table:table-cell table:style-name="ce1" office:value-type="string" calcext:value-type="string">
            <text:p>0.01819133758544922</text:p>
          </table:table-cell>
          <table:table-cell table:style-name="ce1" office:value-type="string" calcext:value-type="string">
            <text:p>23.938629150390625</text:p>
          </table:table-cell>
          <table:table-cell table:style-name="ce1" office:value-type="float" office:value="-0.229154974590113" calcext:value-type="float">
            <text:p>-0,2291549746</text:p>
          </table:table-cell>
          <table:table-cell table:style-name="ce1" office:value-type="float" office:value="0.221526130665967" calcext:value-type="float">
            <text:p>0,2215261307</text:p>
          </table:table-cell>
          <table:table-cell table:style-name="ce1" office:value-type="float" office:value="2.70768613579832" calcext:value-type="float">
            <text:p>2,7076861358</text:p>
          </table:table-cell>
          <table:table-cell table:style-name="ce1" office:value-type="float" office:value="0.0133107729700653" calcext:value-type="float">
            <text:p>0,013310773</text:p>
          </table:table-cell>
          <table:table-cell table:number-columns-repeated="2" table:style-name="ce1" office:value-type="float" office:value="-0.0276587629231666" calcext:value-type="float">
            <text:p>-0,0276587629</text:p>
          </table:table-cell>
          <table:table-cell table:style-name="ce1" office:value-type="float" office:value="-0.406373113393784" calcext:value-type="float">
            <text:p>-0,4063731134</text:p>
          </table:table-cell>
          <table:table-cell table:style-name="ce1" office:value-type="float" office:value="4.39655208587647" calcext:value-type="float">
            <text:p>4,3965520859</text:p>
          </table:table-cell>
          <table:table-cell table:style-name="ce1" office:value-type="float" office:value="-2.24634051322937" calcext:value-type="float">
            <text:p>-2,2463405132</text:p>
          </table:table-cell>
          <table:table-cell table:style-name="ce1" office:value-type="string" calcext:value-type="string">
            <text:p>0.013310772970065252</text:p>
          </table:table-cell>
          <table:table-cell table:style-name="ce1" office:value-type="string" calcext:value-type="string">
            <text:p>-0.027658762923166644</text:p>
          </table:table-cell>
          <table:table-cell table:style-name="ce1" office:value-type="string" calcext:value-type="string">
            <text:p>-0.2518157185641154</text:p>
          </table:table-cell>
          <table:table-cell table:style-name="ce1" office:value-type="float" office:value="0.0113043965399265" calcext:value-type="float">
            <text:p>0,0113043965</text:p>
          </table:table-cell>
          <table:table-cell table:style-name="ce1" office:value-type="float" office:value="-0.0174704302847385" calcext:value-type="float">
            <text:p>-0,0174704303</text:p>
          </table:table-cell>
          <table:table-cell table:style-name="ce1" office:value-type="float" office:value="-0.208560460472107" calcext:value-type="float">
            <text:p>-0,2085604605</text:p>
          </table:table-cell>
          <table:table-cell table:style-name="ce1" office:value-type="float" office:value="0.151194264939756" calcext:value-type="float">
            <text:p>0,151194264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43925109364198" calcext:value-type="float">
            <text:p>0,0143925109</text:p>
          </table:table-cell>
          <table:table-cell table:style-name="ce1" office:value-type="float" office:value="0.0189506430211814" calcext:value-type="float">
            <text:p>0,018950643</text:p>
          </table:table-cell>
          <table:table-cell table:style-name="ce1" office:value-type="float" office:value="0.109789676319663" calcext:value-type="float">
            <text:p>0,1097896763</text:p>
          </table:table-cell>
          <table:table-cell table:style-name="ce1" office:value-type="float" office:value="0.480045318603516" calcext:value-type="float">
            <text:p>0,4800453186</text:p>
          </table:table-cell>
          <table:table-cell table:style-name="ce1" office:value-type="float" office:value="0.480047225952148" calcext:value-type="float">
            <text:p>0,480047226</text:p>
          </table:table-cell>
          <table:table-cell table:style-name="ce1" office:value-type="float" office:value="0.480048179626465" calcext:value-type="float">
            <text:p>0,4800481796</text:p>
          </table:table-cell>
          <table:table-cell table:style-name="ce1" office:value-type="float" office:value="-0.406373113393784" calcext:value-type="float">
            <text:p>-0,4063731134</text:p>
          </table:table-cell>
          <table:table-cell table:style-name="ce1" office:value-type="float" office:value="4.39655208587647" calcext:value-type="float">
            <text:p>4,3965520859</text:p>
          </table:table-cell>
          <table:table-cell table:style-name="ce1" office:value-type="float" office:value="-2.24634051322937" calcext:value-type="float">
            <text:p>-2,2463405132</text:p>
          </table:table-cell>
        </table:table-row>
        <table:table-row table:style-name="ro1">
          <table:table-cell table:style-name="ce1" office:value-type="string" calcext:value-type="string">
            <text:p>0.9308862686157227</text:p>
          </table:table-cell>
          <table:table-cell table:style-name="ce1" office:value-type="string" calcext:value-type="string">
            <text:p>0.014071226119995117</text:p>
          </table:table-cell>
          <table:table-cell table:style-name="ce1" office:value-type="string" calcext:value-type="string">
            <text:p>24.401929140090942</text:p>
          </table:table-cell>
          <table:table-cell table:style-name="ce1" office:value-type="float" office:value="-0.232274594498269" calcext:value-type="float">
            <text:p>-0,2322745945</text:p>
          </table:table-cell>
          <table:table-cell table:style-name="ce1" office:value-type="float" office:value="0.216136673350393" calcext:value-type="float">
            <text:p>0,2161366734</text:p>
          </table:table-cell>
          <table:table-cell table:style-name="ce1" office:value-type="float" office:value="2.65607058560407" calcext:value-type="float">
            <text:p>2,6560705856</text:p>
          </table:table-cell>
          <table:table-cell table:style-name="ce1" office:value-type="float" office:value="0.0755369219095291" calcext:value-type="float">
            <text:p>0,0755369219</text:p>
          </table:table-cell>
          <table:table-cell table:number-columns-repeated="2" table:style-name="ce1" office:value-type="float" office:value="-0.0796477894226668" calcext:value-type="float">
            <text:p>-0,0796477894</text:p>
          </table:table-cell>
          <table:table-cell table:style-name="ce1" office:value-type="float" office:value="-0.406373113393784" calcext:value-type="float">
            <text:p>-0,4063731134</text:p>
          </table:table-cell>
          <table:table-cell table:style-name="ce1" office:value-type="float" office:value="4.39655208587647" calcext:value-type="float">
            <text:p>4,3965520859</text:p>
          </table:table-cell>
          <table:table-cell table:style-name="ce1" office:value-type="float" office:value="-2.24634051322937" calcext:value-type="float">
            <text:p>-2,2463405132</text:p>
          </table:table-cell>
          <table:table-cell table:style-name="ce1" office:value-type="string" calcext:value-type="string">
            <text:p>0.07553692190952914</text:p>
          </table:table-cell>
          <table:table-cell table:style-name="ce1" office:value-type="string" calcext:value-type="string">
            <text:p>-0.07964778942266677</text:p>
          </table:table-cell>
          <table:table-cell table:style-name="ce1" office:value-type="string" calcext:value-type="string">
            <text:p>-0.2750979050631881</text:p>
          </table:table-cell>
          <table:table-cell table:style-name="ce1" office:value-type="float" office:value="0.0618718431393306" calcext:value-type="float">
            <text:p>0,0618718431</text:p>
          </table:table-cell>
          <table:table-cell table:style-name="ce1" office:value-type="float" office:value="-0.0598120552798112" calcext:value-type="float">
            <text:p>-0,0598120553</text:p>
          </table:table-cell>
          <table:table-cell table:style-name="ce1" office:value-type="float" office:value="-0.221507124493446" calcext:value-type="float">
            <text:p>-0,2215071245</text:p>
          </table:table-cell>
          <table:table-cell table:style-name="ce1" office:value-type="float" office:value="0.257397766642596" calcext:value-type="float">
            <text:p>0,257397766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404108246930474" calcext:value-type="float">
            <text:p>0,4041082469</text:p>
          </table:table-cell>
          <table:table-cell table:style-name="ce1" office:value-type="float" office:value="-0.338360523809465" calcext:value-type="float">
            <text:p>-0,3383605238</text:p>
          </table:table-cell>
          <table:table-cell table:style-name="ce1" office:value-type="float" office:value="-0.303631222789689" calcext:value-type="float">
            <text:p>-0,3036312228</text:p>
          </table:table-cell>
          <table:table-cell table:style-name="ce1" office:value-type="float" office:value="0.463457107543945" calcext:value-type="float">
            <text:p>0,4634571075</text:p>
          </table:table-cell>
          <table:table-cell table:style-name="ce1" office:value-type="float" office:value="0.463472604751587" calcext:value-type="float">
            <text:p>0,4634726048</text:p>
          </table:table-cell>
          <table:table-cell table:style-name="ce1" office:value-type="float" office:value="0.463472127914429" calcext:value-type="float">
            <text:p>0,4634721279</text:p>
          </table:table-cell>
          <table:table-cell table:style-name="ce1" office:value-type="float" office:value="-0.406373113393784" calcext:value-type="float">
            <text:p>-0,4063731134</text:p>
          </table:table-cell>
          <table:table-cell table:style-name="ce1" office:value-type="float" office:value="4.39655208587647" calcext:value-type="float">
            <text:p>4,3965520859</text:p>
          </table:table-cell>
          <table:table-cell table:style-name="ce1" office:value-type="float" office:value="-2.24634051322937" calcext:value-type="float">
            <text:p>-2,2463405132</text:p>
          </table:table-cell>
        </table:table-row>
        <table:table-row table:style-name="ro1">
          <table:table-cell table:style-name="ce1" office:value-type="string" calcext:value-type="string">
            <text:p>0.9481596946716309</text:p>
          </table:table-cell>
          <table:table-cell table:style-name="ce1" office:value-type="string" calcext:value-type="string">
            <text:p>0.017273426055908203</text:p>
          </table:table-cell>
          <table:table-cell table:style-name="ce1" office:value-type="string" calcext:value-type="string">
            <text:p>24.86392116546631</text:p>
          </table:table-cell>
          <table:table-cell table:style-name="ce1" office:value-type="float" office:value="-0.0464517921209335" calcext:value-type="float">
            <text:p>-0,0464517921</text:p>
          </table:table-cell>
          <table:table-cell table:style-name="ce1" office:value-type="float" office:value="0.0535982213914394" calcext:value-type="float">
            <text:p>0,0535982214</text:p>
          </table:table-cell>
          <table:table-cell table:style-name="ce1" office:value-type="float" office:value="2.40983629226685" calcext:value-type="float">
            <text:p>2,4098362923</text:p>
          </table:table-cell>
          <table:table-cell table:style-name="ce1" office:value-type="float" office:value="0.0667985135934673" calcext:value-type="float">
            <text:p>0,0667985136</text:p>
          </table:table-cell>
          <table:table-cell table:number-columns-repeated="2" table:style-name="ce1" office:value-type="float" office:value="-0.0687418183254332" calcext:value-type="float">
            <text:p>-0,0687418183</text:p>
          </table:table-cell>
          <table:table-cell table:style-name="ce1" office:value-type="float" office:value="-0.405929535627365" calcext:value-type="float">
            <text:p>-0,4059295356</text:p>
          </table:table-cell>
          <table:table-cell table:style-name="ce1" office:value-type="float" office:value="4.38949632644653" calcext:value-type="float">
            <text:p>4,3894963264</text:p>
          </table:table-cell>
          <table:table-cell table:style-name="ce1" office:value-type="float" office:value="-2.17861437797546" calcext:value-type="float">
            <text:p>-2,178614378</text:p>
          </table:table-cell>
          <table:table-cell table:style-name="ce1" office:value-type="string" calcext:value-type="string">
            <text:p>0.06679851359346725</text:p>
          </table:table-cell>
          <table:table-cell table:style-name="ce1" office:value-type="string" calcext:value-type="string">
            <text:p>-0.06874181832543322</text:p>
          </table:table-cell>
          <table:table-cell table:style-name="ce1" office:value-type="string" calcext:value-type="string">
            <text:p>-0.25996443176511985</text:p>
          </table:table-cell>
          <table:table-cell table:style-name="ce1" office:value-type="float" office:value="0.0627141405145327" calcext:value-type="float">
            <text:p>0,0627141405</text:p>
          </table:table-cell>
          <table:table-cell table:style-name="ce1" office:value-type="float" office:value="-0.0583569018046061" calcext:value-type="float">
            <text:p>-0,0583569018</text:p>
          </table:table-cell>
          <table:table-cell table:style-name="ce1" office:value-type="float" office:value="-0.216758493875574" calcext:value-type="float">
            <text:p>-0,2167584939</text:p>
          </table:table-cell>
          <table:table-cell table:style-name="ce1" office:value-type="float" office:value="0.364672553036406" calcext:value-type="float">
            <text:p>0,36467255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675469486833228" calcext:value-type="float">
            <text:p>0,0067546949</text:p>
          </table:table-cell>
          <table:table-cell table:style-name="ce1" office:value-type="float" office:value="0.0116697584878853" calcext:value-type="float">
            <text:p>0,0116697585</text:p>
          </table:table-cell>
          <table:table-cell table:style-name="ce1" office:value-type="float" office:value="0.111762484418175" calcext:value-type="float">
            <text:p>0,1117624844</text:p>
          </table:table-cell>
          <table:table-cell table:style-name="ce1" office:value-type="float" office:value="0.461844682693481" calcext:value-type="float">
            <text:p>0,4618446827</text:p>
          </table:table-cell>
          <table:table-cell table:style-name="ce1" office:value-type="float" office:value="0.461831092834473" calcext:value-type="float">
            <text:p>0,4618310928</text:p>
          </table:table-cell>
          <table:table-cell table:style-name="ce1" office:value-type="float" office:value="0.461832523345947" calcext:value-type="float">
            <text:p>0,4618325233</text:p>
          </table:table-cell>
          <table:table-cell table:style-name="ce1" office:value-type="float" office:value="-0.405929535627365" calcext:value-type="float">
            <text:p>-0,4059295356</text:p>
          </table:table-cell>
          <table:table-cell table:style-name="ce1" office:value-type="float" office:value="4.38949632644653" calcext:value-type="float">
            <text:p>4,3894963264</text:p>
          </table:table-cell>
          <table:table-cell table:style-name="ce1" office:value-type="float" office:value="-2.17861437797546" calcext:value-type="float">
            <text:p>-2,178614378</text:p>
          </table:table-cell>
        </table:table-row>
        <table:table-row table:style-name="ro1">
          <table:table-cell table:style-name="ce1" office:value-type="string" calcext:value-type="string">
            <text:p>0.9611525535583496</text:p>
          </table:table-cell>
          <table:table-cell table:style-name="ce1" office:value-type="string" calcext:value-type="string">
            <text:p>0.01299285888671875</text:p>
          </table:table-cell>
          <table:table-cell table:style-name="ce1" office:value-type="string" calcext:value-type="string">
            <text:p>25.37319803237915</text:p>
          </table:table-cell>
          <table:table-cell table:style-name="ce1" office:value-type="float" office:value="-0.230944764834863" calcext:value-type="float">
            <text:p>-0,2309447648</text:p>
          </table:table-cell>
          <table:table-cell table:style-name="ce1" office:value-type="float" office:value="0.209900127332888" calcext:value-type="float">
            <text:p>0,2099001273</text:p>
          </table:table-cell>
          <table:table-cell table:style-name="ce1" office:value-type="float" office:value="2.55519507255083" calcext:value-type="float">
            <text:p>2,5551950726</text:p>
          </table:table-cell>
          <table:table-cell table:style-name="ce1" office:value-type="float" office:value="0.00686619205104481" calcext:value-type="float">
            <text:p>0,0068661921</text:p>
          </table:table-cell>
          <table:table-cell table:number-columns-repeated="2" table:style-name="ce1" office:value-type="float" office:value="-0.0165721668512975" calcext:value-type="float">
            <text:p>-0,0165721669</text:p>
          </table:table-cell>
          <table:table-cell table:style-name="ce1" office:value-type="float" office:value="-0.396792054176331" calcext:value-type="float">
            <text:p>-0,3967920542</text:p>
          </table:table-cell>
          <table:table-cell table:style-name="ce1" office:value-type="float" office:value="4.38003635406494" calcext:value-type="float">
            <text:p>4,3800363541</text:p>
          </table:table-cell>
          <table:table-cell table:style-name="ce1" office:value-type="float" office:value="-2.11215591430664" calcext:value-type="float">
            <text:p>-2,1121559143</text:p>
          </table:table-cell>
          <table:table-cell table:style-name="ce1" office:value-type="string" calcext:value-type="string">
            <text:p>0.006866192051044811</text:p>
          </table:table-cell>
          <table:table-cell table:style-name="ce1" office:value-type="string" calcext:value-type="string">
            <text:p>-0.016572166851297518</text:p>
          </table:table-cell>
          <table:table-cell table:style-name="ce1" office:value-type="string" calcext:value-type="string">
            <text:p>-0.22804251916813154</text:p>
          </table:table-cell>
          <table:table-cell table:style-name="ce1" office:value-type="float" office:value="0.0125419838726521" calcext:value-type="float">
            <text:p>0,0125419839</text:p>
          </table:table-cell>
          <table:table-cell table:style-name="ce1" office:value-type="float" office:value="-0.0144715197756886" calcext:value-type="float">
            <text:p>-0,0144715198</text:p>
          </table:table-cell>
          <table:table-cell table:style-name="ce1" office:value-type="float" office:value="-0.19410493888855" calcext:value-type="float">
            <text:p>-0,1941049389</text:p>
          </table:table-cell>
          <table:table-cell table:style-name="ce1" office:value-type="float" office:value="0.388378006384716" calcext:value-type="float">
            <text:p>0,388378006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364127277404582" calcext:value-type="float">
            <text:p>-0,3641272774</text:p>
          </table:table-cell>
          <table:table-cell table:style-name="ce1" office:value-type="float" office:value="0.318494552755227" calcext:value-type="float">
            <text:p>0,3184945528</text:p>
          </table:table-cell>
          <table:table-cell table:style-name="ce1" office:value-type="float" office:value="0.482496788816732" calcext:value-type="float">
            <text:p>0,4824967888</text:p>
          </table:table-cell>
          <table:table-cell table:style-name="ce1" office:value-type="float" office:value="0.510323762893677" calcext:value-type="float">
            <text:p>0,5103237629</text:p>
          </table:table-cell>
          <table:table-cell table:number-columns-repeated="2" table:style-name="ce1" office:value-type="float" office:value="0.51033353805542" calcext:value-type="float">
            <text:p>0,5103335381</text:p>
          </table:table-cell>
          <table:table-cell table:style-name="ce1" office:value-type="float" office:value="-0.396792054176331" calcext:value-type="float">
            <text:p>-0,3967920542</text:p>
          </table:table-cell>
          <table:table-cell table:style-name="ce1" office:value-type="float" office:value="4.38003635406494" calcext:value-type="float">
            <text:p>4,3800363541</text:p>
          </table:table-cell>
          <table:table-cell table:style-name="ce1" office:value-type="float" office:value="-2.11215591430664" calcext:value-type="float">
            <text:p>-2,1121559143</text:p>
          </table:table-cell>
        </table:table-row>
        <table:table-row table:style-name="ro1">
          <table:table-cell table:style-name="ce1" office:value-type="string" calcext:value-type="string">
            <text:p>0.9828870296478271</text:p>
          </table:table-cell>
          <table:table-cell table:style-name="ce1" office:value-type="string" calcext:value-type="string">
            <text:p>0.02173447608947754</text:p>
          </table:table-cell>
          <table:table-cell table:style-name="ce1" office:value-type="string" calcext:value-type="string">
            <text:p>25.89539909362793</text:p>
          </table:table-cell>
          <table:table-cell table:style-name="ce1" office:value-type="float" office:value="-0.0242119040340185" calcext:value-type="float">
            <text:p>-0,024211904</text:p>
          </table:table-cell>
          <table:table-cell table:style-name="ce1" office:value-type="float" office:value="0.0449649654328823" calcext:value-type="float">
            <text:p>0,0449649654</text:p>
          </table:table-cell>
          <table:table-cell table:style-name="ce1" office:value-type="float" office:value="2.33270239830017" calcext:value-type="float">
            <text:p>2,3327023983</text:p>
          </table:table-cell>
          <table:table-cell table:style-name="ce1" office:value-type="float" office:value="0.0773567461573371" calcext:value-type="float">
            <text:p>0,0773567462</text:p>
          </table:table-cell>
          <table:table-cell table:number-columns-repeated="2" table:style-name="ce1" office:value-type="float" office:value="-0.0754708148171458" calcext:value-type="float">
            <text:p>-0,0754708148</text:p>
          </table:table-cell>
          <table:table-cell table:style-name="ce1" office:value-type="float" office:value="-0.381981670856476" calcext:value-type="float">
            <text:p>-0,3819816709</text:p>
          </table:table-cell>
          <table:table-cell table:style-name="ce1" office:value-type="float" office:value="4.367262840271" calcext:value-type="float">
            <text:p>4,3672628403</text:p>
          </table:table-cell>
          <table:table-cell table:style-name="ce1" office:value-type="float" office:value="-2.04899907112122" calcext:value-type="float">
            <text:p>-2,0489990711</text:p>
          </table:table-cell>
          <table:table-cell table:style-name="ce1" office:value-type="string" calcext:value-type="string">
            <text:p>0.07735674615733709</text:p>
          </table:table-cell>
          <table:table-cell table:style-name="ce1" office:value-type="string" calcext:value-type="string">
            <text:p>-0.07547081481714576</text:p>
          </table:table-cell>
          <table:table-cell table:style-name="ce1" office:value-type="string" calcext:value-type="string">
            <text:p>-0.26045095576518096</text:p>
          </table:table-cell>
          <table:table-cell table:style-name="ce1" office:value-type="float" office:value="0.0623550865054131" calcext:value-type="float">
            <text:p>0,0623550865</text:p>
          </table:table-cell>
          <table:table-cell table:style-name="ce1" office:value-type="float" office:value="-0.0566730343798796" calcext:value-type="float">
            <text:p>-0,0566730344</text:p>
          </table:table-cell>
          <table:table-cell table:style-name="ce1" office:value-type="float" office:value="-0.207477946674677" calcext:value-type="float">
            <text:p>-0,2074779467</text:p>
          </table:table-cell>
          <table:table-cell table:style-name="ce1" office:value-type="float" office:value="0.50873643820198" calcext:value-type="float">
            <text:p>0,508736438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35400665789492" calcext:value-type="float">
            <text:p>0,3540066579</text:p>
          </table:table-cell>
          <table:table-cell table:style-name="ce1" office:value-type="float" office:value="-0.29991779397282" calcext:value-type="float">
            <text:p>-0,299917794</text:p>
          </table:table-cell>
          <table:table-cell table:style-name="ce1" office:value-type="float" office:value="-0.278920363620173" calcext:value-type="float">
            <text:p>-0,2789203636</text:p>
          </table:table-cell>
          <table:table-cell table:style-name="ce1" office:value-type="float" office:value="0.521156787872314" calcext:value-type="float">
            <text:p>0,5211567879</text:p>
          </table:table-cell>
          <table:table-cell table:style-name="ce1" office:value-type="float" office:value="0.521149158477783" calcext:value-type="float">
            <text:p>0,5211491585</text:p>
          </table:table-cell>
          <table:table-cell table:style-name="ce1" office:value-type="float" office:value="0.521147966384888" calcext:value-type="float">
            <text:p>0,5211479664</text:p>
          </table:table-cell>
          <table:table-cell table:style-name="ce1" office:value-type="float" office:value="-0.381981670856476" calcext:value-type="float">
            <text:p>-0,3819816709</text:p>
          </table:table-cell>
          <table:table-cell table:style-name="ce1" office:value-type="float" office:value="4.367262840271" calcext:value-type="float">
            <text:p>4,3672628403</text:p>
          </table:table-cell>
          <table:table-cell table:style-name="ce1" office:value-type="float" office:value="-2.04899907112122" calcext:value-type="float">
            <text:p>-2,0489990711</text:p>
          </table:table-cell>
        </table:table-row>
        <table:table-row table:style-name="ro1">
          <table:table-cell table:style-name="ce1" office:value-type="string" calcext:value-type="string">
            <text:p>0.9962642192840576</text:p>
          </table:table-cell>
          <table:table-cell table:style-name="ce1" office:value-type="string" calcext:value-type="string">
            <text:p>0.013377189636230469</text:p>
          </table:table-cell>
          <table:table-cell table:style-name="ce1" office:value-type="string" calcext:value-type="string">
            <text:p>26.3839430809021</text:p>
          </table:table-cell>
          <table:table-cell table:style-name="ce1" office:value-type="float" office:value="-0.00337149621918797" calcext:value-type="float">
            <text:p>-0,0033714962</text:p>
          </table:table-cell>
          <table:table-cell table:style-name="ce1" office:value-type="float" office:value="0.0370864570140839" calcext:value-type="float">
            <text:p>0,037086457</text:p>
          </table:table-cell>
          <table:table-cell table:style-name="ce1" office:value-type="float" office:value="2.27379393577576" calcext:value-type="float">
            <text:p>2,2737939358</text:p>
          </table:table-cell>
          <table:table-cell table:style-name="ce1" office:value-type="float" office:value="0.000693194072196866" calcext:value-type="float">
            <text:p>0,0006931941</text:p>
          </table:table-cell>
          <table:table-cell table:number-columns-repeated="2" table:style-name="ce1" office:value-type="float" office:value="-0.0137340568433235" calcext:value-type="float">
            <text:p>-0,0137340568</text:p>
          </table:table-cell>
          <table:table-cell table:style-name="ce1" office:value-type="float" office:value="-0.381981670856476" calcext:value-type="float">
            <text:p>-0,3819816709</text:p>
          </table:table-cell>
          <table:table-cell table:style-name="ce1" office:value-type="float" office:value="4.367262840271" calcext:value-type="float">
            <text:p>4,3672628403</text:p>
          </table:table-cell>
          <table:table-cell table:style-name="ce1" office:value-type="float" office:value="-2.04899907112122" calcext:value-type="float">
            <text:p>-2,0489990711</text:p>
          </table:table-cell>
          <table:table-cell table:style-name="ce1" office:value-type="string" calcext:value-type="string">
            <text:p>0.000693194072196866</text:p>
          </table:table-cell>
          <table:table-cell table:style-name="ce1" office:value-type="string" calcext:value-type="string">
            <text:p>-0.01373405684332348</text:p>
          </table:table-cell>
          <table:table-cell table:style-name="ce1" office:value-type="string" calcext:value-type="string">
            <text:p>-0.22163421284316417</text:p>
          </table:table-cell>
          <table:table-cell table:style-name="ce1" office:value-type="float" office:value="0.006537214089185" calcext:value-type="float">
            <text:p>0,0065372141</text:p>
          </table:table-cell>
          <table:table-cell table:style-name="ce1" office:value-type="float" office:value="-0.0121405406668782" calcext:value-type="float">
            <text:p>-0,0121405407</text:p>
          </table:table-cell>
          <table:table-cell table:style-name="ce1" office:value-type="float" office:value="-0.187008620643616" calcext:value-type="float">
            <text:p>-0,1870086206</text:p>
          </table:table-cell>
          <table:table-cell table:style-name="ce1" office:value-type="float" office:value="0.520576586564045" calcext:value-type="float">
            <text:p>0,520576586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422747759008275" calcext:value-type="float">
            <text:p>-0,422747759</text:p>
          </table:table-cell>
          <table:table-cell table:style-name="ce1" office:value-type="float" office:value="0.337277178650176" calcext:value-type="float">
            <text:p>0,3372771787</text:p>
          </table:table-cell>
          <table:table-cell table:style-name="ce1" office:value-type="float" office:value="0.454976312018062" calcext:value-type="float">
            <text:p>0,454976312</text:p>
          </table:table-cell>
          <table:table-cell table:style-name="ce1" office:value-type="float" office:value="0.489021778106689" calcext:value-type="float">
            <text:p>0,4890217781</text:p>
          </table:table-cell>
          <table:table-cell table:style-name="ce1" office:value-type="float" office:value="0.489019632339478" calcext:value-type="float">
            <text:p>0,4890196323</text:p>
          </table:table-cell>
          <table:table-cell table:style-name="ce1" office:value-type="float" office:value="0.489020347595215" calcext:value-type="float">
            <text:p>0,4890203476</text:p>
          </table:table-cell>
          <table:table-cell table:style-name="ce1" office:value-type="float" office:value="-0.381981670856476" calcext:value-type="float">
            <text:p>-0,3819816709</text:p>
          </table:table-cell>
          <table:table-cell table:style-name="ce1" office:value-type="float" office:value="4.367262840271" calcext:value-type="float">
            <text:p>4,3672628403</text:p>
          </table:table-cell>
          <table:table-cell table:style-name="ce1" office:value-type="float" office:value="-2.04899907112122" calcext:value-type="float">
            <text:p>-2,0489990711</text:p>
          </table:table-cell>
        </table:table-row>
        <table:table-row table:style-name="ro1">
          <table:table-cell table:style-name="ce1" office:value-type="string" calcext:value-type="string">
            <text:p>1.0108020305633545</text:p>
          </table:table-cell>
          <table:table-cell table:style-name="ce1" office:value-type="string" calcext:value-type="string">
            <text:p>0.014537811279296875</text:p>
          </table:table-cell>
          <table:table-cell table:style-name="ce1" office:value-type="string" calcext:value-type="string">
            <text:p>26.877164602279663</text:p>
          </table:table-cell>
          <table:table-cell table:style-name="ce1" office:value-type="float" office:value="0.00995255913585424" calcext:value-type="float">
            <text:p>0,0099525591</text:p>
          </table:table-cell>
          <table:table-cell table:style-name="ce1" office:value-type="float" office:value="0.0298576764762402" calcext:value-type="float">
            <text:p>0,0298576765</text:p>
          </table:table-cell>
          <table:table-cell table:style-name="ce1" office:value-type="float" office:value="2.23739123344421" calcext:value-type="float">
            <text:p>2,2373912334</text:p>
          </table:table-cell>
          <table:table-cell table:style-name="ce1" office:value-type="float" office:value="0.00535619685888002" calcext:value-type="float">
            <text:p>0,0053561969</text:p>
          </table:table-cell>
          <table:table-cell table:number-columns-repeated="2" table:style-name="ce1" office:value-type="float" office:value="-0.0202816028785344" calcext:value-type="float">
            <text:p>-0,0202816029</text:p>
          </table:table-cell>
          <table:table-cell table:style-name="ce1" office:value-type="float" office:value="-0.366804867982864" calcext:value-type="float">
            <text:p>-0,366804868</text:p>
          </table:table-cell>
          <table:table-cell table:style-name="ce1" office:value-type="float" office:value="4.35817956924439" calcext:value-type="float">
            <text:p>4,3581795692</text:p>
          </table:table-cell>
          <table:table-cell table:style-name="ce1" office:value-type="float" office:value="-1.98839473724365" calcext:value-type="float">
            <text:p>-1,9883947372</text:p>
          </table:table-cell>
          <table:table-cell table:style-name="ce1" office:value-type="string" calcext:value-type="string">
            <text:p>0.005356196858880023</text:p>
          </table:table-cell>
          <table:table-cell table:style-name="ce1" office:value-type="string" calcext:value-type="string">
            <text:p>-0.020281602878534408</text:p>
          </table:table-cell>
          <table:table-cell table:style-name="ce1" office:value-type="string" calcext:value-type="string">
            <text:p>-0.22459999370914302</text:p>
          </table:table-cell>
          <table:table-cell table:style-name="ce1" office:value-type="float" office:value="0.000910303979180753" calcext:value-type="float">
            <text:p>0,000910304</text:p>
          </table:table-cell>
          <table:table-cell table:style-name="ce1" office:value-type="float" office:value="-0.0100133433938026" calcext:value-type="float">
            <text:p>-0,0100133434</text:p>
          </table:table-cell>
          <table:table-cell table:style-name="ce1" office:value-type="float" office:value="-0.18158904209137" calcext:value-type="float">
            <text:p>-0,1815890421</text:p>
          </table:table-cell>
          <table:table-cell table:style-name="ce1" office:value-type="float" office:value="0.522237730322649" calcext:value-type="float">
            <text:p>0,522237730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422981790649287" calcext:value-type="float">
            <text:p>-0,0422981791</text:p>
          </table:table-cell>
          <table:table-cell table:style-name="ce1" office:value-type="float" office:value="0.0159903894543792" calcext:value-type="float">
            <text:p>0,0159903895</text:p>
          </table:table-cell>
          <table:table-cell table:style-name="ce1" office:value-type="float" office:value="0.119561935289063" calcext:value-type="float">
            <text:p>0,1195619353</text:p>
          </table:table-cell>
          <table:table-cell table:style-name="ce1" office:value-type="float" office:value="0.49270224571228" calcext:value-type="float">
            <text:p>0,4927022457</text:p>
          </table:table-cell>
          <table:table-cell table:style-name="ce1" office:value-type="float" office:value="0.492702722549439" calcext:value-type="float">
            <text:p>0,4927027225</text:p>
          </table:table-cell>
          <table:table-cell table:style-name="ce1" office:value-type="float" office:value="0.492702484130859" calcext:value-type="float">
            <text:p>0,4927024841</text:p>
          </table:table-cell>
          <table:table-cell table:style-name="ce1" office:value-type="float" office:value="-0.366804867982864" calcext:value-type="float">
            <text:p>-0,366804868</text:p>
          </table:table-cell>
          <table:table-cell table:style-name="ce1" office:value-type="float" office:value="4.35817956924439" calcext:value-type="float">
            <text:p>4,3581795692</text:p>
          </table:table-cell>
          <table:table-cell table:style-name="ce1" office:value-type="float" office:value="-1.98839473724365" calcext:value-type="float">
            <text:p>-1,9883947372</text:p>
          </table:table-cell>
        </table:table-row>
        <table:table-row table:style-name="ro1">
          <table:table-cell table:style-name="ce1" office:value-type="string" calcext:value-type="string">
            <text:p>1.0308656692504883</text:p>
          </table:table-cell>
          <table:table-cell table:style-name="ce1" office:value-type="string" calcext:value-type="string">
            <text:p>0.02006363868713379</text:p>
          </table:table-cell>
          <table:table-cell table:style-name="ce1" office:value-type="string" calcext:value-type="string">
            <text:p>27.392375230789185</text:p>
          </table:table-cell>
          <table:table-cell table:style-name="ce1" office:value-type="float" office:value="0.0292798299342394" calcext:value-type="float">
            <text:p>0,0292798299</text:p>
          </table:table-cell>
          <table:table-cell table:style-name="ce1" office:value-type="float" office:value="0.0227732006460428" calcext:value-type="float">
            <text:p>0,0227732006</text:p>
          </table:table-cell>
          <table:table-cell table:style-name="ce1" office:value-type="float" office:value="2.19409012794495" calcext:value-type="float">
            <text:p>2,1940901279</text:p>
          </table:table-cell>
          <table:table-cell table:style-name="ce1" office:value-type="float" office:value="0.00215013926728026" calcext:value-type="float">
            <text:p>0,0021501393</text:p>
          </table:table-cell>
          <table:table-cell table:number-columns-repeated="2" table:style-name="ce1" office:value-type="float" office:value="-0.0183842188965486" calcext:value-type="float">
            <text:p>-0,0183842189</text:p>
          </table:table-cell>
          <table:table-cell table:style-name="ce1" office:value-type="float" office:value="-0.350341588258743" calcext:value-type="float">
            <text:p>-0,3503415883</text:p>
          </table:table-cell>
          <table:table-cell table:style-name="ce1" office:value-type="float" office:value="4.35045909881592" calcext:value-type="float">
            <text:p>4,3504590988</text:p>
          </table:table-cell>
          <table:table-cell table:style-name="ce1" office:value-type="float" office:value="-1.92759478092194" calcext:value-type="float">
            <text:p>-1,9275947809</text:p>
          </table:table-cell>
          <table:table-cell table:style-name="ce1" office:value-type="string" calcext:value-type="string">
            <text:p>0.002150139267280264</text:p>
          </table:table-cell>
          <table:table-cell table:style-name="ce1" office:value-type="string" calcext:value-type="string">
            <text:p>-0.01838421889654857</text:p>
          </table:table-cell>
          <table:table-cell table:style-name="ce1" office:value-type="string" calcext:value-type="string">
            <text:p>-0.22248047309379368</text:p>
          </table:table-cell>
          <table:table-cell table:style-name="ce1" office:value-type="float" office:value="-0.00268719096668065" calcext:value-type="float">
            <text:p>-0,002687191</text:p>
          </table:table-cell>
          <table:table-cell table:style-name="ce1" office:value-type="float" office:value="-0.00806157264858484" calcext:value-type="float">
            <text:p>-0,0080615726</text:p>
          </table:table-cell>
          <table:table-cell table:style-name="ce1" office:value-type="float" office:value="-0.178239993476868" calcext:value-type="float">
            <text:p>-0,1782399935</text:p>
          </table:table-cell>
          <table:table-cell table:style-name="ce1" office:value-type="float" office:value="0.517089979688048" calcext:value-type="float">
            <text:p>0,517089979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57604647667113" calcext:value-type="float">
            <text:p>-0,0257604648</text:p>
          </table:table-cell>
          <table:table-cell table:style-name="ce1" office:value-type="float" office:value="0.0139760648902324" calcext:value-type="float">
            <text:p>0,0139760649</text:p>
          </table:table-cell>
          <table:table-cell table:style-name="ce1" office:value-type="float" office:value="0.0703808153229606" calcext:value-type="float">
            <text:p>0,0703808153</text:p>
          </table:table-cell>
          <table:table-cell table:style-name="ce1" office:value-type="float" office:value="0.517228841781616" calcext:value-type="float">
            <text:p>0,5172288418</text:p>
          </table:table-cell>
          <table:table-cell table:style-name="ce1" office:value-type="float" office:value="0.517225742340088" calcext:value-type="float">
            <text:p>0,5172257423</text:p>
          </table:table-cell>
          <table:table-cell table:style-name="ce1" office:value-type="float" office:value="0.517224788665772" calcext:value-type="float">
            <text:p>0,5172247887</text:p>
          </table:table-cell>
          <table:table-cell table:style-name="ce1" office:value-type="float" office:value="-0.350341588258743" calcext:value-type="float">
            <text:p>-0,3503415883</text:p>
          </table:table-cell>
          <table:table-cell table:style-name="ce1" office:value-type="float" office:value="4.35045909881592" calcext:value-type="float">
            <text:p>4,3504590988</text:p>
          </table:table-cell>
          <table:table-cell table:style-name="ce1" office:value-type="float" office:value="-1.92759478092194" calcext:value-type="float">
            <text:p>-1,9275947809</text:p>
          </table:table-cell>
        </table:table-row>
        <table:table-row table:style-name="ro1">
          <table:table-cell table:style-name="ce1" office:value-type="string" calcext:value-type="string">
            <text:p>1.0465848445892334</text:p>
          </table:table-cell>
          <table:table-cell table:style-name="ce1" office:value-type="string" calcext:value-type="string">
            <text:p>0.015719175338745117</text:p>
          </table:table-cell>
          <table:table-cell table:style-name="ce1" office:value-type="string" calcext:value-type="string">
            <text:p>27.879271030426025</text:p>
          </table:table-cell>
          <table:table-cell table:style-name="ce1" office:value-type="float" office:value="0.0414543934166431" calcext:value-type="float">
            <text:p>0,0414543934</text:p>
          </table:table-cell>
          <table:table-cell table:style-name="ce1" office:value-type="float" office:value="0.0223215967416763" calcext:value-type="float">
            <text:p>0,0223215967</text:p>
          </table:table-cell>
          <table:table-cell table:style-name="ce1" office:value-type="float" office:value="2.15058016777039" calcext:value-type="float">
            <text:p>2,1505801678</text:p>
          </table:table-cell>
          <table:table-cell table:style-name="ce1" office:value-type="float" office:value="-0.0035937943852398" calcext:value-type="float">
            <text:p>-0,0035937944</text:p>
          </table:table-cell>
          <table:table-cell table:number-columns-repeated="2" table:style-name="ce1" office:value-type="float" office:value="-0.0164572756194109" calcext:value-type="float">
            <text:p>-0,0164572756</text:p>
          </table:table-cell>
          <table:table-cell table:style-name="ce1" office:value-type="float" office:value="-0.337963938713074" calcext:value-type="float">
            <text:p>-0,3379639387</text:p>
          </table:table-cell>
          <table:table-cell table:style-name="ce1" office:value-type="float" office:value="4.34619617462158" calcext:value-type="float">
            <text:p>4,3461961746</text:p>
          </table:table-cell>
          <table:table-cell table:style-name="ce1" office:value-type="float" office:value="-1.86766231060028" calcext:value-type="float">
            <text:p>-1,8676623106</text:p>
          </table:table-cell>
          <table:table-cell table:style-name="ce1" office:value-type="string" calcext:value-type="string">
            <text:p>-0.0035937943852397992</text:p>
          </table:table-cell>
          <table:table-cell table:style-name="ce1" office:value-type="string" calcext:value-type="string">
            <text:p>-0.01645727561941095</text:p>
          </table:table-cell>
          <table:table-cell table:style-name="ce1" office:value-type="string" calcext:value-type="string">
            <text:p>-0.21804071724009988</text:p>
          </table:table-cell>
          <table:table-cell table:style-name="ce1" office:value-type="float" office:value="-0.00790555408224463" calcext:value-type="float">
            <text:p>-0,0079055541</text:p>
          </table:table-cell>
          <table:table-cell table:style-name="ce1" office:value-type="float" office:value="-0.00614876417443156" calcext:value-type="float">
            <text:p>-0,0061487642</text:p>
          </table:table-cell>
          <table:table-cell table:style-name="ce1" office:value-type="float" office:value="-0.174256291770935" calcext:value-type="float">
            <text:p>-0,1742562918</text:p>
          </table:table-cell>
          <table:table-cell table:style-name="ce1" office:value-type="float" office:value="0.502783917151934" calcext:value-type="float">
            <text:p>0,502783917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395566006118835" calcext:value-type="float">
            <text:p>-0,0395566006</text:p>
          </table:table-cell>
          <table:table-cell table:style-name="ce1" office:value-type="float" office:value="0.0144995761118745" calcext:value-type="float">
            <text:p>0,0144995761</text:p>
          </table:table-cell>
          <table:table-cell table:style-name="ce1" office:value-type="float" office:value="0.0886229812334062" calcext:value-type="float">
            <text:p>0,0886229812</text:p>
          </table:table-cell>
          <table:table-cell table:style-name="ce1" office:value-type="float" office:value="0.488597869873047" calcext:value-type="float">
            <text:p>0,4885978699</text:p>
          </table:table-cell>
          <table:table-cell table:style-name="ce1" office:value-type="float" office:value="0.488598823547363" calcext:value-type="float">
            <text:p>0,4885988235</text:p>
          </table:table-cell>
          <table:table-cell table:style-name="ce1" office:value-type="float" office:value="0.488599061965942" calcext:value-type="float">
            <text:p>0,488599062</text:p>
          </table:table-cell>
          <table:table-cell table:style-name="ce1" office:value-type="float" office:value="-0.337963938713074" calcext:value-type="float">
            <text:p>-0,3379639387</text:p>
          </table:table-cell>
          <table:table-cell table:style-name="ce1" office:value-type="float" office:value="4.34619617462158" calcext:value-type="float">
            <text:p>4,3461961746</text:p>
          </table:table-cell>
          <table:table-cell table:style-name="ce1" office:value-type="float" office:value="-1.86766231060028" calcext:value-type="float">
            <text:p>-1,8676623106</text:p>
          </table:table-cell>
        </table:table-row>
        <table:table-row table:style-name="ro1">
          <table:table-cell table:style-name="ce1" office:value-type="string" calcext:value-type="string">
            <text:p>1.0593798160552979</text:p>
          </table:table-cell>
          <table:table-cell table:style-name="ce1" office:value-type="string" calcext:value-type="string">
            <text:p>0.012794971466064453</text:p>
          </table:table-cell>
          <table:table-cell table:style-name="ce1" office:value-type="string" calcext:value-type="string">
            <text:p>28.375909566879272</text:p>
          </table:table-cell>
          <table:table-cell table:style-name="ce1" office:value-type="float" office:value="0.0529738180339336" calcext:value-type="float">
            <text:p>0,052973818</text:p>
          </table:table-cell>
          <table:table-cell table:style-name="ce1" office:value-type="float" office:value="0.015580534003675" calcext:value-type="float">
            <text:p>0,015580534</text:p>
          </table:table-cell>
          <table:table-cell table:style-name="ce1" office:value-type="float" office:value="2.10155510902405" calcext:value-type="float">
            <text:p>2,101555109</text:p>
          </table:table-cell>
          <table:table-cell table:style-name="ce1" office:value-type="float" office:value="-0.00669833391828414" calcext:value-type="float">
            <text:p>-0,0066983339</text:p>
          </table:table-cell>
          <table:table-cell table:number-columns-repeated="2" table:style-name="ce1" office:value-type="float" office:value="-0.0167020988487892" calcext:value-type="float">
            <text:p>-0,0167020988</text:p>
          </table:table-cell>
          <table:table-cell table:style-name="ce1" office:value-type="float" office:value="-0.337963938713074" calcext:value-type="float">
            <text:p>-0,3379639387</text:p>
          </table:table-cell>
          <table:table-cell table:style-name="ce1" office:value-type="float" office:value="4.34619617462158" calcext:value-type="float">
            <text:p>4,3461961746</text:p>
          </table:table-cell>
          <table:table-cell table:style-name="ce1" office:value-type="float" office:value="-1.86766231060028" calcext:value-type="float">
            <text:p>-1,8676623106</text:p>
          </table:table-cell>
          <table:table-cell table:style-name="ce1" office:value-type="string" calcext:value-type="string">
            <text:p>-0.006698333918284137</text:p>
          </table:table-cell>
          <table:table-cell table:style-name="ce1" office:value-type="string" calcext:value-type="string">
            <text:p>-0.016702098848789173</text:p>
          </table:table-cell>
          <table:table-cell table:style-name="ce1" office:value-type="string" calcext:value-type="string">
            <text:p>-0.21404705749316097</text:p>
          </table:table-cell>
          <table:table-cell table:style-name="ce1" office:value-type="float" office:value="-0.0111926862224936" calcext:value-type="float">
            <text:p>-0,0111926862</text:p>
          </table:table-cell>
          <table:table-cell table:style-name="ce1" office:value-type="float" office:value="-0.00602683112025261" calcext:value-type="float">
            <text:p>-0,0060268311</text:p>
          </table:table-cell>
          <table:table-cell table:style-name="ce1" office:value-type="float" office:value="-0.170253375434875" calcext:value-type="float">
            <text:p>-0,1702533754</text:p>
          </table:table-cell>
          <table:table-cell table:style-name="ce1" office:value-type="float" office:value="0.482346830747958" calcext:value-type="float">
            <text:p>0,482346830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46947698071718" calcext:value-type="float">
            <text:p>-0,0246947698</text:p>
          </table:table-cell>
          <table:table-cell table:style-name="ce1" office:value-type="float" office:value="0.000916010054201433" calcext:value-type="float">
            <text:p>0,0009160101</text:p>
          </table:table-cell>
          <table:table-cell table:style-name="ce1" office:value-type="float" office:value="0.0882527176685815" calcext:value-type="float">
            <text:p>0,0882527177</text:p>
          </table:table-cell>
          <table:table-cell table:style-name="ce1" office:value-type="float" office:value="0.493001699447632" calcext:value-type="float">
            <text:p>0,4930016994</text:p>
          </table:table-cell>
          <table:table-cell table:style-name="ce1" office:value-type="float" office:value="0.493011951446533" calcext:value-type="float">
            <text:p>0,4930119514</text:p>
          </table:table-cell>
          <table:table-cell table:style-name="ce1" office:value-type="float" office:value="0.49301552772522" calcext:value-type="float">
            <text:p>0,4930155277</text:p>
          </table:table-cell>
          <table:table-cell table:style-name="ce1" office:value-type="float" office:value="-0.337963938713074" calcext:value-type="float">
            <text:p>-0,3379639387</text:p>
          </table:table-cell>
          <table:table-cell table:style-name="ce1" office:value-type="float" office:value="4.34619617462158" calcext:value-type="float">
            <text:p>4,3461961746</text:p>
          </table:table-cell>
          <table:table-cell table:style-name="ce1" office:value-type="float" office:value="-1.86766231060028" calcext:value-type="float">
            <text:p>-1,8676623106</text:p>
          </table:table-cell>
        </table:table-row>
        <table:table-row table:style-name="ro1">
          <table:table-cell table:style-name="ce1" office:value-type="string" calcext:value-type="string">
            <text:p>1.074599027633667</text:p>
          </table:table-cell>
          <table:table-cell table:style-name="ce1" office:value-type="string" calcext:value-type="string">
            <text:p>0.01521921157836914</text:p>
          </table:table-cell>
          <table:table-cell table:style-name="ce1" office:value-type="string" calcext:value-type="string">
            <text:p>28.915966033935547</text:p>
          </table:table-cell>
          <table:table-cell table:style-name="ce1" office:value-type="float" office:value="0.0638121962547302" calcext:value-type="float">
            <text:p>0,0638121963</text:p>
          </table:table-cell>
          <table:table-cell table:style-name="ce1" office:value-type="float" office:value="0.0151933804154396" calcext:value-type="float">
            <text:p>0,0151933804</text:p>
          </table:table-cell>
          <table:table-cell table:style-name="ce1" office:value-type="float" office:value="2.04933452606201" calcext:value-type="float">
            <text:p>2,0493345261</text:p>
          </table:table-cell>
          <table:table-cell table:style-name="ce1" office:value-type="float" office:value="-0.0100238938919532" calcext:value-type="float">
            <text:p>-0,0100238939</text:p>
          </table:table-cell>
          <table:table-cell table:number-columns-repeated="2" table:style-name="ce1" office:value-type="float" office:value="-0.0145696600640572" calcext:value-type="float">
            <text:p>-0,0145696601</text:p>
          </table:table-cell>
          <table:table-cell table:style-name="ce1" office:value-type="float" office:value="-0.328417330980301" calcext:value-type="float">
            <text:p>-0,328417331</text:p>
          </table:table-cell>
          <table:table-cell table:style-name="ce1" office:value-type="float" office:value="4.34235239028931" calcext:value-type="float">
            <text:p>4,3423523903</text:p>
          </table:table-cell>
          <table:table-cell table:style-name="ce1" office:value-type="float" office:value="-1.81288635730743" calcext:value-type="float">
            <text:p>-1,8128863573</text:p>
          </table:table-cell>
          <table:table-cell table:style-name="ce1" office:value-type="string" calcext:value-type="string">
            <text:p>-0.010023893891953212</text:p>
          </table:table-cell>
          <table:table-cell table:style-name="ce1" office:value-type="string" calcext:value-type="string">
            <text:p>-0.014569660064057164</text:p>
          </table:table-cell>
          <table:table-cell table:style-name="ce1" office:value-type="string" calcext:value-type="string">
            <text:p>-0.20947316973865102</text:p>
          </table:table-cell>
          <table:table-cell table:style-name="ce1" office:value-type="float" office:value="-0.0143029308691621" calcext:value-type="float">
            <text:p>-0,0143029309</text:p>
          </table:table-cell>
          <table:table-cell table:style-name="ce1" office:value-type="float" office:value="-0.00420674418099225" calcext:value-type="float">
            <text:p>-0,0042067442</text:p>
          </table:table-cell>
          <table:table-cell table:style-name="ce1" office:value-type="float" office:value="-0.165743070030212" calcext:value-type="float">
            <text:p>-0,16574307</text:p>
          </table:table-cell>
          <table:table-cell table:style-name="ce1" office:value-type="float" office:value="0.453743105490694" calcext:value-type="float">
            <text:p>0,453743105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13338611682058" calcext:value-type="float">
            <text:p>-0,0213338612</text:p>
          </table:table-cell>
          <table:table-cell table:style-name="ce1" office:value-type="float" office:value="0.0124845969235215" calcext:value-type="float">
            <text:p>0,0124845969</text:p>
          </table:table-cell>
          <table:table-cell table:style-name="ce1" office:value-type="float" office:value="0.0907960116624564" calcext:value-type="float">
            <text:p>0,0907960117</text:p>
          </table:table-cell>
          <table:table-cell table:style-name="ce1" office:value-type="float" office:value="0.539959669113159" calcext:value-type="float">
            <text:p>0,5399596691</text:p>
          </table:table-cell>
          <table:table-cell table:style-name="ce1" office:value-type="float" office:value="0.539950370788574" calcext:value-type="float">
            <text:p>0,5399503708</text:p>
          </table:table-cell>
          <table:table-cell table:style-name="ce1" office:value-type="float" office:value="0.539947271347046" calcext:value-type="float">
            <text:p>0,5399472713</text:p>
          </table:table-cell>
          <table:table-cell table:style-name="ce1" office:value-type="float" office:value="-0.328417330980301" calcext:value-type="float">
            <text:p>-0,328417331</text:p>
          </table:table-cell>
          <table:table-cell table:style-name="ce1" office:value-type="float" office:value="4.34235239028931" calcext:value-type="float">
            <text:p>4,3423523903</text:p>
          </table:table-cell>
          <table:table-cell table:style-name="ce1" office:value-type="float" office:value="-1.81288635730743" calcext:value-type="float">
            <text:p>-1,8128863573</text:p>
          </table:table-cell>
        </table:table-row>
        <table:table-row table:style-name="ro1">
          <table:table-cell table:style-name="ce1" office:value-type="string" calcext:value-type="string">
            <text:p>1.0914196968078613</text:p>
          </table:table-cell>
          <table:table-cell table:style-name="ce1" office:value-type="string" calcext:value-type="string">
            <text:p>0.016820669174194336</text:p>
          </table:table-cell>
          <table:table-cell table:style-name="ce1" office:value-type="string" calcext:value-type="string">
            <text:p>29.42876172065735</text:p>
          </table:table-cell>
          <table:table-cell table:style-name="ce1" office:value-type="float" office:value="0.0736514925956726" calcext:value-type="float">
            <text:p>0,0736514926</text:p>
          </table:table-cell>
          <table:table-cell table:style-name="ce1" office:value-type="float" office:value="0.00883817858994007" calcext:value-type="float">
            <text:p>0,0088381786</text:p>
          </table:table-cell>
          <table:table-cell table:style-name="ce1" office:value-type="float" office:value="1.9868723154068" calcext:value-type="float">
            <text:p>1,9868723154</text:p>
          </table:table-cell>
          <table:table-cell table:style-name="ce1" office:value-type="float" office:value="-0.0132950614068858" calcext:value-type="float">
            <text:p>-0,0132950614</text:p>
          </table:table-cell>
          <table:table-cell table:number-columns-repeated="2" table:style-name="ce1" office:value-type="float" office:value="-0.0147818263069656" calcext:value-type="float">
            <text:p>-0,0147818263</text:p>
          </table:table-cell>
          <table:table-cell table:style-name="ce1" office:value-type="float" office:value="-0.321028470993042" calcext:value-type="float">
            <text:p>-0,321028471</text:p>
          </table:table-cell>
          <table:table-cell table:style-name="ce1" office:value-type="float" office:value="4.33775329589844" calcext:value-type="float">
            <text:p>4,3377532959</text:p>
          </table:table-cell>
          <table:table-cell table:style-name="ce1" office:value-type="float" office:value="-1.76066589355469" calcext:value-type="float">
            <text:p>-1,7606658936</text:p>
          </table:table-cell>
          <table:table-cell table:style-name="ce1" office:value-type="string" calcext:value-type="string">
            <text:p>-0.013295061406885779</text:p>
          </table:table-cell>
          <table:table-cell table:style-name="ce1" office:value-type="string" calcext:value-type="string">
            <text:p>-0.014781826306965552</text:p>
          </table:table-cell>
          <table:table-cell table:style-name="ce1" office:value-type="string" calcext:value-type="string">
            <text:p>-0.2043926771794749</text:p>
          </table:table-cell>
          <table:table-cell table:style-name="ce1" office:value-type="float" office:value="-0.0172292929887772" calcext:value-type="float">
            <text:p>-0,017229293</text:p>
          </table:table-cell>
          <table:table-cell table:style-name="ce1" office:value-type="float" office:value="-0.00410221271216869" calcext:value-type="float">
            <text:p>-0,0041022127</text:p>
          </table:table-cell>
          <table:table-cell table:style-name="ce1" office:value-type="float" office:value="-0.160938776397705" calcext:value-type="float">
            <text:p>-0,1609387764</text:p>
          </table:table-cell>
          <table:table-cell table:style-name="ce1" office:value-type="float" office:value="0.421023361939511" calcext:value-type="float">
            <text:p>0,421023361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11377181800513" calcext:value-type="float">
            <text:p>-0,0211377182</text:p>
          </table:table-cell>
          <table:table-cell table:style-name="ce1" office:value-type="float" office:value="0.000755052044560834" calcext:value-type="float">
            <text:p>0,000755052</text:p>
          </table:table-cell>
          <table:table-cell table:style-name="ce1" office:value-type="float" office:value="0.101843968729207" calcext:value-type="float">
            <text:p>0,1018439687</text:p>
          </table:table-cell>
          <table:table-cell table:style-name="ce1" office:value-type="float" office:value="0.512750625610352" calcext:value-type="float">
            <text:p>0,5127506256</text:p>
          </table:table-cell>
          <table:table-cell table:number-columns-repeated="2" table:style-name="ce1" office:value-type="float" office:value="0.512750864028931" calcext:value-type="float">
            <text:p>0,512750864</text:p>
          </table:table-cell>
          <table:table-cell table:style-name="ce1" office:value-type="float" office:value="-0.321028470993042" calcext:value-type="float">
            <text:p>-0,321028471</text:p>
          </table:table-cell>
          <table:table-cell table:style-name="ce1" office:value-type="float" office:value="4.33775329589844" calcext:value-type="float">
            <text:p>4,3377532959</text:p>
          </table:table-cell>
          <table:table-cell table:style-name="ce1" office:value-type="float" office:value="-1.76066589355469" calcext:value-type="float">
            <text:p>-1,7606658936</text:p>
          </table:table-cell>
        </table:table-row>
        <table:table-row table:style-name="ro1">
          <table:table-cell table:style-name="ce1" office:value-type="string" calcext:value-type="string">
            <text:p>1.1086132526397705</text:p>
          </table:table-cell>
          <table:table-cell table:style-name="ce1" office:value-type="string" calcext:value-type="string">
            <text:p>0.01719355583190918</text:p>
          </table:table-cell>
          <table:table-cell table:style-name="ce1" office:value-type="string" calcext:value-type="string">
            <text:p>29.921661138534546</text:p>
          </table:table-cell>
          <table:table-cell table:style-name="ce1" office:value-type="float" office:value="-0.114966478152775" calcext:value-type="float">
            <text:p>-0,1149664782</text:p>
          </table:table-cell>
          <table:table-cell table:style-name="ce1" office:value-type="float" office:value="0.162439162348524" calcext:value-type="float">
            <text:p>0,1624391623</text:p>
          </table:table-cell>
          <table:table-cell table:style-name="ce1" office:value-type="float" office:value="2.11804491796611" calcext:value-type="float">
            <text:p>2,118044918</text:p>
          </table:table-cell>
          <table:table-cell table:style-name="ce1" office:value-type="float" office:value="-0.016308206294534" calcext:value-type="float">
            <text:p>-0,0163082063</text:p>
          </table:table-cell>
          <table:table-cell table:number-columns-repeated="2" table:style-name="ce1" office:value-type="float" office:value="-0.0127385578102364" calcext:value-type="float">
            <text:p>-0,0127385578</text:p>
          </table:table-cell>
          <table:table-cell table:style-name="ce1" office:value-type="float" office:value="-0.315359681844711" calcext:value-type="float">
            <text:p>-0,3153596818</text:p>
          </table:table-cell>
          <table:table-cell table:style-name="ce1" office:value-type="float" office:value="4.33243894577026" calcext:value-type="float">
            <text:p>4,3324389458</text:p>
          </table:table-cell>
          <table:table-cell table:style-name="ce1" office:value-type="float" office:value="-1.70611190795898" calcext:value-type="float">
            <text:p>-1,706111908</text:p>
          </table:table-cell>
          <table:table-cell table:style-name="ce1" office:value-type="string" calcext:value-type="string">
            <text:p>-0.016308206294533983</text:p>
          </table:table-cell>
          <table:table-cell table:style-name="ce1" office:value-type="string" calcext:value-type="string">
            <text:p>-0.012738557810236396</text:p>
          </table:table-cell>
          <table:table-cell table:style-name="ce1" office:value-type="string" calcext:value-type="string">
            <text:p>-0.19802755316354131</text:p>
          </table:table-cell>
          <table:table-cell table:style-name="ce1" office:value-type="float" office:value="-0.0198859030008316" calcext:value-type="float">
            <text:p>-0,019885903</text:p>
          </table:table-cell>
          <table:table-cell table:style-name="ce1" office:value-type="float" office:value="-0.00238630821928382" calcext:value-type="float">
            <text:p>-0,0023863082</text:p>
          </table:table-cell>
          <table:table-cell table:style-name="ce1" office:value-type="float" office:value="-0.155192253017426" calcext:value-type="float">
            <text:p>-0,155192253</text:p>
          </table:table-cell>
          <table:table-cell table:style-name="ce1" office:value-type="float" office:value="0.384681232412795" calcext:value-type="float">
            <text:p>0,384681232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9940462241455" calcext:value-type="float">
            <text:p>-0,0199404622</text:p>
          </table:table-cell>
          <table:table-cell table:style-name="ce1" office:value-type="float" office:value="0.0128796447795342" calcext:value-type="float">
            <text:p>0,0128796448</text:p>
          </table:table-cell>
          <table:table-cell table:style-name="ce1" office:value-type="float" office:value="0.12658799415537" calcext:value-type="float">
            <text:p>0,1265879942</text:p>
          </table:table-cell>
          <table:table-cell table:style-name="ce1" office:value-type="float" office:value="0.493433713912964" calcext:value-type="float">
            <text:p>0,4934337139</text:p>
          </table:table-cell>
          <table:table-cell table:style-name="ce1" office:value-type="float" office:value="0.493429899215698" calcext:value-type="float">
            <text:p>0,4934298992</text:p>
          </table:table-cell>
          <table:table-cell table:style-name="ce1" office:value-type="float" office:value="0.493429183959961" calcext:value-type="float">
            <text:p>0,493429184</text:p>
          </table:table-cell>
          <table:table-cell table:style-name="ce1" office:value-type="float" office:value="-0.315359681844711" calcext:value-type="float">
            <text:p>-0,3153596818</text:p>
          </table:table-cell>
          <table:table-cell table:style-name="ce1" office:value-type="float" office:value="4.33243894577026" calcext:value-type="float">
            <text:p>4,3324389458</text:p>
          </table:table-cell>
          <table:table-cell table:style-name="ce1" office:value-type="float" office:value="-1.70611190795898" calcext:value-type="float">
            <text:p>-1,706111908</text:p>
          </table:table-cell>
        </table:table-row>
        <table:table-row table:style-name="ro1">
          <table:table-cell table:style-name="ce1" office:value-type="string" calcext:value-type="string">
            <text:p>1.130126714706421</text:p>
          </table:table-cell>
          <table:table-cell table:style-name="ce1" office:value-type="string" calcext:value-type="string">
            <text:p>0.02151346206665039</text:p>
          </table:table-cell>
          <table:table-cell table:style-name="ce1" office:value-type="string" calcext:value-type="string">
            <text:p>30.457966089248657</text:p>
          </table:table-cell>
          <table:table-cell table:style-name="ce1" office:value-type="float" office:value="-0.110570631093449" calcext:value-type="float">
            <text:p>-0,1105706311</text:p>
          </table:table-cell>
          <table:table-cell table:style-name="ce1" office:value-type="float" office:value="0.15908845918782" calcext:value-type="float">
            <text:p>0,1590884592</text:p>
          </table:table-cell>
          <table:table-cell table:style-name="ce1" office:value-type="float" office:value="2.08630278669758" calcext:value-type="float">
            <text:p>2,0863027867</text:p>
          </table:table-cell>
          <table:table-cell table:style-name="ce1" office:value-type="float" office:value="0.0453138000261191" calcext:value-type="float">
            <text:p>0,0453138</text:p>
          </table:table-cell>
          <table:table-cell table:number-columns-repeated="2" table:style-name="ce1" office:value-type="float" office:value="-0.0622925583924478" calcext:value-type="float">
            <text:p>-0,0622925584</text:p>
          </table:table-cell>
          <table:table-cell table:style-name="ce1" office:value-type="float" office:value="-0.311441123485565" calcext:value-type="float">
            <text:p>-0,3114411235</text:p>
          </table:table-cell>
          <table:table-cell table:style-name="ce1" office:value-type="float" office:value="4.32665252685547" calcext:value-type="float">
            <text:p>4,3266525269</text:p>
          </table:table-cell>
          <table:table-cell table:style-name="ce1" office:value-type="float" office:value="-1.6506541967392" calcext:value-type="float">
            <text:p>-1,6506541967</text:p>
          </table:table-cell>
          <table:table-cell table:style-name="ce1" office:value-type="string" calcext:value-type="string">
            <text:p>0.045313800026119046</text:p>
          </table:table-cell>
          <table:table-cell table:style-name="ce1" office:value-type="string" calcext:value-type="string">
            <text:p>-0.0622925583924478</text:p>
          </table:table-cell>
          <table:table-cell table:style-name="ce1" office:value-type="string" calcext:value-type="string">
            <text:p>-0.21937557800704438</text:p>
          </table:table-cell>
          <table:table-cell table:style-name="ce1" office:value-type="float" office:value="0.0310409491012494" calcext:value-type="float">
            <text:p>0,0310409491</text:p>
          </table:table-cell>
          <table:table-cell table:style-name="ce1" office:value-type="float" office:value="-0.0438585738341014" calcext:value-type="float">
            <text:p>-0,0438585738</text:p>
          </table:table-cell>
          <table:table-cell table:style-name="ce1" office:value-type="float" office:value="-0.167260132452882" calcext:value-type="float">
            <text:p>-0,1672601325</text:p>
          </table:table-cell>
          <table:table-cell table:style-name="ce1" office:value-type="float" office:value="0.446330265229851" calcext:value-type="float">
            <text:p>0,446330265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351745077292973" calcext:value-type="float">
            <text:p>0,3517450773</text:p>
          </table:table-cell>
          <table:table-cell table:style-name="ce1" office:value-type="float" office:value="-0.28644387253135" calcext:value-type="float">
            <text:p>-0,2864438725</text:p>
          </table:table-cell>
          <table:table-cell table:style-name="ce1" office:value-type="float" office:value="-0.24461782216648" calcext:value-type="float">
            <text:p>-0,2446178222</text:p>
          </table:table-cell>
          <table:table-cell table:style-name="ce1" office:value-type="float" office:value="0.536234855651856" calcext:value-type="float">
            <text:p>0,5362348557</text:p>
          </table:table-cell>
          <table:table-cell table:style-name="ce1" office:value-type="float" office:value="0.536234140396118" calcext:value-type="float">
            <text:p>0,5362341404</text:p>
          </table:table-cell>
          <table:table-cell table:style-name="ce1" office:value-type="float" office:value="0.536234855651856" calcext:value-type="float">
            <text:p>0,5362348557</text:p>
          </table:table-cell>
          <table:table-cell table:style-name="ce1" office:value-type="float" office:value="-0.311441123485565" calcext:value-type="float">
            <text:p>-0,3114411235</text:p>
          </table:table-cell>
          <table:table-cell table:style-name="ce1" office:value-type="float" office:value="4.32665252685547" calcext:value-type="float">
            <text:p>4,3266525269</text:p>
          </table:table-cell>
          <table:table-cell table:style-name="ce1" office:value-type="float" office:value="-1.6506541967392" calcext:value-type="float">
            <text:p>-1,6506541967</text:p>
          </table:table-cell>
        </table:table-row>
        <table:table-row table:style-name="ro1">
          <table:table-cell table:style-name="ce1" office:value-type="string" calcext:value-type="string">
            <text:p>1.143249273300171</text:p>
          </table:table-cell>
          <table:table-cell table:style-name="ce1" office:value-type="string" calcext:value-type="string">
            <text:p>0.01312255859375</text:p>
          </table:table-cell>
          <table:table-cell table:style-name="ce1" office:value-type="string" calcext:value-type="string">
            <text:p>30.940381050109863</text:p>
          </table:table-cell>
          <table:table-cell table:style-name="ce1" office:value-type="float" office:value="-0.106967460180138" calcext:value-type="float">
            <text:p>-0,1069674602</text:p>
          </table:table-cell>
          <table:table-cell table:style-name="ce1" office:value-type="float" office:value="0.15337572062825" calcext:value-type="float">
            <text:p>0,1533757206</text:p>
          </table:table-cell>
          <table:table-cell table:style-name="ce1" office:value-type="float" office:value="2.04071211520536" calcext:value-type="float">
            <text:p>2,0407121152</text:p>
          </table:table-cell>
          <table:table-cell table:style-name="ce1" office:value-type="float" office:value="0.0349538185779252" calcext:value-type="float">
            <text:p>0,0349538186</text:p>
          </table:table-cell>
          <table:table-cell table:number-columns-repeated="2" table:style-name="ce1" office:value-type="float" office:value="-0.0534661917265888" calcext:value-type="float">
            <text:p>-0,0534661917</text:p>
          </table:table-cell>
          <table:table-cell table:style-name="ce1" office:value-type="float" office:value="-0.307481735944748" calcext:value-type="float">
            <text:p>-0,3074817359</text:p>
          </table:table-cell>
          <table:table-cell table:style-name="ce1" office:value-type="float" office:value="4.3190221786499" calcext:value-type="float">
            <text:p>4,3190221786</text:p>
          </table:table-cell>
          <table:table-cell table:style-name="ce1" office:value-type="float" office:value="-1.60103583335876" calcext:value-type="float">
            <text:p>-1,6010358334</text:p>
          </table:table-cell>
          <table:table-cell table:style-name="ce1" office:value-type="string" calcext:value-type="string">
            <text:p>0.03495381857792521</text:p>
          </table:table-cell>
          <table:table-cell table:style-name="ce1" office:value-type="string" calcext:value-type="string">
            <text:p>-0.053466191726588834</text:p>
          </table:table-cell>
          <table:table-cell table:style-name="ce1" office:value-type="string" calcext:value-type="string">
            <text:p>-0.20869350508816545</text:p>
          </table:table-cell>
          <table:table-cell table:style-name="ce1" office:value-type="float" office:value="0.0298540703952312" calcext:value-type="float">
            <text:p>0,0298540704</text:p>
          </table:table-cell>
          <table:table-cell table:style-name="ce1" office:value-type="float" office:value="-0.0429538839807113" calcext:value-type="float">
            <text:p>-0,042953884</text:p>
          </table:table-cell>
          <table:table-cell table:style-name="ce1" office:value-type="float" office:value="-0.164339856376177" calcext:value-type="float">
            <text:p>-0,1643398564</text:p>
          </table:table-cell>
          <table:table-cell table:style-name="ce1" office:value-type="float" office:value="0.499625163687244" calcext:value-type="float">
            <text:p>0,499625163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912003958368686" calcext:value-type="float">
            <text:p>-0,0091200396</text:p>
          </table:table-cell>
          <table:table-cell table:style-name="ce1" office:value-type="float" office:value="0.00695156496749889" calcext:value-type="float">
            <text:p>0,006951565</text:p>
          </table:table-cell>
          <table:table-cell table:style-name="ce1" office:value-type="float" office:value="0.0658540515204631" calcext:value-type="float">
            <text:p>0,0658540515</text:p>
          </table:table-cell>
          <table:table-cell table:style-name="ce1" office:value-type="float" office:value="0.481998682022095" calcext:value-type="float">
            <text:p>0,481998682</text:p>
          </table:table-cell>
          <table:table-cell table:style-name="ce1" office:value-type="float" office:value="0.482007026672363" calcext:value-type="float">
            <text:p>0,4820070267</text:p>
          </table:table-cell>
          <table:table-cell table:style-name="ce1" office:value-type="float" office:value="0.482007265090942" calcext:value-type="float">
            <text:p>0,4820072651</text:p>
          </table:table-cell>
          <table:table-cell table:style-name="ce1" office:value-type="float" office:value="-0.307481735944748" calcext:value-type="float">
            <text:p>-0,3074817359</text:p>
          </table:table-cell>
          <table:table-cell table:style-name="ce1" office:value-type="float" office:value="4.3190221786499" calcext:value-type="float">
            <text:p>4,3190221786</text:p>
          </table:table-cell>
          <table:table-cell table:style-name="ce1" office:value-type="float" office:value="-1.60103583335876" calcext:value-type="float">
            <text:p>-1,6010358334</text:p>
          </table:table-cell>
        </table:table-row>
        <table:table-row table:style-name="ro1">
          <table:table-cell table:style-name="ce1" office:value-type="string" calcext:value-type="string">
            <text:p>1.156355857849121</text:p>
          </table:table-cell>
          <table:table-cell table:style-name="ce1" office:value-type="string" calcext:value-type="string">
            <text:p>0.013106584548950195</text:p>
          </table:table-cell>
          <table:table-cell table:style-name="ce1" office:value-type="string" calcext:value-type="string">
            <text:p>31.410494565963745</text:p>
          </table:table-cell>
          <table:table-cell table:style-name="ce1" office:value-type="float" office:value="-0.102620065672162" calcext:value-type="float">
            <text:p>-0,1026200657</text:p>
          </table:table-cell>
          <table:table-cell table:style-name="ce1" office:value-type="float" office:value="0.147760221619665" calcext:value-type="float">
            <text:p>0,1477602216</text:p>
          </table:table-cell>
          <table:table-cell table:style-name="ce1" office:value-type="float" office:value="2.00105817671175" calcext:value-type="float">
            <text:p>2,0010581767</text:p>
          </table:table-cell>
          <table:table-cell table:style-name="ce1" office:value-type="float" office:value="0.034558391789806" calcext:value-type="float">
            <text:p>0,0345583918</text:p>
          </table:table-cell>
          <table:table-cell table:number-columns-repeated="2" table:style-name="ce1" office:value-type="float" office:value="-0.0517833683425013" calcext:value-type="float">
            <text:p>-0,0517833683</text:p>
          </table:table-cell>
          <table:table-cell table:style-name="ce1" office:value-type="float" office:value="-0.297325491905212" calcext:value-type="float">
            <text:p>-0,2973254919</text:p>
          </table:table-cell>
          <table:table-cell table:style-name="ce1" office:value-type="float" office:value="4.30513954162598" calcext:value-type="float">
            <text:p>4,3051395416</text:p>
          </table:table-cell>
          <table:table-cell table:style-name="ce1" office:value-type="float" office:value="-1.54877638816834" calcext:value-type="float">
            <text:p>-1,5487763882</text:p>
          </table:table-cell>
          <table:table-cell table:style-name="ce1" office:value-type="string" calcext:value-type="string">
            <text:p>0.03455839178980598</text:p>
          </table:table-cell>
          <table:table-cell table:style-name="ce1" office:value-type="string" calcext:value-type="string">
            <text:p>-0.0517833683425013</text:p>
          </table:table-cell>
          <table:table-cell table:style-name="ce1" office:value-type="string" calcext:value-type="string">
            <text:p>-0.2037212291921065</text:p>
          </table:table-cell>
          <table:table-cell table:style-name="ce1" office:value-type="float" office:value="0.0288812142486374" calcext:value-type="float">
            <text:p>0,0288812142</text:p>
          </table:table-cell>
          <table:table-cell table:style-name="ce1" office:value-type="float" office:value="-0.0414114445696274" calcext:value-type="float">
            <text:p>-0,0414114446</text:p>
          </table:table-cell>
          <table:table-cell table:style-name="ce1" office:value-type="float" office:value="-0.160145514598894" calcext:value-type="float">
            <text:p>-0,1601455146</text:p>
          </table:table-cell>
          <table:table-cell table:style-name="ce1" office:value-type="float" office:value="0.549916041953208" calcext:value-type="float">
            <text:p>0,54991604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766385584187824" calcext:value-type="float">
            <text:p>-0,0076638558</text:p>
          </table:table-cell>
          <table:table-cell table:style-name="ce1" office:value-type="float" office:value="0.0121509713750423" calcext:value-type="float">
            <text:p>0,0121509714</text:p>
          </table:table-cell>
          <table:table-cell table:style-name="ce1" office:value-type="float" office:value="0.0969714162714809" calcext:value-type="float">
            <text:p>0,0969714163</text:p>
          </table:table-cell>
          <table:table-cell table:style-name="ce1" office:value-type="float" office:value="0.47015118598938" calcext:value-type="float">
            <text:p>0,470151186</text:p>
          </table:table-cell>
          <table:table-cell table:style-name="ce1" office:value-type="float" office:value="0.470146656036377" calcext:value-type="float">
            <text:p>0,470146656</text:p>
          </table:table-cell>
          <table:table-cell table:style-name="ce1" office:value-type="float" office:value="0.470145463943481" calcext:value-type="float">
            <text:p>0,4701454639</text:p>
          </table:table-cell>
          <table:table-cell table:style-name="ce1" office:value-type="float" office:value="-0.297325491905212" calcext:value-type="float">
            <text:p>-0,2973254919</text:p>
          </table:table-cell>
          <table:table-cell table:style-name="ce1" office:value-type="float" office:value="4.30513954162598" calcext:value-type="float">
            <text:p>4,3051395416</text:p>
          </table:table-cell>
          <table:table-cell table:style-name="ce1" office:value-type="float" office:value="-1.54877638816834" calcext:value-type="float">
            <text:p>-1,5487763882</text:p>
          </table:table-cell>
        </table:table-row>
        <table:table-row table:style-name="ro1">
          <table:table-cell table:style-name="ce1" office:value-type="string" calcext:value-type="string">
            <text:p>1.1691868305206299</text:p>
          </table:table-cell>
          <table:table-cell table:style-name="ce1" office:value-type="string" calcext:value-type="string">
            <text:p>0.012830972671508789</text:p>
          </table:table-cell>
          <table:table-cell table:style-name="ce1" office:value-type="string" calcext:value-type="string">
            <text:p>31.87095880508423</text:p>
          </table:table-cell>
          <table:table-cell table:style-name="ce1" office:value-type="float" office:value="-0.0920112284797209" calcext:value-type="float">
            <text:p>-0,0920112285</text:p>
          </table:table-cell>
          <table:table-cell table:style-name="ce1" office:value-type="float" office:value="0.137466572593024" calcext:value-type="float">
            <text:p>0,1374665726</text:p>
          </table:table-cell>
          <table:table-cell table:style-name="ce1" office:value-type="float" office:value="1.96086063502747" calcext:value-type="float">
            <text:p>1,960860635</text:p>
          </table:table-cell>
          <table:table-cell table:style-name="ce1" office:value-type="float" office:value="0.0338484473246569" calcext:value-type="float">
            <text:p>0,0338484473</text:p>
          </table:table-cell>
          <table:table-cell table:number-columns-repeated="2" table:style-name="ce1" office:value-type="float" office:value="-0.0502686952230527" calcext:value-type="float">
            <text:p>-0,0502686952</text:p>
          </table:table-cell>
          <table:table-cell table:style-name="ce1" office:value-type="float" office:value="-0.297325491905212" calcext:value-type="float">
            <text:p>-0,2973254919</text:p>
          </table:table-cell>
          <table:table-cell table:style-name="ce1" office:value-type="float" office:value="4.30513954162598" calcext:value-type="float">
            <text:p>4,3051395416</text:p>
          </table:table-cell>
          <table:table-cell table:style-name="ce1" office:value-type="float" office:value="-1.54877638816834" calcext:value-type="float">
            <text:p>-1,5487763882</text:p>
          </table:table-cell>
          <table:table-cell table:style-name="ce1" office:value-type="string" calcext:value-type="string">
            <text:p>0.033848447324656916</text:p>
          </table:table-cell>
          <table:table-cell table:style-name="ce1" office:value-type="string" calcext:value-type="string">
            <text:p>-0.050268695223052676</text:p>
          </table:table-cell>
          <table:table-cell table:style-name="ce1" office:value-type="string" calcext:value-type="string">
            <text:p>-0.20036212765361697</text:p>
          </table:table-cell>
          <table:table-cell table:style-name="ce1" office:value-type="float" office:value="0.0277074177314838" calcext:value-type="float">
            <text:p>0,0277074177</text:p>
          </table:table-cell>
          <table:table-cell table:style-name="ce1" office:value-type="float" office:value="-0.0398952598373095" calcext:value-type="float">
            <text:p>-0,0398952598</text:p>
          </table:table-cell>
          <table:table-cell table:style-name="ce1" office:value-type="float" office:value="-0.156497352257481" calcext:value-type="float">
            <text:p>-0,1564973523</text:p>
          </table:table-cell>
          <table:table-cell table:style-name="ce1" office:value-type="float" office:value="0.597557563244374" calcext:value-type="float">
            <text:p>0,597557563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93643086496913" calcext:value-type="float">
            <text:p>-0,0093643086</text:p>
          </table:table-cell>
          <table:table-cell table:style-name="ce1" office:value-type="float" office:value="0.0120949857132165" calcext:value-type="float">
            <text:p>0,0120949857</text:p>
          </table:table-cell>
          <table:table-cell table:style-name="ce1" office:value-type="float" office:value="0.0854089841545744" calcext:value-type="float">
            <text:p>0,0854089842</text:p>
          </table:table-cell>
          <table:table-cell table:style-name="ce1" office:value-type="float" office:value="0.464251518249512" calcext:value-type="float">
            <text:p>0,4642515182</text:p>
          </table:table-cell>
          <table:table-cell table:style-name="ce1" office:value-type="float" office:value="0.464283227920532" calcext:value-type="float">
            <text:p>0,4642832279</text:p>
          </table:table-cell>
          <table:table-cell table:style-name="ce1" office:value-type="float" office:value="0.464282989501953" calcext:value-type="float">
            <text:p>0,4642829895</text:p>
          </table:table-cell>
          <table:table-cell table:style-name="ce1" office:value-type="float" office:value="-0.297325491905212" calcext:value-type="float">
            <text:p>-0,2973254919</text:p>
          </table:table-cell>
          <table:table-cell table:style-name="ce1" office:value-type="float" office:value="4.30513954162598" calcext:value-type="float">
            <text:p>4,3051395416</text:p>
          </table:table-cell>
          <table:table-cell table:style-name="ce1" office:value-type="float" office:value="-1.54877638816834" calcext:value-type="float">
            <text:p>-1,5487763882</text:p>
          </table:table-cell>
        </table:table-row>
        <table:table-row table:style-name="ro1">
          <table:table-cell table:style-name="ce1" office:value-type="string" calcext:value-type="string">
            <text:p>1.188542366027832</text:p>
          </table:table-cell>
          <table:table-cell table:style-name="ce1" office:value-type="string" calcext:value-type="string">
            <text:p>0.01935553550720215</text:p>
          </table:table-cell>
          <table:table-cell table:style-name="ce1" office:value-type="string" calcext:value-type="string">
            <text:p>32.34799098968506</text:p>
          </table:table-cell>
          <table:table-cell table:style-name="ce1" office:value-type="float" office:value="-0.0811391360137934" calcext:value-type="float">
            <text:p>-0,081139136</text:p>
          </table:table-cell>
          <table:table-cell table:style-name="ce1" office:value-type="float" office:value="0.126313892457588" calcext:value-type="float">
            <text:p>0,1263138925</text:p>
          </table:table-cell>
          <table:table-cell table:style-name="ce1" office:value-type="float" office:value="1.92439791596966" calcext:value-type="float">
            <text:p>1,924397916</text:p>
          </table:table-cell>
          <table:table-cell table:style-name="ce1" office:value-type="float" office:value="0.0311016775758087" calcext:value-type="float">
            <text:p>0,0311016776</text:p>
          </table:table-cell>
          <table:table-cell table:number-columns-repeated="2" table:style-name="ce1" office:value-type="float" office:value="-0.0472309067319372" calcext:value-type="float">
            <text:p>-0,0472309067</text:p>
          </table:table-cell>
          <table:table-cell table:style-name="ce1" office:value-type="float" office:value="-0.284542411565781" calcext:value-type="float">
            <text:p>-0,2845424116</text:p>
          </table:table-cell>
          <table:table-cell table:style-name="ce1" office:value-type="float" office:value="4.28956890106201" calcext:value-type="float">
            <text:p>4,2895689011</text:p>
          </table:table-cell>
          <table:table-cell table:style-name="ce1" office:value-type="float" office:value="-1.49532735347748" calcext:value-type="float">
            <text:p>-1,4953273535</text:p>
          </table:table-cell>
          <table:table-cell table:style-name="ce1" office:value-type="string" calcext:value-type="string">
            <text:p>0.031101677575808718</text:p>
          </table:table-cell>
          <table:table-cell table:style-name="ce1" office:value-type="string" calcext:value-type="string">
            <text:p>-0.04723090673193724</text:p>
          </table:table-cell>
          <table:table-cell table:style-name="ce1" office:value-type="string" calcext:value-type="string">
            <text:p>-0.19668367930891864</text:p>
          </table:table-cell>
          <table:table-cell table:style-name="ce1" office:value-type="float" office:value="0.0248430316895247" calcext:value-type="float">
            <text:p>0,0248430317</text:p>
          </table:table-cell>
          <table:table-cell table:style-name="ce1" office:value-type="float" office:value="-0.0371159746001164" calcext:value-type="float">
            <text:p>-0,0371159746</text:p>
          </table:table-cell>
          <table:table-cell table:style-name="ce1" office:value-type="float" office:value="-0.152799178422528" calcext:value-type="float">
            <text:p>-0,1527991784</text:p>
          </table:table-cell>
          <table:table-cell table:style-name="ce1" office:value-type="float" office:value="0.64126949109046" calcext:value-type="float">
            <text:p>0,641269491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23310247549577" calcext:value-type="float">
            <text:p>-0,0223310248</text:p>
          </table:table-cell>
          <table:table-cell table:style-name="ce1" office:value-type="float" office:value="0.0216691803029326" calcext:value-type="float">
            <text:p>0,0216691803</text:p>
          </table:table-cell>
          <table:table-cell table:style-name="ce1" office:value-type="float" office:value="0.084619964544356" calcext:value-type="float">
            <text:p>0,0846199645</text:p>
          </table:table-cell>
          <table:table-cell table:style-name="ce1" office:value-type="float" office:value="0.475071668624878" calcext:value-type="float">
            <text:p>0,4750716686</text:p>
          </table:table-cell>
          <table:table-cell table:style-name="ce1" office:value-type="float" office:value="0.475036382675171" calcext:value-type="float">
            <text:p>0,4750363827</text:p>
          </table:table-cell>
          <table:table-cell table:style-name="ce1" office:value-type="float" office:value="0.475036144256592" calcext:value-type="float">
            <text:p>0,4750361443</text:p>
          </table:table-cell>
          <table:table-cell table:style-name="ce1" office:value-type="float" office:value="-0.284542411565781" calcext:value-type="float">
            <text:p>-0,2845424116</text:p>
          </table:table-cell>
          <table:table-cell table:style-name="ce1" office:value-type="float" office:value="4.28956890106201" calcext:value-type="float">
            <text:p>4,2895689011</text:p>
          </table:table-cell>
          <table:table-cell table:style-name="ce1" office:value-type="float" office:value="-1.49532735347748" calcext:value-type="float">
            <text:p>-1,4953273535</text:p>
          </table:table-cell>
        </table:table-row>
        <table:table-row table:style-name="ro1">
          <table:table-cell table:style-name="ce1" office:value-type="string" calcext:value-type="string">
            <text:p>1.206446886062622</text:p>
          </table:table-cell>
          <table:table-cell table:style-name="ce1" office:value-type="string" calcext:value-type="string">
            <text:p>0.01790452003479004</text:p>
          </table:table-cell>
          <table:table-cell table:style-name="ce1" office:value-type="string" calcext:value-type="string">
            <text:p>32.8381233215332</text:p>
          </table:table-cell>
          <table:table-cell table:style-name="ce1" office:value-type="float" office:value="-0.0626999267957599" calcext:value-type="float">
            <text:p>-0,0626999268</text:p>
          </table:table-cell>
          <table:table-cell table:style-name="ce1" office:value-type="float" office:value="0.110424116759756" calcext:value-type="float">
            <text:p>0,1104241168</text:p>
          </table:table-cell>
          <table:table-cell table:style-name="ce1" office:value-type="float" office:value="1.86428617842403" calcext:value-type="float">
            <text:p>1,8642861784</text:p>
          </table:table-cell>
          <table:table-cell table:style-name="ce1" office:value-type="float" office:value="0.0285919629221881" calcext:value-type="float">
            <text:p>0,0285919629</text:p>
          </table:table-cell>
          <table:table-cell table:number-columns-repeated="2" table:style-name="ce1" office:value-type="float" office:value="-0.044188099033214" calcext:value-type="float">
            <text:p>-0,044188099</text:p>
          </table:table-cell>
          <table:table-cell table:style-name="ce1" office:value-type="float" office:value="-0.270772695541382" calcext:value-type="float">
            <text:p>-0,2707726955</text:p>
          </table:table-cell>
          <table:table-cell table:style-name="ce1" office:value-type="float" office:value="4.27490949630737" calcext:value-type="float">
            <text:p>4,2749094963</text:p>
          </table:table-cell>
          <table:table-cell table:style-name="ce1" office:value-type="float" office:value="-1.44170641899109" calcext:value-type="float">
            <text:p>-1,441706419</text:p>
          </table:table-cell>
          <table:table-cell table:style-name="ce1" office:value-type="string" calcext:value-type="string">
            <text:p>0.028591962922188095</text:p>
          </table:table-cell>
          <table:table-cell table:style-name="ce1" office:value-type="string" calcext:value-type="string">
            <text:p>-0.04418809903321397</text:p>
          </table:table-cell>
          <table:table-cell table:style-name="ce1" office:value-type="string" calcext:value-type="string">
            <text:p>-0.19357786015865053</text:p>
          </table:table-cell>
          <table:table-cell table:style-name="ce1" office:value-type="float" office:value="0.0219075667237242" calcext:value-type="float">
            <text:p>0,0219075667</text:p>
          </table:table-cell>
          <table:table-cell table:style-name="ce1" office:value-type="float" office:value="-0.0341047509635488" calcext:value-type="float">
            <text:p>-0,034104751</text:p>
          </table:table-cell>
          <table:table-cell table:style-name="ce1" office:value-type="float" office:value="-0.149444608269209" calcext:value-type="float">
            <text:p>-0,1494446083</text:p>
          </table:table-cell>
          <table:table-cell table:style-name="ce1" office:value-type="float" office:value="0.6808911309539" calcext:value-type="float">
            <text:p>0,68089113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22644038052907" calcext:value-type="float">
            <text:p>-0,0222644038</text:p>
          </table:table-cell>
          <table:table-cell table:style-name="ce1" office:value-type="float" office:value="0.0228389603827727" calcext:value-type="float">
            <text:p>0,0228389604</text:p>
          </table:table-cell>
          <table:table-cell table:style-name="ce1" office:value-type="float" office:value="0.0746699244223278" calcext:value-type="float">
            <text:p>0,0746699244</text:p>
          </table:table-cell>
          <table:table-cell table:style-name="ce1" office:value-type="float" office:value="0.488317251205444" calcext:value-type="float">
            <text:p>0,4883172512</text:p>
          </table:table-cell>
          <table:table-cell table:style-name="ce1" office:value-type="float" office:value="0.488318204879761" calcext:value-type="float">
            <text:p>0,4883182049</text:p>
          </table:table-cell>
          <table:table-cell table:style-name="ce1" office:value-type="float" office:value="0.488318681716919" calcext:value-type="float">
            <text:p>0,4883186817</text:p>
          </table:table-cell>
          <table:table-cell table:style-name="ce1" office:value-type="float" office:value="-0.270772695541382" calcext:value-type="float">
            <text:p>-0,2707726955</text:p>
          </table:table-cell>
          <table:table-cell table:style-name="ce1" office:value-type="float" office:value="4.27490949630737" calcext:value-type="float">
            <text:p>4,2749094963</text:p>
          </table:table-cell>
          <table:table-cell table:style-name="ce1" office:value-type="float" office:value="-1.44170641899109" calcext:value-type="float">
            <text:p>-1,441706419</text:p>
          </table:table-cell>
        </table:table-row>
        <table:table-row table:style-name="ro1">
          <table:table-cell table:style-name="ce1" office:value-type="string" calcext:value-type="string">
            <text:p>1.2282824516296387</text:p>
          </table:table-cell>
          <table:table-cell table:style-name="ce1" office:value-type="string" calcext:value-type="string">
            <text:p>0.0218355655670166</text:p>
          </table:table-cell>
          <table:table-cell table:style-name="ce1" office:value-type="string" calcext:value-type="string">
            <text:p>33.352299451828</text:p>
          </table:table-cell>
          <table:table-cell table:style-name="ce1" office:value-type="float" office:value="-0.0431816297566035" calcext:value-type="float">
            <text:p>-0,0431816298</text:p>
          </table:table-cell>
          <table:table-cell table:style-name="ce1" office:value-type="float" office:value="0.0925573516223166" calcext:value-type="float">
            <text:p>0,0925573516</text:p>
          </table:table-cell>
          <table:table-cell table:style-name="ce1" office:value-type="float" office:value="1.8072657805902" calcext:value-type="float">
            <text:p>1,8072657806</text:p>
          </table:table-cell>
          <table:table-cell table:style-name="ce1" office:value-type="float" office:value="0.0235923832517428" calcext:value-type="float">
            <text:p>0,0235923833</text:p>
          </table:table-cell>
          <table:table-cell table:number-columns-repeated="2" table:style-name="ce1" office:value-type="float" office:value="-0.0396808746670083" calcext:value-type="float">
            <text:p>-0,0396808747</text:p>
          </table:table-cell>
          <table:table-cell table:style-name="ce1" office:value-type="float" office:value="-0.258341908454895" calcext:value-type="float">
            <text:p>-0,2583419085</text:p>
          </table:table-cell>
          <table:table-cell table:style-name="ce1" office:value-type="float" office:value="4.26033735275269" calcext:value-type="float">
            <text:p>4,2603373528</text:p>
          </table:table-cell>
          <table:table-cell table:style-name="ce1" office:value-type="float" office:value="-1.39275872707367" calcext:value-type="float">
            <text:p>-1,3927587271</text:p>
          </table:table-cell>
          <table:table-cell table:style-name="ce1" office:value-type="string" calcext:value-type="string">
            <text:p>0.023592383251742757</text:p>
          </table:table-cell>
          <table:table-cell table:style-name="ce1" office:value-type="string" calcext:value-type="string">
            <text:p>-0.03968087466700833</text:p>
          </table:table-cell>
          <table:table-cell table:style-name="ce1" office:value-type="string" calcext:value-type="string">
            <text:p>-0.18699425167377762</text:p>
          </table:table-cell>
          <table:table-cell table:style-name="ce1" office:value-type="float" office:value="0.0169289802348552" calcext:value-type="float">
            <text:p>0,0169289802</text:p>
          </table:table-cell>
          <table:table-cell table:style-name="ce1" office:value-type="float" office:value="-0.0298145115251342" calcext:value-type="float">
            <text:p>-0,0298145115</text:p>
          </table:table-cell>
          <table:table-cell table:style-name="ce1" office:value-type="float" office:value="-0.143914328415011" calcext:value-type="float">
            <text:p>-0,1439143284</text:p>
          </table:table-cell>
          <table:table-cell table:style-name="ce1" office:value-type="float" office:value="0.713158862664639" calcext:value-type="float">
            <text:p>0,713158862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358295116157056" calcext:value-type="float">
            <text:p>-0,0358295116</text:p>
          </table:table-cell>
          <table:table-cell table:style-name="ce1" office:value-type="float" office:value="0.0308754391898489" calcext:value-type="float">
            <text:p>0,0308754392</text:p>
          </table:table-cell>
          <table:table-cell table:style-name="ce1" office:value-type="float" office:value="0.116803069649344" calcext:value-type="float">
            <text:p>0,1168030696</text:p>
          </table:table-cell>
          <table:table-cell table:style-name="ce1" office:value-type="float" office:value="0.514637470245361" calcext:value-type="float">
            <text:p>0,5146374702</text:p>
          </table:table-cell>
          <table:table-cell table:style-name="ce1" office:value-type="float" office:value="0.514641284942627" calcext:value-type="float">
            <text:p>0,5146412849</text:p>
          </table:table-cell>
          <table:table-cell table:style-name="ce1" office:value-type="float" office:value="0.514641761779785" calcext:value-type="float">
            <text:p>0,5146417618</text:p>
          </table:table-cell>
          <table:table-cell table:style-name="ce1" office:value-type="float" office:value="-0.258341908454895" calcext:value-type="float">
            <text:p>-0,2583419085</text:p>
          </table:table-cell>
          <table:table-cell table:style-name="ce1" office:value-type="float" office:value="4.26033735275269" calcext:value-type="float">
            <text:p>4,2603373528</text:p>
          </table:table-cell>
          <table:table-cell table:style-name="ce1" office:value-type="float" office:value="-1.39275872707367" calcext:value-type="float">
            <text:p>-1,3927587271</text:p>
          </table:table-cell>
        </table:table-row>
        <table:table-row table:style-name="ro1">
          <table:table-cell table:style-name="ce1" office:value-type="string" calcext:value-type="string">
            <text:p>1.242089033126831</text:p>
          </table:table-cell>
          <table:table-cell table:style-name="ce1" office:value-type="string" calcext:value-type="string">
            <text:p>0.013806581497192383</text:p>
          </table:table-cell>
          <table:table-cell table:style-name="ce1" office:value-type="string" calcext:value-type="string">
            <text:p>33.8092200756073</text:p>
          </table:table-cell>
          <table:table-cell table:style-name="ce1" office:value-type="float" office:value="-0.036685857484922" calcext:value-type="float">
            <text:p>-0,0366858575</text:p>
          </table:table-cell>
          <table:table-cell table:style-name="ce1" office:value-type="float" office:value="0.0864526154358446" calcext:value-type="float">
            <text:p>0,0864526154</text:p>
          </table:table-cell>
          <table:table-cell table:style-name="ce1" office:value-type="float" office:value="1.78099183683042" calcext:value-type="float">
            <text:p>1,7809918368</text:p>
          </table:table-cell>
          <table:table-cell table:style-name="ce1" office:value-type="float" office:value="0.0183461146615902" calcext:value-type="float">
            <text:p>0,0183461147</text:p>
          </table:table-cell>
          <table:table-cell table:number-columns-repeated="2" table:style-name="ce1" office:value-type="float" office:value="-0.0346335654576294" calcext:value-type="float">
            <text:p>-0,0346335655</text:p>
          </table:table-cell>
          <table:table-cell table:style-name="ce1" office:value-type="float" office:value="-0.246803715825081" calcext:value-type="float">
            <text:p>-0,2468037158</text:p>
          </table:table-cell>
          <table:table-cell table:style-name="ce1" office:value-type="float" office:value="4.24701023101807" calcext:value-type="float">
            <text:p>4,247010231</text:p>
          </table:table-cell>
          <table:table-cell table:style-name="ce1" office:value-type="float" office:value="-1.34495651721954" calcext:value-type="float">
            <text:p>-1,3449565172</text:p>
          </table:table-cell>
          <table:table-cell table:style-name="ce1" office:value-type="string" calcext:value-type="string">
            <text:p>0.018346114661590238</text:p>
          </table:table-cell>
          <table:table-cell table:style-name="ce1" office:value-type="string" calcext:value-type="string">
            <text:p>-0.03463356545762941</text:p>
          </table:table-cell>
          <table:table-cell table:style-name="ce1" office:value-type="string" calcext:value-type="string">
            <text:p>-0.18154523590737212</text:p>
          </table:table-cell>
          <table:table-cell table:style-name="ce1" office:value-type="float" office:value="0.011659040034283" calcext:value-type="float">
            <text:p>0,01165904</text:p>
          </table:table-cell>
          <table:table-cell table:style-name="ce1" office:value-type="float" office:value="-0.0249904849380255" calcext:value-type="float">
            <text:p>-0,0249904849</text:p>
          </table:table-cell>
          <table:table-cell table:style-name="ce1" office:value-type="float" office:value="-0.138668451814298" calcext:value-type="float">
            <text:p>-0,1386684518</text:p>
          </table:table-cell>
          <table:table-cell table:style-name="ce1" office:value-type="float" office:value="0.732868025638989" calcext:value-type="float">
            <text:p>0,732868025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427634535936999" calcext:value-type="float">
            <text:p>-0,0427634536</text:p>
          </table:table-cell>
          <table:table-cell table:style-name="ce1" office:value-type="float" office:value="0.0391451659405952" calcext:value-type="float">
            <text:p>0,0391451659</text:p>
          </table:table-cell>
          <table:table-cell table:style-name="ce1" office:value-type="float" office:value="0.124928636277046" calcext:value-type="float">
            <text:p>0,1249286363</text:p>
          </table:table-cell>
          <table:table-cell table:style-name="ce1" office:value-type="float" office:value="0.456424713134766" calcext:value-type="float">
            <text:p>0,4564247131</text:p>
          </table:table-cell>
          <table:table-cell table:style-name="ce1" office:value-type="float" office:value="0.456423282623291" calcext:value-type="float">
            <text:p>0,4564232826</text:p>
          </table:table-cell>
          <table:table-cell table:style-name="ce1" office:value-type="float" office:value="0.456423759460449" calcext:value-type="float">
            <text:p>0,4564237595</text:p>
          </table:table-cell>
          <table:table-cell table:style-name="ce1" office:value-type="float" office:value="-0.246803715825081" calcext:value-type="float">
            <text:p>-0,2468037158</text:p>
          </table:table-cell>
          <table:table-cell table:style-name="ce1" office:value-type="float" office:value="4.24701023101807" calcext:value-type="float">
            <text:p>4,247010231</text:p>
          </table:table-cell>
          <table:table-cell table:style-name="ce1" office:value-type="float" office:value="-1.34495651721954" calcext:value-type="float">
            <text:p>-1,3449565172</text:p>
          </table:table-cell>
        </table:table-row>
        <table:table-row table:style-name="ro1">
          <table:table-cell table:style-name="ce1" office:value-type="string" calcext:value-type="string">
            <text:p>1.259185791015625</text:p>
          </table:table-cell>
          <table:table-cell table:style-name="ce1" office:value-type="string" calcext:value-type="string">
            <text:p>0.017096757888793945</text:p>
          </table:table-cell>
          <table:table-cell table:style-name="ce1" office:value-type="string" calcext:value-type="string">
            <text:p>34.29882216453552</text:p>
          </table:table-cell>
          <table:table-cell table:style-name="ce1" office:value-type="float" office:value="-0.0230322766957092" calcext:value-type="float">
            <text:p>-0,0230322767</text:p>
          </table:table-cell>
          <table:table-cell table:style-name="ce1" office:value-type="float" office:value="0.073608765039409" calcext:value-type="float">
            <text:p>0,073608765</text:p>
          </table:table-cell>
          <table:table-cell table:style-name="ce1" office:value-type="float" office:value="1.73491500483619" calcext:value-type="float">
            <text:p>1,7349150048</text:p>
          </table:table-cell>
          <table:table-cell table:style-name="ce1" office:value-type="float" office:value="0.0175815798742166" calcext:value-type="float">
            <text:p>0,0175815799</text:p>
          </table:table-cell>
          <table:table-cell table:number-columns-repeated="2" table:style-name="ce1" office:value-type="float" office:value="-0.0337059997533338" calcext:value-type="float">
            <text:p>-0,0337059998</text:p>
          </table:table-cell>
          <table:table-cell table:style-name="ce1" office:value-type="float" office:value="-0.236246883869171" calcext:value-type="float">
            <text:p>-0,2362468839</text:p>
          </table:table-cell>
          <table:table-cell table:style-name="ce1" office:value-type="float" office:value="4.23535251617432" calcext:value-type="float">
            <text:p>4,2353525162</text:p>
          </table:table-cell>
          <table:table-cell table:style-name="ce1" office:value-type="float" office:value="-1.29715728759766" calcext:value-type="float">
            <text:p>-1,2971572876</text:p>
          </table:table-cell>
          <table:table-cell table:style-name="ce1" office:value-type="string" calcext:value-type="string">
            <text:p>0.017581579874216567</text:p>
          </table:table-cell>
          <table:table-cell table:style-name="ce1" office:value-type="string" calcext:value-type="string">
            <text:p>-0.033705999753333805</text:p>
          </table:table-cell>
          <table:table-cell table:style-name="ce1" office:value-type="string" calcext:value-type="string">
            <text:p>-0.1809114411774151</text:p>
          </table:table-cell>
          <table:table-cell table:style-name="ce1" office:value-type="float" office:value="0.00990518152092894" calcext:value-type="float">
            <text:p>0,0099051815</text:p>
          </table:table-cell>
          <table:table-cell table:style-name="ce1" office:value-type="float" office:value="-0.023342206167678" calcext:value-type="float">
            <text:p>-0,0233422062</text:p>
          </table:table-cell>
          <table:table-cell table:style-name="ce1" office:value-type="float" office:value="-0.136251248988399" calcext:value-type="float">
            <text:p>-0,136251249</text:p>
          </table:table-cell>
          <table:table-cell table:style-name="ce1" office:value-type="float" office:value="0.750853796124791" calcext:value-type="float">
            <text:p>0,750853796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32495283425049" calcext:value-type="float">
            <text:p>-0,0132495283</text:p>
          </table:table-cell>
          <table:table-cell table:style-name="ce1" office:value-type="float" office:value="0.012452089420157" calcext:value-type="float">
            <text:p>0,0124520894</text:p>
          </table:table-cell>
          <table:table-cell table:style-name="ce1" office:value-type="float" office:value="0.0535923124393477" calcext:value-type="float">
            <text:p>0,0535923124</text:p>
          </table:table-cell>
          <table:table-cell table:style-name="ce1" office:value-type="float" office:value="0.490264415740967" calcext:value-type="float">
            <text:p>0,4902644157</text:p>
          </table:table-cell>
          <table:table-cell table:style-name="ce1" office:value-type="float" office:value="0.490257978439331" calcext:value-type="float">
            <text:p>0,4902579784</text:p>
          </table:table-cell>
          <table:table-cell table:style-name="ce1" office:value-type="float" office:value="0.490255832672119" calcext:value-type="float">
            <text:p>0,4902558327</text:p>
          </table:table-cell>
          <table:table-cell table:style-name="ce1" office:value-type="float" office:value="-0.236246883869171" calcext:value-type="float">
            <text:p>-0,2362468839</text:p>
          </table:table-cell>
          <table:table-cell table:style-name="ce1" office:value-type="float" office:value="4.23535251617432" calcext:value-type="float">
            <text:p>4,2353525162</text:p>
          </table:table-cell>
          <table:table-cell table:style-name="ce1" office:value-type="float" office:value="-1.29715728759766" calcext:value-type="float">
            <text:p>-1,2971572876</text:p>
          </table:table-cell>
        </table:table-row>
        <table:table-row table:style-name="ro1">
          <table:table-cell table:style-name="ce1" office:value-type="string" calcext:value-type="string">
            <text:p>1.2753534317016602</text:p>
          </table:table-cell>
          <table:table-cell table:style-name="ce1" office:value-type="string" calcext:value-type="string">
            <text:p>0.016167640686035156</text:p>
          </table:table-cell>
          <table:table-cell table:style-name="ce1" office:value-type="string" calcext:value-type="string">
            <text:p>34.775930404663086</text:p>
          </table:table-cell>
          <table:table-cell table:style-name="ce1" office:value-type="float" office:value="-0.0148357664073967" calcext:value-type="float">
            <text:p>-0,0148357664</text:p>
          </table:table-cell>
          <table:table-cell table:style-name="ce1" office:value-type="float" office:value="0.0650262996025475" calcext:value-type="float">
            <text:p>0,0650262996</text:p>
          </table:table-cell>
          <table:table-cell table:style-name="ce1" office:value-type="float" office:value="1.69817662091903" calcext:value-type="float">
            <text:p>1,6981766209</text:p>
          </table:table-cell>
          <table:table-cell table:style-name="ce1" office:value-type="float" office:value="0.013596229036377" calcext:value-type="float">
            <text:p>0,013596229</text:p>
          </table:table-cell>
          <table:table-cell table:number-columns-repeated="2" table:style-name="ce1" office:value-type="float" office:value="-0.0298462731247584" calcext:value-type="float">
            <text:p>-0,0298462731</text:p>
          </table:table-cell>
          <table:table-cell table:style-name="ce1" office:value-type="float" office:value="-0.227274864912033" calcext:value-type="float">
            <text:p>-0,2272748649</text:p>
          </table:table-cell>
          <table:table-cell table:style-name="ce1" office:value-type="float" office:value="4.22520637512207" calcext:value-type="float">
            <text:p>4,2252063751</text:p>
          </table:table-cell>
          <table:table-cell table:style-name="ce1" office:value-type="float" office:value="-1.24849569797516" calcext:value-type="float">
            <text:p>-1,248495698</text:p>
          </table:table-cell>
          <table:table-cell table:style-name="ce1" office:value-type="string" calcext:value-type="string">
            <text:p>0.013596229036376993</text:p>
          </table:table-cell>
          <table:table-cell table:style-name="ce1" office:value-type="string" calcext:value-type="string">
            <text:p>-0.029846273124758384</text:p>
          </table:table-cell>
          <table:table-cell table:style-name="ce1" office:value-type="string" calcext:value-type="string">
            <text:p>-0.17559365459578402</text:p>
          </table:table-cell>
          <table:table-cell table:style-name="ce1" office:value-type="float" office:value="0.00621871470784147" calcext:value-type="float">
            <text:p>0,0062187147</text:p>
          </table:table-cell>
          <table:table-cell table:style-name="ce1" office:value-type="float" office:value="-0.0198743665606404" calcext:value-type="float">
            <text:p>-0,0198743666</text:p>
          </table:table-cell>
          <table:table-cell table:style-name="ce1" office:value-type="float" office:value="-0.132012180444929" calcext:value-type="float">
            <text:p>-0,1320121804</text:p>
          </table:table-cell>
          <table:table-cell table:style-name="ce1" office:value-type="float" office:value="0.761823783992536" calcext:value-type="float">
            <text:p>0,76182378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86666725994301" calcext:value-type="float">
            <text:p>-0,0286666726</text:p>
          </table:table-cell>
          <table:table-cell table:style-name="ce1" office:value-type="float" office:value="0.0269664235511871" calcext:value-type="float">
            <text:p>0,0269664236</text:p>
          </table:table-cell>
          <table:table-cell table:style-name="ce1" office:value-type="float" office:value="0.0967410339658126" calcext:value-type="float">
            <text:p>0,096741034</text:p>
          </table:table-cell>
          <table:table-cell table:style-name="ce1" office:value-type="float" office:value="0.476287603378296" calcext:value-type="float">
            <text:p>0,4762876034</text:p>
          </table:table-cell>
          <table:table-cell table:number-columns-repeated="2" table:style-name="ce1" office:value-type="float" office:value="0.476290464401245" calcext:value-type="float">
            <text:p>0,4762904644</text:p>
          </table:table-cell>
          <table:table-cell table:style-name="ce1" office:value-type="float" office:value="-0.227274864912033" calcext:value-type="float">
            <text:p>-0,2272748649</text:p>
          </table:table-cell>
          <table:table-cell table:style-name="ce1" office:value-type="float" office:value="4.22520637512207" calcext:value-type="float">
            <text:p>4,2252063751</text:p>
          </table:table-cell>
          <table:table-cell table:style-name="ce1" office:value-type="float" office:value="-1.24849569797516" calcext:value-type="float">
            <text:p>-1,248495698</text:p>
          </table:table-cell>
        </table:table-row>
        <table:table-row table:style-name="ro1">
          <table:table-cell table:style-name="ce1" office:value-type="string" calcext:value-type="string">
            <text:p>1.2922298908233643</text:p>
          </table:table-cell>
          <table:table-cell table:style-name="ce1" office:value-type="string" calcext:value-type="string">
            <text:p>0.0168764591217041</text:p>
          </table:table-cell>
          <table:table-cell table:style-name="ce1" office:value-type="string" calcext:value-type="string">
            <text:p>35.24909329414368</text:p>
          </table:table-cell>
          <table:table-cell table:style-name="ce1" office:value-type="float" office:value="-0.00736059574122874" calcext:value-type="float">
            <text:p>-0,0073605957</text:p>
          </table:table-cell>
          <table:table-cell table:style-name="ce1" office:value-type="float" office:value="0.0558707601028598" calcext:value-type="float">
            <text:p>0,0558707601</text:p>
          </table:table-cell>
          <table:table-cell table:style-name="ce1" office:value-type="float" office:value="1.63927596586722" calcext:value-type="float">
            <text:p>1,6392759659</text:p>
          </table:table-cell>
          <table:table-cell table:style-name="ce1" office:value-type="float" office:value="0.0117649338595228" calcext:value-type="float">
            <text:p>0,0117649339</text:p>
          </table:table-cell>
          <table:table-cell table:number-columns-repeated="2" table:style-name="ce1" office:value-type="float" office:value="-0.0277677117828568" calcext:value-type="float">
            <text:p>-0,0277677118</text:p>
          </table:table-cell>
          <table:table-cell table:style-name="ce1" office:value-type="float" office:value="-0.227274864912033" calcext:value-type="float">
            <text:p>-0,2272748649</text:p>
          </table:table-cell>
          <table:table-cell table:style-name="ce1" office:value-type="float" office:value="4.22520637512207" calcext:value-type="float">
            <text:p>4,2252063751</text:p>
          </table:table-cell>
          <table:table-cell table:style-name="ce1" office:value-type="float" office:value="-1.24849569797516" calcext:value-type="float">
            <text:p>-1,248495698</text:p>
          </table:table-cell>
          <table:table-cell table:style-name="ce1" office:value-type="string" calcext:value-type="string">
            <text:p>0.011764933859522805</text:p>
          </table:table-cell>
          <table:table-cell table:style-name="ce1" office:value-type="string" calcext:value-type="string">
            <text:p>-0.02776771178285676</text:p>
          </table:table-cell>
          <table:table-cell table:style-name="ce1" office:value-type="string" calcext:value-type="string">
            <text:p>-0.17269253629990813</text:p>
          </table:table-cell>
          <table:table-cell table:style-name="ce1" office:value-type="float" office:value="0.00400565692999711" calcext:value-type="float">
            <text:p>0,0040056569</text:p>
          </table:table-cell>
          <table:table-cell table:style-name="ce1" office:value-type="float" office:value="-0.0175571008926878" calcext:value-type="float">
            <text:p>-0,0175571009</text:p>
          </table:table-cell>
          <table:table-cell table:style-name="ce1" office:value-type="float" office:value="-0.128632249124551" calcext:value-type="float">
            <text:p>-0,1286322491</text:p>
          </table:table-cell>
          <table:table-cell table:style-name="ce1" office:value-type="float" office:value="0.76884826844883" calcext:value-type="float">
            <text:p>0,768848268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73110941806216" calcext:value-type="float">
            <text:p>-0,0173110942</text:p>
          </table:table-cell>
          <table:table-cell table:style-name="ce1" office:value-type="float" office:value="0.0181255225863363" calcext:value-type="float">
            <text:p>0,0181255226</text:p>
          </table:table-cell>
          <table:table-cell table:style-name="ce1" office:value-type="float" office:value="0.0775885129856943" calcext:value-type="float">
            <text:p>0,077588513</text:p>
          </table:table-cell>
          <table:table-cell table:style-name="ce1" office:value-type="float" office:value="0.473483085632324" calcext:value-type="float">
            <text:p>0,4734830856</text:p>
          </table:table-cell>
          <table:table-cell table:style-name="ce1" office:value-type="float" office:value="0.473501682281494" calcext:value-type="float">
            <text:p>0,4735016823</text:p>
          </table:table-cell>
          <table:table-cell table:style-name="ce1" office:value-type="float" office:value="0.47350287437439" calcext:value-type="float">
            <text:p>0,4735028744</text:p>
          </table:table-cell>
          <table:table-cell table:style-name="ce1" office:value-type="float" office:value="-0.227274864912033" calcext:value-type="float">
            <text:p>-0,2272748649</text:p>
          </table:table-cell>
          <table:table-cell table:style-name="ce1" office:value-type="float" office:value="4.22520637512207" calcext:value-type="float">
            <text:p>4,2252063751</text:p>
          </table:table-cell>
          <table:table-cell table:style-name="ce1" office:value-type="float" office:value="-1.24849569797516" calcext:value-type="float">
            <text:p>-1,248495698</text:p>
          </table:table-cell>
        </table:table-row>
        <table:table-row table:style-name="ro1">
          <table:table-cell table:style-name="ce1" office:value-type="string" calcext:value-type="string">
            <text:p>1.3149683475494385</text:p>
          </table:table-cell>
          <table:table-cell table:style-name="ce1" office:value-type="string" calcext:value-type="string">
            <text:p>0.02273845672607422</text:p>
          </table:table-cell>
          <table:table-cell table:style-name="ce1" office:value-type="string" calcext:value-type="string">
            <text:p>35.71326398849487</text:p>
          </table:table-cell>
          <table:table-cell table:style-name="ce1" office:value-type="float" office:value="-0.00439430977344329" calcext:value-type="float">
            <text:p>-0,0043943098</text:p>
          </table:table-cell>
          <table:table-cell table:style-name="ce1" office:value-type="float" office:value="0.051787830044136" calcext:value-type="float">
            <text:p>0,05178783</text:p>
          </table:table-cell>
          <table:table-cell table:style-name="ce1" office:value-type="float" office:value="1.62976113366492" calcext:value-type="float">
            <text:p>1,6297611337</text:p>
          </table:table-cell>
          <table:table-cell table:style-name="ce1" office:value-type="float" office:value="0.00981577361764206" calcext:value-type="float">
            <text:p>0,0098157736</text:p>
          </table:table-cell>
          <table:table-cell table:number-columns-repeated="2" table:style-name="ce1" office:value-type="float" office:value="-0.0252525161018012" calcext:value-type="float">
            <text:p>-0,0252525161</text:p>
          </table:table-cell>
          <table:table-cell table:style-name="ce1" office:value-type="float" office:value="-0.220621556043625" calcext:value-type="float">
            <text:p>-0,220621556</text:p>
          </table:table-cell>
          <table:table-cell table:style-name="ce1" office:value-type="float" office:value="4.21605682373047" calcext:value-type="float">
            <text:p>4,2160568237</text:p>
          </table:table-cell>
          <table:table-cell table:style-name="ce1" office:value-type="float" office:value="-1.20361733436584" calcext:value-type="float">
            <text:p>-1,2036173344</text:p>
          </table:table-cell>
          <table:table-cell table:style-name="ce1" office:value-type="string" calcext:value-type="string">
            <text:p>0.00981577361764206</text:p>
          </table:table-cell>
          <table:table-cell table:style-name="ce1" office:value-type="string" calcext:value-type="string">
            <text:p>-0.025252516101801195</text:p>
          </table:table-cell>
          <table:table-cell table:style-name="ce1" office:value-type="string" calcext:value-type="string">
            <text:p>-0.1660408630068921</text:p>
          </table:table-cell>
          <table:table-cell table:style-name="ce1" office:value-type="float" office:value="0.00198736085013176" calcext:value-type="float">
            <text:p>0,0019873609</text:p>
          </table:table-cell>
          <table:table-cell table:style-name="ce1" office:value-type="float" office:value="-0.0150851052277721" calcext:value-type="float">
            <text:p>-0,0150851052</text:p>
          </table:table-cell>
          <table:table-cell table:style-name="ce1" office:value-type="float" office:value="-0.123213388859784" calcext:value-type="float">
            <text:p>-0,1232133889</text:p>
          </table:table-cell>
          <table:table-cell table:style-name="ce1" office:value-type="float" office:value="0.772264816716236" calcext:value-type="float">
            <text:p>0,772264816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61044730130897" calcext:value-type="float">
            <text:p>-0,016104473</text:p>
          </table:table-cell>
          <table:table-cell table:style-name="ce1" office:value-type="float" office:value="0.0197255231841094" calcext:value-type="float">
            <text:p>0,0197255232</text:p>
          </table:table-cell>
          <table:table-cell table:style-name="ce1" office:value-type="float" office:value="0.126901034115682" calcext:value-type="float">
            <text:p>0,1269010341</text:p>
          </table:table-cell>
          <table:table-cell table:style-name="ce1" office:value-type="float" office:value="0.464167356491089" calcext:value-type="float">
            <text:p>0,4641673565</text:p>
          </table:table-cell>
          <table:table-cell table:style-name="ce1" office:value-type="float" office:value="0.464146852493286" calcext:value-type="float">
            <text:p>0,4641468525</text:p>
          </table:table-cell>
          <table:table-cell table:style-name="ce1" office:value-type="float" office:value="0.464146375656128" calcext:value-type="float">
            <text:p>0,4641463757</text:p>
          </table:table-cell>
          <table:table-cell table:style-name="ce1" office:value-type="float" office:value="-0.220621556043625" calcext:value-type="float">
            <text:p>-0,220621556</text:p>
          </table:table-cell>
          <table:table-cell table:style-name="ce1" office:value-type="float" office:value="4.21605682373047" calcext:value-type="float">
            <text:p>4,2160568237</text:p>
          </table:table-cell>
          <table:table-cell table:style-name="ce1" office:value-type="float" office:value="-1.20361733436584" calcext:value-type="float">
            <text:p>-1,2036173344</text:p>
          </table:table-cell>
        </table:table-row>
        <table:table-row table:style-name="ro1">
          <table:table-cell table:style-name="ce1" office:value-type="string" calcext:value-type="string">
            <text:p>1.3318424224853516</text:p>
          </table:table-cell>
          <table:table-cell table:style-name="ce1" office:value-type="string" calcext:value-type="string">
            <text:p>0.016874074935913086</text:p>
          </table:table-cell>
          <table:table-cell table:style-name="ce1" office:value-type="string" calcext:value-type="string">
            <text:p>36.19873905181885</text:p>
          </table:table-cell>
          <table:table-cell table:style-name="ce1" office:value-type="float" office:value="0.000596682365730773" calcext:value-type="float">
            <text:p>0,0005966824</text:p>
          </table:table-cell>
          <table:table-cell table:style-name="ce1" office:value-type="float" office:value="0.0431015346871896" calcext:value-type="float">
            <text:p>0,0431015347</text:p>
          </table:table-cell>
          <table:table-cell table:style-name="ce1" office:value-type="float" office:value="1.57818300488554" calcext:value-type="float">
            <text:p>1,5781830049</text:p>
          </table:table-cell>
          <table:table-cell table:style-name="ce1" office:value-type="float" office:value="0.00930768106570321" calcext:value-type="float">
            <text:p>0,0093076811</text:p>
          </table:table-cell>
          <table:table-cell table:number-columns-repeated="2" table:style-name="ce1" office:value-type="float" office:value="-0.0244558017614528" calcext:value-type="float">
            <text:p>-0,0244558018</text:p>
          </table:table-cell>
          <table:table-cell table:style-name="ce1" office:value-type="float" office:value="-0.216694831848145" calcext:value-type="float">
            <text:p>-0,2166948318</text:p>
          </table:table-cell>
          <table:table-cell table:style-name="ce1" office:value-type="float" office:value="4.20810270309448" calcext:value-type="float">
            <text:p>4,2081027031</text:p>
          </table:table-cell>
          <table:table-cell table:style-name="ce1" office:value-type="float" office:value="-1.1610324382782" calcext:value-type="float">
            <text:p>-1,1610324383</text:p>
          </table:table-cell>
          <table:table-cell table:style-name="ce1" office:value-type="string" calcext:value-type="string">
            <text:p>0.009307681065703208</text:p>
          </table:table-cell>
          <table:table-cell table:style-name="ce1" office:value-type="string" calcext:value-type="string">
            <text:p>-0.02445580176145284</text:p>
          </table:table-cell>
          <table:table-cell table:style-name="ce1" office:value-type="string" calcext:value-type="string">
            <text:p>-0.16784840027216796</text:p>
          </table:table-cell>
          <table:table-cell table:style-name="ce1" office:value-type="float" office:value="0.00118646363882969" calcext:value-type="float">
            <text:p>0,0011864636</text:p>
          </table:table-cell>
          <table:table-cell table:style-name="ce1" office:value-type="float" office:value="-0.0139827141119167" calcext:value-type="float">
            <text:p>-0,0139827141</text:p>
          </table:table-cell>
          <table:table-cell table:style-name="ce1" office:value-type="float" office:value="-0.122338024297173" calcext:value-type="float">
            <text:p>-0,1223380243</text:p>
          </table:table-cell>
          <table:table-cell table:style-name="ce1" office:value-type="float" office:value="0.774399612338578" calcext:value-type="float">
            <text:p>0,774399612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610586759812075" calcext:value-type="float">
            <text:p>-0,0061058676</text:p>
          </table:table-cell>
          <table:table-cell table:style-name="ce1" office:value-type="float" office:value="0.00840416112829179" calcext:value-type="float">
            <text:p>0,0084041611</text:p>
          </table:table-cell>
          <table:table-cell table:style-name="ce1" office:value-type="float" office:value="0.0195849610001869" calcext:value-type="float">
            <text:p>0,019584961</text:p>
          </table:table-cell>
          <table:table-cell table:style-name="ce1" office:value-type="float" office:value="0.485809087753296" calcext:value-type="float">
            <text:p>0,4858090878</text:p>
          </table:table-cell>
          <table:table-cell table:style-name="ce1" office:value-type="float" office:value="0.485822439193726" calcext:value-type="float">
            <text:p>0,4858224392</text:p>
          </table:table-cell>
          <table:table-cell table:style-name="ce1" office:value-type="float" office:value="0.485823392868042" calcext:value-type="float">
            <text:p>0,4858233929</text:p>
          </table:table-cell>
          <table:table-cell table:style-name="ce1" office:value-type="float" office:value="-0.216694831848145" calcext:value-type="float">
            <text:p>-0,2166948318</text:p>
          </table:table-cell>
          <table:table-cell table:style-name="ce1" office:value-type="float" office:value="4.20810270309448" calcext:value-type="float">
            <text:p>4,2081027031</text:p>
          </table:table-cell>
          <table:table-cell table:style-name="ce1" office:value-type="float" office:value="-1.1610324382782" calcext:value-type="float">
            <text:p>-1,1610324383</text:p>
          </table:table-cell>
        </table:table-row>
        <table:table-row table:style-name="ro1">
          <table:table-cell table:style-name="ce1" office:value-type="string" calcext:value-type="string">
            <text:p>1.345808506011963</text:p>
          </table:table-cell>
          <table:table-cell table:style-name="ce1" office:value-type="string" calcext:value-type="string">
            <text:p>0.013966083526611328</text:p>
          </table:table-cell>
          <table:table-cell table:style-name="ce1" office:value-type="string" calcext:value-type="string">
            <text:p>36.67087650299072</text:p>
          </table:table-cell>
          <table:table-cell table:style-name="ce1" office:value-type="float" office:value="0.00206711263694789" calcext:value-type="float">
            <text:p>0,0020671126</text:p>
          </table:table-cell>
          <table:table-cell table:style-name="ce1" office:value-type="float" office:value="0.039964135977681" calcext:value-type="float">
            <text:p>0,039964136</text:p>
          </table:table-cell>
          <table:table-cell table:style-name="ce1" office:value-type="float" office:value="1.5549963771561" calcext:value-type="float">
            <text:p>1,5549963772</text:p>
          </table:table-cell>
          <table:table-cell table:style-name="ce1" office:value-type="float" office:value="0.00783644354720412" calcext:value-type="float">
            <text:p>0,0078364435</text:p>
          </table:table-cell>
          <table:table-cell table:number-columns-repeated="2" table:style-name="ce1" office:value-type="float" office:value="-0.0218404965749044" calcext:value-type="float">
            <text:p>-0,0218404966</text:p>
          </table:table-cell>
          <table:table-cell table:style-name="ce1" office:value-type="float" office:value="-0.214295491576195" calcext:value-type="float">
            <text:p>-0,2142954916</text:p>
          </table:table-cell>
          <table:table-cell table:style-name="ce1" office:value-type="float" office:value="4.20113897323608" calcext:value-type="float">
            <text:p>4,2011389732</text:p>
          </table:table-cell>
          <table:table-cell table:style-name="ce1" office:value-type="float" office:value="-1.11693966388702" calcext:value-type="float">
            <text:p>-1,1169396639</text:p>
          </table:table-cell>
          <table:table-cell table:style-name="ce1" office:value-type="string" calcext:value-type="string">
            <text:p>0.007836443547204116</text:p>
          </table:table-cell>
          <table:table-cell table:style-name="ce1" office:value-type="string" calcext:value-type="string">
            <text:p>-0.021840496574904382</text:p>
          </table:table-cell>
          <table:table-cell table:style-name="ce1" office:value-type="string" calcext:value-type="string">
            <text:p>-0.16086076533733815</text:p>
          </table:table-cell>
          <table:table-cell table:style-name="ce1" office:value-type="float" office:value="-0.000161104238747309" calcext:value-type="float">
            <text:p>-0,0001611042</text:p>
          </table:table-cell>
          <table:table-cell table:style-name="ce1" office:value-type="float" office:value="-0.0116374143655412" calcext:value-type="float">
            <text:p>-0,0116374144</text:p>
          </table:table-cell>
          <table:table-cell table:style-name="ce1" office:value-type="float" office:value="-0.11759283644947" calcext:value-type="float">
            <text:p>-0,1175928364</text:p>
          </table:table-cell>
          <table:table-cell table:style-name="ce1" office:value-type="float" office:value="0.77411799113479" calcext:value-type="float">
            <text:p>0,774117991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057461922929" calcext:value-type="float">
            <text:p>-0,0105746192</text:p>
          </table:table-cell>
          <table:table-cell table:style-name="ce1" office:value-type="float" office:value="0.0184043626161781" calcext:value-type="float">
            <text:p>0,0184043626</text:p>
          </table:table-cell>
          <table:table-cell table:style-name="ce1" office:value-type="float" office:value="0.109282844485276" calcext:value-type="float">
            <text:p>0,1092828445</text:p>
          </table:table-cell>
          <table:table-cell table:style-name="ce1" office:value-type="float" office:value="0.471978425979614" calcext:value-type="float">
            <text:p>0,471978426</text:p>
          </table:table-cell>
          <table:table-cell table:style-name="ce1" office:value-type="float" office:value="0.471969366073608" calcext:value-type="float">
            <text:p>0,4719693661</text:p>
          </table:table-cell>
          <table:table-cell table:style-name="ce1" office:value-type="float" office:value="0.471969127655029" calcext:value-type="float">
            <text:p>0,4719691277</text:p>
          </table:table-cell>
          <table:table-cell table:style-name="ce1" office:value-type="float" office:value="-0.214295491576195" calcext:value-type="float">
            <text:p>-0,2142954916</text:p>
          </table:table-cell>
          <table:table-cell table:style-name="ce1" office:value-type="float" office:value="4.20113897323608" calcext:value-type="float">
            <text:p>4,2011389732</text:p>
          </table:table-cell>
          <table:table-cell table:style-name="ce1" office:value-type="float" office:value="-1.11693966388702" calcext:value-type="float">
            <text:p>-1,1169396639</text:p>
          </table:table-cell>
        </table:table-row>
        <table:table-row table:style-name="ro1">
          <table:table-cell table:style-name="ce1" office:value-type="string" calcext:value-type="string">
            <text:p>1.35841965675354</text:p>
          </table:table-cell>
          <table:table-cell table:style-name="ce1" office:value-type="string" calcext:value-type="string">
            <text:p>0.012611150741577148</text:p>
          </table:table-cell>
          <table:table-cell table:style-name="ce1" office:value-type="string" calcext:value-type="string">
            <text:p>37.14649319648743</text:p>
          </table:table-cell>
          <table:table-cell table:style-name="ce1" office:value-type="float" office:value="0.00352759812786071" calcext:value-type="float">
            <text:p>0,0035275981</text:p>
          </table:table-cell>
          <table:table-cell table:style-name="ce1" office:value-type="float" office:value="0.0358956882695633" calcext:value-type="float">
            <text:p>0,0358956883</text:p>
          </table:table-cell>
          <table:table-cell table:style-name="ce1" office:value-type="float" office:value="1.52242734108442" calcext:value-type="float">
            <text:p>1,5224273411</text:p>
          </table:table-cell>
          <table:table-cell table:style-name="ce1" office:value-type="float" office:value="0.00763092287529255" calcext:value-type="float">
            <text:p>0,0076309229</text:p>
          </table:table-cell>
          <table:table-cell table:number-columns-repeated="2" table:style-name="ce1" office:value-type="float" office:value="-0.0213121504219765" calcext:value-type="float">
            <text:p>-0,0213121504</text:p>
          </table:table-cell>
          <table:table-cell table:style-name="ce1" office:value-type="float" office:value="-0.21256873011589" calcext:value-type="float">
            <text:p>-0,2125687301</text:p>
          </table:table-cell>
          <table:table-cell table:style-name="ce1" office:value-type="float" office:value="4.19481182098389" calcext:value-type="float">
            <text:p>4,194811821</text:p>
          </table:table-cell>
          <table:table-cell table:style-name="ce1" office:value-type="float" office:value="-1.07299470901489" calcext:value-type="float">
            <text:p>-1,072994709</text:p>
          </table:table-cell>
          <table:table-cell table:style-name="ce1" office:value-type="string" calcext:value-type="string">
            <text:p>0.007630922875292549</text:p>
          </table:table-cell>
          <table:table-cell table:style-name="ce1" office:value-type="string" calcext:value-type="string">
            <text:p>-0.02131215042197654</text:p>
          </table:table-cell>
          <table:table-cell table:style-name="ce1" office:value-type="string" calcext:value-type="string">
            <text:p>-0.16024047788696325</text:p>
          </table:table-cell>
          <table:table-cell table:style-name="ce1" office:value-type="float" office:value="-0.00055812041197593" calcext:value-type="float">
            <text:p>-0,0005581204</text:p>
          </table:table-cell>
          <table:table-cell table:style-name="ce1" office:value-type="float" office:value="-0.0107903167139739" calcext:value-type="float">
            <text:p>-0,0107903167</text:p>
          </table:table-cell>
          <table:table-cell table:style-name="ce1" office:value-type="float" office:value="-0.115459666698362" calcext:value-type="float">
            <text:p>-0,1154596667</text:p>
          </table:table-cell>
          <table:table-cell table:style-name="ce1" office:value-type="float" office:value="0.773135181365446" calcext:value-type="float">
            <text:p>0,77313518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309270938302937" calcext:value-type="float">
            <text:p>-0,0030927094</text:p>
          </table:table-cell>
          <table:table-cell table:style-name="ce1" office:value-type="float" office:value="0.00659875155545722" calcext:value-type="float">
            <text:p>0,0065987516</text:p>
          </table:table-cell>
          <table:table-cell table:style-name="ce1" office:value-type="float" office:value="0.0487675524559344" calcext:value-type="float">
            <text:p>0,0487675525</text:p>
          </table:table-cell>
          <table:table-cell table:style-name="ce1" office:value-type="float" office:value="0.47545051574707" calcext:value-type="float">
            <text:p>0,4754505157</text:p>
          </table:table-cell>
          <table:table-cell table:style-name="ce1" office:value-type="float" office:value="0.47545337677002" calcext:value-type="float">
            <text:p>0,4754533768</text:p>
          </table:table-cell>
          <table:table-cell table:style-name="ce1" office:value-type="float" office:value="0.475451946258545" calcext:value-type="float">
            <text:p>0,4754519463</text:p>
          </table:table-cell>
          <table:table-cell table:style-name="ce1" office:value-type="float" office:value="-0.21256873011589" calcext:value-type="float">
            <text:p>-0,2125687301</text:p>
          </table:table-cell>
          <table:table-cell table:style-name="ce1" office:value-type="float" office:value="4.19481182098389" calcext:value-type="float">
            <text:p>4,194811821</text:p>
          </table:table-cell>
          <table:table-cell table:style-name="ce1" office:value-type="float" office:value="-1.07299470901489" calcext:value-type="float">
            <text:p>-1,072994709</text:p>
          </table:table-cell>
        </table:table-row>
        <table:table-row table:style-name="ro1">
          <table:table-cell table:style-name="ce1" office:value-type="string" calcext:value-type="string">
            <text:p>1.380441665649414</text:p>
          </table:table-cell>
          <table:table-cell table:style-name="ce1" office:value-type="string" calcext:value-type="string">
            <text:p>0.022022008895874023</text:p>
          </table:table-cell>
          <table:table-cell table:style-name="ce1" office:value-type="string" calcext:value-type="string">
            <text:p>37.65163779258728</text:p>
          </table:table-cell>
          <table:table-cell table:style-name="ce1" office:value-type="float" office:value="0.00524390382795698" calcext:value-type="float">
            <text:p>0,0052439038</text:p>
          </table:table-cell>
          <table:table-cell table:style-name="ce1" office:value-type="float" office:value="0.0320332757927431" calcext:value-type="float">
            <text:p>0,0320332758</text:p>
          </table:table-cell>
          <table:table-cell table:style-name="ce1" office:value-type="float" office:value="1.48792553683858" calcext:value-type="float">
            <text:p>1,4879255368</text:p>
          </table:table-cell>
          <table:table-cell table:style-name="ce1" office:value-type="float" office:value="0.00722293570468766" calcext:value-type="float">
            <text:p>0,0072229357</text:p>
          </table:table-cell>
          <table:table-cell table:number-columns-repeated="2" table:style-name="ce1" office:value-type="float" office:value="-0.0201742666381022" calcext:value-type="float">
            <text:p>-0,0201742666</text:p>
          </table:table-cell>
          <table:table-cell table:style-name="ce1" office:value-type="float" office:value="-0.21213985979557" calcext:value-type="float">
            <text:p>-0,2121398598</text:p>
          </table:table-cell>
          <table:table-cell table:style-name="ce1" office:value-type="float" office:value="4.18925094604492" calcext:value-type="float">
            <text:p>4,189250946</text:p>
          </table:table-cell>
          <table:table-cell table:style-name="ce1" office:value-type="float" office:value="-1.03378653526306" calcext:value-type="float">
            <text:p>-1,0337865353</text:p>
          </table:table-cell>
          <table:table-cell table:style-name="ce1" office:value-type="string" calcext:value-type="string">
            <text:p>0.007222935704687659</text:p>
          </table:table-cell>
          <table:table-cell table:style-name="ce1" office:value-type="string" calcext:value-type="string">
            <text:p>-0.02017426663810221</text:p>
          </table:table-cell>
          <table:table-cell table:style-name="ce1" office:value-type="string" calcext:value-type="string">
            <text:p>-0.15685063547296857</text:p>
          </table:table-cell>
          <table:table-cell table:style-name="ce1" office:value-type="float" office:value="-0.000952451494522393" calcext:value-type="float">
            <text:p>-0,0009524515</text:p>
          </table:table-cell>
          <table:table-cell table:style-name="ce1" office:value-type="float" office:value="-0.00969183583278209" calcext:value-type="float">
            <text:p>-0,0096918358</text:p>
          </table:table-cell>
          <table:table-cell table:style-name="ce1" office:value-type="float" office:value="-0.112463315379767" calcext:value-type="float">
            <text:p>-0,1124633154</text:p>
          </table:table-cell>
          <table:table-cell table:style-name="ce1" office:value-type="float" office:value="0.77135412153635" calcext:value-type="float">
            <text:p>0,771354121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289266300847752" calcext:value-type="float">
            <text:p>-0,002892663</text:p>
          </table:table-cell>
          <table:table-cell table:style-name="ce1" office:value-type="float" office:value="0.00805811832147701" calcext:value-type="float">
            <text:p>0,0080581183</text:p>
          </table:table-cell>
          <table:table-cell table:style-name="ce1" office:value-type="float" office:value="0.0645071962719284" calcext:value-type="float">
            <text:p>0,0645071963</text:p>
          </table:table-cell>
          <table:table-cell table:style-name="ce1" office:value-type="float" office:value="0.504893064498901" calcext:value-type="float">
            <text:p>0,5048930645</text:p>
          </table:table-cell>
          <table:table-cell table:style-name="ce1" office:value-type="float" office:value="0.50488805770874" calcext:value-type="float">
            <text:p>0,5048880577</text:p>
          </table:table-cell>
          <table:table-cell table:style-name="ce1" office:value-type="float" office:value="0.504889965057373" calcext:value-type="float">
            <text:p>0,5048899651</text:p>
          </table:table-cell>
          <table:table-cell table:style-name="ce1" office:value-type="float" office:value="-0.21213985979557" calcext:value-type="float">
            <text:p>-0,2121398598</text:p>
          </table:table-cell>
          <table:table-cell table:style-name="ce1" office:value-type="float" office:value="4.18925094604492" calcext:value-type="float">
            <text:p>4,189250946</text:p>
          </table:table-cell>
          <table:table-cell table:style-name="ce1" office:value-type="float" office:value="-1.03378653526306" calcext:value-type="float">
            <text:p>-1,0337865353</text:p>
          </table:table-cell>
        </table:table-row>
        <table:table-row table:style-name="ro1">
          <table:table-cell table:style-name="ce1" office:value-type="string" calcext:value-type="string">
            <text:p>1.3988497257232666</text:p>
          </table:table-cell>
          <table:table-cell table:style-name="ce1" office:value-type="string" calcext:value-type="string">
            <text:p>0.01840806007385254</text:p>
          </table:table-cell>
          <table:table-cell table:style-name="ce1" office:value-type="string" calcext:value-type="string">
            <text:p>38.13202095031738</text:p>
          </table:table-cell>
          <table:table-cell table:style-name="ce1" office:value-type="float" office:value="0.0051884181699773" calcext:value-type="float">
            <text:p>0,0051884182</text:p>
          </table:table-cell>
          <table:table-cell table:style-name="ce1" office:value-type="float" office:value="0.0309949546655709" calcext:value-type="float">
            <text:p>0,0309949547</text:p>
          </table:table-cell>
          <table:table-cell table:style-name="ce1" office:value-type="float" office:value="1.47221656198855" calcext:value-type="float">
            <text:p>1,472216562</text:p>
          </table:table-cell>
          <table:table-cell table:style-name="ce1" office:value-type="float" office:value="0.00671426603747498" calcext:value-type="float">
            <text:p>0,006714266</text:p>
          </table:table-cell>
          <table:table-cell table:number-columns-repeated="2" table:style-name="ce1" office:value-type="float" office:value="-0.0191320544565113" calcext:value-type="float">
            <text:p>-0,0191320545</text:p>
          </table:table-cell>
          <table:table-cell table:style-name="ce1" office:value-type="float" office:value="-0.21213985979557" calcext:value-type="float">
            <text:p>-0,2121398598</text:p>
          </table:table-cell>
          <table:table-cell table:style-name="ce1" office:value-type="float" office:value="4.18925094604492" calcext:value-type="float">
            <text:p>4,189250946</text:p>
          </table:table-cell>
          <table:table-cell table:style-name="ce1" office:value-type="float" office:value="-1.03378653526306" calcext:value-type="float">
            <text:p>-1,0337865353</text:p>
          </table:table-cell>
          <table:table-cell table:style-name="ce1" office:value-type="string" calcext:value-type="string">
            <text:p>0.006714266037474984</text:p>
          </table:table-cell>
          <table:table-cell table:style-name="ce1" office:value-type="string" calcext:value-type="string">
            <text:p>-0.019132054456511255</text:p>
          </table:table-cell>
          <table:table-cell table:style-name="ce1" office:value-type="string" calcext:value-type="string">
            <text:p>-0.15349491114992803</text:p>
          </table:table-cell>
          <table:table-cell table:style-name="ce1" office:value-type="float" office:value="-0.00141585403354838" calcext:value-type="float">
            <text:p>-0,001415854</text:p>
          </table:table-cell>
          <table:table-cell table:style-name="ce1" office:value-type="float" office:value="-0.00864898446404065" calcext:value-type="float">
            <text:p>-0,0086489845</text:p>
          </table:table-cell>
          <table:table-cell table:style-name="ce1" office:value-type="float" office:value="-0.109289149389149" calcext:value-type="float">
            <text:p>-0,1092891494</text:p>
          </table:table-cell>
          <table:table-cell table:style-name="ce1" office:value-type="float" office:value="0.768833211850014" calcext:value-type="float">
            <text:p>0,768833211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357019613969539" calcext:value-type="float">
            <text:p>-0,0035701961</text:p>
          </table:table-cell>
          <table:table-cell table:style-name="ce1" office:value-type="float" office:value="0.00803444472331072" calcext:value-type="float">
            <text:p>0,0080344447</text:p>
          </table:table-cell>
          <table:table-cell table:style-name="ce1" office:value-type="float" office:value="0.0717695295688479" calcext:value-type="float">
            <text:p>0,0717695296</text:p>
          </table:table-cell>
          <table:table-cell table:style-name="ce1" office:value-type="float" office:value="0.48073148727417" calcext:value-type="float">
            <text:p>0,4807314873</text:p>
          </table:table-cell>
          <table:table-cell table:style-name="ce1" office:value-type="float" office:value="0.480731725692749" calcext:value-type="float">
            <text:p>0,4807317257</text:p>
          </table:table-cell>
          <table:table-cell table:style-name="ce1" office:value-type="float" office:value="0.480730533599854" calcext:value-type="float">
            <text:p>0,4807305336</text:p>
          </table:table-cell>
          <table:table-cell table:style-name="ce1" office:value-type="float" office:value="-0.21213985979557" calcext:value-type="float">
            <text:p>-0,2121398598</text:p>
          </table:table-cell>
          <table:table-cell table:style-name="ce1" office:value-type="float" office:value="4.18925094604492" calcext:value-type="float">
            <text:p>4,189250946</text:p>
          </table:table-cell>
          <table:table-cell table:style-name="ce1" office:value-type="float" office:value="-1.03378653526306" calcext:value-type="float">
            <text:p>-1,0337865353</text:p>
          </table:table-cell>
        </table:table-row>
        <table:table-row table:style-name="ro1">
          <table:table-cell table:style-name="ce1" office:value-type="string" calcext:value-type="string">
            <text:p>1.4125940799713135</text:p>
          </table:table-cell>
          <table:table-cell table:style-name="ce1" office:value-type="string" calcext:value-type="string">
            <text:p>0.013744354248046875</text:p>
          </table:table-cell>
          <table:table-cell table:style-name="ce1" office:value-type="string" calcext:value-type="string">
            <text:p>38.61894774436951</text:p>
          </table:table-cell>
          <table:table-cell table:style-name="ce1" office:value-type="float" office:value="0.00739249069370145" calcext:value-type="float">
            <text:p>0,0073924907</text:p>
          </table:table-cell>
          <table:table-cell table:style-name="ce1" office:value-type="float" office:value="0.0270115630298761" calcext:value-type="float">
            <text:p>0,027011563</text:p>
          </table:table-cell>
          <table:table-cell table:style-name="ce1" office:value-type="float" office:value="1.42960051695506" calcext:value-type="float">
            <text:p>1,429600517</text:p>
          </table:table-cell>
          <table:table-cell table:style-name="ce1" office:value-type="float" office:value="0.00680153963216458" calcext:value-type="float">
            <text:p>0,0068015396</text:p>
          </table:table-cell>
          <table:table-cell table:number-columns-repeated="2" table:style-name="ce1" office:value-type="float" office:value="-0.0190113435536705" calcext:value-type="float">
            <text:p>-0,0190113436</text:p>
          </table:table-cell>
          <table:table-cell table:style-name="ce1" office:value-type="float" office:value="-0.212000891566277" calcext:value-type="float">
            <text:p>-0,2120008916</text:p>
          </table:table-cell>
          <table:table-cell table:style-name="ce1" office:value-type="float" office:value="4.18440866470337" calcext:value-type="float">
            <text:p>4,1844086647</text:p>
          </table:table-cell>
          <table:table-cell table:style-name="ce1" office:value-type="float" office:value="-0.995633542537689" calcext:value-type="float">
            <text:p>-0,9956335425</text:p>
          </table:table-cell>
          <table:table-cell table:style-name="ce1" office:value-type="string" calcext:value-type="string">
            <text:p>0.006801539632164579</text:p>
          </table:table-cell>
          <table:table-cell table:style-name="ce1" office:value-type="string" calcext:value-type="string">
            <text:p>-0.019011343553670505</text:p>
          </table:table-cell>
          <table:table-cell table:style-name="ce1" office:value-type="string" calcext:value-type="string">
            <text:p>-0.15304131679766775</text:p>
          </table:table-cell>
          <table:table-cell table:style-name="ce1" office:value-type="float" office:value="-0.00140087290589387" calcext:value-type="float">
            <text:p>-0,0014008729</text:p>
          </table:table-cell>
          <table:table-cell table:style-name="ce1" office:value-type="float" office:value="-0.00836863775970414" calcext:value-type="float">
            <text:p>-0,0083686378</text:p>
          </table:table-cell>
          <table:table-cell table:style-name="ce1" office:value-type="float" office:value="-0.107843923702946" calcext:value-type="float">
            <text:p>-0,1078439237</text:p>
          </table:table-cell>
          <table:table-cell table:style-name="ce1" office:value-type="float" office:value="0.766294471767548" calcext:value-type="float">
            <text:p>0,766294471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0113395931321707" calcext:value-type="float">
            <text:p>0,0001133959</text:p>
          </table:table-cell>
          <table:table-cell table:style-name="ce1" office:value-type="float" office:value="0.00212200763087544" calcext:value-type="float">
            <text:p>0,0021220076</text:p>
          </table:table-cell>
          <table:table-cell table:style-name="ce1" office:value-type="float" office:value="0.0321042762111462" calcext:value-type="float">
            <text:p>0,0321042762</text:p>
          </table:table-cell>
          <table:table-cell table:style-name="ce1" office:value-type="float" office:value="0.489309072494507" calcext:value-type="float">
            <text:p>0,4893090725</text:p>
          </table:table-cell>
          <table:table-cell table:style-name="ce1" office:value-type="float" office:value="0.489310741424561" calcext:value-type="float">
            <text:p>0,4893107414</text:p>
          </table:table-cell>
          <table:table-cell table:style-name="ce1" office:value-type="float" office:value="0.48931097984314" calcext:value-type="float">
            <text:p>0,4893109798</text:p>
          </table:table-cell>
          <table:table-cell table:style-name="ce1" office:value-type="float" office:value="-0.212000891566277" calcext:value-type="float">
            <text:p>-0,2120008916</text:p>
          </table:table-cell>
          <table:table-cell table:style-name="ce1" office:value-type="float" office:value="4.18440866470337" calcext:value-type="float">
            <text:p>4,1844086647</text:p>
          </table:table-cell>
          <table:table-cell table:style-name="ce1" office:value-type="float" office:value="-0.995633542537689" calcext:value-type="float">
            <text:p>-0,9956335425</text:p>
          </table:table-cell>
        </table:table-row>
        <table:table-row table:style-name="ro1">
          <table:table-cell table:style-name="ce1" office:value-type="string" calcext:value-type="string">
            <text:p>1.4316647052764893</text:p>
          </table:table-cell>
          <table:table-cell table:style-name="ce1" office:value-type="string" calcext:value-type="string">
            <text:p>0.01907062530517578</text:p>
          </table:table-cell>
          <table:table-cell table:style-name="ce1" office:value-type="string" calcext:value-type="string">
            <text:p>39.126378774642944</text:p>
          </table:table-cell>
          <table:table-cell table:style-name="ce1" office:value-type="float" office:value="0.00861976173545383" calcext:value-type="float">
            <text:p>0,0086197617</text:p>
          </table:table-cell>
          <table:table-cell table:style-name="ce1" office:value-type="float" office:value="0.0254733289137805" calcext:value-type="float">
            <text:p>0,0254733289</text:p>
          </table:table-cell>
          <table:table-cell table:style-name="ce1" office:value-type="float" office:value="1.3996304170585" calcext:value-type="float">
            <text:p>1,3996304171</text:p>
          </table:table-cell>
          <table:table-cell table:style-name="ce1" office:value-type="float" office:value="0.0060460843911996" calcext:value-type="float">
            <text:p>0,0060460844</text:p>
          </table:table-cell>
          <table:table-cell table:number-columns-repeated="2" table:style-name="ce1" office:value-type="float" office:value="-0.0177814996390593" calcext:value-type="float">
            <text:p>-0,0177814996</text:p>
          </table:table-cell>
          <table:table-cell table:style-name="ce1" office:value-type="float" office:value="-0.21160426735878" calcext:value-type="float">
            <text:p>-0,2116042674</text:p>
          </table:table-cell>
          <table:table-cell table:style-name="ce1" office:value-type="float" office:value="4.18019580841064" calcext:value-type="float">
            <text:p>4,1801958084</text:p>
          </table:table-cell>
          <table:table-cell table:style-name="ce1" office:value-type="float" office:value="-0.955890774726868" calcext:value-type="float">
            <text:p>-0,9558907747</text:p>
          </table:table-cell>
          <table:table-cell table:style-name="ce1" office:value-type="string" calcext:value-type="string">
            <text:p>0.006046084391199601</text:p>
          </table:table-cell>
          <table:table-cell table:style-name="ce1" office:value-type="string" calcext:value-type="string">
            <text:p>-0.017781499639059263</text:p>
          </table:table-cell>
          <table:table-cell table:style-name="ce1" office:value-type="string" calcext:value-type="string">
            <text:p>-0.1478269227044821</text:p>
          </table:table-cell>
          <table:table-cell table:style-name="ce1" office:value-type="float" office:value="-0.00199597248729939" calcext:value-type="float">
            <text:p>-0,0019959725</text:p>
          </table:table-cell>
          <table:table-cell table:style-name="ce1" office:value-type="float" office:value="-0.00729312201806655" calcext:value-type="float">
            <text:p>-0,007293122</text:p>
          </table:table-cell>
          <table:table-cell table:style-name="ce1" office:value-type="float" office:value="-0.103923247559865" calcext:value-type="float">
            <text:p>-0,1039232476</text:p>
          </table:table-cell>
          <table:table-cell table:style-name="ce1" office:value-type="float" office:value="0.762537414637287" calcext:value-type="float">
            <text:p>0,762537414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433679474518451" calcext:value-type="float">
            <text:p>-0,0043367947</text:p>
          </table:table-cell>
          <table:table-cell table:style-name="ce1" office:value-type="float" office:value="0.00783786588915855" calcext:value-type="float">
            <text:p>0,0078378659</text:p>
          </table:table-cell>
          <table:table-cell table:style-name="ce1" office:value-type="float" office:value="0.083852994215329" calcext:value-type="float">
            <text:p>0,0838529942</text:p>
          </table:table-cell>
          <table:table-cell table:style-name="ce1" office:value-type="float" office:value="0.508226156234741" calcext:value-type="float">
            <text:p>0,5082261562</text:p>
          </table:table-cell>
          <table:table-cell table:style-name="ce1" office:value-type="float" office:value="0.508224010467529" calcext:value-type="float">
            <text:p>0,5082240105</text:p>
          </table:table-cell>
          <table:table-cell table:style-name="ce1" office:value-type="float" office:value="0.508223295211792" calcext:value-type="float">
            <text:p>0,5082232952</text:p>
          </table:table-cell>
          <table:table-cell table:style-name="ce1" office:value-type="float" office:value="-0.21160426735878" calcext:value-type="float">
            <text:p>-0,2116042674</text:p>
          </table:table-cell>
          <table:table-cell table:style-name="ce1" office:value-type="float" office:value="4.18019580841064" calcext:value-type="float">
            <text:p>4,1801958084</text:p>
          </table:table-cell>
          <table:table-cell table:style-name="ce1" office:value-type="float" office:value="-0.955890774726868" calcext:value-type="float">
            <text:p>-0,9558907747</text:p>
          </table:table-cell>
        </table:table-row>
        <table:table-row table:style-name="ro1">
          <table:table-cell table:style-name="ce1" office:value-type="string" calcext:value-type="string">
            <text:p>1.447594404220581</text:p>
          </table:table-cell>
          <table:table-cell table:style-name="ce1" office:value-type="string" calcext:value-type="string">
            <text:p>0.015929698944091797</text:p>
          </table:table-cell>
          <table:table-cell table:style-name="ce1" office:value-type="string" calcext:value-type="string">
            <text:p>39.62497043609619</text:p>
          </table:table-cell>
          <table:table-cell table:style-name="ce1" office:value-type="float" office:value="0.0104865465301698" calcext:value-type="float">
            <text:p>0,0104865465</text:p>
          </table:table-cell>
          <table:table-cell table:style-name="ce1" office:value-type="float" office:value="0.023703182472583" calcext:value-type="float">
            <text:p>0,0237031825</text:p>
          </table:table-cell>
          <table:table-cell table:style-name="ce1" office:value-type="float" office:value="1.36259088692842" calcext:value-type="float">
            <text:p>1,3625908869</text:p>
          </table:table-cell>
          <table:table-cell table:style-name="ce1" office:value-type="float" office:value="0.00571923441388787" calcext:value-type="float">
            <text:p>0,0057192344</text:p>
          </table:table-cell>
          <table:table-cell table:number-columns-repeated="2" table:style-name="ce1" office:value-type="float" office:value="-0.017493962986777" calcext:value-type="float">
            <text:p>-0,017493963</text:p>
          </table:table-cell>
          <table:table-cell table:style-name="ce1" office:value-type="float" office:value="-0.2093406021595" calcext:value-type="float">
            <text:p>-0,2093406022</text:p>
          </table:table-cell>
          <table:table-cell table:style-name="ce1" office:value-type="float" office:value="4.1765308380127" calcext:value-type="float">
            <text:p>4,176530838</text:p>
          </table:table-cell>
          <table:table-cell table:style-name="ce1" office:value-type="float" office:value="-0.916325271129608" calcext:value-type="float">
            <text:p>-0,9163252711</text:p>
          </table:table-cell>
          <table:table-cell table:style-name="ce1" office:value-type="string" calcext:value-type="string">
            <text:p>0.005719234413887869</text:p>
          </table:table-cell>
          <table:table-cell table:style-name="ce1" office:value-type="string" calcext:value-type="string">
            <text:p>-0.017493962986777013</text:p>
          </table:table-cell>
          <table:table-cell table:style-name="ce1" office:value-type="string" calcext:value-type="string">
            <text:p>-0.1456535913444579</text:p>
          </table:table-cell>
          <table:table-cell table:style-name="ce1" office:value-type="float" office:value="-0.00232733566857254" calcext:value-type="float">
            <text:p>-0,0023273357</text:p>
          </table:table-cell>
          <table:table-cell table:style-name="ce1" office:value-type="float" office:value="-0.00687779880672073" calcext:value-type="float">
            <text:p>-0,0068777988</text:p>
          </table:table-cell>
          <table:table-cell table:style-name="ce1" office:value-type="float" office:value="-0.101165998369382" calcext:value-type="float">
            <text:p>-0,1011659984</text:p>
          </table:table-cell>
          <table:table-cell table:style-name="ce1" office:value-type="float" office:value="0.758267343331428" calcext:value-type="float">
            <text:p>0,758267343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247742559947664" calcext:value-type="float">
            <text:p>-0,0024774256</text:p>
          </table:table-cell>
          <table:table-cell table:style-name="ce1" office:value-type="float" office:value="0.00310503036828564" calcext:value-type="float">
            <text:p>0,0031050304</text:p>
          </table:table-cell>
          <table:table-cell table:style-name="ce1" office:value-type="float" office:value="0.0604962809969535" calcext:value-type="float">
            <text:p>0,060496281</text:p>
          </table:table-cell>
          <table:table-cell table:style-name="ce1" office:value-type="float" office:value="0.495381593704224" calcext:value-type="float">
            <text:p>0,4953815937</text:p>
          </table:table-cell>
          <table:table-cell table:style-name="ce1" office:value-type="float" office:value="0.495400667190552" calcext:value-type="float">
            <text:p>0,4954006672</text:p>
          </table:table-cell>
          <table:table-cell table:style-name="ce1" office:value-type="float" office:value="0.495404005050659" calcext:value-type="float">
            <text:p>0,4954040051</text:p>
          </table:table-cell>
          <table:table-cell table:style-name="ce1" office:value-type="float" office:value="-0.2093406021595" calcext:value-type="float">
            <text:p>-0,2093406022</text:p>
          </table:table-cell>
          <table:table-cell table:style-name="ce1" office:value-type="float" office:value="4.1765308380127" calcext:value-type="float">
            <text:p>4,176530838</text:p>
          </table:table-cell>
          <table:table-cell table:style-name="ce1" office:value-type="float" office:value="-0.916325271129608" calcext:value-type="float">
            <text:p>-0,9163252711</text:p>
          </table:table-cell>
        </table:table-row>
        <table:table-row table:style-name="ro1">
          <table:table-cell table:style-name="ce1" office:value-type="string" calcext:value-type="string">
            <text:p>1.462815523147583</text:p>
          </table:table-cell>
          <table:table-cell table:style-name="ce1" office:value-type="string" calcext:value-type="string">
            <text:p>0.015221118927001953</text:p>
          </table:table-cell>
          <table:table-cell table:style-name="ce1" office:value-type="string" calcext:value-type="string">
            <text:p>40.129719495773315</text:p>
          </table:table-cell>
          <table:table-cell table:style-name="ce1" office:value-type="float" office:value="0.012078095678769" calcext:value-type="float">
            <text:p>0,0120780957</text:p>
          </table:table-cell>
          <table:table-cell table:style-name="ce1" office:value-type="float" office:value="0.0233520013395191" calcext:value-type="float">
            <text:p>0,0233520013</text:p>
          </table:table-cell>
          <table:table-cell table:style-name="ce1" office:value-type="float" office:value="1.35088555165279" calcext:value-type="float">
            <text:p>1,3508855517</text:p>
          </table:table-cell>
          <table:table-cell table:style-name="ce1" office:value-type="float" office:value="0.00512558867671555" calcext:value-type="float">
            <text:p>0,0051255887</text:p>
          </table:table-cell>
          <table:table-cell table:number-columns-repeated="2" table:style-name="ce1" office:value-type="float" office:value="-0.0170051446403138" calcext:value-type="float">
            <text:p>-0,0170051446</text:p>
          </table:table-cell>
          <table:table-cell table:style-name="ce1" office:value-type="float" office:value="-0.206192716956139" calcext:value-type="float">
            <text:p>-0,206192717</text:p>
          </table:table-cell>
          <table:table-cell table:style-name="ce1" office:value-type="float" office:value="4.17337274551392" calcext:value-type="float">
            <text:p>4,1733727455</text:p>
          </table:table-cell>
          <table:table-cell table:style-name="ce1" office:value-type="float" office:value="-0.880269467830658" calcext:value-type="float">
            <text:p>-0,8802694678</text:p>
          </table:table-cell>
          <table:table-cell table:style-name="ce1" office:value-type="string" calcext:value-type="string">
            <text:p>0.005125588676715551</text:p>
          </table:table-cell>
          <table:table-cell table:style-name="ce1" office:value-type="string" calcext:value-type="string">
            <text:p>-0.01700514464031375</text:p>
          </table:table-cell>
          <table:table-cell table:style-name="ce1" office:value-type="string" calcext:value-type="string">
            <text:p>-0.1419232950058247</text:p>
          </table:table-cell>
          <table:table-cell table:style-name="ce1" office:value-type="float" office:value="-0.00283136756314586" calcext:value-type="float">
            <text:p>-0,0028313676</text:p>
          </table:table-cell>
          <table:table-cell table:style-name="ce1" office:value-type="float" office:value="-0.0063998592675974" calcext:value-type="float">
            <text:p>-0,0063998593</text:p>
          </table:table-cell>
          <table:table-cell table:style-name="ce1" office:value-type="float" office:value="-0.0977583615974144" calcext:value-type="float">
            <text:p>-0,0977583616</text:p>
          </table:table-cell>
          <table:table-cell table:style-name="ce1" office:value-type="float" office:value="0.752975556427638" calcext:value-type="float">
            <text:p>0,752975556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369934125608607" calcext:value-type="float">
            <text:p>-0,0036993413</text:p>
          </table:table-cell>
          <table:table-cell table:style-name="ce1" office:value-type="float" office:value="0.00350794915865362" calcext:value-type="float">
            <text:p>0,0035079492</text:p>
          </table:table-cell>
          <table:table-cell table:style-name="ce1" office:value-type="float" office:value="0.073402663663586" calcext:value-type="float">
            <text:p>0,0734026637</text:p>
          </table:table-cell>
          <table:table-cell table:style-name="ce1" office:value-type="float" office:value="0.504626274108887" calcext:value-type="float">
            <text:p>0,5046262741</text:p>
          </table:table-cell>
          <table:table-cell table:style-name="ce1" office:value-type="float" office:value="0.504610061645508" calcext:value-type="float">
            <text:p>0,5046100616</text:p>
          </table:table-cell>
          <table:table-cell table:style-name="ce1" office:value-type="float" office:value="0.504607439041138" calcext:value-type="float">
            <text:p>0,504607439</text:p>
          </table:table-cell>
          <table:table-cell table:style-name="ce1" office:value-type="float" office:value="-0.206192716956139" calcext:value-type="float">
            <text:p>-0,206192717</text:p>
          </table:table-cell>
          <table:table-cell table:style-name="ce1" office:value-type="float" office:value="4.17337274551392" calcext:value-type="float">
            <text:p>4,1733727455</text:p>
          </table:table-cell>
          <table:table-cell table:style-name="ce1" office:value-type="float" office:value="-0.880269467830658" calcext:value-type="float">
            <text:p>-0,8802694678</text:p>
          </table:table-cell>
        </table:table-row>
        <table:table-row table:style-name="ro1">
          <table:table-cell table:style-name="ce1" office:value-type="string" calcext:value-type="string">
            <text:p>1.4846696853637695</text:p>
          </table:table-cell>
          <table:table-cell table:style-name="ce1" office:value-type="string" calcext:value-type="string">
            <text:p>0.021854162216186523</text:p>
          </table:table-cell>
          <table:table-cell table:style-name="ce1" office:value-type="string" calcext:value-type="string">
            <text:p>40.662628412246704</text:p>
          </table:table-cell>
          <table:table-cell table:style-name="ce1" office:value-type="float" office:value="0.0157276306568679" calcext:value-type="float">
            <text:p>0,0157276307</text:p>
          </table:table-cell>
          <table:table-cell table:style-name="ce1" office:value-type="float" office:value="0.0218630353675833" calcext:value-type="float">
            <text:p>0,0218630354</text:p>
          </table:table-cell>
          <table:table-cell table:style-name="ce1" office:value-type="float" office:value="1.30893930976773" calcext:value-type="float">
            <text:p>1,3089393098</text:p>
          </table:table-cell>
          <table:table-cell table:style-name="ce1" office:value-type="float" office:value="0.00464626815997196" calcext:value-type="float">
            <text:p>0,0046462682</text:p>
          </table:table-cell>
          <table:table-cell table:number-columns-repeated="2" table:style-name="ce1" office:value-type="float" office:value="-0.0169872823049413" calcext:value-type="float">
            <text:p>-0,0169872823</text:p>
          </table:table-cell>
          <table:table-cell table:style-name="ce1" office:value-type="float" office:value="-0.203032910823822" calcext:value-type="float">
            <text:p>-0,2030329108</text:p>
          </table:table-cell>
          <table:table-cell table:style-name="ce1" office:value-type="float" office:value="4.17008113861084" calcext:value-type="float">
            <text:p>4,1700811386</text:p>
          </table:table-cell>
          <table:table-cell table:style-name="ce1" office:value-type="float" office:value="-0.848209142684937" calcext:value-type="float">
            <text:p>-0,8482091427</text:p>
          </table:table-cell>
          <table:table-cell table:style-name="ce1" office:value-type="string" calcext:value-type="string">
            <text:p>0.004646268159971956</text:p>
          </table:table-cell>
          <table:table-cell table:style-name="ce1" office:value-type="string" calcext:value-type="string">
            <text:p>-0.016987282304941342</text:p>
          </table:table-cell>
          <table:table-cell table:style-name="ce1" office:value-type="string" calcext:value-type="string">
            <text:p>-0.14213341473868008</text:p>
          </table:table-cell>
          <table:table-cell table:style-name="ce1" office:value-type="float" office:value="-0.00326108583326762" calcext:value-type="float">
            <text:p>-0,0032610858</text:p>
          </table:table-cell>
          <table:table-cell table:style-name="ce1" office:value-type="float" office:value="-0.00630504036167016" calcext:value-type="float">
            <text:p>-0,0063050404</text:p>
          </table:table-cell>
          <table:table-cell table:style-name="ce1" office:value-type="float" office:value="-0.0966814707520567" calcext:value-type="float">
            <text:p>-0,0966814708</text:p>
          </table:table-cell>
          <table:table-cell table:style-name="ce1" office:value-type="float" office:value="0.74652644462943" calcext:value-type="float">
            <text:p>0,746526444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298070238130819" calcext:value-type="float">
            <text:p>-0,0029807024</text:p>
          </table:table-cell>
          <table:table-cell table:style-name="ce1" office:value-type="float" office:value="0.000657705804770992" calcext:value-type="float">
            <text:p>0,0006577058</text:p>
          </table:table-cell>
          <table:table-cell table:style-name="ce1" office:value-type="float" office:value="0.0219222405350657" calcext:value-type="float">
            <text:p>0,0219222405</text:p>
          </table:table-cell>
          <table:table-cell table:style-name="ce1" office:value-type="float" office:value="0.533951044082642" calcext:value-type="float">
            <text:p>0,5339510441</text:p>
          </table:table-cell>
          <table:table-cell table:style-name="ce1" office:value-type="float" office:value="0.533948659896851" calcext:value-type="float">
            <text:p>0,5339486599</text:p>
          </table:table-cell>
          <table:table-cell table:style-name="ce1" office:value-type="float" office:value="0.533947944641113" calcext:value-type="float">
            <text:p>0,5339479446</text:p>
          </table:table-cell>
          <table:table-cell table:style-name="ce1" office:value-type="float" office:value="-0.203032910823822" calcext:value-type="float">
            <text:p>-0,2030329108</text:p>
          </table:table-cell>
          <table:table-cell table:style-name="ce1" office:value-type="float" office:value="4.17008113861084" calcext:value-type="float">
            <text:p>4,1700811386</text:p>
          </table:table-cell>
          <table:table-cell table:style-name="ce1" office:value-type="float" office:value="-0.848209142684937" calcext:value-type="float">
            <text:p>-0,8482091427</text:p>
          </table:table-cell>
        </table:table-row>
        <table:table-row table:style-name="ro1">
          <table:table-cell table:style-name="ce1" office:value-type="string" calcext:value-type="string">
            <text:p>1.5003070831298828</text:p>
          </table:table-cell>
          <table:table-cell table:style-name="ce1" office:value-type="string" calcext:value-type="string">
            <text:p>0.01563739776611328</text:p>
          </table:table-cell>
          <table:table-cell table:style-name="ce1" office:value-type="string" calcext:value-type="string">
            <text:p>41.166274309158325</text:p>
          </table:table-cell>
          <table:table-cell table:style-name="ce1" office:value-type="float" office:value="0.0184395675386452" calcext:value-type="float">
            <text:p>0,0184395675</text:p>
          </table:table-cell>
          <table:table-cell table:style-name="ce1" office:value-type="float" office:value="0.0209213323937154" calcext:value-type="float">
            <text:p>0,0209213324</text:p>
          </table:table-cell>
          <table:table-cell table:style-name="ce1" office:value-type="float" office:value="1.2776748177446" calcext:value-type="float">
            <text:p>1,2776748177</text:p>
          </table:table-cell>
          <table:table-cell table:style-name="ce1" office:value-type="float" office:value="0.00346073023903892" calcext:value-type="float">
            <text:p>0,0034607302</text:p>
          </table:table-cell>
          <table:table-cell table:number-columns-repeated="2" table:style-name="ce1" office:value-type="float" office:value="-0.0165230270683418" calcext:value-type="float">
            <text:p>-0,0165230271</text:p>
          </table:table-cell>
          <table:table-cell table:style-name="ce1" office:value-type="float" office:value="-0.199226900935173" calcext:value-type="float">
            <text:p>-0,1992269009</text:p>
          </table:table-cell>
          <table:table-cell table:style-name="ce1" office:value-type="float" office:value="4.16724729537964" calcext:value-type="float">
            <text:p>4,1672472954</text:p>
          </table:table-cell>
          <table:table-cell table:style-name="ce1" office:value-type="float" office:value="-0.81086266040802" calcext:value-type="float">
            <text:p>-0,8108626604</text:p>
          </table:table-cell>
          <table:table-cell table:style-name="ce1" office:value-type="string" calcext:value-type="string">
            <text:p>0.0034607302390389236</text:p>
          </table:table-cell>
          <table:table-cell table:style-name="ce1" office:value-type="string" calcext:value-type="string">
            <text:p>-0.0165230270683418</text:p>
          </table:table-cell>
          <table:table-cell table:style-name="ce1" office:value-type="string" calcext:value-type="string">
            <text:p>-0.1367358449420002</text:p>
          </table:table-cell>
          <table:table-cell table:style-name="ce1" office:value-type="float" office:value="-0.00424646027735435" calcext:value-type="float">
            <text:p>-0,0042464603</text:p>
          </table:table-cell>
          <table:table-cell table:style-name="ce1" office:value-type="float" office:value="-0.0059030195492475" calcext:value-type="float">
            <text:p>-0,0059030195</text:p>
          </table:table-cell>
          <table:table-cell table:style-name="ce1" office:value-type="float" office:value="-0.0928224164986316" calcext:value-type="float">
            <text:p>-0,0928224165</text:p>
          </table:table-cell>
          <table:table-cell table:style-name="ce1" office:value-type="float" office:value="0.738622210644921" calcext:value-type="float">
            <text:p>0,738622210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726174583360674" calcext:value-type="float">
            <text:p>-0,0072617458</text:p>
          </table:table-cell>
          <table:table-cell table:style-name="ce1" office:value-type="float" office:value="0.00296268447798881" calcext:value-type="float">
            <text:p>0,0029626845</text:p>
          </table:table-cell>
          <table:table-cell table:style-name="ce1" office:value-type="float" office:value="0.0834628622652553" calcext:value-type="float">
            <text:p>0,0834628623</text:p>
          </table:table-cell>
          <table:table-cell table:style-name="ce1" office:value-type="float" office:value="0.502569913864136" calcext:value-type="float">
            <text:p>0,5025699139</text:p>
          </table:table-cell>
          <table:table-cell table:style-name="ce1" office:value-type="float" office:value="0.502573251724243" calcext:value-type="float">
            <text:p>0,5025732517</text:p>
          </table:table-cell>
          <table:table-cell table:style-name="ce1" office:value-type="float" office:value="0.502573728561401" calcext:value-type="float">
            <text:p>0,5025737286</text:p>
          </table:table-cell>
          <table:table-cell table:style-name="ce1" office:value-type="float" office:value="-0.199226900935173" calcext:value-type="float">
            <text:p>-0,1992269009</text:p>
          </table:table-cell>
          <table:table-cell table:style-name="ce1" office:value-type="float" office:value="4.16724729537964" calcext:value-type="float">
            <text:p>4,1672472954</text:p>
          </table:table-cell>
          <table:table-cell table:style-name="ce1" office:value-type="float" office:value="-0.81086266040802" calcext:value-type="float">
            <text:p>-0,8108626604</text:p>
          </table:table-cell>
        </table:table-row>
        <table:table-row table:style-name="ro1">
          <table:table-cell table:style-name="ce1" office:value-type="string" calcext:value-type="string">
            <text:p>1.5214898586273193</text:p>
          </table:table-cell>
          <table:table-cell table:style-name="ce1" office:value-type="string" calcext:value-type="string">
            <text:p>0.021182775497436523</text:p>
          </table:table-cell>
          <table:table-cell table:style-name="ce1" office:value-type="string" calcext:value-type="string">
            <text:p>41.661428928375244</text:p>
          </table:table-cell>
          <table:table-cell table:style-name="ce1" office:value-type="float" office:value="0.0218650568118549" calcext:value-type="float">
            <text:p>0,0218650568</text:p>
          </table:table-cell>
          <table:table-cell table:style-name="ce1" office:value-type="float" office:value="0.0201022613342322" calcext:value-type="float">
            <text:p>0,0201022613</text:p>
          </table:table-cell>
          <table:table-cell table:style-name="ce1" office:value-type="float" office:value="1.23857483893265" calcext:value-type="float">
            <text:p>1,2385748389</text:p>
          </table:table-cell>
          <table:table-cell table:style-name="ce1" office:value-type="float" office:value="0.00267914788938214" calcext:value-type="float">
            <text:p>0,0026791479</text:p>
          </table:table-cell>
          <table:table-cell table:number-columns-repeated="2" table:style-name="ce1" office:value-type="float" office:value="-0.016297568119593" calcext:value-type="float">
            <text:p>-0,0162975681</text:p>
          </table:table-cell>
          <table:table-cell table:style-name="ce1" office:value-type="float" office:value="-0.195302873849869" calcext:value-type="float">
            <text:p>-0,1953028738</text:p>
          </table:table-cell>
          <table:table-cell table:style-name="ce1" office:value-type="float" office:value="4.16472816467285" calcext:value-type="float">
            <text:p>4,1647281647</text:p>
          </table:table-cell>
          <table:table-cell table:style-name="ce1" office:value-type="float" office:value="-0.772339463233948" calcext:value-type="float">
            <text:p>-0,7723394632</text:p>
          </table:table-cell>
          <table:table-cell table:style-name="ce1" office:value-type="string" calcext:value-type="string">
            <text:p>0.0026791478893821354</text:p>
          </table:table-cell>
          <table:table-cell table:style-name="ce1" office:value-type="string" calcext:value-type="string">
            <text:p>-0.01629756811959297</text:p>
          </table:table-cell>
          <table:table-cell table:style-name="ce1" office:value-type="string" calcext:value-type="string">
            <text:p>-0.13437242008034456</text:p>
          </table:table-cell>
          <table:table-cell table:style-name="ce1" office:value-type="float" office:value="-0.00497868323543419" calcext:value-type="float">
            <text:p>-0,0049786832</text:p>
          </table:table-cell>
          <table:table-cell table:style-name="ce1" office:value-type="float" office:value="-0.00564875974630316" calcext:value-type="float">
            <text:p>-0,0056487597</text:p>
          </table:table-cell>
          <table:table-cell table:style-name="ce1" office:value-type="float" office:value="-0.0899460832325029" calcext:value-type="float">
            <text:p>-0,0899460832</text:p>
          </table:table-cell>
          <table:table-cell table:style-name="ce1" office:value-type="float" office:value="0.729464832857904" calcext:value-type="float">
            <text:p>0,729464832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546083654678696" calcext:value-type="float">
            <text:p>-0,0054608365</text:p>
          </table:table-cell>
          <table:table-cell table:style-name="ce1" office:value-type="float" office:value="0.00189598617445163" calcext:value-type="float">
            <text:p>0,0018959862</text:p>
          </table:table-cell>
          <table:table-cell table:style-name="ce1" office:value-type="float" office:value="0.0629465260863321" calcext:value-type="float">
            <text:p>0,0629465261</text:p>
          </table:table-cell>
          <table:table-cell table:style-name="ce1" office:value-type="float" office:value="0.496615648269653" calcext:value-type="float">
            <text:p>0,4966156483</text:p>
          </table:table-cell>
          <table:table-cell table:style-name="ce1" office:value-type="float" office:value="0.496682405471802" calcext:value-type="float">
            <text:p>0,4966824055</text:p>
          </table:table-cell>
          <table:table-cell table:style-name="ce1" office:value-type="float" office:value="0.496683359146118" calcext:value-type="float">
            <text:p>0,4966833591</text:p>
          </table:table-cell>
          <table:table-cell table:style-name="ce1" office:value-type="float" office:value="-0.195302873849869" calcext:value-type="float">
            <text:p>-0,1953028738</text:p>
          </table:table-cell>
          <table:table-cell table:style-name="ce1" office:value-type="float" office:value="4.16472816467285" calcext:value-type="float">
            <text:p>4,1647281647</text:p>
          </table:table-cell>
          <table:table-cell table:style-name="ce1" office:value-type="float" office:value="-0.772339463233948" calcext:value-type="float">
            <text:p>-0,7723394632</text:p>
          </table:table-cell>
        </table:table-row>
        <table:table-row table:style-name="ro1">
          <table:table-cell table:style-name="ce1" office:value-type="string" calcext:value-type="string">
            <text:p>1.5391814708709717</text:p>
          </table:table-cell>
          <table:table-cell table:style-name="ce1" office:value-type="string" calcext:value-type="string">
            <text:p>0.017691612243652344</text:p>
          </table:table-cell>
          <table:table-cell table:style-name="ce1" office:value-type="string" calcext:value-type="string">
            <text:p>42.165356159210205</text:p>
          </table:table-cell>
          <table:table-cell table:style-name="ce1" office:value-type="float" office:value="0.0233118981453533" calcext:value-type="float">
            <text:p>0,0233118981</text:p>
          </table:table-cell>
          <table:table-cell table:style-name="ce1" office:value-type="float" office:value="0.0195544267398087" calcext:value-type="float">
            <text:p>0,0195544267</text:p>
          </table:table-cell>
          <table:table-cell table:style-name="ce1" office:value-type="float" office:value="1.22407252258725" calcext:value-type="float">
            <text:p>1,2240725226</text:p>
          </table:table-cell>
          <table:table-cell table:style-name="ce1" office:value-type="float" office:value="0.00160024201954333" calcext:value-type="float">
            <text:p>0,001600242</text:p>
          </table:table-cell>
          <table:table-cell table:number-columns-repeated="2" table:style-name="ce1" office:value-type="float" office:value="-0.0160836962258063" calcext:value-type="float">
            <text:p>-0,0160836962</text:p>
          </table:table-cell>
          <table:table-cell table:style-name="ce1" office:value-type="float" office:value="-0.195302873849869" calcext:value-type="float">
            <text:p>-0,1953028738</text:p>
          </table:table-cell>
          <table:table-cell table:style-name="ce1" office:value-type="float" office:value="4.16472816467285" calcext:value-type="float">
            <text:p>4,1647281647</text:p>
          </table:table-cell>
          <table:table-cell table:style-name="ce1" office:value-type="float" office:value="-0.772339463233948" calcext:value-type="float">
            <text:p>-0,7723394632</text:p>
          </table:table-cell>
          <table:table-cell table:style-name="ce1" office:value-type="string" calcext:value-type="string">
            <text:p>0.0016002420195433318</text:p>
          </table:table-cell>
          <table:table-cell table:style-name="ce1" office:value-type="string" calcext:value-type="string">
            <text:p>-0.016083696225806264</text:p>
          </table:table-cell>
          <table:table-cell table:style-name="ce1" office:value-type="string" calcext:value-type="string">
            <text:p>-0.13040783175018916</text:p>
          </table:table-cell>
          <table:table-cell table:style-name="ce1" office:value-type="float" office:value="-0.00590356533920082" calcext:value-type="float">
            <text:p>-0,0059035653</text:p>
          </table:table-cell>
          <table:table-cell table:style-name="ce1" office:value-type="float" office:value="-0.00542761056024271" calcext:value-type="float">
            <text:p>-0,0054276106</text:p>
          </table:table-cell>
          <table:table-cell table:style-name="ce1" office:value-type="float" office:value="-0.0863488851818038" calcext:value-type="float">
            <text:p>-0,0863488852</text:p>
          </table:table-cell>
          <table:table-cell table:style-name="ce1" office:value-type="float" office:value="0.718452242648513" calcext:value-type="float">
            <text:p>0,718452242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680117176277539" calcext:value-type="float">
            <text:p>-0,0068011718</text:p>
          </table:table-cell>
          <table:table-cell table:style-name="ce1" office:value-type="float" office:value="0.0016264568309794" calcext:value-type="float">
            <text:p>0,0016264568</text:p>
          </table:table-cell>
          <table:table-cell table:style-name="ce1" office:value-type="float" office:value="0.0776421372645847" calcext:value-type="float">
            <text:p>0,0776421373</text:p>
          </table:table-cell>
          <table:table-cell table:style-name="ce1" office:value-type="float" office:value="0.503661632537842" calcext:value-type="float">
            <text:p>0,5036616325</text:p>
          </table:table-cell>
          <table:table-cell table:number-columns-repeated="2" table:style-name="ce1" office:value-type="float" office:value="0.503592252731323" calcext:value-type="float">
            <text:p>0,5035922527</text:p>
          </table:table-cell>
          <table:table-cell table:style-name="ce1" office:value-type="float" office:value="-0.195302873849869" calcext:value-type="float">
            <text:p>-0,1953028738</text:p>
          </table:table-cell>
          <table:table-cell table:style-name="ce1" office:value-type="float" office:value="4.16472816467285" calcext:value-type="float">
            <text:p>4,1647281647</text:p>
          </table:table-cell>
          <table:table-cell table:style-name="ce1" office:value-type="float" office:value="-0.772339463233948" calcext:value-type="float">
            <text:p>-0,7723394632</text:p>
          </table:table-cell>
        </table:table-row>
        <table:table-row table:style-name="ro1">
          <table:table-cell table:style-name="ce1" office:value-type="string" calcext:value-type="string">
            <text:p>1.5626015663146973</text:p>
          </table:table-cell>
          <table:table-cell table:style-name="ce1" office:value-type="string" calcext:value-type="string">
            <text:p>0.023420095443725586</text:p>
          </table:table-cell>
          <table:table-cell table:style-name="ce1" office:value-type="string" calcext:value-type="string">
            <text:p>42.695152044296265</text:p>
          </table:table-cell>
          <table:table-cell table:style-name="ce1" office:value-type="float" office:value="0.0260813185056947" calcext:value-type="float">
            <text:p>0,0260813185</text:p>
          </table:table-cell>
          <table:table-cell table:style-name="ce1" office:value-type="float" office:value="0.0175598864486717" calcext:value-type="float">
            <text:p>0,0175598864</text:p>
          </table:table-cell>
          <table:table-cell table:style-name="ce1" office:value-type="float" office:value="1.18309304890809" calcext:value-type="float">
            <text:p>1,1830930489</text:p>
          </table:table-cell>
          <table:table-cell table:style-name="ce1" office:value-type="float" office:value="0.00118741418923651" calcext:value-type="float">
            <text:p>0,0011874142</text:p>
          </table:table-cell>
          <table:table-cell table:number-columns-repeated="2" table:style-name="ce1" office:value-type="float" office:value="-0.0159517406379507" calcext:value-type="float">
            <text:p>-0,0159517406</text:p>
          </table:table-cell>
          <table:table-cell table:style-name="ce1" office:value-type="float" office:value="-0.192771166563034" calcext:value-type="float">
            <text:p>-0,1927711666</text:p>
          </table:table-cell>
          <table:table-cell table:style-name="ce1" office:value-type="float" office:value="4.16210269927979" calcext:value-type="float">
            <text:p>4,1621026993</text:p>
          </table:table-cell>
          <table:table-cell table:style-name="ce1" office:value-type="float" office:value="-0.739132940769196" calcext:value-type="float">
            <text:p>-0,7391329408</text:p>
          </table:table-cell>
          <table:table-cell table:style-name="ce1" office:value-type="string" calcext:value-type="string">
            <text:p>0.0011874141892365116</text:p>
          </table:table-cell>
          <table:table-cell table:style-name="ce1" office:value-type="string" calcext:value-type="string">
            <text:p>-0.01595174063795072</text:p>
          </table:table-cell>
          <table:table-cell table:style-name="ce1" office:value-type="string" calcext:value-type="string">
            <text:p>-0.13032947175918122</text:p>
          </table:table-cell>
          <table:table-cell table:style-name="ce1" office:value-type="float" office:value="-0.00629421249924538" calcext:value-type="float">
            <text:p>-0,0062942125</text:p>
          </table:table-cell>
          <table:table-cell table:style-name="ce1" office:value-type="float" office:value="-0.00527969521974834" calcext:value-type="float">
            <text:p>-0,0052796952</text:p>
          </table:table-cell>
          <table:table-cell table:style-name="ce1" office:value-type="float" office:value="-0.0850146720780267" calcext:value-type="float">
            <text:p>-0,0850146721</text:p>
          </table:table-cell>
          <table:table-cell table:style-name="ce1" office:value-type="float" office:value="0.706117357352342" calcext:value-type="float">
            <text:p>0,706117357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2734408710673" calcext:value-type="float">
            <text:p>-0,0027344087</text:p>
          </table:table-cell>
          <table:table-cell table:style-name="ce1" office:value-type="float" office:value="0.00103535488139352" calcext:value-type="float">
            <text:p>0,0010353549</text:p>
          </table:table-cell>
          <table:table-cell table:style-name="ce1" office:value-type="float" office:value="0.0274080127538178" calcext:value-type="float">
            <text:p>0,0274080128</text:p>
          </table:table-cell>
          <table:table-cell table:style-name="ce1" office:value-type="float" office:value="0.529124021530151" calcext:value-type="float">
            <text:p>0,5291240215</text:p>
          </table:table-cell>
          <table:table-cell table:style-name="ce1" office:value-type="float" office:value="0.529127359390259" calcext:value-type="float">
            <text:p>0,5291273594</text:p>
          </table:table-cell>
          <table:table-cell table:style-name="ce1" office:value-type="float" office:value="0.529126882553101" calcext:value-type="float">
            <text:p>0,5291268826</text:p>
          </table:table-cell>
          <table:table-cell table:style-name="ce1" office:value-type="float" office:value="-0.192771166563034" calcext:value-type="float">
            <text:p>-0,1927711666</text:p>
          </table:table-cell>
          <table:table-cell table:style-name="ce1" office:value-type="float" office:value="4.16210269927979" calcext:value-type="float">
            <text:p>4,1621026993</text:p>
          </table:table-cell>
          <table:table-cell table:style-name="ce1" office:value-type="float" office:value="-0.739132940769196" calcext:value-type="float">
            <text:p>-0,7391329408</text:p>
          </table:table-cell>
        </table:table-row>
        <table:table-row table:style-name="ro1">
          <table:table-cell table:style-name="ce1" office:value-type="string" calcext:value-type="string">
            <text:p>1.579228162765503</text:p>
          </table:table-cell>
          <table:table-cell table:style-name="ce1" office:value-type="string" calcext:value-type="string">
            <text:p>0.016626596450805664</text:p>
          </table:table-cell>
          <table:table-cell table:style-name="ce1" office:value-type="string" calcext:value-type="string">
            <text:p>43.200621128082275</text:p>
          </table:table-cell>
          <table:table-cell table:style-name="ce1" office:value-type="float" office:value="0.0269573009098639" calcext:value-type="float">
            <text:p>0,0269573009</text:p>
          </table:table-cell>
          <table:table-cell table:style-name="ce1" office:value-type="float" office:value="0.0158996541788917" calcext:value-type="float">
            <text:p>0,0158996542</text:p>
          </table:table-cell>
          <table:table-cell table:style-name="ce1" office:value-type="float" office:value="1.16294216962508" calcext:value-type="float">
            <text:p>1,1629421696</text:p>
          </table:table-cell>
          <table:table-cell table:style-name="ce1" office:value-type="float" office:value="0.000224500633051244" calcext:value-type="float">
            <text:p>0,0002245006</text:p>
          </table:table-cell>
          <table:table-cell table:number-columns-repeated="2" table:style-name="ce1" office:value-type="float" office:value="-0.0153345193491566" calcext:value-type="float">
            <text:p>-0,0153345193</text:p>
          </table:table-cell>
          <table:table-cell table:style-name="ce1" office:value-type="float" office:value="-0.191006541252136" calcext:value-type="float">
            <text:p>-0,1910065413</text:p>
          </table:table-cell>
          <table:table-cell table:style-name="ce1" office:value-type="float" office:value="4.15892934799194" calcext:value-type="float">
            <text:p>4,158929348</text:p>
          </table:table-cell>
          <table:table-cell table:style-name="ce1" office:value-type="float" office:value="-0.708039104938507" calcext:value-type="float">
            <text:p>-0,7080391049</text:p>
          </table:table-cell>
          <table:table-cell table:style-name="ce1" office:value-type="string" calcext:value-type="string">
            <text:p>0.00022450063305124395</text:p>
          </table:table-cell>
          <table:table-cell table:style-name="ce1" office:value-type="string" calcext:value-type="string">
            <text:p>-0.015334519349156615</text:p>
          </table:table-cell>
          <table:table-cell table:style-name="ce1" office:value-type="string" calcext:value-type="string">
            <text:p>-0.12521565862119277</text:p>
          </table:table-cell>
          <table:table-cell table:style-name="ce1" office:value-type="float" office:value="-0.00704195599653758" calcext:value-type="float">
            <text:p>-0,007041956</text:p>
          </table:table-cell>
          <table:table-cell table:style-name="ce1" office:value-type="float" office:value="-0.00474116934114136" calcext:value-type="float">
            <text:p>-0,0047411693</text:p>
          </table:table-cell>
          <table:table-cell table:style-name="ce1" office:value-type="float" office:value="-0.0812445604995445" calcext:value-type="float">
            <text:p>-0,0812445605</text:p>
          </table:table-cell>
          <table:table-cell table:style-name="ce1" office:value-type="float" office:value="0.692947525958105" calcext:value-type="float">
            <text:p>0,69294752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548451474677419" calcext:value-type="float">
            <text:p>-0,0054845147</text:p>
          </table:table-cell>
          <table:table-cell table:style-name="ce1" office:value-type="float" office:value="0.00394999970313863" calcext:value-type="float">
            <text:p>0,0039499997</text:p>
          </table:table-cell>
          <table:table-cell table:style-name="ce1" office:value-type="float" office:value="0.0811560751340693" calcext:value-type="float">
            <text:p>0,0811560751</text:p>
          </table:table-cell>
          <table:table-cell table:style-name="ce1" office:value-type="float" office:value="0.504952669143677" calcext:value-type="float">
            <text:p>0,5049526691</text:p>
          </table:table-cell>
          <table:table-cell table:style-name="ce1" office:value-type="float" office:value="0.504946947097778" calcext:value-type="float">
            <text:p>0,5049469471</text:p>
          </table:table-cell>
          <table:table-cell table:style-name="ce1" office:value-type="float" office:value="0.50494647026062" calcext:value-type="float">
            <text:p>0,5049464703</text:p>
          </table:table-cell>
          <table:table-cell table:style-name="ce1" office:value-type="float" office:value="-0.191006541252136" calcext:value-type="float">
            <text:p>-0,1910065413</text:p>
          </table:table-cell>
          <table:table-cell table:style-name="ce1" office:value-type="float" office:value="4.15892934799194" calcext:value-type="float">
            <text:p>4,158929348</text:p>
          </table:table-cell>
          <table:table-cell table:style-name="ce1" office:value-type="float" office:value="-0.708039104938507" calcext:value-type="float">
            <text:p>-0,7080391049</text:p>
          </table:table-cell>
        </table:table-row>
        <table:table-row table:style-name="ro1">
          <table:table-cell table:style-name="ce1" office:value-type="string" calcext:value-type="string">
            <text:p>1.594940185546875</text:p>
          </table:table-cell>
          <table:table-cell table:style-name="ce1" office:value-type="string" calcext:value-type="string">
            <text:p>0.01571202278137207</text:p>
          </table:table-cell>
          <table:table-cell table:style-name="ce1" office:value-type="string" calcext:value-type="string">
            <text:p>43.70388054847717</text:p>
          </table:table-cell>
          <table:table-cell table:style-name="ce1" office:value-type="float" office:value="0.0273942799540237" calcext:value-type="float">
            <text:p>0,02739428</text:p>
          </table:table-cell>
          <table:table-cell table:style-name="ce1" office:value-type="float" office:value="0.014256636959926" calcext:value-type="float">
            <text:p>0,014256637</text:p>
          </table:table-cell>
          <table:table-cell table:style-name="ce1" office:value-type="float" office:value="1.14039169859003" calcext:value-type="float">
            <text:p>1,1403916986</text:p>
          </table:table-cell>
          <table:table-cell table:style-name="ce1" office:value-type="float" office:value="-0.0000565083273701686" calcext:value-type="float">
            <text:p>-5,65083273701686E-05</text:p>
          </table:table-cell>
          <table:table-cell table:number-columns-repeated="2" table:style-name="ce1" office:value-type="float" office:value="-0.0149042118522174" calcext:value-type="float">
            <text:p>-0,0149042119</text:p>
          </table:table-cell>
          <table:table-cell table:style-name="ce1" office:value-type="float" office:value="-0.189254254102707" calcext:value-type="float">
            <text:p>-0,1892542541</text:p>
          </table:table-cell>
          <table:table-cell table:style-name="ce1" office:value-type="float" office:value="4.15563440322876" calcext:value-type="float">
            <text:p>4,1556344032</text:p>
          </table:table-cell>
          <table:table-cell table:style-name="ce1" office:value-type="float" office:value="-0.674870252609253" calcext:value-type="float">
            <text:p>-0,6748702526</text:p>
          </table:table-cell>
          <table:table-cell table:style-name="ce1" office:value-type="string" calcext:value-type="string">
            <text:p>-5.650832737016864e-05</text:p>
          </table:table-cell>
          <table:table-cell table:style-name="ce1" office:value-type="string" calcext:value-type="string">
            <text:p>-0.014904211852217446</text:p>
          </table:table-cell>
          <table:table-cell table:style-name="ce1" office:value-type="string" calcext:value-type="string">
            <text:p>-0.12439389932761966</text:p>
          </table:table-cell>
          <table:table-cell table:style-name="ce1" office:value-type="float" office:value="-0.00727847124566324" calcext:value-type="float">
            <text:p>-0,0072784712</text:p>
          </table:table-cell>
          <table:table-cell table:style-name="ce1" office:value-type="float" office:value="-0.00429290662830075" calcext:value-type="float">
            <text:p>-0,0042929066</text:p>
          </table:table-cell>
          <table:table-cell table:style-name="ce1" office:value-type="float" office:value="-0.0793906796055076" calcext:value-type="float">
            <text:p>-0,0793906796</text:p>
          </table:table-cell>
          <table:table-cell table:style-name="ce1" office:value-type="float" office:value="0.679323468309087" calcext:value-type="float">
            <text:p>0,679323468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173326639311706" calcext:value-type="float">
            <text:p>-0,0017332664</text:p>
          </table:table-cell>
          <table:table-cell table:style-name="ce1" office:value-type="float" office:value="0.00328499170678881" calcext:value-type="float">
            <text:p>0,0032849917</text:p>
          </table:table-cell>
          <table:table-cell table:style-name="ce1" office:value-type="float" office:value="0.0398712111155153" calcext:value-type="float">
            <text:p>0,0398712111</text:p>
          </table:table-cell>
          <table:table-cell table:style-name="ce1" office:value-type="float" office:value="0.505393981933594" calcext:value-type="float">
            <text:p>0,5053939819</text:p>
          </table:table-cell>
          <table:table-cell table:number-columns-repeated="2" table:style-name="ce1" office:value-type="float" office:value="0.505399227142334" calcext:value-type="float">
            <text:p>0,5053992271</text:p>
          </table:table-cell>
          <table:table-cell table:style-name="ce1" office:value-type="float" office:value="-0.189254254102707" calcext:value-type="float">
            <text:p>-0,1892542541</text:p>
          </table:table-cell>
          <table:table-cell table:style-name="ce1" office:value-type="float" office:value="4.15563440322876" calcext:value-type="float">
            <text:p>4,1556344032</text:p>
          </table:table-cell>
          <table:table-cell table:style-name="ce1" office:value-type="float" office:value="-0.674870252609253" calcext:value-type="float">
            <text:p>-0,6748702526</text:p>
          </table:table-cell>
        </table:table-row>
        <table:table-row table:style-name="ro1">
          <table:table-cell table:style-name="ce1" office:value-type="string" calcext:value-type="string">
            <text:p>1.6084399223327637</text:p>
          </table:table-cell>
          <table:table-cell table:style-name="ce1" office:value-type="string" calcext:value-type="string">
            <text:p>0.013499736785888672</text:p>
          </table:table-cell>
          <table:table-cell table:style-name="ce1" office:value-type="string" calcext:value-type="string">
            <text:p>44.17918419837952</text:p>
          </table:table-cell>
          <table:table-cell table:style-name="ce1" office:value-type="float" office:value="0.0274346509709793" calcext:value-type="float">
            <text:p>0,027434651</text:p>
          </table:table-cell>
          <table:table-cell table:style-name="ce1" office:value-type="float" office:value="0.0123884844964508" calcext:value-type="float">
            <text:p>0,0123884845</text:p>
          </table:table-cell>
          <table:table-cell table:style-name="ce1" office:value-type="float" office:value="1.11491617450008" calcext:value-type="float">
            <text:p>1,1149161745</text:p>
          </table:table-cell>
          <table:table-cell table:style-name="ce1" office:value-type="float" office:value="-0.00029130265725005" calcext:value-type="float">
            <text:p>-0,0002913027</text:p>
          </table:table-cell>
          <table:table-cell table:number-columns-repeated="2" table:style-name="ce1" office:value-type="float" office:value="-0.0144555194730156" calcext:value-type="float">
            <text:p>-0,0144555195</text:p>
          </table:table-cell>
          <table:table-cell table:style-name="ce1" office:value-type="float" office:value="-0.188009634613991" calcext:value-type="float">
            <text:p>-0,1880096346</text:p>
          </table:table-cell>
          <table:table-cell table:style-name="ce1" office:value-type="float" office:value="4.15240287780762" calcext:value-type="float">
            <text:p>4,1524028778</text:p>
          </table:table-cell>
          <table:table-cell table:style-name="ce1" office:value-type="float" office:value="-0.642064452171326" calcext:value-type="float">
            <text:p>-0,6420644522</text:p>
          </table:table-cell>
          <table:table-cell table:style-name="ce1" office:value-type="string" calcext:value-type="string">
            <text:p>-0.00029130265725004975</text:p>
          </table:table-cell>
          <table:table-cell table:style-name="ce1" office:value-type="string" calcext:value-type="string">
            <text:p>-0.014455519473015615</text:p>
          </table:table-cell>
          <table:table-cell table:style-name="ce1" office:value-type="string" calcext:value-type="string">
            <text:p>-0.12212434084930429</text:p>
          </table:table-cell>
          <table:table-cell table:style-name="ce1" office:value-type="float" office:value="-0.00739645558758639" calcext:value-type="float">
            <text:p>-0,0073964556</text:p>
          </table:table-cell>
          <table:table-cell table:style-name="ce1" office:value-type="float" office:value="-0.00384929197918003" calcext:value-type="float">
            <text:p>-0,003849292</text:p>
          </table:table-cell>
          <table:table-cell table:style-name="ce1" office:value-type="float" office:value="-0.0773160362702829" calcext:value-type="float">
            <text:p>-0,0773160363</text:p>
          </table:table-cell>
          <table:table-cell table:style-name="ce1" office:value-type="float" office:value="0.666363791076352" calcext:value-type="float">
            <text:p>0,666363791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0923690154837946" calcext:value-type="float">
            <text:p>-0,0009236902</text:p>
          </table:table-cell>
          <table:table-cell table:style-name="ce1" office:value-type="float" office:value="0.00347305578386712" calcext:value-type="float">
            <text:p>0,0034730558</text:p>
          </table:table-cell>
          <table:table-cell table:style-name="ce1" office:value-type="float" office:value="0.0476678168391429" calcext:value-type="float">
            <text:p>0,0476678168</text:p>
          </table:table-cell>
          <table:table-cell table:style-name="ce1" office:value-type="float" office:value="0.473079681396484" calcext:value-type="float">
            <text:p>0,4730796814</text:p>
          </table:table-cell>
          <table:table-cell table:number-columns-repeated="2" table:style-name="ce1" office:value-type="float" office:value="0.473075389862061" calcext:value-type="float">
            <text:p>0,4730753899</text:p>
          </table:table-cell>
          <table:table-cell table:style-name="ce1" office:value-type="float" office:value="-0.188009634613991" calcext:value-type="float">
            <text:p>-0,1880096346</text:p>
          </table:table-cell>
          <table:table-cell table:style-name="ce1" office:value-type="float" office:value="4.15240287780762" calcext:value-type="float">
            <text:p>4,1524028778</text:p>
          </table:table-cell>
          <table:table-cell table:style-name="ce1" office:value-type="float" office:value="-0.642064452171326" calcext:value-type="float">
            <text:p>-0,6420644522</text:p>
          </table:table-cell>
        </table:table-row>
        <table:table-row table:style-name="ro1">
          <table:table-cell table:style-name="ce1" office:value-type="string" calcext:value-type="string">
            <text:p>1.621349573135376</text:p>
          </table:table-cell>
          <table:table-cell table:style-name="ce1" office:value-type="string" calcext:value-type="string">
            <text:p>0.012909650802612305</text:p>
          </table:table-cell>
          <table:table-cell table:style-name="ce1" office:value-type="string" calcext:value-type="string">
            <text:p>44.664578437805176</text:p>
          </table:table-cell>
          <table:table-cell table:style-name="ce1" office:value-type="float" office:value="0.0270075920112661" calcext:value-type="float">
            <text:p>0,027007592</text:p>
          </table:table-cell>
          <table:table-cell table:style-name="ce1" office:value-type="float" office:value="0.00936674648022026" calcext:value-type="float">
            <text:p>0,0093667465</text:p>
          </table:table-cell>
          <table:table-cell table:style-name="ce1" office:value-type="float" office:value="1.08154000323496" calcext:value-type="float">
            <text:p>1,0815400032</text:p>
          </table:table-cell>
          <table:table-cell table:style-name="ce1" office:value-type="float" office:value="-0.00042210827644001" calcext:value-type="float">
            <text:p>-0,0004221083</text:p>
          </table:table-cell>
          <table:table-cell table:number-columns-repeated="2" table:style-name="ce1" office:value-type="float" office:value="-0.0139410577673547" calcext:value-type="float">
            <text:p>-0,0139410578</text:p>
          </table:table-cell>
          <table:table-cell table:style-name="ce1" office:value-type="float" office:value="-0.187556236982346" calcext:value-type="float">
            <text:p>-0,187556237</text:p>
          </table:table-cell>
          <table:table-cell table:style-name="ce1" office:value-type="float" office:value="4.14865827560425" calcext:value-type="float">
            <text:p>4,1486582756</text:p>
          </table:table-cell>
          <table:table-cell table:style-name="ce1" office:value-type="float" office:value="-0.609407305717468" calcext:value-type="float">
            <text:p>-0,6094073057</text:p>
          </table:table-cell>
          <table:table-cell table:style-name="ce1" office:value-type="string" calcext:value-type="string">
            <text:p>-0.00042210827644001045</text:p>
          </table:table-cell>
          <table:table-cell table:style-name="ce1" office:value-type="string" calcext:value-type="string">
            <text:p>-0.01394105776735469</text:p>
          </table:table-cell>
          <table:table-cell table:style-name="ce1" office:value-type="string" calcext:value-type="string">
            <text:p>-0.11966122715482472</text:p>
          </table:table-cell>
          <table:table-cell table:style-name="ce1" office:value-type="float" office:value="-0.00740735576216442" calcext:value-type="float">
            <text:p>-0,0074073558</text:p>
          </table:table-cell>
          <table:table-cell table:style-name="ce1" office:value-type="float" office:value="-0.00334489081404172" calcext:value-type="float">
            <text:p>-0,0033448908</text:p>
          </table:table-cell>
          <table:table-cell table:style-name="ce1" office:value-type="float" office:value="-0.0749722880540071" calcext:value-type="float">
            <text:p>-0,0749722881</text:p>
          </table:table-cell>
          <table:table-cell table:style-name="ce1" office:value-type="float" office:value="0.653036573226971" calcext:value-type="float">
            <text:p>0,653036573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00831054742287212" calcext:value-type="float">
            <text:p>-8,31054742287212E-05</text:p>
          </table:table-cell>
          <table:table-cell table:style-name="ce1" office:value-type="float" office:value="0.00384566839581586" calcext:value-type="float">
            <text:p>0,0038456684</text:p>
          </table:table-cell>
          <table:table-cell table:style-name="ce1" office:value-type="float" office:value="0.0524424359672936" calcext:value-type="float">
            <text:p>0,052442436</text:p>
          </table:table-cell>
          <table:table-cell table:style-name="ce1" office:value-type="float" office:value="0.485780477523804" calcext:value-type="float">
            <text:p>0,4857804775</text:p>
          </table:table-cell>
          <table:table-cell table:style-name="ce1" office:value-type="float" office:value="0.485780954360962" calcext:value-type="float">
            <text:p>0,4857809544</text:p>
          </table:table-cell>
          <table:table-cell table:style-name="ce1" office:value-type="float" office:value="0.485780715942383" calcext:value-type="float">
            <text:p>0,4857807159</text:p>
          </table:table-cell>
          <table:table-cell table:style-name="ce1" office:value-type="float" office:value="-0.187556236982346" calcext:value-type="float">
            <text:p>-0,187556237</text:p>
          </table:table-cell>
          <table:table-cell table:style-name="ce1" office:value-type="float" office:value="4.14865827560425" calcext:value-type="float">
            <text:p>4,1486582756</text:p>
          </table:table-cell>
          <table:table-cell table:style-name="ce1" office:value-type="float" office:value="-0.609407305717468" calcext:value-type="float">
            <text:p>-0,6094073057</text:p>
          </table:table-cell>
        </table:table-row>
        <table:table-row table:style-name="ro1">
          <table:table-cell table:style-name="ce1" office:value-type="string" calcext:value-type="string">
            <text:p>1.6455597877502441</text:p>
          </table:table-cell>
          <table:table-cell table:style-name="ce1" office:value-type="string" calcext:value-type="string">
            <text:p>0.024210214614868164</text:p>
          </table:table-cell>
          <table:table-cell table:style-name="ce1" office:value-type="string" calcext:value-type="string">
            <text:p>45.17999196052551</text:p>
          </table:table-cell>
          <table:table-cell table:style-name="ce1" office:value-type="float" office:value="0.0262812266247002" calcext:value-type="float">
            <text:p>0,0262812266</text:p>
          </table:table-cell>
          <table:table-cell table:style-name="ce1" office:value-type="float" office:value="0.00619804717307151" calcext:value-type="float">
            <text:p>0,0061980472</text:p>
          </table:table-cell>
          <table:table-cell table:style-name="ce1" office:value-type="float" office:value="1.05405779090928" calcext:value-type="float">
            <text:p>1,0540577909</text:p>
          </table:table-cell>
          <table:table-cell table:style-name="ce1" office:value-type="float" office:value="-0.000430970918838721" calcext:value-type="float">
            <text:p>-0,0004309709</text:p>
          </table:table-cell>
          <table:table-cell table:number-columns-repeated="2" table:style-name="ce1" office:value-type="float" office:value="-0.013070578727034" calcext:value-type="float">
            <text:p>-0,0130705787</text:p>
          </table:table-cell>
          <table:table-cell table:style-name="ce1" office:value-type="float" office:value="-0.187891468405724" calcext:value-type="float">
            <text:p>-0,1878914684</text:p>
          </table:table-cell>
          <table:table-cell table:style-name="ce1" office:value-type="float" office:value="4.14475774765015" calcext:value-type="float">
            <text:p>4,1447577477</text:p>
          </table:table-cell>
          <table:table-cell table:style-name="ce1" office:value-type="float" office:value="-0.58296138048172" calcext:value-type="float">
            <text:p>-0,5829613805</text:p>
          </table:table-cell>
          <table:table-cell table:style-name="ce1" office:value-type="string" calcext:value-type="string">
            <text:p>-0.00043097091883872085</text:p>
          </table:table-cell>
          <table:table-cell table:style-name="ce1" office:value-type="string" calcext:value-type="string">
            <text:p>-0.013070578727033957</text:p>
          </table:table-cell>
          <table:table-cell table:style-name="ce1" office:value-type="string" calcext:value-type="string">
            <text:p>-0.11628125683807991</text:p>
          </table:table-cell>
          <table:table-cell table:style-name="ce1" office:value-type="float" office:value="-0.00729204984304185" calcext:value-type="float">
            <text:p>-0,0072920498</text:p>
          </table:table-cell>
          <table:table-cell table:style-name="ce1" office:value-type="float" office:value="-0.00252902154965947" calcext:value-type="float">
            <text:p>-0,0025290215</text:p>
          </table:table-cell>
          <table:table-cell table:style-name="ce1" office:value-type="float" office:value="-0.0719016802976161" calcext:value-type="float">
            <text:p>-0,0719016803</text:p>
          </table:table-cell>
          <table:table-cell table:style-name="ce1" office:value-type="float" office:value="0.639129566485026" calcext:value-type="float">
            <text:p>0,639129566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0829354178272152" calcext:value-type="float">
            <text:p>0,0008293542</text:p>
          </table:table-cell>
          <table:table-cell table:style-name="ce1" office:value-type="float" office:value="0.00586825268983386" calcext:value-type="float">
            <text:p>0,0058682527</text:p>
          </table:table-cell>
          <table:table-cell table:style-name="ce1" office:value-type="float" office:value="0.0648169383814471" calcext:value-type="float">
            <text:p>0,0648169384</text:p>
          </table:table-cell>
          <table:table-cell table:style-name="ce1" office:value-type="float" office:value="0.514929533004761" calcext:value-type="float">
            <text:p>0,514929533</text:p>
          </table:table-cell>
          <table:table-cell table:number-columns-repeated="2" table:style-name="ce1" office:value-type="float" office:value="0.51492977142334" calcext:value-type="float">
            <text:p>0,5149297714</text:p>
          </table:table-cell>
          <table:table-cell table:style-name="ce1" office:value-type="float" office:value="-0.187891468405724" calcext:value-type="float">
            <text:p>-0,1878914684</text:p>
          </table:table-cell>
          <table:table-cell table:style-name="ce1" office:value-type="float" office:value="4.14475774765015" calcext:value-type="float">
            <text:p>4,1447577477</text:p>
          </table:table-cell>
          <table:table-cell table:style-name="ce1" office:value-type="float" office:value="-0.58296138048172" calcext:value-type="float">
            <text:p>-0,5829613805</text:p>
          </table:table-cell>
        </table:table-row>
        <table:table-row table:style-name="ro1">
          <table:table-cell table:style-name="ce1" office:value-type="string" calcext:value-type="string">
            <text:p>1.6640369892120361</text:p>
          </table:table-cell>
          <table:table-cell table:style-name="ce1" office:value-type="string" calcext:value-type="string">
            <text:p>0.018477201461791992</text:p>
          </table:table-cell>
          <table:table-cell table:style-name="ce1" office:value-type="string" calcext:value-type="string">
            <text:p>45.671167850494385</text:p>
          </table:table-cell>
          <table:table-cell table:style-name="ce1" office:value-type="float" office:value="0.0256922991822738" calcext:value-type="float">
            <text:p>0,0256922992</text:p>
          </table:table-cell>
          <table:table-cell table:style-name="ce1" office:value-type="float" office:value="0.00376483019194163" calcext:value-type="float">
            <text:p>0,0037648302</text:p>
          </table:table-cell>
          <table:table-cell table:style-name="ce1" office:value-type="float" office:value="1.03197994791431" calcext:value-type="float">
            <text:p>1,0319799479</text:p>
          </table:table-cell>
          <table:table-cell table:style-name="ce1" office:value-type="float" office:value="-0.000356776257497782" calcext:value-type="float">
            <text:p>-0,0003567763</text:p>
          </table:table-cell>
          <table:table-cell table:number-columns-repeated="2" table:style-name="ce1" office:value-type="float" office:value="-0.0122005921690349" calcext:value-type="float">
            <text:p>-0,0122005922</text:p>
          </table:table-cell>
          <table:table-cell table:style-name="ce1" office:value-type="float" office:value="-0.188247069716454" calcext:value-type="float">
            <text:p>-0,1882470697</text:p>
          </table:table-cell>
          <table:table-cell table:style-name="ce1" office:value-type="float" office:value="4.14080190658569" calcext:value-type="float">
            <text:p>4,1408019066</text:p>
          </table:table-cell>
          <table:table-cell table:style-name="ce1" office:value-type="float" office:value="-0.555510222911835" calcext:value-type="float">
            <text:p>-0,5555102229</text:p>
          </table:table-cell>
          <table:table-cell table:style-name="ce1" office:value-type="string" calcext:value-type="string">
            <text:p>-0.0003567762574977823</text:p>
          </table:table-cell>
          <table:table-cell table:style-name="ce1" office:value-type="string" calcext:value-type="string">
            <text:p>-0.0122005921690349</text:p>
          </table:table-cell>
          <table:table-cell table:style-name="ce1" office:value-type="string" calcext:value-type="string">
            <text:p>-0.1139849875620741</text:p>
          </table:table-cell>
          <table:table-cell table:style-name="ce1" office:value-type="float" office:value="-0.00709593118866906" calcext:value-type="float">
            <text:p>-0,0070959312</text:p>
          </table:table-cell>
          <table:table-cell table:style-name="ce1" office:value-type="float" office:value="-0.00167347273672931" calcext:value-type="float">
            <text:p>-0,0016734727</text:p>
          </table:table-cell>
          <table:table-cell table:style-name="ce1" office:value-type="float" office:value="-0.0693733167636542" calcext:value-type="float">
            <text:p>-0,0693733168</text:p>
          </table:table-cell>
          <table:table-cell table:style-name="ce1" office:value-type="float" office:value="0.626123789778639" calcext:value-type="float">
            <text:p>0,626123789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146779187184579" calcext:value-type="float">
            <text:p>0,0014677919</text:p>
          </table:table-cell>
          <table:table-cell table:style-name="ce1" office:value-type="float" office:value="0.00640298398868184" calcext:value-type="float">
            <text:p>0,006402984</text:p>
          </table:table-cell>
          <table:table-cell table:style-name="ce1" office:value-type="float" office:value="0.0555331680632025" calcext:value-type="float">
            <text:p>0,0555331681</text:p>
          </table:table-cell>
          <table:table-cell table:style-name="ce1" office:value-type="float" office:value="0.494869470596314" calcext:value-type="float">
            <text:p>0,4948694706</text:p>
          </table:table-cell>
          <table:table-cell table:style-name="ce1" office:value-type="float" office:value="0.494878530502319" calcext:value-type="float">
            <text:p>0,4948785305</text:p>
          </table:table-cell>
          <table:table-cell table:style-name="ce1" office:value-type="float" office:value="0.494879245758057" calcext:value-type="float">
            <text:p>0,4948792458</text:p>
          </table:table-cell>
          <table:table-cell table:style-name="ce1" office:value-type="float" office:value="-0.188247069716454" calcext:value-type="float">
            <text:p>-0,1882470697</text:p>
          </table:table-cell>
          <table:table-cell table:style-name="ce1" office:value-type="float" office:value="4.14080190658569" calcext:value-type="float">
            <text:p>4,1408019066</text:p>
          </table:table-cell>
          <table:table-cell table:style-name="ce1" office:value-type="float" office:value="-0.555510222911835" calcext:value-type="float">
            <text:p>-0,5555102229</text:p>
          </table:table-cell>
        </table:table-row>
        <table:table-row table:style-name="ro1">
          <table:table-cell table:style-name="ce1" office:value-type="string" calcext:value-type="string">
            <text:p>1.6797139644622803</text:p>
          </table:table-cell>
          <table:table-cell table:style-name="ce1" office:value-type="string" calcext:value-type="string">
            <text:p>0.01567697525024414</text:p>
          </table:table-cell>
          <table:table-cell table:style-name="ce1" office:value-type="string" calcext:value-type="string">
            <text:p>46.15704870223999</text:p>
          </table:table-cell>
          <table:table-cell table:style-name="ce1" office:value-type="float" office:value="0.0251918558382004" calcext:value-type="float">
            <text:p>0,0251918558</text:p>
          </table:table-cell>
          <table:table-cell table:style-name="ce1" office:value-type="float" office:value="0.00218040598153976" calcext:value-type="float">
            <text:p>0,002180406</text:p>
          </table:table-cell>
          <table:table-cell table:style-name="ce1" office:value-type="float" office:value="1.01489962324684" calcext:value-type="float">
            <text:p>1,0148996232</text:p>
          </table:table-cell>
          <table:table-cell table:style-name="ce1" office:value-type="float" office:value="-0.000338240231943949" calcext:value-type="float">
            <text:p>-0,0003382402</text:p>
          </table:table-cell>
          <table:table-cell table:number-columns-repeated="2" table:style-name="ce1" office:value-type="float" office:value="-0.0115812876374802" calcext:value-type="float">
            <text:p>-0,0115812876</text:p>
          </table:table-cell>
          <table:table-cell table:style-name="ce1" office:value-type="float" office:value="-0.188255310058594" calcext:value-type="float">
            <text:p>-0,1882553101</text:p>
          </table:table-cell>
          <table:table-cell table:style-name="ce1" office:value-type="float" office:value="4.13706493377686" calcext:value-type="float">
            <text:p>4,1370649338</text:p>
          </table:table-cell>
          <table:table-cell table:style-name="ce1" office:value-type="float" office:value="-0.52443391084671" calcext:value-type="float">
            <text:p>-0,5244339108</text:p>
          </table:table-cell>
          <table:table-cell table:style-name="ce1" office:value-type="string" calcext:value-type="string">
            <text:p>-0.00033824023194394876</text:p>
          </table:table-cell>
          <table:table-cell table:style-name="ce1" office:value-type="string" calcext:value-type="string">
            <text:p>-0.011581287637480203</text:p>
          </table:table-cell>
          <table:table-cell table:style-name="ce1" office:value-type="string" calcext:value-type="string">
            <text:p>-0.1122061450653053</text:p>
          </table:table-cell>
          <table:table-cell table:style-name="ce1" office:value-type="float" office:value="-0.00693692077921393" calcext:value-type="float">
            <text:p>-0,0069369208</text:p>
          </table:table-cell>
          <table:table-cell table:style-name="ce1" office:value-type="float" office:value="-0.00101650415182424" calcext:value-type="float">
            <text:p>-0,0010165042</text:p>
          </table:table-cell>
          <table:table-cell table:style-name="ce1" office:value-type="float" office:value="-0.0673421552081167" calcext:value-type="float">
            <text:p>-0,0673421552</text:p>
          </table:table-cell>
          <table:table-cell table:style-name="ce1" office:value-type="float" office:value="0.613640552832211" calcext:value-type="float">
            <text:p>0,613640552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121209748019721" calcext:value-type="float">
            <text:p>0,0012120975</text:p>
          </table:table-cell>
          <table:table-cell table:style-name="ce1" office:value-type="float" office:value="0.00500801904977913" calcext:value-type="float">
            <text:p>0,005008019</text:p>
          </table:table-cell>
          <table:table-cell table:style-name="ce1" office:value-type="float" office:value="0.045440405712456" calcext:value-type="float">
            <text:p>0,0454404057</text:p>
          </table:table-cell>
          <table:table-cell table:style-name="ce1" office:value-type="float" office:value="0.485874652862549" calcext:value-type="float">
            <text:p>0,4858746529</text:p>
          </table:table-cell>
          <table:table-cell table:style-name="ce1" office:value-type="float" office:value="0.485864162445068" calcext:value-type="float">
            <text:p>0,4858641624</text:p>
          </table:table-cell>
          <table:table-cell table:style-name="ce1" office:value-type="float" office:value="0.48586368560791" calcext:value-type="float">
            <text:p>0,4858636856</text:p>
          </table:table-cell>
          <table:table-cell table:style-name="ce1" office:value-type="float" office:value="-0.188255310058594" calcext:value-type="float">
            <text:p>-0,1882553101</text:p>
          </table:table-cell>
          <table:table-cell table:style-name="ce1" office:value-type="float" office:value="4.13706493377686" calcext:value-type="float">
            <text:p>4,1370649338</text:p>
          </table:table-cell>
          <table:table-cell table:style-name="ce1" office:value-type="float" office:value="-0.52443391084671" calcext:value-type="float">
            <text:p>-0,5244339108</text:p>
          </table:table-cell>
        </table:table-row>
        <table:table-row table:style-name="ro1">
          <table:table-cell table:style-name="ce1" office:value-type="string" calcext:value-type="string">
            <text:p>1.6932363510131836</text:p>
          </table:table-cell>
          <table:table-cell table:style-name="ce1" office:value-type="string" calcext:value-type="string">
            <text:p>0.01352238655090332</text:p>
          </table:table-cell>
          <table:table-cell table:style-name="ce1" office:value-type="string" calcext:value-type="string">
            <text:p>46.72132134437561</text:p>
          </table:table-cell>
          <table:table-cell table:style-name="ce1" office:value-type="float" office:value="0.024664331558103" calcext:value-type="float">
            <text:p>0,0246643316</text:p>
          </table:table-cell>
          <table:table-cell table:style-name="ce1" office:value-type="float" office:value="-0.000155767552370642" calcext:value-type="float">
            <text:p>-0,0001557676</text:p>
          </table:table-cell>
          <table:table-cell table:style-name="ce1" office:value-type="float" office:value="0.993666576750485" calcext:value-type="float">
            <text:p>0,9936665768</text:p>
          </table:table-cell>
          <table:table-cell table:style-name="ce1" office:value-type="float" office:value="-0.000363147554245869" calcext:value-type="float">
            <text:p>-0,0003631476</text:p>
          </table:table-cell>
          <table:table-cell table:number-columns-repeated="2" table:style-name="ce1" office:value-type="float" office:value="-0.011212527219845" calcext:value-type="float">
            <text:p>-0,0112125272</text:p>
          </table:table-cell>
          <table:table-cell table:style-name="ce1" office:value-type="float" office:value="-0.188439413905144" calcext:value-type="float">
            <text:p>-0,1884394139</text:p>
          </table:table-cell>
          <table:table-cell table:style-name="ce1" office:value-type="float" office:value="4.13386249542236" calcext:value-type="float">
            <text:p>4,1338624954</text:p>
          </table:table-cell>
          <table:table-cell table:style-name="ce1" office:value-type="float" office:value="-0.495121210813522" calcext:value-type="float">
            <text:p>-0,4951212108</text:p>
          </table:table-cell>
          <table:table-cell table:style-name="ce1" office:value-type="string" calcext:value-type="string">
            <text:p>-0.00036314755424586933</text:p>
          </table:table-cell>
          <table:table-cell table:style-name="ce1" office:value-type="string" calcext:value-type="string">
            <text:p>-0.01121252721984499</text:p>
          </table:table-cell>
          <table:table-cell table:style-name="ce1" office:value-type="string" calcext:value-type="string">
            <text:p>-0.11101034314907278</text:p>
          </table:table-cell>
          <table:table-cell table:style-name="ce1" office:value-type="float" office:value="-0.0068018010763141" calcext:value-type="float">
            <text:p>-0,0068018011</text:p>
          </table:table-cell>
          <table:table-cell table:style-name="ce1" office:value-type="float" office:value="-0.000588709615015735" calcext:value-type="float">
            <text:p>-0,0005887096</text:p>
          </table:table-cell>
          <table:table-cell table:style-name="ce1" office:value-type="float" office:value="-0.0657707653387093" calcext:value-type="float">
            <text:p>-0,0657707653</text:p>
          </table:table-cell>
          <table:table-cell table:style-name="ce1" office:value-type="float" office:value="0.599494477078062" calcext:value-type="float">
            <text:p>0,599494477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0891208049369266" calcext:value-type="float">
            <text:p>0,000891208</text:p>
          </table:table-cell>
          <table:table-cell table:style-name="ce1" office:value-type="float" office:value="0.00282157019150909" calcext:value-type="float">
            <text:p>0,0028215702</text:p>
          </table:table-cell>
          <table:table-cell table:style-name="ce1" office:value-type="float" office:value="0.0304168875854619" calcext:value-type="float">
            <text:p>0,0304168876</text:p>
          </table:table-cell>
          <table:table-cell table:style-name="ce1" office:value-type="float" office:value="0.561533689498901" calcext:value-type="float">
            <text:p>0,5615336895</text:p>
          </table:table-cell>
          <table:table-cell table:style-name="ce1" office:value-type="float" office:value="0.561539888381958" calcext:value-type="float">
            <text:p>0,5615398884</text:p>
          </table:table-cell>
          <table:table-cell table:style-name="ce1" office:value-type="float" office:value="0.561540842056274" calcext:value-type="float">
            <text:p>0,5615408421</text:p>
          </table:table-cell>
          <table:table-cell table:style-name="ce1" office:value-type="float" office:value="-0.188439413905144" calcext:value-type="float">
            <text:p>-0,1884394139</text:p>
          </table:table-cell>
          <table:table-cell table:style-name="ce1" office:value-type="float" office:value="4.13386249542236" calcext:value-type="float">
            <text:p>4,1338624954</text:p>
          </table:table-cell>
          <table:table-cell table:style-name="ce1" office:value-type="float" office:value="-0.495121210813522" calcext:value-type="float">
            <text:p>-0,4951212108</text:p>
          </table:table-cell>
        </table:table-row>
        <table:table-row table:style-name="ro1">
          <table:table-cell table:style-name="ce1" office:value-type="string" calcext:value-type="string">
            <text:p>1.706397294998169</text:p>
          </table:table-cell>
          <table:table-cell table:style-name="ce1" office:value-type="string" calcext:value-type="string">
            <text:p>0.013160943984985352</text:p>
          </table:table-cell>
          <table:table-cell table:style-name="ce1" office:value-type="string" calcext:value-type="string">
            <text:p>47.22400093078613</text:p>
          </table:table-cell>
          <table:table-cell table:style-name="ce1" office:value-type="float" office:value="0.024051155515567" calcext:value-type="float">
            <text:p>0,0240511555</text:p>
          </table:table-cell>
          <table:table-cell table:style-name="ce1" office:value-type="float" office:value="-0.00228136908952837" calcext:value-type="float">
            <text:p>-0,0022813691</text:p>
          </table:table-cell>
          <table:table-cell table:style-name="ce1" office:value-type="float" office:value="0.970438552491459" calcext:value-type="float">
            <text:p>0,9704385525</text:p>
          </table:table-cell>
          <table:table-cell table:style-name="ce1" office:value-type="float" office:value="-0.000348805683526479" calcext:value-type="float">
            <text:p>-0,0003488057</text:p>
          </table:table-cell>
          <table:table-cell table:number-columns-repeated="2" table:style-name="ce1" office:value-type="float" office:value="-0.0105313899074322" calcext:value-type="float">
            <text:p>-0,0105313899</text:p>
          </table:table-cell>
          <table:table-cell table:style-name="ce1" office:value-type="float" office:value="-0.18858876824379" calcext:value-type="float">
            <text:p>-0,1885887682</text:p>
          </table:table-cell>
          <table:table-cell table:style-name="ce1" office:value-type="float" office:value="4.13140773773193" calcext:value-type="float">
            <text:p>4,1314077377</text:p>
          </table:table-cell>
          <table:table-cell table:style-name="ce1" office:value-type="float" office:value="-0.469019949436188" calcext:value-type="float">
            <text:p>-0,4690199494</text:p>
          </table:table-cell>
          <table:table-cell table:style-name="ce1" office:value-type="string" calcext:value-type="string">
            <text:p>-0.0003488056835264786</text:p>
          </table:table-cell>
          <table:table-cell table:style-name="ce1" office:value-type="string" calcext:value-type="string">
            <text:p>-0.010531389907432229</text:p>
          </table:table-cell>
          <table:table-cell table:style-name="ce1" office:value-type="string" calcext:value-type="string">
            <text:p>-0.10875934739087723</text:p>
          </table:table-cell>
          <table:table-cell table:style-name="ce1" office:value-type="float" office:value="-0.00665936952068781" calcext:value-type="float">
            <text:p>-0,0066593695</text:p>
          </table:table-cell>
          <table:table-cell table:style-name="ce1" office:value-type="float" office:value="0.0000420572391400735" calcext:value-type="float">
            <text:p>4,20572391400735E-05</text:p>
          </table:table-cell>
          <table:table-cell table:style-name="ce1" office:value-type="float" office:value="-0.0638173250610446" calcext:value-type="float">
            <text:p>-0,0638173251</text:p>
          </table:table-cell>
          <table:table-cell table:style-name="ce1" office:value-type="float" office:value="0.587119301798265" calcext:value-type="float">
            <text:p>0,5871193018</text:p>
          </table:table-cell>
          <table:table-cell table:style-name="ce1" office:value-type="float" office:value="-0.999921845637232" calcext:value-type="float">
            <text:p>-0,999921845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05138177481107" calcext:value-type="float">
            <text:p>0,0010513818</text:p>
          </table:table-cell>
          <table:table-cell table:style-name="ce1" office:value-type="float" office:value="0.00465617043503992" calcext:value-type="float">
            <text:p>0,0046561704</text:p>
          </table:table-cell>
          <table:table-cell table:style-name="ce1" office:value-type="float" office:value="0.0423191068066939" calcext:value-type="float">
            <text:p>0,0423191068</text:p>
          </table:table-cell>
          <table:table-cell table:style-name="ce1" office:value-type="float" office:value="0.501743793487549" calcext:value-type="float">
            <text:p>0,5017437935</text:p>
          </table:table-cell>
          <table:table-cell table:style-name="ce1" office:value-type="float" office:value="0.501737117767334" calcext:value-type="float">
            <text:p>0,5017371178</text:p>
          </table:table-cell>
          <table:table-cell table:style-name="ce1" office:value-type="float" office:value="0.501736640930176" calcext:value-type="float">
            <text:p>0,5017366409</text:p>
          </table:table-cell>
          <table:table-cell table:style-name="ce1" office:value-type="float" office:value="-0.18858876824379" calcext:value-type="float">
            <text:p>-0,1885887682</text:p>
          </table:table-cell>
          <table:table-cell table:style-name="ce1" office:value-type="float" office:value="4.13140773773193" calcext:value-type="float">
            <text:p>4,1314077377</text:p>
          </table:table-cell>
          <table:table-cell table:style-name="ce1" office:value-type="float" office:value="-0.469019949436188" calcext:value-type="float">
            <text:p>-0,4690199494</text:p>
          </table:table-cell>
        </table:table-row>
        <table:table-row table:style-name="ro1">
          <table:table-cell table:style-name="ce1" office:value-type="string" calcext:value-type="string">
            <text:p>1.7190947532653809</text:p>
          </table:table-cell>
          <table:table-cell table:style-name="ce1" office:value-type="string" calcext:value-type="string">
            <text:p>0.012697458267211914</text:p>
          </table:table-cell>
          <table:table-cell table:style-name="ce1" office:value-type="string" calcext:value-type="string">
            <text:p>47.74578595161438</text:p>
          </table:table-cell>
          <table:table-cell table:style-name="ce1" office:value-type="float" office:value="0.0237499038217428" calcext:value-type="float">
            <text:p>0,0237499038</text:p>
          </table:table-cell>
          <table:table-cell table:style-name="ce1" office:value-type="float" office:value="-0.0039749200179897" calcext:value-type="float">
            <text:p>-0,00397492</text:p>
          </table:table-cell>
          <table:table-cell table:style-name="ce1" office:value-type="float" office:value="0.951300508446164" calcext:value-type="float">
            <text:p>0,9513005084</text:p>
          </table:table-cell>
          <table:table-cell table:style-name="ce1" office:value-type="float" office:value="-0.000314211800687448" calcext:value-type="float">
            <text:p>-0,0003142118</text:p>
          </table:table-cell>
          <table:table-cell table:number-columns-repeated="2" table:style-name="ce1" office:value-type="float" office:value="-0.009960484060634" calcext:value-type="float">
            <text:p>-0,0099604841</text:p>
          </table:table-cell>
          <table:table-cell table:style-name="ce1" office:value-type="float" office:value="-0.18858876824379" calcext:value-type="float">
            <text:p>-0,1885887682</text:p>
          </table:table-cell>
          <table:table-cell table:style-name="ce1" office:value-type="float" office:value="4.13140773773193" calcext:value-type="float">
            <text:p>4,1314077377</text:p>
          </table:table-cell>
          <table:table-cell table:style-name="ce1" office:value-type="float" office:value="-0.469019949436188" calcext:value-type="float">
            <text:p>-0,4690199494</text:p>
          </table:table-cell>
          <table:table-cell table:style-name="ce1" office:value-type="string" calcext:value-type="string">
            <text:p>-0.0003142118006874484</text:p>
          </table:table-cell>
          <table:table-cell table:style-name="ce1" office:value-type="string" calcext:value-type="string">
            <text:p>-0.009960484060634</text:p>
          </table:table-cell>
          <table:table-cell table:style-name="ce1" office:value-type="string" calcext:value-type="string">
            <text:p>-0.10656763350935336</text:p>
          </table:table-cell>
          <table:table-cell table:style-name="ce1" office:value-type="float" office:value="-0.0064938119892031" calcext:value-type="float">
            <text:p>-0,006493812</text:p>
          </table:table-cell>
          <table:table-cell table:style-name="ce1" office:value-type="float" office:value="0.000615969654172659" calcext:value-type="float">
            <text:p>0,0006159697</text:p>
          </table:table-cell>
          <table:table-cell table:style-name="ce1" office:value-type="float" office:value="-0.0616803468292142" calcext:value-type="float">
            <text:p>-0,0616803468</text:p>
          </table:table-cell>
          <table:table-cell table:style-name="ce1" office:value-type="float" office:value="0.574567848145453" calcext:value-type="float">
            <text:p>0,5745678481</text:p>
          </table:table-cell>
          <table:table-cell table:style-name="ce1" office:value-type="float" office:value="-0.998731249834153" calcext:value-type="float">
            <text:p>-0,998731249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1749708651594" calcext:value-type="float">
            <text:p>0,0011749709</text:p>
          </table:table-cell>
          <table:table-cell table:style-name="ce1" office:value-type="float" office:value="0.00407298734884367" calcext:value-type="float">
            <text:p>0,0040729873</text:p>
          </table:table-cell>
          <table:table-cell table:style-name="ce1" office:value-type="float" office:value="0.044508532794434" calcext:value-type="float">
            <text:p>0,0445085328</text:p>
          </table:table-cell>
          <table:table-cell table:style-name="ce1" office:value-type="float" office:value="0.521864891052246" calcext:value-type="float">
            <text:p>0,5218648911</text:p>
          </table:table-cell>
          <table:table-cell table:style-name="ce1" office:value-type="float" office:value="0.521877765655518" calcext:value-type="float">
            <text:p>0,5218777657</text:p>
          </table:table-cell>
          <table:table-cell table:style-name="ce1" office:value-type="float" office:value="0.521878004074097" calcext:value-type="float">
            <text:p>0,5218780041</text:p>
          </table:table-cell>
          <table:table-cell table:style-name="ce1" office:value-type="float" office:value="-0.18858876824379" calcext:value-type="float">
            <text:p>-0,1885887682</text:p>
          </table:table-cell>
          <table:table-cell table:style-name="ce1" office:value-type="float" office:value="4.13140773773193" calcext:value-type="float">
            <text:p>4,1314077377</text:p>
          </table:table-cell>
          <table:table-cell table:style-name="ce1" office:value-type="float" office:value="-0.469019949436188" calcext:value-type="float">
            <text:p>-0,4690199494</text:p>
          </table:table-cell>
        </table:table-row>
        <table:table-row table:style-name="ro1">
          <table:table-cell table:style-name="ce1" office:value-type="string" calcext:value-type="string">
            <text:p>1.7330591678619385</text:p>
          </table:table-cell>
          <table:table-cell table:style-name="ce1" office:value-type="string" calcext:value-type="string">
            <text:p>0.013964414596557617</text:p>
          </table:table-cell>
          <table:table-cell table:style-name="ce1" office:value-type="string" calcext:value-type="string">
            <text:p>48.27315807342529</text:p>
          </table:table-cell>
          <table:table-cell table:style-name="ce1" office:value-type="float" office:value="0.0233419538995849" calcext:value-type="float">
            <text:p>0,0233419539</text:p>
          </table:table-cell>
          <table:table-cell table:style-name="ce1" office:value-type="float" office:value="-0.00614361521029086" calcext:value-type="float">
            <text:p>-0,0061436152</text:p>
          </table:table-cell>
          <table:table-cell table:style-name="ce1" office:value-type="float" office:value="0.926786015799016" calcext:value-type="float">
            <text:p>0,9267860158</text:p>
          </table:table-cell>
          <table:table-cell table:style-name="ce1" office:value-type="float" office:value="-0.000383205466345627" calcext:value-type="float">
            <text:p>-0,0003832055</text:p>
          </table:table-cell>
          <table:table-cell table:number-columns-repeated="2" table:style-name="ce1" office:value-type="float" office:value="-0.0095040648609655" calcext:value-type="float">
            <text:p>-0,0095040649</text:p>
          </table:table-cell>
          <table:table-cell table:style-name="ce1" office:value-type="float" office:value="-0.188510626554489" calcext:value-type="float">
            <text:p>-0,1885106266</text:p>
          </table:table-cell>
          <table:table-cell table:style-name="ce1" office:value-type="float" office:value="4.12955236434937" calcext:value-type="float">
            <text:p>4,1295523643</text:p>
          </table:table-cell>
          <table:table-cell table:style-name="ce1" office:value-type="float" office:value="-0.440684378147125" calcext:value-type="float">
            <text:p>-0,4406843781</text:p>
          </table:table-cell>
          <table:table-cell table:style-name="ce1" office:value-type="string" calcext:value-type="string">
            <text:p>-0.0003832054663456274</text:p>
          </table:table-cell>
          <table:table-cell table:style-name="ce1" office:value-type="string" calcext:value-type="string">
            <text:p>-0.009504064860965498</text:p>
          </table:table-cell>
          <table:table-cell table:style-name="ce1" office:value-type="string" calcext:value-type="string">
            <text:p>-0.1050124827173111</text:p>
          </table:table-cell>
          <table:table-cell table:style-name="ce1" office:value-type="float" office:value="-0.00641247403187056" calcext:value-type="float">
            <text:p>-0,006412474</text:p>
          </table:table-cell>
          <table:table-cell table:style-name="ce1" office:value-type="float" office:value="0.00107322840485722" calcext:value-type="float">
            <text:p>0,0010732284</text:p>
          </table:table-cell>
          <table:table-cell table:style-name="ce1" office:value-type="float" office:value="-0.0599196467770471" calcext:value-type="float">
            <text:p>-0,0599196468</text:p>
          </table:table-cell>
          <table:table-cell table:style-name="ce1" office:value-type="float" office:value="0.562041740777112" calcext:value-type="float">
            <text:p>0,5620417408</text:p>
          </table:table-cell>
          <table:table-cell table:style-name="ce1" office:value-type="float" office:value="-0.996634856100662" calcext:value-type="float">
            <text:p>-0,996634856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571182933697737" calcext:value-type="float">
            <text:p>0,0005711829</text:p>
          </table:table-cell>
          <table:table-cell table:style-name="ce1" office:value-type="float" office:value="0.00321109979460633" calcext:value-type="float">
            <text:p>0,0032110998</text:p>
          </table:table-cell>
          <table:table-cell table:style-name="ce1" office:value-type="float" office:value="0.0362865623894374" calcext:value-type="float">
            <text:p>0,0362865624</text:p>
          </table:table-cell>
          <table:table-cell table:style-name="ce1" office:value-type="float" office:value="0.527417182922363" calcext:value-type="float">
            <text:p>0,5274171829</text:p>
          </table:table-cell>
          <table:table-cell table:style-name="ce1" office:value-type="float" office:value="0.527405261993408" calcext:value-type="float">
            <text:p>0,527405262</text:p>
          </table:table-cell>
          <table:table-cell table:style-name="ce1" office:value-type="float" office:value="0.527414083480835" calcext:value-type="float">
            <text:p>0,5274140835</text:p>
          </table:table-cell>
          <table:table-cell table:style-name="ce1" office:value-type="float" office:value="-0.188510626554489" calcext:value-type="float">
            <text:p>-0,1885106266</text:p>
          </table:table-cell>
          <table:table-cell table:style-name="ce1" office:value-type="float" office:value="4.12955236434937" calcext:value-type="float">
            <text:p>4,1295523643</text:p>
          </table:table-cell>
          <table:table-cell table:style-name="ce1" office:value-type="float" office:value="-0.440684378147125" calcext:value-type="float">
            <text:p>-0,4406843781</text:p>
          </table:table-cell>
        </table:table-row>
        <table:table-row table:style-name="ro1">
          <table:table-cell table:style-name="ce1" office:value-type="string" calcext:value-type="string">
            <text:p>1.7495296001434326</text:p>
          </table:table-cell>
          <table:table-cell table:style-name="ce1" office:value-type="string" calcext:value-type="string">
            <text:p>0.01647043228149414</text:p>
          </table:table-cell>
          <table:table-cell table:style-name="ce1" office:value-type="string" calcext:value-type="string">
            <text:p>48.802085399627686</text:p>
          </table:table-cell>
          <table:table-cell table:style-name="ce1" office:value-type="float" office:value="0.0224941810420542" calcext:value-type="float">
            <text:p>0,022494181</text:p>
          </table:table-cell>
          <table:table-cell table:style-name="ce1" office:value-type="float" office:value="-0.00766659105472543" calcext:value-type="float">
            <text:p>-0,0076665911</text:p>
          </table:table-cell>
          <table:table-cell table:style-name="ce1" office:value-type="float" office:value="0.910437611150153" calcext:value-type="float">
            <text:p>0,9104376112</text:p>
          </table:table-cell>
          <table:table-cell table:style-name="ce1" office:value-type="float" office:value="-0.000399933664572735" calcext:value-type="float">
            <text:p>-0,0003999337</text:p>
          </table:table-cell>
          <table:table-cell table:number-columns-repeated="2" table:style-name="ce1" office:value-type="float" office:value="-0.00885982855591855" calcext:value-type="float">
            <text:p>-0,0088598286</text:p>
          </table:table-cell>
          <table:table-cell table:style-name="ce1" office:value-type="float" office:value="-0.188283652067184" calcext:value-type="float">
            <text:p>-0,1882836521</text:p>
          </table:table-cell>
          <table:table-cell table:style-name="ce1" office:value-type="float" office:value="4.12716150283814" calcext:value-type="float">
            <text:p>4,1271615028</text:p>
          </table:table-cell>
          <table:table-cell table:style-name="ce1" office:value-type="float" office:value="-0.411611646413803" calcext:value-type="float">
            <text:p>-0,4116116464</text:p>
          </table:table-cell>
          <table:table-cell table:style-name="ce1" office:value-type="string" calcext:value-type="string">
            <text:p>-0.0003999336645727353</text:p>
          </table:table-cell>
          <table:table-cell table:style-name="ce1" office:value-type="string" calcext:value-type="string">
            <text:p>-0.008859828555918547</text:p>
          </table:table-cell>
          <table:table-cell table:style-name="ce1" office:value-type="string" calcext:value-type="string">
            <text:p>-0.10250692498034003</text:p>
          </table:table-cell>
          <table:table-cell table:style-name="ce1" office:value-type="float" office:value="-0.00630232755288792" calcext:value-type="float">
            <text:p>-0,0063023276</text:p>
          </table:table-cell>
          <table:table-cell table:style-name="ce1" office:value-type="float" office:value="0.00165877610677853" calcext:value-type="float">
            <text:p>0,0016587761</text:p>
          </table:table-cell>
          <table:table-cell table:style-name="ce1" office:value-type="float" office:value="-0.0576643134535095" calcext:value-type="float">
            <text:p>-0,0576643135</text:p>
          </table:table-cell>
          <table:table-cell table:style-name="ce1" office:value-type="float" office:value="0.54968158053756" calcext:value-type="float">
            <text:p>0,5496815805</text:p>
          </table:table-cell>
          <table:table-cell table:style-name="ce1" office:value-type="float" office:value="-0.993381627241188" calcext:value-type="float">
            <text:p>-0,993381627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770406539381172" calcext:value-type="float">
            <text:p>0,0007704065</text:p>
          </table:table-cell>
          <table:table-cell table:style-name="ce1" office:value-type="float" office:value="0.00409550921420864" calcext:value-type="float">
            <text:p>0,0040955092</text:p>
          </table:table-cell>
          <table:table-cell table:style-name="ce1" office:value-type="float" office:value="0.0462955389267782" calcext:value-type="float">
            <text:p>0,0462955389</text:p>
          </table:table-cell>
          <table:table-cell table:style-name="ce1" office:value-type="float" office:value="0.529525518417358" calcext:value-type="float">
            <text:p>0,5295255184</text:p>
          </table:table-cell>
          <table:table-cell table:style-name="ce1" office:value-type="float" office:value="0.529530048370361" calcext:value-type="float">
            <text:p>0,5295300484</text:p>
          </table:table-cell>
          <table:table-cell table:style-name="ce1" office:value-type="float" office:value="0.529521703720093" calcext:value-type="float">
            <text:p>0,5295217037</text:p>
          </table:table-cell>
          <table:table-cell table:style-name="ce1" office:value-type="float" office:value="-0.188283652067184" calcext:value-type="float">
            <text:p>-0,1882836521</text:p>
          </table:table-cell>
          <table:table-cell table:style-name="ce1" office:value-type="float" office:value="4.12716150283814" calcext:value-type="float">
            <text:p>4,1271615028</text:p>
          </table:table-cell>
          <table:table-cell table:style-name="ce1" office:value-type="float" office:value="-0.411611646413803" calcext:value-type="float">
            <text:p>-0,4116116464</text:p>
          </table:table-cell>
        </table:table-row>
        <table:table-row table:style-name="ro1">
          <table:table-cell table:style-name="ce1" office:value-type="string" calcext:value-type="string">
            <text:p>1.7632482051849365</text:p>
          </table:table-cell>
          <table:table-cell table:style-name="ce1" office:value-type="string" calcext:value-type="string">
            <text:p>0.013718605041503906</text:p>
          </table:table-cell>
          <table:table-cell table:style-name="ce1" office:value-type="string" calcext:value-type="string">
            <text:p>49.371899366378784</text:p>
          </table:table-cell>
          <table:table-cell table:style-name="ce1" office:value-type="float" office:value="0.0223245610925656" calcext:value-type="float">
            <text:p>0,0223245611</text:p>
          </table:table-cell>
          <table:table-cell table:style-name="ce1" office:value-type="float" office:value="-0.0096371931794249" calcext:value-type="float">
            <text:p>-0,0096371932</text:p>
          </table:table-cell>
          <table:table-cell table:style-name="ce1" office:value-type="float" office:value="0.886535829967923" calcext:value-type="float">
            <text:p>0,88653583</text:p>
          </table:table-cell>
          <table:table-cell table:style-name="ce1" office:value-type="float" office:value="-0.000288645388558908" calcext:value-type="float">
            <text:p>-0,0002886454</text:p>
          </table:table-cell>
          <table:table-cell table:number-columns-repeated="2" table:style-name="ce1" office:value-type="float" office:value="-0.00844027196368634" calcext:value-type="float">
            <text:p>-0,008440272</text:p>
          </table:table-cell>
          <table:table-cell table:style-name="ce1" office:value-type="float" office:value="-0.188378527760506" calcext:value-type="float">
            <text:p>-0,1883785278</text:p>
          </table:table-cell>
          <table:table-cell table:style-name="ce1" office:value-type="float" office:value="4.12408256530762" calcext:value-type="float">
            <text:p>4,1240825653</text:p>
          </table:table-cell>
          <table:table-cell table:style-name="ce1" office:value-type="float" office:value="-0.387456953525543" calcext:value-type="float">
            <text:p>-0,3874569535</text:p>
          </table:table-cell>
          <table:table-cell table:style-name="ce1" office:value-type="string" calcext:value-type="string">
            <text:p>-0.0002886453885589077</text:p>
          </table:table-cell>
          <table:table-cell table:style-name="ce1" office:value-type="string" calcext:value-type="string">
            <text:p>-0.008440271963686343</text:p>
          </table:table-cell>
          <table:table-cell table:style-name="ce1" office:value-type="string" calcext:value-type="string">
            <text:p>-0.10144231223233216</text:p>
          </table:table-cell>
          <table:table-cell table:style-name="ce1" office:value-type="float" office:value="-0.00607342888135463" calcext:value-type="float">
            <text:p>-0,0060734289</text:p>
          </table:table-cell>
          <table:table-cell table:style-name="ce1" office:value-type="float" office:value="0.00206997958477586" calcext:value-type="float">
            <text:p>0,0020699796</text:p>
          </table:table-cell>
          <table:table-cell table:style-name="ce1" office:value-type="float" office:value="-0.0561602602258141" calcext:value-type="float">
            <text:p>-0,0561602602</text:p>
          </table:table-cell>
          <table:table-cell table:style-name="ce1" office:value-type="float" office:value="0.536876154191235" calcext:value-type="float">
            <text:p>0,5368761542</text:p>
          </table:table-cell>
          <table:table-cell table:style-name="ce1" office:value-type="float" office:value="-0.989017222055769" calcext:value-type="float">
            <text:p>-0,989017222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4892089981298" calcext:value-type="float">
            <text:p>0,001489209</text:p>
          </table:table-cell>
          <table:table-cell table:style-name="ce1" office:value-type="float" office:value="0.0026752862049822" calcext:value-type="float">
            <text:p>0,0026752862</text:p>
          </table:table-cell>
          <table:table-cell table:style-name="ce1" office:value-type="float" office:value="0.0287179197392762" calcext:value-type="float">
            <text:p>0,0287179197</text:p>
          </table:table-cell>
          <table:table-cell table:style-name="ce1" office:value-type="float" office:value="0.569277286529541" calcext:value-type="float">
            <text:p>0,5692772865</text:p>
          </table:table-cell>
          <table:table-cell table:style-name="ce1" office:value-type="float" office:value="0.569275856018066" calcext:value-type="float">
            <text:p>0,569275856</text:p>
          </table:table-cell>
          <table:table-cell table:style-name="ce1" office:value-type="float" office:value="0.569275379180908" calcext:value-type="float">
            <text:p>0,5692753792</text:p>
          </table:table-cell>
          <table:table-cell table:style-name="ce1" office:value-type="float" office:value="-0.188378527760506" calcext:value-type="float">
            <text:p>-0,1883785278</text:p>
          </table:table-cell>
          <table:table-cell table:style-name="ce1" office:value-type="float" office:value="4.12408256530762" calcext:value-type="float">
            <text:p>4,1240825653</text:p>
          </table:table-cell>
          <table:table-cell table:style-name="ce1" office:value-type="float" office:value="-0.387456953525543" calcext:value-type="float">
            <text:p>-0,3874569535</text:p>
          </table:table-cell>
        </table:table-row>
        <table:table-row table:style-name="ro1">
          <table:table-cell table:style-name="ce1" office:value-type="string" calcext:value-type="string">
            <text:p>1.7779760360717773</text:p>
          </table:table-cell>
          <table:table-cell table:style-name="ce1" office:value-type="string" calcext:value-type="string">
            <text:p>0.01472783088684082</text:p>
          </table:table-cell>
          <table:table-cell table:style-name="ce1" office:value-type="string" calcext:value-type="string">
            <text:p>49.866546392440796</text:p>
          </table:table-cell>
          <table:table-cell table:style-name="ce1" office:value-type="float" office:value="0.0219958155778133" calcext:value-type="float">
            <text:p>0,0219958156</text:p>
          </table:table-cell>
          <table:table-cell table:style-name="ce1" office:value-type="float" office:value="-0.0117550837436553" calcext:value-type="float">
            <text:p>-0,0117550837</text:p>
          </table:table-cell>
          <table:table-cell table:style-name="ce1" office:value-type="float" office:value="0.863468969309772" calcext:value-type="float">
            <text:p>0,8634689693</text:p>
          </table:table-cell>
          <table:table-cell table:style-name="ce1" office:value-type="float" office:value="-0.000391919225453429" calcext:value-type="float">
            <text:p>-0,0003919192</text:p>
          </table:table-cell>
          <table:table-cell table:number-columns-repeated="2" table:style-name="ce1" office:value-type="float" office:value="-0.00782185474820313" calcext:value-type="float">
            <text:p>-0,0078218547</text:p>
          </table:table-cell>
          <table:table-cell table:style-name="ce1" office:value-type="float" office:value="-0.188378378748894" calcext:value-type="float">
            <text:p>-0,1883783787</text:p>
          </table:table-cell>
          <table:table-cell table:style-name="ce1" office:value-type="float" office:value="4.12111854553223" calcext:value-type="float">
            <text:p>4,1211185455</text:p>
          </table:table-cell>
          <table:table-cell table:style-name="ce1" office:value-type="float" office:value="-0.363436609506607" calcext:value-type="float">
            <text:p>-0,3634366095</text:p>
          </table:table-cell>
          <table:table-cell table:style-name="ce1" office:value-type="string" calcext:value-type="string">
            <text:p>-0.00039191922545342894</text:p>
          </table:table-cell>
          <table:table-cell table:style-name="ce1" office:value-type="string" calcext:value-type="string">
            <text:p>-0.007821854748203133</text:p>
          </table:table-cell>
          <table:table-cell table:style-name="ce1" office:value-type="string" calcext:value-type="string">
            <text:p>-0.09875292539994804</text:p>
          </table:table-cell>
          <table:table-cell table:style-name="ce1" office:value-type="float" office:value="-0.00602763149499272" calcext:value-type="float">
            <text:p>-0,0060276315</text:p>
          </table:table-cell>
          <table:table-cell table:style-name="ce1" office:value-type="float" office:value="0.00260204215844472" calcext:value-type="float">
            <text:p>0,0026020422</text:p>
          </table:table-cell>
          <table:table-cell table:style-name="ce1" office:value-type="float" office:value="-0.0539612963570489" calcext:value-type="float">
            <text:p>-0,0539612964</text:p>
          </table:table-cell>
          <table:table-cell table:style-name="ce1" office:value-type="float" office:value="0.525836543379788" calcext:value-type="float">
            <text:p>0,5258365434</text:p>
          </table:table-cell>
          <table:table-cell table:style-name="ce1" office:value-type="float" office:value="-0.984251584828466" calcext:value-type="float">
            <text:p>-0,984251584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34300945835413" calcext:value-type="float">
            <text:p>0,0003430095</text:p>
          </table:table-cell>
          <table:table-cell table:style-name="ce1" office:value-type="float" office:value="0.00398500188950862" calcext:value-type="float">
            <text:p>0,0039850019</text:p>
          </table:table-cell>
          <table:table-cell table:style-name="ce1" office:value-type="float" office:value="0.0483348382840338" calcext:value-type="float">
            <text:p>0,0483348383</text:p>
          </table:table-cell>
          <table:table-cell table:style-name="ce1" office:value-type="float" office:value="0.494505167007446" calcext:value-type="float">
            <text:p>0,494505167</text:p>
          </table:table-cell>
          <table:table-cell table:style-name="ce1" office:value-type="float" office:value="0.494504690170288" calcext:value-type="float">
            <text:p>0,4945046902</text:p>
          </table:table-cell>
          <table:table-cell table:style-name="ce1" office:value-type="float" office:value="0.49450421333313" calcext:value-type="float">
            <text:p>0,4945042133</text:p>
          </table:table-cell>
          <table:table-cell table:style-name="ce1" office:value-type="float" office:value="-0.188378378748894" calcext:value-type="float">
            <text:p>-0,1883783787</text:p>
          </table:table-cell>
          <table:table-cell table:style-name="ce1" office:value-type="float" office:value="4.12111854553223" calcext:value-type="float">
            <text:p>4,1211185455</text:p>
          </table:table-cell>
          <table:table-cell table:style-name="ce1" office:value-type="float" office:value="-0.363436609506607" calcext:value-type="float">
            <text:p>-0,3634366095</text:p>
          </table:table-cell>
        </table:table-row>
        <table:table-row table:style-name="ro1">
          <table:table-cell table:style-name="ce1" office:value-type="string" calcext:value-type="string">
            <text:p>1.792212724685669</text:p>
          </table:table-cell>
          <table:table-cell table:style-name="ce1" office:value-type="string" calcext:value-type="string">
            <text:p>0.014236688613891602</text:p>
          </table:table-cell>
          <table:table-cell table:style-name="ce1" office:value-type="string" calcext:value-type="string">
            <text:p>50.3532350063324</text:p>
          </table:table-cell>
          <table:table-cell table:style-name="ce1" office:value-type="float" office:value="0.0217910399042461" calcext:value-type="float">
            <text:p>0,0217910399</text:p>
          </table:table-cell>
          <table:table-cell table:style-name="ce1" office:value-type="float" office:value="-0.014535131891557" calcext:value-type="float">
            <text:p>-0,0145351319</text:p>
          </table:table-cell>
          <table:table-cell table:style-name="ce1" office:value-type="float" office:value="0.836245996716582" calcext:value-type="float">
            <text:p>0,8362459967</text:p>
          </table:table-cell>
          <table:table-cell table:style-name="ce1" office:value-type="float" office:value="-0.000408847595577156" calcext:value-type="float">
            <text:p>-0,0004088476</text:p>
          </table:table-cell>
          <table:table-cell table:number-columns-repeated="2" table:style-name="ce1" office:value-type="float" office:value="-0.00717896134945182" calcext:value-type="float">
            <text:p>-0,0071789613</text:p>
          </table:table-cell>
          <table:table-cell table:style-name="ce1" office:value-type="float" office:value="-0.188238874077797" calcext:value-type="float">
            <text:p>-0,1882388741</text:p>
          </table:table-cell>
          <table:table-cell table:style-name="ce1" office:value-type="float" office:value="4.11823081970215" calcext:value-type="float">
            <text:p>4,1182308197</text:p>
          </table:table-cell>
          <table:table-cell table:style-name="ce1" office:value-type="float" office:value="-0.337453275918961" calcext:value-type="float">
            <text:p>-0,3374532759</text:p>
          </table:table-cell>
          <table:table-cell table:style-name="ce1" office:value-type="string" calcext:value-type="string">
            <text:p>-0.00040884759557715633</text:p>
          </table:table-cell>
          <table:table-cell table:style-name="ce1" office:value-type="string" calcext:value-type="string">
            <text:p>-0.007178961349451817</text:p>
          </table:table-cell>
          <table:table-cell table:style-name="ce1" office:value-type="string" calcext:value-type="string">
            <text:p>-0.09665534217024646</text:p>
          </table:table-cell>
          <table:table-cell table:style-name="ce1" office:value-type="float" office:value="-0.0059388702060096" calcext:value-type="float">
            <text:p>-0,0059388702</text:p>
          </table:table-cell>
          <table:table-cell table:style-name="ce1" office:value-type="float" office:value="0.00317387261078693" calcext:value-type="float">
            <text:p>0,0031738726</text:p>
          </table:table-cell>
          <table:table-cell table:style-name="ce1" office:value-type="float" office:value="-0.051839145176499" calcext:value-type="float">
            <text:p>-0,0518391452</text:p>
          </table:table-cell>
          <table:table-cell table:style-name="ce1" office:value-type="float" office:value="0.515121634198479" calcext:value-type="float">
            <text:p>0,5151216342</text:p>
          </table:table-cell>
          <table:table-cell table:style-name="ce1" office:value-type="float" office:value="-0.978525272891047" calcext:value-type="float">
            <text:p>-0,97852527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674856463285672" calcext:value-type="float">
            <text:p>0,0006748565</text:p>
          </table:table-cell>
          <table:table-cell table:style-name="ce1" office:value-type="float" office:value="0.00434764665538717" calcext:value-type="float">
            <text:p>0,0043476467</text:p>
          </table:table-cell>
          <table:table-cell table:style-name="ce1" office:value-type="float" office:value="0.0473521202501016" calcext:value-type="float">
            <text:p>0,0473521203</text:p>
          </table:table-cell>
          <table:table-cell table:style-name="ce1" office:value-type="float" office:value="0.487133979797363" calcext:value-type="float">
            <text:p>0,4871339798</text:p>
          </table:table-cell>
          <table:table-cell table:style-name="ce1" office:value-type="float" office:value="0.48713493347168" calcext:value-type="float">
            <text:p>0,4871349335</text:p>
          </table:table-cell>
          <table:table-cell table:style-name="ce1" office:value-type="float" office:value="0.487134695053101" calcext:value-type="float">
            <text:p>0,4871346951</text:p>
          </table:table-cell>
          <table:table-cell table:style-name="ce1" office:value-type="float" office:value="-0.188238874077797" calcext:value-type="float">
            <text:p>-0,1882388741</text:p>
          </table:table-cell>
          <table:table-cell table:style-name="ce1" office:value-type="float" office:value="4.11823081970215" calcext:value-type="float">
            <text:p>4,1182308197</text:p>
          </table:table-cell>
          <table:table-cell table:style-name="ce1" office:value-type="float" office:value="-0.337453275918961" calcext:value-type="float">
            <text:p>-0,3374532759</text:p>
          </table:table-cell>
        </table:table-row>
        <table:table-row table:style-name="ro1">
          <table:table-cell table:style-name="ce1" office:value-type="string" calcext:value-type="string">
            <text:p>1.8060557842254639</text:p>
          </table:table-cell>
          <table:table-cell table:style-name="ce1" office:value-type="string" calcext:value-type="string">
            <text:p>0.013843059539794922</text:p>
          </table:table-cell>
          <table:table-cell table:style-name="ce1" office:value-type="string" calcext:value-type="string">
            <text:p>50.84168100357056</text:p>
          </table:table-cell>
          <table:table-cell table:style-name="ce1" office:value-type="float" office:value="0.0216935715640976" calcext:value-type="float">
            <text:p>0,0216935716</text:p>
          </table:table-cell>
          <table:table-cell table:style-name="ce1" office:value-type="float" office:value="-0.0165662518472491" calcext:value-type="float">
            <text:p>-0,0165662518</text:p>
          </table:table-cell>
          <table:table-cell table:style-name="ce1" office:value-type="float" office:value="0.81875185686865" calcext:value-type="float">
            <text:p>0,8187518569</text:p>
          </table:table-cell>
          <table:table-cell table:style-name="ce1" office:value-type="float" office:value="-0.000474282580356104" calcext:value-type="float">
            <text:p>-0,0004742826</text:p>
          </table:table-cell>
          <table:table-cell table:number-columns-repeated="2" table:style-name="ce1" office:value-type="float" office:value="-0.00631605463243749" calcext:value-type="float">
            <text:p>-0,0063160546</text:p>
          </table:table-cell>
          <table:table-cell table:style-name="ce1" office:value-type="float" office:value="-0.18802809715271" calcext:value-type="float">
            <text:p>-0,1880280972</text:p>
          </table:table-cell>
          <table:table-cell table:style-name="ce1" office:value-type="float" office:value="4.11548471450806" calcext:value-type="float">
            <text:p>4,1154847145</text:p>
          </table:table-cell>
          <table:table-cell table:style-name="ce1" office:value-type="float" office:value="-0.309905201196671" calcext:value-type="float">
            <text:p>-0,3099052012</text:p>
          </table:table-cell>
          <table:table-cell table:style-name="ce1" office:value-type="string" calcext:value-type="string">
            <text:p>-0.0004742825803561044</text:p>
          </table:table-cell>
          <table:table-cell table:style-name="ce1" office:value-type="string" calcext:value-type="string">
            <text:p>-0.006316054632437493</text:p>
          </table:table-cell>
          <table:table-cell table:style-name="ce1" office:value-type="string" calcext:value-type="string">
            <text:p>-0.09394056364315603</text:p>
          </table:table-cell>
          <table:table-cell table:style-name="ce1" office:value-type="float" office:value="-0.00588358077414644" calcext:value-type="float">
            <text:p>-0,0058835808</text:p>
          </table:table-cell>
          <table:table-cell table:style-name="ce1" office:value-type="float" office:value="0.00392448561072039" calcext:value-type="float">
            <text:p>0,0039244856</text:p>
          </table:table-cell>
          <table:table-cell table:style-name="ce1" office:value-type="float" office:value="-0.0493346316979255" calcext:value-type="float">
            <text:p>-0,0493346317</text:p>
          </table:table-cell>
          <table:table-cell table:style-name="ce1" office:value-type="float" office:value="0.50448344185219" calcext:value-type="float">
            <text:p>0,5044834419</text:p>
          </table:table-cell>
          <table:table-cell table:style-name="ce1" office:value-type="float" office:value="-0.971429340064182" calcext:value-type="float">
            <text:p>-0,971429340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419457998959651" calcext:value-type="float">
            <text:p>0,000419458</text:p>
          </table:table-cell>
          <table:table-cell table:style-name="ce1" office:value-type="float" office:value="0.00569458131588388" calcext:value-type="float">
            <text:p>0,0056945813</text:p>
          </table:table-cell>
          <table:table-cell table:style-name="ce1" office:value-type="float" office:value="0.0557627221907798" calcext:value-type="float">
            <text:p>0,0557627222</text:p>
          </table:table-cell>
          <table:table-cell table:style-name="ce1" office:value-type="float" office:value="0.4881911277771" calcext:value-type="float">
            <text:p>0,4881911278</text:p>
          </table:table-cell>
          <table:table-cell table:style-name="ce1" office:value-type="float" office:value="0.488191843032837" calcext:value-type="float">
            <text:p>0,488191843</text:p>
          </table:table-cell>
          <table:table-cell table:style-name="ce1" office:value-type="float" office:value="0.488193035125732" calcext:value-type="float">
            <text:p>0,4881930351</text:p>
          </table:table-cell>
          <table:table-cell table:style-name="ce1" office:value-type="float" office:value="-0.18802809715271" calcext:value-type="float">
            <text:p>-0,1880280972</text:p>
          </table:table-cell>
          <table:table-cell table:style-name="ce1" office:value-type="float" office:value="4.11548471450806" calcext:value-type="float">
            <text:p>4,1154847145</text:p>
          </table:table-cell>
          <table:table-cell table:style-name="ce1" office:value-type="float" office:value="-0.309905201196671" calcext:value-type="float">
            <text:p>-0,3099052012</text:p>
          </table:table-cell>
        </table:table-row>
        <table:table-row table:style-name="ro1">
          <table:table-cell table:style-name="ce1" office:value-type="string" calcext:value-type="string">
            <text:p>1.819687843322754</text:p>
          </table:table-cell>
          <table:table-cell table:style-name="ce1" office:value-type="string" calcext:value-type="string">
            <text:p>0.013632059097290039</text:p>
          </table:table-cell>
          <table:table-cell table:style-name="ce1" office:value-type="string" calcext:value-type="string">
            <text:p>51.33206844329834</text:p>
          </table:table-cell>
          <table:table-cell table:style-name="ce1" office:value-type="float" office:value="0.0212944387343287" calcext:value-type="float">
            <text:p>0,0212944387</text:p>
          </table:table-cell>
          <table:table-cell table:style-name="ce1" office:value-type="float" office:value="-0.0171022697820409" calcext:value-type="float">
            <text:p>-0,0171022698</text:p>
          </table:table-cell>
          <table:table-cell table:style-name="ce1" office:value-type="float" office:value="0.805928574668037" calcext:value-type="float">
            <text:p>0,8059285747</text:p>
          </table:table-cell>
          <table:table-cell table:style-name="ce1" office:value-type="float" office:value="-0.000567732688058671" calcext:value-type="float">
            <text:p>-0,0005677327</text:p>
          </table:table-cell>
          <table:table-cell table:number-columns-repeated="2" table:style-name="ce1" office:value-type="float" office:value="-0.00572264535610539" calcext:value-type="float">
            <text:p>-0,0057226454</text:p>
          </table:table-cell>
          <table:table-cell table:style-name="ce1" office:value-type="float" office:value="-0.188208267092705" calcext:value-type="float">
            <text:p>-0,1882082671</text:p>
          </table:table-cell>
          <table:table-cell table:style-name="ce1" office:value-type="float" office:value="4.11296892166138" calcext:value-type="float">
            <text:p>4,1129689217</text:p>
          </table:table-cell>
          <table:table-cell table:style-name="ce1" office:value-type="float" office:value="-0.287281662225723" calcext:value-type="float">
            <text:p>-0,2872816622</text:p>
          </table:table-cell>
          <table:table-cell table:style-name="ce1" office:value-type="string" calcext:value-type="string">
            <text:p>-0.0005677326880586712</text:p>
          </table:table-cell>
          <table:table-cell table:style-name="ce1" office:value-type="string" calcext:value-type="string">
            <text:p>-0.005722645356105392</text:p>
          </table:table-cell>
          <table:table-cell table:style-name="ce1" office:value-type="string" calcext:value-type="string">
            <text:p>-0.09283315045575333</text:p>
          </table:table-cell>
          <table:table-cell table:style-name="ce1" office:value-type="float" office:value="-0.00585726432230634" calcext:value-type="float">
            <text:p>-0,0058572643</text:p>
          </table:table-cell>
          <table:table-cell table:style-name="ce1" office:value-type="float" office:value="0.00447288799875726" calcext:value-type="float">
            <text:p>0,004472888</text:p>
          </table:table-cell>
          <table:table-cell table:style-name="ce1" office:value-type="float" office:value="-0.0477251708319158" calcext:value-type="float">
            <text:p>-0,0477251708</text:p>
          </table:table-cell>
          <table:table-cell table:style-name="ce1" office:value-type="float" office:value="0.49384712121861" calcext:value-type="float">
            <text:p>0,4938471212</text:p>
          </table:table-cell>
          <table:table-cell table:style-name="ce1" office:value-type="float" office:value="-0.963306963071472" calcext:value-type="float">
            <text:p>-0,963306963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198793970686679" calcext:value-type="float">
            <text:p>0,000198794</text:p>
          </table:table-cell>
          <table:table-cell table:style-name="ce1" office:value-type="float" office:value="0.00414263518526282" calcext:value-type="float">
            <text:p>0,0041426352</text:p>
          </table:table-cell>
          <table:table-cell table:style-name="ce1" office:value-type="float" office:value="0.035680815046498" calcext:value-type="float">
            <text:p>0,035680815</text:p>
          </table:table-cell>
          <table:table-cell table:style-name="ce1" office:value-type="float" office:value="0.490298271179199" calcext:value-type="float">
            <text:p>0,4902982712</text:p>
          </table:table-cell>
          <table:table-cell table:style-name="ce1" office:value-type="float" office:value="0.490296602249146" calcext:value-type="float">
            <text:p>0,4902966022</text:p>
          </table:table-cell>
          <table:table-cell table:style-name="ce1" office:value-type="float" office:value="0.49029541015625" calcext:value-type="float">
            <text:p>0,4902954102</text:p>
          </table:table-cell>
          <table:table-cell table:style-name="ce1" office:value-type="float" office:value="-0.188208267092705" calcext:value-type="float">
            <text:p>-0,1882082671</text:p>
          </table:table-cell>
          <table:table-cell table:style-name="ce1" office:value-type="float" office:value="4.11296892166138" calcext:value-type="float">
            <text:p>4,1129689217</text:p>
          </table:table-cell>
          <table:table-cell table:style-name="ce1" office:value-type="float" office:value="-0.287281662225723" calcext:value-type="float">
            <text:p>-0,2872816622</text:p>
          </table:table-cell>
        </table:table-row>
        <table:table-row table:style-name="ro1">
          <table:table-cell table:style-name="ce1" office:value-type="string" calcext:value-type="string">
            <text:p>1.8329851627349854</text:p>
          </table:table-cell>
          <table:table-cell table:style-name="ce1" office:value-type="string" calcext:value-type="string">
            <text:p>0.013297319412231445</text:p>
          </table:table-cell>
          <table:table-cell table:style-name="ce1" office:value-type="string" calcext:value-type="string">
            <text:p>51.838796615600586</text:p>
          </table:table-cell>
          <table:table-cell table:style-name="ce1" office:value-type="float" office:value="0.0213347671217182" calcext:value-type="float">
            <text:p>0,0213347671</text:p>
          </table:table-cell>
          <table:table-cell table:style-name="ce1" office:value-type="float" office:value="-0.0192307578342288" calcext:value-type="float">
            <text:p>-0,0192307578</text:p>
          </table:table-cell>
          <table:table-cell table:style-name="ce1" office:value-type="float" office:value="0.785746940124182" calcext:value-type="float">
            <text:p>0,7857469401</text:p>
          </table:table-cell>
          <table:table-cell table:style-name="ce1" office:value-type="float" office:value="-0.000560446546602904" calcext:value-type="float">
            <text:p>-0,0005604465</text:p>
          </table:table-cell>
          <table:table-cell table:number-columns-repeated="2" table:style-name="ce1" office:value-type="float" office:value="-0.00556804863482151" calcext:value-type="float">
            <text:p>-0,0055680486</text:p>
          </table:table-cell>
          <table:table-cell table:style-name="ce1" office:value-type="float" office:value="-0.188304737210274" calcext:value-type="float">
            <text:p>-0,1883047372</text:p>
          </table:table-cell>
          <table:table-cell table:style-name="ce1" office:value-type="float" office:value="4.11082887649536" calcext:value-type="float">
            <text:p>4,1108288765</text:p>
          </table:table-cell>
          <table:table-cell table:style-name="ce1" office:value-type="float" office:value="-0.265105932950973" calcext:value-type="float">
            <text:p>-0,265105933</text:p>
          </table:table-cell>
          <table:table-cell table:style-name="ce1" office:value-type="string" calcext:value-type="string">
            <text:p>-0.0005604465466029044</text:p>
          </table:table-cell>
          <table:table-cell table:style-name="ce1" office:value-type="string" calcext:value-type="string">
            <text:p>-0.005568048634821505</text:p>
          </table:table-cell>
          <table:table-cell table:style-name="ce1" office:value-type="string" calcext:value-type="string">
            <text:p>-0.09191701667691768</text:p>
          </table:table-cell>
          <table:table-cell table:style-name="ce1" office:value-type="float" office:value="-0.00574949845826874" calcext:value-type="float">
            <text:p>-0,0057494985</text:p>
          </table:table-cell>
          <table:table-cell table:style-name="ce1" office:value-type="float" office:value="0.00461761284115103" calcext:value-type="float">
            <text:p>0,0046176128</text:p>
          </table:table-cell>
          <table:table-cell table:style-name="ce1" office:value-type="float" office:value="-0.0465454288694594" calcext:value-type="float">
            <text:p>-0,0465454289</text:p>
          </table:table-cell>
          <table:table-cell table:style-name="ce1" office:value-type="float" office:value="0.482983865780378" calcext:value-type="float">
            <text:p>0,4829838658</text:p>
          </table:table-cell>
          <table:table-cell table:style-name="ce1" office:value-type="float" office:value="-0.954582318371426" calcext:value-type="float">
            <text:p>-0,95458231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782390659844051" calcext:value-type="float">
            <text:p>0,0007823907</text:p>
          </table:table-cell>
          <table:table-cell table:style-name="ce1" office:value-type="float" office:value="0.0010507159482119" calcext:value-type="float">
            <text:p>0,0010507159</text:p>
          </table:table-cell>
          <table:table-cell table:style-name="ce1" office:value-type="float" office:value="0.0251364877016679" calcext:value-type="float">
            <text:p>0,0251364877</text:p>
          </table:table-cell>
          <table:table-cell table:style-name="ce1" office:value-type="float" office:value="0.51014518737793" calcext:value-type="float">
            <text:p>0,5101451874</text:p>
          </table:table-cell>
          <table:table-cell table:style-name="ce1" office:value-type="float" office:value="0.510145425796509" calcext:value-type="float">
            <text:p>0,5101454258</text:p>
          </table:table-cell>
          <table:table-cell table:style-name="ce1" office:value-type="float" office:value="0.510146141052246" calcext:value-type="float">
            <text:p>0,5101461411</text:p>
          </table:table-cell>
          <table:table-cell table:style-name="ce1" office:value-type="float" office:value="-0.188304737210274" calcext:value-type="float">
            <text:p>-0,1883047372</text:p>
          </table:table-cell>
          <table:table-cell table:style-name="ce1" office:value-type="float" office:value="4.11082887649536" calcext:value-type="float">
            <text:p>4,1108288765</text:p>
          </table:table-cell>
          <table:table-cell table:style-name="ce1" office:value-type="float" office:value="-0.265105932950973" calcext:value-type="float">
            <text:p>-0,265105933</text:p>
          </table:table-cell>
        </table:table-row>
        <table:table-row table:style-name="ro1">
          <table:table-cell table:style-name="ce1" office:value-type="string" calcext:value-type="string">
            <text:p>1.8469760417938232</text:p>
          </table:table-cell>
          <table:table-cell table:style-name="ce1" office:value-type="string" calcext:value-type="string">
            <text:p>0.01399087905883789</text:p>
          </table:table-cell>
          <table:table-cell table:style-name="ce1" office:value-type="string" calcext:value-type="string">
            <text:p>52.32403540611267</text:p>
          </table:table-cell>
          <table:table-cell table:style-name="ce1" office:value-type="float" office:value="0.0213193433218417" calcext:value-type="float">
            <text:p>0,0213193433</text:p>
          </table:table-cell>
          <table:table-cell table:style-name="ce1" office:value-type="float" office:value="-0.0198722432502603" calcext:value-type="float">
            <text:p>-0,0198722433</text:p>
          </table:table-cell>
          <table:table-cell table:style-name="ce1" office:value-type="float" office:value="0.772702434180695" calcext:value-type="float">
            <text:p>0,7727024342</text:p>
          </table:table-cell>
          <table:table-cell table:style-name="ce1" office:value-type="float" office:value="-0.000704812717258811" calcext:value-type="float">
            <text:p>-0,0007048127</text:p>
          </table:table-cell>
          <table:table-cell table:number-columns-repeated="2" table:style-name="ce1" office:value-type="float" office:value="-0.00480332646946848" calcext:value-type="float">
            <text:p>-0,0048033265</text:p>
          </table:table-cell>
          <table:table-cell table:style-name="ce1" office:value-type="float" office:value="-0.188304737210274" calcext:value-type="float">
            <text:p>-0,1883047372</text:p>
          </table:table-cell>
          <table:table-cell table:style-name="ce1" office:value-type="float" office:value="4.11082887649536" calcext:value-type="float">
            <text:p>4,1108288765</text:p>
          </table:table-cell>
          <table:table-cell table:style-name="ce1" office:value-type="float" office:value="-0.265105932950973" calcext:value-type="float">
            <text:p>-0,265105933</text:p>
          </table:table-cell>
          <table:table-cell table:style-name="ce1" office:value-type="string" calcext:value-type="string">
            <text:p>-0.0007048127172588106</text:p>
          </table:table-cell>
          <table:table-cell table:style-name="ce1" office:value-type="string" calcext:value-type="string">
            <text:p>-0.004803326469468477</text:p>
          </table:table-cell>
          <table:table-cell table:style-name="ce1" office:value-type="string" calcext:value-type="string">
            <text:p>-0.08964256149239584</text:p>
          </table:table-cell>
          <table:table-cell table:style-name="ce1" office:value-type="float" office:value="-0.0057603871228639" calcext:value-type="float">
            <text:p>-0,0057603871</text:p>
          </table:table-cell>
          <table:table-cell table:style-name="ce1" office:value-type="float" office:value="0.00519230461524179" calcext:value-type="float">
            <text:p>0,0051923046</text:p>
          </table:table-cell>
          <table:table-cell table:style-name="ce1" office:value-type="float" office:value="-0.0446887184914248" calcext:value-type="float">
            <text:p>-0,0446887185</text:p>
          </table:table-cell>
          <table:table-cell table:style-name="ce1" office:value-type="float" office:value="0.472694594991982" calcext:value-type="float">
            <text:p>0,472694595</text:p>
          </table:table-cell>
          <table:table-cell table:style-name="ce1" office:value-type="float" office:value="-0.945307689836612" calcext:value-type="float">
            <text:p>-0,945307689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0836207707080238" calcext:value-type="float">
            <text:p>-8,36207707080238E-05</text:p>
          </table:table-cell>
          <table:table-cell table:style-name="ce1" office:value-type="float" office:value="0.00441337764968448" calcext:value-type="float">
            <text:p>0,0044133776</text:p>
          </table:table-cell>
          <table:table-cell table:style-name="ce1" office:value-type="float" office:value="0.041846279961157" calcext:value-type="float">
            <text:p>0,04184628</text:p>
          </table:table-cell>
          <table:table-cell table:style-name="ce1" office:value-type="float" office:value="0.482277154922485" calcext:value-type="float">
            <text:p>0,4822771549</text:p>
          </table:table-cell>
          <table:table-cell table:style-name="ce1" office:value-type="float" office:value="0.482280969619751" calcext:value-type="float">
            <text:p>0,4822809696</text:p>
          </table:table-cell>
          <table:table-cell table:style-name="ce1" office:value-type="float" office:value="0.482280254364014" calcext:value-type="float">
            <text:p>0,4822802544</text:p>
          </table:table-cell>
          <table:table-cell table:style-name="ce1" office:value-type="float" office:value="-0.188304737210274" calcext:value-type="float">
            <text:p>-0,1883047372</text:p>
          </table:table-cell>
          <table:table-cell table:style-name="ce1" office:value-type="float" office:value="4.11082887649536" calcext:value-type="float">
            <text:p>4,1108288765</text:p>
          </table:table-cell>
          <table:table-cell table:style-name="ce1" office:value-type="float" office:value="-0.265105932950973" calcext:value-type="float">
            <text:p>-0,265105933</text:p>
          </table:table-cell>
        </table:table-row>
        <table:table-row table:style-name="ro1">
          <table:table-cell table:style-name="ce1" office:value-type="string" calcext:value-type="string">
            <text:p>1.8624303340911865</text:p>
          </table:table-cell>
          <table:table-cell table:style-name="ce1" office:value-type="string" calcext:value-type="string">
            <text:p>0.015454292297363281</text:p>
          </table:table-cell>
          <table:table-cell table:style-name="ce1" office:value-type="string" calcext:value-type="string">
            <text:p>52.82776927947998</text:p>
          </table:table-cell>
          <table:table-cell table:style-name="ce1" office:value-type="float" office:value="0.0212907212697268" calcext:value-type="float">
            <text:p>0,0212907213</text:p>
          </table:table-cell>
          <table:table-cell table:style-name="ce1" office:value-type="float" office:value="-0.0207298695494961" calcext:value-type="float">
            <text:p>-0,0207298695</text:p>
          </table:table-cell>
          <table:table-cell table:style-name="ce1" office:value-type="float" office:value="0.75759713590881" calcext:value-type="float">
            <text:p>0,7575971359</text:p>
          </table:table-cell>
          <table:table-cell table:style-name="ce1" office:value-type="float" office:value="-0.000812358755831652" calcext:value-type="float">
            <text:p>-0,0008123588</text:p>
          </table:table-cell>
          <table:table-cell table:number-columns-repeated="2" table:style-name="ce1" office:value-type="float" office:value="-0.00460786568611161" calcext:value-type="float">
            <text:p>-0,0046078657</text:p>
          </table:table-cell>
          <table:table-cell table:style-name="ce1" office:value-type="float" office:value="-0.188210844993591" calcext:value-type="float">
            <text:p>-0,188210845</text:p>
          </table:table-cell>
          <table:table-cell table:style-name="ce1" office:value-type="float" office:value="4.10887861251831" calcext:value-type="float">
            <text:p>4,1088786125</text:p>
          </table:table-cell>
          <table:table-cell table:style-name="ce1" office:value-type="float" office:value="-0.241385117173195" calcext:value-type="float">
            <text:p>-0,2413851172</text:p>
          </table:table-cell>
          <table:table-cell table:style-name="ce1" office:value-type="string" calcext:value-type="string">
            <text:p>-0.0008123587558316523</text:p>
          </table:table-cell>
          <table:table-cell table:style-name="ce1" office:value-type="string" calcext:value-type="string">
            <text:p>-0.004607865686111608</text:p>
          </table:table-cell>
          <table:table-cell table:style-name="ce1" office:value-type="string" calcext:value-type="string">
            <text:p>-0.08884058264517347</text:p>
          </table:table-cell>
          <table:table-cell table:style-name="ce1" office:value-type="float" office:value="-0.00575622269689726" calcext:value-type="float">
            <text:p>-0,0057562227</text:p>
          </table:table-cell>
          <table:table-cell table:style-name="ce1" office:value-type="float" office:value="0.00536550567757028" calcext:value-type="float">
            <text:p>0,0053655057</text:p>
          </table:table-cell>
          <table:table-cell table:style-name="ce1" office:value-type="float" office:value="-0.043488623944624" calcext:value-type="float">
            <text:p>-0,0434886239</text:p>
          </table:table-cell>
          <table:table-cell table:style-name="ce1" office:value-type="float" office:value="0.4619660191653" calcext:value-type="float">
            <text:p>0,4619660192</text:p>
          </table:table-cell>
          <table:table-cell table:style-name="ce1" office:value-type="float" office:value="-0.935307416883011" calcext:value-type="float">
            <text:p>-0,935307416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0306494813668927" calcext:value-type="float">
            <text:p>3,06494813668927E-05</text:p>
          </table:table-cell>
          <table:table-cell table:style-name="ce1" office:value-type="float" office:value="0.00127474062838272" calcext:value-type="float">
            <text:p>0,0012747406</text:p>
          </table:table-cell>
          <table:table-cell table:style-name="ce1" office:value-type="float" office:value="0.0259216519780198" calcext:value-type="float">
            <text:p>0,025921652</text:p>
          </table:table-cell>
          <table:table-cell table:style-name="ce1" office:value-type="float" office:value="0.503232002258301" calcext:value-type="float">
            <text:p>0,5032320023</text:p>
          </table:table-cell>
          <table:table-cell table:number-columns-repeated="2" table:style-name="ce1" office:value-type="float" office:value="0.503228187561035" calcext:value-type="float">
            <text:p>0,5032281876</text:p>
          </table:table-cell>
          <table:table-cell table:style-name="ce1" office:value-type="float" office:value="-0.188210844993591" calcext:value-type="float">
            <text:p>-0,188210845</text:p>
          </table:table-cell>
          <table:table-cell table:style-name="ce1" office:value-type="float" office:value="4.10887861251831" calcext:value-type="float">
            <text:p>4,1088786125</text:p>
          </table:table-cell>
          <table:table-cell table:style-name="ce1" office:value-type="float" office:value="-0.241385117173195" calcext:value-type="float">
            <text:p>-0,2413851172</text:p>
          </table:table-cell>
        </table:table-row>
        <table:table-row table:style-name="ro1">
          <table:table-cell table:style-name="ce1" office:value-type="string" calcext:value-type="string">
            <text:p>1.8834211826324463</text:p>
          </table:table-cell>
          <table:table-cell table:style-name="ce1" office:value-type="string" calcext:value-type="string">
            <text:p>0.020990848541259766</text:p>
          </table:table-cell>
          <table:table-cell table:style-name="ce1" office:value-type="string" calcext:value-type="string">
            <text:p>53.34470248222351</text:p>
          </table:table-cell>
          <table:table-cell table:style-name="ce1" office:value-type="float" office:value="0.0213046777823848" calcext:value-type="float">
            <text:p>0,0213046778</text:p>
          </table:table-cell>
          <table:table-cell table:style-name="ce1" office:value-type="float" office:value="-0.0222662758516194" calcext:value-type="float">
            <text:p>-0,0222662759</text:p>
          </table:table-cell>
          <table:table-cell table:style-name="ce1" office:value-type="float" office:value="0.736102563363534" calcext:value-type="float">
            <text:p>0,7361025634</text:p>
          </table:table-cell>
          <table:table-cell table:style-name="ce1" office:value-type="float" office:value="-0.000921786088553835" calcext:value-type="float">
            <text:p>-0,0009217861</text:p>
          </table:table-cell>
          <table:table-cell table:number-columns-repeated="2" table:style-name="ce1" office:value-type="float" office:value="-0.00425123278790856" calcext:value-type="float">
            <text:p>-0,0042512328</text:p>
          </table:table-cell>
          <table:table-cell table:style-name="ce1" office:value-type="float" office:value="-0.188079297542572" calcext:value-type="float">
            <text:p>-0,1880792975</text:p>
          </table:table-cell>
          <table:table-cell table:style-name="ce1" office:value-type="float" office:value="4.10744333267212" calcext:value-type="float">
            <text:p>4,1074433327</text:p>
          </table:table-cell>
          <table:table-cell table:style-name="ce1" office:value-type="float" office:value="-0.217034503817558" calcext:value-type="float">
            <text:p>-0,2170345038</text:p>
          </table:table-cell>
          <table:table-cell table:style-name="ce1" office:value-type="string" calcext:value-type="string">
            <text:p>-0.0009217860885538352</text:p>
          </table:table-cell>
          <table:table-cell table:style-name="ce1" office:value-type="string" calcext:value-type="string">
            <text:p>-0.004251232787908558</text:p>
          </table:table-cell>
          <table:table-cell table:style-name="ce1" office:value-type="string" calcext:value-type="string">
            <text:p>-0.08736879102169072</text:p>
          </table:table-cell>
          <table:table-cell table:style-name="ce1" office:value-type="float" office:value="-0.00574849474282625" calcext:value-type="float">
            <text:p>-0,0057484947</text:p>
          </table:table-cell>
          <table:table-cell table:style-name="ce1" office:value-type="float" office:value="0.00559706477836395" calcext:value-type="float">
            <text:p>0,0055970648</text:p>
          </table:table-cell>
          <table:table-cell table:style-name="ce1" office:value-type="float" office:value="-0.0420989365036105" calcext:value-type="float">
            <text:p>-0,0420989365</text:p>
          </table:table-cell>
          <table:table-cell table:style-name="ce1" office:value-type="float" office:value="0.450954620706101" calcext:value-type="float">
            <text:p>0,4509546207</text:p>
          </table:table-cell>
          <table:table-cell table:style-name="ce1" office:value-type="float" office:value="-0.924585898840036" calcext:value-type="float">
            <text:p>-0,92458589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0553412117455792" calcext:value-type="float">
            <text:p>5,53412117455792E-05</text:p>
          </table:table-cell>
          <table:table-cell table:style-name="ce1" office:value-type="float" office:value="0.00165820560429173" calcext:value-type="float">
            <text:p>0,0016582056</text:p>
          </table:table-cell>
          <table:table-cell table:style-name="ce1" office:value-type="float" office:value="0.0292058192767913" calcext:value-type="float">
            <text:p>0,0292058193</text:p>
          </table:table-cell>
          <table:table-cell table:style-name="ce1" office:value-type="float" office:value="0.517192363739014" calcext:value-type="float">
            <text:p>0,5171923637</text:p>
          </table:table-cell>
          <table:table-cell table:style-name="ce1" office:value-type="float" office:value="0.51720142364502" calcext:value-type="float">
            <text:p>0,5172014236</text:p>
          </table:table-cell>
          <table:table-cell table:style-name="ce1" office:value-type="float" office:value="0.517201662063599" calcext:value-type="float">
            <text:p>0,5172016621</text:p>
          </table:table-cell>
          <table:table-cell table:style-name="ce1" office:value-type="float" office:value="-0.188079297542572" calcext:value-type="float">
            <text:p>-0,1880792975</text:p>
          </table:table-cell>
          <table:table-cell table:style-name="ce1" office:value-type="float" office:value="4.10744333267212" calcext:value-type="float">
            <text:p>4,1074433327</text:p>
          </table:table-cell>
          <table:table-cell table:style-name="ce1" office:value-type="float" office:value="-0.217034503817558" calcext:value-type="float">
            <text:p>-0,2170345038</text:p>
          </table:table-cell>
        </table:table-row>
        <table:table-row table:style-name="ro1">
          <table:table-cell table:style-name="ce1" office:value-type="string" calcext:value-type="string">
            <text:p>1.897761344909668</text:p>
          </table:table-cell>
          <table:table-cell table:style-name="ce1" office:value-type="string" calcext:value-type="string">
            <text:p>0.01434016227722168</text:p>
          </table:table-cell>
          <table:table-cell table:style-name="ce1" office:value-type="string" calcext:value-type="string">
            <text:p>53.850239753723145</text:p>
          </table:table-cell>
          <table:table-cell table:style-name="ce1" office:value-type="float" office:value="0.0210067133813016" calcext:value-type="float">
            <text:p>0,0210067134</text:p>
          </table:table-cell>
          <table:table-cell table:style-name="ce1" office:value-type="float" office:value="-0.0226519132524522" calcext:value-type="float">
            <text:p>-0,0226519133</text:p>
          </table:table-cell>
          <table:table-cell table:style-name="ce1" office:value-type="float" office:value="0.717676534328932" calcext:value-type="float">
            <text:p>0,7176765343</text:p>
          </table:table-cell>
          <table:table-cell table:style-name="ce1" office:value-type="float" office:value="-0.00104300818017137" calcext:value-type="float">
            <text:p>-0,0010430082</text:p>
          </table:table-cell>
          <table:table-cell table:number-columns-repeated="2" table:style-name="ce1" office:value-type="float" office:value="-0.00367868387613971" calcext:value-type="float">
            <text:p>-0,0036786839</text:p>
          </table:table-cell>
          <table:table-cell table:style-name="ce1" office:value-type="float" office:value="-0.188313692808151" calcext:value-type="float">
            <text:p>-0,1883136928</text:p>
          </table:table-cell>
          <table:table-cell table:style-name="ce1" office:value-type="float" office:value="4.1063346862793" calcext:value-type="float">
            <text:p>4,1063346863</text:p>
          </table:table-cell>
          <table:table-cell table:style-name="ce1" office:value-type="float" office:value="-0.196578800678253" calcext:value-type="float">
            <text:p>-0,1965788007</text:p>
          </table:table-cell>
          <table:table-cell table:style-name="ce1" office:value-type="string" calcext:value-type="string">
            <text:p>-0.001043008180171369</text:p>
          </table:table-cell>
          <table:table-cell table:style-name="ce1" office:value-type="string" calcext:value-type="string">
            <text:p>-0.0036786838761397123</text:p>
          </table:table-cell>
          <table:table-cell table:style-name="ce1" office:value-type="string" calcext:value-type="string">
            <text:p>-0.08505821170063028</text:p>
          </table:table-cell>
          <table:table-cell table:style-name="ce1" office:value-type="float" office:value="-0.00575226300124389" calcext:value-type="float">
            <text:p>-0,005752263</text:p>
          </table:table-cell>
          <table:table-cell table:style-name="ce1" office:value-type="float" office:value="0.00601189447993723" calcext:value-type="float">
            <text:p>0,0060118945</text:p>
          </table:table-cell>
          <table:table-cell table:style-name="ce1" office:value-type="float" office:value="-0.0401214358294452" calcext:value-type="float">
            <text:p>-0,0401214358</text:p>
          </table:table-cell>
          <table:table-cell table:style-name="ce1" office:value-type="float" office:value="0.440186953333938" calcext:value-type="float">
            <text:p>0,4401869533</text:p>
          </table:table-cell>
          <table:table-cell table:style-name="ce1" office:value-type="float" office:value="-0.913332476528964" calcext:value-type="float">
            <text:p>-0,913332476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0276140592819655" calcext:value-type="float">
            <text:p>-2,76140592819655E-05</text:p>
          </table:table-cell>
          <table:table-cell table:style-name="ce1" office:value-type="float" office:value="0.00303996825122099" calcext:value-type="float">
            <text:p>0,0030399683</text:p>
          </table:table-cell>
          <table:table-cell table:style-name="ce1" office:value-type="float" office:value="0.0425289651525954" calcext:value-type="float">
            <text:p>0,0425289652</text:p>
          </table:table-cell>
          <table:table-cell table:style-name="ce1" office:value-type="float" office:value="0.505413293838501" calcext:value-type="float">
            <text:p>0,5054132938</text:p>
          </table:table-cell>
          <table:table-cell table:style-name="ce1" office:value-type="float" office:value="0.505402088165283" calcext:value-type="float">
            <text:p>0,5054020882</text:p>
          </table:table-cell>
          <table:table-cell table:style-name="ce1" office:value-type="float" office:value="0.505410194396973" calcext:value-type="float">
            <text:p>0,5054101944</text:p>
          </table:table-cell>
          <table:table-cell table:style-name="ce1" office:value-type="float" office:value="-0.188313692808151" calcext:value-type="float">
            <text:p>-0,1883136928</text:p>
          </table:table-cell>
          <table:table-cell table:style-name="ce1" office:value-type="float" office:value="4.1063346862793" calcext:value-type="float">
            <text:p>4,1063346863</text:p>
          </table:table-cell>
          <table:table-cell table:style-name="ce1" office:value-type="float" office:value="-0.196578800678253" calcext:value-type="float">
            <text:p>-0,1965788007</text:p>
          </table:table-cell>
        </table:table-row>
        <table:table-row table:style-name="ro1">
          <table:table-cell table:style-name="ce1" office:value-type="string" calcext:value-type="string">
            <text:p>1.9129960536956787</text:p>
          </table:table-cell>
          <table:table-cell table:style-name="ce1" office:value-type="string" calcext:value-type="string">
            <text:p>0.015234708786010742</text:p>
          </table:table-cell>
          <table:table-cell table:style-name="ce1" office:value-type="string" calcext:value-type="string">
            <text:p>54.38177490234375</text:p>
          </table:table-cell>
          <table:table-cell table:style-name="ce1" office:value-type="float" office:value="0.0206359378536473" calcext:value-type="float">
            <text:p>0,0206359379</text:p>
          </table:table-cell>
          <table:table-cell table:style-name="ce1" office:value-type="float" office:value="-0.0235414564031763" calcext:value-type="float">
            <text:p>-0,0235414564</text:p>
          </table:table-cell>
          <table:table-cell table:style-name="ce1" office:value-type="float" office:value="0.698957352726548" calcext:value-type="float">
            <text:p>0,6989573527</text:p>
          </table:table-cell>
          <table:table-cell table:style-name="ce1" office:value-type="float" office:value="-0.00106769031062699" calcext:value-type="float">
            <text:p>-0,0010676903</text:p>
          </table:table-cell>
          <table:table-cell table:number-columns-repeated="2" table:style-name="ce1" office:value-type="float" office:value="-0.00350696689072218" calcext:value-type="float">
            <text:p>-0,0035069669</text:p>
          </table:table-cell>
          <table:table-cell table:style-name="ce1" office:value-type="float" office:value="-0.188655376434326" calcext:value-type="float">
            <text:p>-0,1886553764</text:p>
          </table:table-cell>
          <table:table-cell table:style-name="ce1" office:value-type="float" office:value="4.10560607910156" calcext:value-type="float">
            <text:p>4,1056060791</text:p>
          </table:table-cell>
          <table:table-cell table:style-name="ce1" office:value-type="float" office:value="-0.177405208349228" calcext:value-type="float">
            <text:p>-0,1774052083</text:p>
          </table:table-cell>
          <table:table-cell table:style-name="ce1" office:value-type="string" calcext:value-type="string">
            <text:p>-0.0010676903106269866</text:p>
          </table:table-cell>
          <table:table-cell table:style-name="ce1" office:value-type="string" calcext:value-type="string">
            <text:p>-0.0035069668907221807</text:p>
          </table:table-cell>
          <table:table-cell table:style-name="ce1" office:value-type="string" calcext:value-type="string">
            <text:p>-0.0835694014930406</text:p>
          </table:table-cell>
          <table:table-cell table:style-name="ce1" office:value-type="float" office:value="-0.00567181261295142" calcext:value-type="float">
            <text:p>-0,0056718126</text:p>
          </table:table-cell>
          <table:table-cell table:style-name="ce1" office:value-type="float" office:value="0.00611601657816209" calcext:value-type="float">
            <text:p>0,0061160166</text:p>
          </table:table-cell>
          <table:table-cell table:style-name="ce1" office:value-type="float" office:value="-0.0384262411582617" calcext:value-type="float">
            <text:p>-0,0384262412</text:p>
          </table:table-cell>
          <table:table-cell table:style-name="ce1" office:value-type="float" office:value="0.428893287607169" calcext:value-type="float">
            <text:p>0,4288932876</text:p>
          </table:table-cell>
          <table:table-cell table:style-name="ce1" office:value-type="float" office:value="-0.901154256183526" calcext:value-type="float">
            <text:p>-0,901154256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554226849175295" calcext:value-type="float">
            <text:p>0,0005542268</text:p>
          </table:table-cell>
          <table:table-cell table:style-name="ce1" office:value-type="float" office:value="0.000717298973313336" calcext:value-type="float">
            <text:p>0,000717299</text:p>
          </table:table-cell>
          <table:table-cell table:style-name="ce1" office:value-type="float" office:value="0.0342735866088451" calcext:value-type="float">
            <text:p>0,0342735866</text:p>
          </table:table-cell>
          <table:table-cell table:style-name="ce1" office:value-type="float" office:value="0.537621736526489" calcext:value-type="float">
            <text:p>0,5376217365</text:p>
          </table:table-cell>
          <table:table-cell table:style-name="ce1" office:value-type="float" office:value="0.537624359130859" calcext:value-type="float">
            <text:p>0,5376243591</text:p>
          </table:table-cell>
          <table:table-cell table:style-name="ce1" office:value-type="float" office:value="0.537616014480591" calcext:value-type="float">
            <text:p>0,5376160145</text:p>
          </table:table-cell>
          <table:table-cell table:style-name="ce1" office:value-type="float" office:value="-0.188655376434326" calcext:value-type="float">
            <text:p>-0,1886553764</text:p>
          </table:table-cell>
          <table:table-cell table:style-name="ce1" office:value-type="float" office:value="4.10560607910156" calcext:value-type="float">
            <text:p>4,1056060791</text:p>
          </table:table-cell>
          <table:table-cell table:style-name="ce1" office:value-type="float" office:value="-0.177405208349228" calcext:value-type="float">
            <text:p>-0,1774052083</text:p>
          </table:table-cell>
        </table:table-row>
        <table:table-row table:style-name="ro1">
          <table:table-cell table:style-name="ce1" office:value-type="string" calcext:value-type="string">
            <text:p>1.9262340068817139</text:p>
          </table:table-cell>
          <table:table-cell table:style-name="ce1" office:value-type="string" calcext:value-type="string">
            <text:p>0.013237953186035156</text:p>
          </table:table-cell>
          <table:table-cell table:style-name="ce1" office:value-type="string" calcext:value-type="string">
            <text:p>54.91568970680237</text:p>
          </table:table-cell>
          <table:table-cell table:style-name="ce1" office:value-type="float" office:value="0.020247955238849" calcext:value-type="float">
            <text:p>0,0202479552</text:p>
          </table:table-cell>
          <table:table-cell table:style-name="ce1" office:value-type="float" office:value="-0.0238845360732672" calcext:value-type="float">
            <text:p>-0,0238845361</text:p>
          </table:table-cell>
          <table:table-cell table:style-name="ce1" office:value-type="float" office:value="0.687554701610848" calcext:value-type="float">
            <text:p>0,6875547016</text:p>
          </table:table-cell>
          <table:table-cell table:style-name="ce1" office:value-type="float" office:value="-0.00108010866845831" calcext:value-type="float">
            <text:p>-0,0010801087</text:p>
          </table:table-cell>
          <table:table-cell table:number-columns-repeated="2" table:style-name="ce1" office:value-type="float" office:value="-0.00310770961757535" calcext:value-type="float">
            <text:p>-0,0031077096</text:p>
          </table:table-cell>
          <table:table-cell table:style-name="ce1" office:value-type="float" office:value="-0.188800245523453" calcext:value-type="float">
            <text:p>-0,1888002455</text:p>
          </table:table-cell>
          <table:table-cell table:style-name="ce1" office:value-type="float" office:value="4.10482215881348" calcext:value-type="float">
            <text:p>4,1048221588</text:p>
          </table:table-cell>
          <table:table-cell table:style-name="ce1" office:value-type="float" office:value="-0.155542925000191" calcext:value-type="float">
            <text:p>-0,155542925</text:p>
          </table:table-cell>
          <table:table-cell table:style-name="ce1" office:value-type="string" calcext:value-type="string">
            <text:p>-0.0010801086684583113</text:p>
          </table:table-cell>
          <table:table-cell table:style-name="ce1" office:value-type="string" calcext:value-type="string">
            <text:p>-0.003107709617575346</text:p>
          </table:table-cell>
          <table:table-cell table:style-name="ce1" office:value-type="string" calcext:value-type="string">
            <text:p>-0.08181734454880239</text:p>
          </table:table-cell>
          <table:table-cell table:style-name="ce1" office:value-type="float" office:value="-0.00557170322048478" calcext:value-type="float">
            <text:p>-0,0055717032</text:p>
          </table:table-cell>
          <table:table-cell table:style-name="ce1" office:value-type="float" office:value="0.00635619322885759" calcext:value-type="float">
            <text:p>0,0063561932</text:p>
          </table:table-cell>
          <table:table-cell table:style-name="ce1" office:value-type="float" office:value="-0.0367040764508424" calcext:value-type="float">
            <text:p>-0,0367040765</text:p>
          </table:table-cell>
          <table:table-cell table:style-name="ce1" office:value-type="float" office:value="0.418002420170487" calcext:value-type="float">
            <text:p>0,4180024202</text:p>
          </table:table-cell>
          <table:table-cell table:style-name="ce1" office:value-type="float" office:value="-0.888730066987757" calcext:value-type="float">
            <text:p>-0,8887300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702542822305927" calcext:value-type="float">
            <text:p>0,0007025428</text:p>
          </table:table-cell>
          <table:table-cell table:style-name="ce1" office:value-type="float" office:value="0.00168551371615021" calcext:value-type="float">
            <text:p>0,0016855137</text:p>
          </table:table-cell>
          <table:table-cell table:style-name="ce1" office:value-type="float" office:value="0.0354692760816007" calcext:value-type="float">
            <text:p>0,0354692761</text:p>
          </table:table-cell>
          <table:table-cell table:style-name="ce1" office:value-type="float" office:value="0.527762174606323" calcext:value-type="float">
            <text:p>0,5277621746</text:p>
          </table:table-cell>
          <table:table-cell table:style-name="ce1" office:value-type="float" office:value="0.527757883071899" calcext:value-type="float">
            <text:p>0,5277578831</text:p>
          </table:table-cell>
          <table:table-cell table:style-name="ce1" office:value-type="float" office:value="0.52775764465332" calcext:value-type="float">
            <text:p>0,5277576447</text:p>
          </table:table-cell>
          <table:table-cell table:style-name="ce1" office:value-type="float" office:value="-0.188800245523453" calcext:value-type="float">
            <text:p>-0,1888002455</text:p>
          </table:table-cell>
          <table:table-cell table:style-name="ce1" office:value-type="float" office:value="4.10482215881348" calcext:value-type="float">
            <text:p>4,1048221588</text:p>
          </table:table-cell>
          <table:table-cell table:style-name="ce1" office:value-type="float" office:value="-0.155542925000191" calcext:value-type="float">
            <text:p>-0,155542925</text:p>
          </table:table-cell>
        </table:table-row>
        <table:table-row table:style-name="ro1">
          <table:table-cell table:style-name="ce1" office:value-type="string" calcext:value-type="string">
            <text:p>1.9447083473205566</text:p>
          </table:table-cell>
          <table:table-cell table:style-name="ce1" office:value-type="string" calcext:value-type="string">
            <text:p>0.018474340438842773</text:p>
          </table:table-cell>
          <table:table-cell table:style-name="ce1" office:value-type="string" calcext:value-type="string">
            <text:p>55.42884540557861</text:p>
          </table:table-cell>
          <table:table-cell table:style-name="ce1" office:value-type="float" office:value="0.0200643498367159" calcext:value-type="float">
            <text:p>0,0200643498</text:p>
          </table:table-cell>
          <table:table-cell table:style-name="ce1" office:value-type="float" office:value="-0.0243260105597545" calcext:value-type="float">
            <text:p>-0,0243260106</text:p>
          </table:table-cell>
          <table:table-cell table:style-name="ce1" office:value-type="float" office:value="0.671339729685842" calcext:value-type="float">
            <text:p>0,6713397297</text:p>
          </table:table-cell>
          <table:table-cell table:style-name="ce1" office:value-type="float" office:value="-0.00108505159977437" calcext:value-type="float">
            <text:p>-0,0010850516</text:p>
          </table:table-cell>
          <table:table-cell table:number-columns-repeated="2" table:style-name="ce1" office:value-type="float" office:value="-0.00291141813463624" calcext:value-type="float">
            <text:p>-0,0029114181</text:p>
          </table:table-cell>
          <table:table-cell table:style-name="ce1" office:value-type="float" office:value="-0.188798248767853" calcext:value-type="float">
            <text:p>-0,1887982488</text:p>
          </table:table-cell>
          <table:table-cell table:style-name="ce1" office:value-type="float" office:value="4.10373640060425" calcext:value-type="float">
            <text:p>4,1037364006</text:p>
          </table:table-cell>
          <table:table-cell table:style-name="ce1" office:value-type="float" office:value="-0.132880195975304" calcext:value-type="float">
            <text:p>-0,132880196</text:p>
          </table:table-cell>
          <table:table-cell table:style-name="ce1" office:value-type="string" calcext:value-type="string">
            <text:p>-0.0010850515997743702</text:p>
          </table:table-cell>
          <table:table-cell table:style-name="ce1" office:value-type="string" calcext:value-type="string">
            <text:p>-0.002911418134636237</text:p>
          </table:table-cell>
          <table:table-cell table:style-name="ce1" office:value-type="string" calcext:value-type="string">
            <text:p>-0.081099387060576</text:p>
          </table:table-cell>
          <table:table-cell table:style-name="ce1" office:value-type="float" office:value="-0.00546694791448923" calcext:value-type="float">
            <text:p>-0,0054669479</text:p>
          </table:table-cell>
          <table:table-cell table:style-name="ce1" office:value-type="float" office:value="0.00644882473978214" calcext:value-type="float">
            <text:p>0,0064488247</text:p>
          </table:table-cell>
          <table:table-cell table:style-name="ce1" office:value-type="float" office:value="-0.035655032548198" calcext:value-type="float">
            <text:p>-0,0356550325</text:p>
          </table:table-cell>
          <table:table-cell table:style-name="ce1" office:value-type="float" office:value="0.407614692704968" calcext:value-type="float">
            <text:p>0,4076146927</text:p>
          </table:table-cell>
          <table:table-cell table:style-name="ce1" office:value-type="float" office:value="-0.876476496781915" calcext:value-type="float">
            <text:p>-0,876476496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756263065618956" calcext:value-type="float">
            <text:p>0,0007562631</text:p>
          </table:table-cell>
          <table:table-cell table:style-name="ce1" office:value-type="float" office:value="0.000668727449930048" calcext:value-type="float">
            <text:p>0,0006687274</text:p>
          </table:table-cell>
          <table:table-cell table:style-name="ce1" office:value-type="float" office:value="0.0222258195048796" calcext:value-type="float">
            <text:p>0,0222258195</text:p>
          </table:table-cell>
          <table:table-cell table:style-name="ce1" office:value-type="float" office:value="0.513025999069214" calcext:value-type="float">
            <text:p>0,5130259991</text:p>
          </table:table-cell>
          <table:table-cell table:style-name="ce1" office:value-type="float" office:value="0.513033628463745" calcext:value-type="float">
            <text:p>0,5130336285</text:p>
          </table:table-cell>
          <table:table-cell table:style-name="ce1" office:value-type="float" office:value="0.513036251068115" calcext:value-type="float">
            <text:p>0,5130362511</text:p>
          </table:table-cell>
          <table:table-cell table:style-name="ce1" office:value-type="float" office:value="-0.188798248767853" calcext:value-type="float">
            <text:p>-0,1887982488</text:p>
          </table:table-cell>
          <table:table-cell table:style-name="ce1" office:value-type="float" office:value="4.10373640060425" calcext:value-type="float">
            <text:p>4,1037364006</text:p>
          </table:table-cell>
          <table:table-cell table:style-name="ce1" office:value-type="float" office:value="-0.132880195975304" calcext:value-type="float">
            <text:p>-0,132880196</text:p>
          </table:table-cell>
        </table:table-row>
        <table:table-row table:style-name="ro1">
          <table:table-cell table:style-name="ce1" office:value-type="string" calcext:value-type="string">
            <text:p>1.9714853763580322</text:p>
          </table:table-cell>
          <table:table-cell table:style-name="ce1" office:value-type="string" calcext:value-type="string">
            <text:p>0.026777029037475586</text:p>
          </table:table-cell>
          <table:table-cell table:style-name="ce1" office:value-type="string" calcext:value-type="string">
            <text:p>55.910683393478394</text:p>
          </table:table-cell>
          <table:table-cell table:style-name="ce1" office:value-type="float" office:value="0.0198156506277299" calcext:value-type="float">
            <text:p>0,0198156506</text:p>
          </table:table-cell>
          <table:table-cell table:style-name="ce1" office:value-type="float" office:value="-0.0247403954322461" calcext:value-type="float">
            <text:p>-0,0247403954</text:p>
          </table:table-cell>
          <table:table-cell table:style-name="ce1" office:value-type="float" office:value="0.661442699991626" calcext:value-type="float">
            <text:p>0,6614427</text:p>
          </table:table-cell>
          <table:table-cell table:style-name="ce1" office:value-type="float" office:value="-0.00114908257568851" calcext:value-type="float">
            <text:p>-0,0011490826</text:p>
          </table:table-cell>
          <table:table-cell table:number-columns-repeated="2" table:style-name="ce1" office:value-type="float" office:value="-0.00266009688967378" calcext:value-type="float">
            <text:p>-0,0026600969</text:p>
          </table:table-cell>
          <table:table-cell table:style-name="ce1" office:value-type="float" office:value="-0.188933417201042" calcext:value-type="float">
            <text:p>-0,1889334172</text:p>
          </table:table-cell>
          <table:table-cell table:style-name="ce1" office:value-type="float" office:value="4.10238218307495" calcext:value-type="float">
            <text:p>4,1023821831</text:p>
          </table:table-cell>
          <table:table-cell table:style-name="ce1" office:value-type="float" office:value="-0.113351181149483" calcext:value-type="float">
            <text:p>-0,1133511811</text:p>
          </table:table-cell>
          <table:table-cell table:style-name="ce1" office:value-type="string" calcext:value-type="string">
            <text:p>-0.0011490825756885134</text:p>
          </table:table-cell>
          <table:table-cell table:style-name="ce1" office:value-type="string" calcext:value-type="string">
            <text:p>-0.0026600968896737837</text:p>
          </table:table-cell>
          <table:table-cell table:style-name="ce1" office:value-type="string" calcext:value-type="string">
            <text:p>-0.07932214244184625</text:p>
          </table:table-cell>
          <table:table-cell table:style-name="ce1" office:value-type="float" office:value="-0.00541737445591328" calcext:value-type="float">
            <text:p>-0,0054173745</text:p>
          </table:table-cell>
          <table:table-cell table:style-name="ce1" office:value-type="float" office:value="0.00656802285113372" calcext:value-type="float">
            <text:p>0,0065680229</text:p>
          </table:table-cell>
          <table:table-cell table:style-name="ce1" office:value-type="float" office:value="-0.0341632551310975" calcext:value-type="float">
            <text:p>-0,0341632551</text:p>
          </table:table-cell>
          <table:table-cell table:style-name="ce1" office:value-type="float" office:value="0.397944491840814" calcext:value-type="float">
            <text:p>0,3979444918</text:p>
          </table:table-cell>
          <table:table-cell table:style-name="ce1" office:value-type="float" office:value="-0.864752534308514" calcext:value-type="float">
            <text:p>-0,864752534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380956204743011" calcext:value-type="float">
            <text:p>0,0003809562</text:p>
          </table:table-cell>
          <table:table-cell table:style-name="ce1" office:value-type="float" office:value="0.000916013936799763" calcext:value-type="float">
            <text:p>0,0009160139</text:p>
          </table:table-cell>
          <table:table-cell table:style-name="ce1" office:value-type="float" office:value="0.0336445075700494" calcext:value-type="float">
            <text:p>0,0336445076</text:p>
          </table:table-cell>
          <table:table-cell table:style-name="ce1" office:value-type="float" office:value="0.481959342956543" calcext:value-type="float">
            <text:p>0,481959343</text:p>
          </table:table-cell>
          <table:table-cell table:style-name="ce1" office:value-type="float" office:value="0.481951713562012" calcext:value-type="float">
            <text:p>0,4819517136</text:p>
          </table:table-cell>
          <table:table-cell table:style-name="ce1" office:value-type="float" office:value="0.481950044631958" calcext:value-type="float">
            <text:p>0,4819500446</text:p>
          </table:table-cell>
          <table:table-cell table:style-name="ce1" office:value-type="float" office:value="-0.188933417201042" calcext:value-type="float">
            <text:p>-0,1889334172</text:p>
          </table:table-cell>
          <table:table-cell table:style-name="ce1" office:value-type="float" office:value="4.10238218307495" calcext:value-type="float">
            <text:p>4,1023821831</text:p>
          </table:table-cell>
          <table:table-cell table:style-name="ce1" office:value-type="float" office:value="-0.113351181149483" calcext:value-type="float">
            <text:p>-0,1133511811</text:p>
          </table:table-cell>
        </table:table-row>
        <table:table-row table:style-name="ro1">
          <table:table-cell table:style-name="ce1" office:value-type="string" calcext:value-type="string">
            <text:p>1.9858803749084473</text:p>
          </table:table-cell>
          <table:table-cell table:style-name="ce1" office:value-type="string" calcext:value-type="string">
            <text:p>0.014394998550415039</text:p>
          </table:table-cell>
          <table:table-cell table:style-name="ce1" office:value-type="string" calcext:value-type="string">
            <text:p>56.4372763633728</text:p>
          </table:table-cell>
          <table:table-cell table:style-name="ce1" office:value-type="float" office:value="0.0195547630636734" calcext:value-type="float">
            <text:p>0,0195547631</text:p>
          </table:table-cell>
          <table:table-cell table:style-name="ce1" office:value-type="float" office:value="-0.0254005983573913" calcext:value-type="float">
            <text:p>-0,0254005984</text:p>
          </table:table-cell>
          <table:table-cell table:style-name="ce1" office:value-type="float" office:value="0.645665335802384" calcext:value-type="float">
            <text:p>0,6456653358</text:p>
          </table:table-cell>
          <table:table-cell table:style-name="ce1" office:value-type="float" office:value="-0.00119120324049142" calcext:value-type="float">
            <text:p>-0,0011912032</text:p>
          </table:table-cell>
          <table:table-cell table:number-columns-repeated="2" table:style-name="ce1" office:value-type="float" office:value="-0.0024122180126624" calcext:value-type="float">
            <text:p>-0,002412218</text:p>
          </table:table-cell>
          <table:table-cell table:style-name="ce1" office:value-type="float" office:value="-0.188933417201042" calcext:value-type="float">
            <text:p>-0,1889334172</text:p>
          </table:table-cell>
          <table:table-cell table:style-name="ce1" office:value-type="float" office:value="4.10238218307495" calcext:value-type="float">
            <text:p>4,1023821831</text:p>
          </table:table-cell>
          <table:table-cell table:style-name="ce1" office:value-type="float" office:value="-0.113351181149483" calcext:value-type="float">
            <text:p>-0,1133511811</text:p>
          </table:table-cell>
          <table:table-cell table:style-name="ce1" office:value-type="string" calcext:value-type="string">
            <text:p>-0.001191203240491422</text:p>
          </table:table-cell>
          <table:table-cell table:style-name="ce1" office:value-type="string" calcext:value-type="string">
            <text:p>-0.0024122180126623983</text:p>
          </table:table-cell>
          <table:table-cell table:style-name="ce1" office:value-type="string" calcext:value-type="string">
            <text:p>-0.0787831830590515</text:p>
          </table:table-cell>
          <table:table-cell table:style-name="ce1" office:value-type="float" office:value="-0.00535022566948707" calcext:value-type="float">
            <text:p>-0,0053502257</text:p>
          </table:table-cell>
          <table:table-cell table:style-name="ce1" office:value-type="float" office:value="0.00667990676670646" calcext:value-type="float">
            <text:p>0,0066799068</text:p>
          </table:table-cell>
          <table:table-cell table:style-name="ce1" office:value-type="float" office:value="-0.0332527283992296" calcext:value-type="float">
            <text:p>-0,0332527284</text:p>
          </table:table-cell>
          <table:table-cell table:style-name="ce1" office:value-type="float" office:value="0.387502745732368" calcext:value-type="float">
            <text:p>0,3875027457</text:p>
          </table:table-cell>
          <table:table-cell table:style-name="ce1" office:value-type="float" office:value="-0.851715627132296" calcext:value-type="float">
            <text:p>-0,85171562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471964802196526" calcext:value-type="float">
            <text:p>0,0004719648</text:p>
          </table:table-cell>
          <table:table-cell table:style-name="ce1" office:value-type="float" office:value="0.000786386331359782" calcext:value-type="float">
            <text:p>0,0007863863</text:p>
          </table:table-cell>
          <table:table-cell table:style-name="ce1" office:value-type="float" office:value="0.0187818136071249" calcext:value-type="float">
            <text:p>0,0187818136</text:p>
          </table:table-cell>
          <table:table-cell table:style-name="ce1" office:value-type="float" office:value="0.526944398880005" calcext:value-type="float">
            <text:p>0,5269443989</text:p>
          </table:table-cell>
          <table:table-cell table:style-name="ce1" office:value-type="float" office:value="0.526948213577271" calcext:value-type="float">
            <text:p>0,5269482136</text:p>
          </table:table-cell>
          <table:table-cell table:style-name="ce1" office:value-type="float" office:value="0.526947498321533" calcext:value-type="float">
            <text:p>0,5269474983</text:p>
          </table:table-cell>
          <table:table-cell table:style-name="ce1" office:value-type="float" office:value="-0.188933417201042" calcext:value-type="float">
            <text:p>-0,1889334172</text:p>
          </table:table-cell>
          <table:table-cell table:style-name="ce1" office:value-type="float" office:value="4.10238218307495" calcext:value-type="float">
            <text:p>4,1023821831</text:p>
          </table:table-cell>
          <table:table-cell table:style-name="ce1" office:value-type="float" office:value="-0.113351181149483" calcext:value-type="float">
            <text:p>-0,1133511811</text:p>
          </table:table-cell>
        </table:table-row>
        <table:table-row table:style-name="ro1">
          <table:table-cell table:style-name="ce1" office:value-type="string" calcext:value-type="string">
            <text:p>2.021848201751709</text:p>
          </table:table-cell>
          <table:table-cell table:style-name="ce1" office:value-type="string" calcext:value-type="string">
            <text:p>0.03596782684326172</text:p>
          </table:table-cell>
          <table:table-cell table:style-name="ce1" office:value-type="string" calcext:value-type="string">
            <text:p>56.986971616744995</text:p>
          </table:table-cell>
          <table:table-cell table:style-name="ce1" office:value-type="float" office:value="0.0190007143300372" calcext:value-type="float">
            <text:p>0,0190007143</text:p>
          </table:table-cell>
          <table:table-cell table:style-name="ce1" office:value-type="float" office:value="-0.0262833945079488" calcext:value-type="float">
            <text:p>-0,0262833945</text:p>
          </table:table-cell>
          <table:table-cell table:style-name="ce1" office:value-type="float" office:value="0.625157181863432" calcext:value-type="float">
            <text:p>0,6251571819</text:p>
          </table:table-cell>
          <table:table-cell table:style-name="ce1" office:value-type="float" office:value="-0.00123570469733456" calcext:value-type="float">
            <text:p>-0,0012357047</text:p>
          </table:table-cell>
          <table:table-cell table:number-columns-repeated="2" table:style-name="ce1" office:value-type="float" office:value="-0.00207337137729207" calcext:value-type="float">
            <text:p>-0,0020733714</text:p>
          </table:table-cell>
          <table:table-cell table:style-name="ce1" office:value-type="float" office:value="-0.188991665840149" calcext:value-type="float">
            <text:p>-0,1889916658</text:p>
          </table:table-cell>
          <table:table-cell table:style-name="ce1" office:value-type="float" office:value="4.1011438369751" calcext:value-type="float">
            <text:p>4,101143837</text:p>
          </table:table-cell>
          <table:table-cell table:style-name="ce1" office:value-type="float" office:value="-0.0950514823198319" calcext:value-type="float">
            <text:p>-0,0950514823</text:p>
          </table:table-cell>
          <table:table-cell table:style-name="ce1" office:value-type="string" calcext:value-type="string">
            <text:p>-0.0012357046973345551</text:p>
          </table:table-cell>
          <table:table-cell table:style-name="ce1" office:value-type="string" calcext:value-type="string">
            <text:p>-0.0020733713772920653</text:p>
          </table:table-cell>
          <table:table-cell table:style-name="ce1" office:value-type="string" calcext:value-type="string">
            <text:p>-0.07708364109602048</text:p>
          </table:table-cell>
          <table:table-cell table:style-name="ce1" office:value-type="float" office:value="-0.00527978602719183" calcext:value-type="float">
            <text:p>-0,005279786</text:p>
          </table:table-cell>
          <table:table-cell table:style-name="ce1" office:value-type="float" office:value="0.00685816155649566" calcext:value-type="float">
            <text:p>0,0068581616</text:p>
          </table:table-cell>
          <table:table-cell table:style-name="ce1" office:value-type="float" office:value="-0.0318012108938194" calcext:value-type="float">
            <text:p>-0,0318012109</text:p>
          </table:table-cell>
          <table:table-cell table:style-name="ce1" office:value-type="float" office:value="0.376753893001892" calcext:value-type="float">
            <text:p>0,376753893</text:p>
          </table:table-cell>
          <table:table-cell table:style-name="ce1" office:value-type="float" office:value="-0.837753438476746" calcext:value-type="float">
            <text:p>-0,837753438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474617582853096" calcext:value-type="float">
            <text:p>0,0004746176</text:p>
          </table:table-cell>
          <table:table-cell table:style-name="ce1" office:value-type="float" office:value="0.00120106881160946" calcext:value-type="float">
            <text:p>0,0012010688</text:p>
          </table:table-cell>
          <table:table-cell table:style-name="ce1" office:value-type="float" office:value="0.0287027919119553" calcext:value-type="float">
            <text:p>0,0287027919</text:p>
          </table:table-cell>
          <table:table-cell table:number-columns-repeated="2" table:style-name="ce1" office:value-type="float" office:value="0.549679517745972" calcext:value-type="float">
            <text:p>0,5496795177</text:p>
          </table:table-cell>
          <table:table-cell table:style-name="ce1" office:value-type="float" office:value="0.549680471420288" calcext:value-type="float">
            <text:p>0,5496804714</text:p>
          </table:table-cell>
          <table:table-cell table:style-name="ce1" office:value-type="float" office:value="-0.188991665840149" calcext:value-type="float">
            <text:p>-0,1889916658</text:p>
          </table:table-cell>
          <table:table-cell table:style-name="ce1" office:value-type="float" office:value="4.1011438369751" calcext:value-type="float">
            <text:p>4,101143837</text:p>
          </table:table-cell>
          <table:table-cell table:style-name="ce1" office:value-type="float" office:value="-0.0950514823198319" calcext:value-type="float">
            <text:p>-0,0950514823</text:p>
          </table:table-cell>
        </table:table-row>
        <table:table-row table:style-name="ro1">
          <table:table-cell table:style-name="ce1" office:value-type="string" calcext:value-type="string">
            <text:p>2.0380327701568604</text:p>
          </table:table-cell>
          <table:table-cell table:style-name="ce1" office:value-type="string" calcext:value-type="string">
            <text:p>0.016184568405151367</text:p>
          </table:table-cell>
          <table:table-cell table:style-name="ce1" office:value-type="string" calcext:value-type="string">
            <text:p>57.5105402469635</text:p>
          </table:table-cell>
          <table:table-cell table:style-name="ce1" office:value-type="float" office:value="0.0189107117109449" calcext:value-type="float">
            <text:p>0,0189107117</text:p>
          </table:table-cell>
          <table:table-cell table:style-name="ce1" office:value-type="float" office:value="-0.0268627435592705" calcext:value-type="float">
            <text:p>-0,0268627436</text:p>
          </table:table-cell>
          <table:table-cell table:style-name="ce1" office:value-type="float" office:value="0.613375585020324" calcext:value-type="float">
            <text:p>0,613375585</text:p>
          </table:table-cell>
          <table:table-cell table:style-name="ce1" office:value-type="float" office:value="-0.0011768508501199" calcext:value-type="float">
            <text:p>-0,0011768509</text:p>
          </table:table-cell>
          <table:table-cell table:number-columns-repeated="2" table:style-name="ce1" office:value-type="float" office:value="-0.00167463696515738" calcext:value-type="float">
            <text:p>-0,001674637</text:p>
          </table:table-cell>
          <table:table-cell table:style-name="ce1" office:value-type="float" office:value="-0.188905790448189" calcext:value-type="float">
            <text:p>-0,1889057904</text:p>
          </table:table-cell>
          <table:table-cell table:style-name="ce1" office:value-type="float" office:value="4.10025453567505" calcext:value-type="float">
            <text:p>4,1002545357</text:p>
          </table:table-cell>
          <table:table-cell table:style-name="ce1" office:value-type="float" office:value="-0.07399932295084" calcext:value-type="float">
            <text:p>-0,073999323</text:p>
          </table:table-cell>
          <table:table-cell table:style-name="ce1" office:value-type="string" calcext:value-type="string">
            <text:p>-0.0011768508501198963</text:p>
          </table:table-cell>
          <table:table-cell table:style-name="ce1" office:value-type="string" calcext:value-type="string">
            <text:p>-0.0016746369651573826</text:p>
          </table:table-cell>
          <table:table-cell table:style-name="ce1" office:value-type="string" calcext:value-type="string">
            <text:p>-0.07493558522578093</text:p>
          </table:table-cell>
          <table:table-cell table:style-name="ce1" office:value-type="float" office:value="-0.00513019286911003" calcext:value-type="float">
            <text:p>-0,0051301929</text:p>
          </table:table-cell>
          <table:table-cell table:style-name="ce1" office:value-type="float" office:value="0.00709651651714618" calcext:value-type="float">
            <text:p>0,0070965165</text:p>
          </table:table-cell>
          <table:table-cell table:style-name="ce1" office:value-type="float" office:value="-0.0299144607314357" calcext:value-type="float">
            <text:p>-0,0299144607</text:p>
          </table:table-cell>
          <table:table-cell table:style-name="ce1" office:value-type="float" office:value="0.366801959554715" calcext:value-type="float">
            <text:p>0,3668019596</text:p>
          </table:table-cell>
          <table:table-cell table:style-name="ce1" office:value-type="float" office:value="-0.823987026331985" calcext:value-type="float">
            <text:p>-0,823987026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05781673165512" calcext:value-type="float">
            <text:p>0,0010578167</text:p>
          </table:table-cell>
          <table:table-cell table:style-name="ce1" office:value-type="float" office:value="0.00168547034995102" calcext:value-type="float">
            <text:p>0,0016854703</text:p>
          </table:table-cell>
          <table:table-cell table:style-name="ce1" office:value-type="float" office:value="0.0391550202261907" calcext:value-type="float">
            <text:p>0,0391550202</text:p>
          </table:table-cell>
          <table:table-cell table:style-name="ce1" office:value-type="float" office:value="0.523766279220581" calcext:value-type="float">
            <text:p>0,5237662792</text:p>
          </table:table-cell>
          <table:table-cell table:style-name="ce1" office:value-type="float" office:value="0.523768424987793" calcext:value-type="float">
            <text:p>0,523768425</text:p>
          </table:table-cell>
          <table:table-cell table:style-name="ce1" office:value-type="float" office:value="0.523768186569214" calcext:value-type="float">
            <text:p>0,5237681866</text:p>
          </table:table-cell>
          <table:table-cell table:style-name="ce1" office:value-type="float" office:value="-0.188905790448189" calcext:value-type="float">
            <text:p>-0,1889057904</text:p>
          </table:table-cell>
          <table:table-cell table:style-name="ce1" office:value-type="float" office:value="4.10025453567505" calcext:value-type="float">
            <text:p>4,1002545357</text:p>
          </table:table-cell>
          <table:table-cell table:style-name="ce1" office:value-type="float" office:value="-0.07399932295084" calcext:value-type="float">
            <text:p>-0,073999323</text:p>
          </table:table-cell>
        </table:table-row>
        <table:table-row table:style-name="ro1">
          <table:table-cell table:style-name="ce1" office:value-type="string" calcext:value-type="string">
            <text:p>2.053964376449585</text:p>
          </table:table-cell>
          <table:table-cell table:style-name="ce1" office:value-type="string" calcext:value-type="string">
            <text:p>0.01593160629272461</text:p>
          </table:table-cell>
          <table:table-cell table:style-name="ce1" office:value-type="string" calcext:value-type="string">
            <text:p>58.0375018119812</text:p>
          </table:table-cell>
          <table:table-cell table:style-name="ce1" office:value-type="float" office:value="0.0187029099856492" calcext:value-type="float">
            <text:p>0,01870291</text:p>
          </table:table-cell>
          <table:table-cell table:style-name="ce1" office:value-type="float" office:value="-0.0272019569098053" calcext:value-type="float">
            <text:p>-0,0272019569</text:p>
          </table:table-cell>
          <table:table-cell table:style-name="ce1" office:value-type="float" office:value="0.596748658904323" calcext:value-type="float">
            <text:p>0,5967486589</text:p>
          </table:table-cell>
          <table:table-cell table:style-name="ce1" office:value-type="float" office:value="-0.00128298944341784" calcext:value-type="float">
            <text:p>-0,0012829894</text:p>
          </table:table-cell>
          <table:table-cell table:number-columns-repeated="2" table:style-name="ce1" office:value-type="float" office:value="-0.00138272292977355" calcext:value-type="float">
            <text:p>-0,0013827229</text:p>
          </table:table-cell>
          <table:table-cell table:style-name="ce1" office:value-type="float" office:value="-0.188789069652557" calcext:value-type="float">
            <text:p>-0,1887890697</text:p>
          </table:table-cell>
          <table:table-cell table:style-name="ce1" office:value-type="float" office:value="4.09978866577148" calcext:value-type="float">
            <text:p>4,0997886658</text:p>
          </table:table-cell>
          <table:table-cell table:style-name="ce1" office:value-type="float" office:value="-0.0525029711425304" calcext:value-type="float">
            <text:p>-0,0525029711</text:p>
          </table:table-cell>
          <table:table-cell table:style-name="ce1" office:value-type="string" calcext:value-type="string">
            <text:p>-0.0012829894434178424</text:p>
          </table:table-cell>
          <table:table-cell table:style-name="ce1" office:value-type="string" calcext:value-type="string">
            <text:p>-0.001382722929773546</text:p>
          </table:table-cell>
          <table:table-cell table:style-name="ce1" office:value-type="string" calcext:value-type="string">
            <text:p>-0.07427091468235673</text:p>
          </table:table-cell>
          <table:table-cell table:style-name="ce1" office:value-type="float" office:value="-0.00510589216195513" calcext:value-type="float">
            <text:p>-0,0051058922</text:p>
          </table:table-cell>
          <table:table-cell table:style-name="ce1" office:value-type="float" office:value="0.00725294076100302" calcext:value-type="float">
            <text:p>0,0072529408</text:p>
          </table:table-cell>
          <table:table-cell table:style-name="ce1" office:value-type="float" office:value="-0.0288305538218698" calcext:value-type="float">
            <text:p>-0,0288305538</text:p>
          </table:table-cell>
          <table:table-cell table:style-name="ce1" office:value-type="float" office:value="0.35684911309272" calcext:value-type="float">
            <text:p>0,3568491131</text:p>
          </table:table-cell>
          <table:table-cell table:style-name="ce1" office:value-type="float" office:value="-0.80984906317368" calcext:value-type="float">
            <text:p>-0,809849063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171007720191681" calcext:value-type="float">
            <text:p>0,0001710077</text:p>
          </table:table-cell>
          <table:table-cell table:style-name="ce1" office:value-type="float" office:value="0.00110078834006705" calcext:value-type="float">
            <text:p>0,0011007883</text:p>
          </table:table-cell>
          <table:table-cell table:style-name="ce1" office:value-type="float" office:value="0.0223855655805238" calcext:value-type="float">
            <text:p>0,0223855656</text:p>
          </table:table-cell>
          <table:table-cell table:style-name="ce1" office:value-type="float" office:value="0.526307344436646" calcext:value-type="float">
            <text:p>0,5263073444</text:p>
          </table:table-cell>
          <table:table-cell table:style-name="ce1" office:value-type="float" office:value="0.526303768157959" calcext:value-type="float">
            <text:p>0,5263037682</text:p>
          </table:table-cell>
          <table:table-cell table:style-name="ce1" office:value-type="float" office:value="0.526303291320801" calcext:value-type="float">
            <text:p>0,5263032913</text:p>
          </table:table-cell>
          <table:table-cell table:style-name="ce1" office:value-type="float" office:value="-0.188789069652557" calcext:value-type="float">
            <text:p>-0,1887890697</text:p>
          </table:table-cell>
          <table:table-cell table:style-name="ce1" office:value-type="float" office:value="4.09978866577148" calcext:value-type="float">
            <text:p>4,0997886658</text:p>
          </table:table-cell>
          <table:table-cell table:style-name="ce1" office:value-type="float" office:value="-0.0525029711425304" calcext:value-type="float">
            <text:p>-0,0525029711</text:p>
          </table:table-cell>
        </table:table-row>
        <table:table-row table:style-name="ro1">
          <table:table-cell table:style-name="ce1" office:value-type="string" calcext:value-type="string">
            <text:p>2.067373275756836</text:p>
          </table:table-cell>
          <table:table-cell table:style-name="ce1" office:value-type="string" calcext:value-type="string">
            <text:p>0.013408899307250977</text:p>
          </table:table-cell>
          <table:table-cell table:style-name="ce1" office:value-type="string" calcext:value-type="string">
            <text:p>58.56563401222229</text:p>
          </table:table-cell>
          <table:table-cell table:style-name="ce1" office:value-type="float" office:value="0.0185233908475457" calcext:value-type="float">
            <text:p>0,0185233908</text:p>
          </table:table-cell>
          <table:table-cell table:style-name="ce1" office:value-type="float" office:value="-0.0275471466176649" calcext:value-type="float">
            <text:p>-0,0275471466</text:p>
          </table:table-cell>
          <table:table-cell table:style-name="ce1" office:value-type="float" office:value="0.586933767354047" calcext:value-type="float">
            <text:p>0,5869337674</text:p>
          </table:table-cell>
          <table:table-cell table:style-name="ce1" office:value-type="float" office:value="-0.00132659176869117" calcext:value-type="float">
            <text:p>-0,0013265918</text:p>
          </table:table-cell>
          <table:table-cell table:number-columns-repeated="2" table:style-name="ce1" office:value-type="float" office:value="-0.00114976685498214" calcext:value-type="float">
            <text:p>-0,0011497669</text:p>
          </table:table-cell>
          <table:table-cell table:style-name="ce1" office:value-type="float" office:value="-0.189008265733719" calcext:value-type="float">
            <text:p>-0,1890082657</text:p>
          </table:table-cell>
          <table:table-cell table:style-name="ce1" office:value-type="float" office:value="4.09938049316406" calcext:value-type="float">
            <text:p>4,0993804932</text:p>
          </table:table-cell>
          <table:table-cell table:style-name="ce1" office:value-type="float" office:value="-0.0351288020610809" calcext:value-type="float">
            <text:p>-0,0351288021</text:p>
          </table:table-cell>
          <table:table-cell table:style-name="ce1" office:value-type="string" calcext:value-type="string">
            <text:p>-0.0013265917686911732</text:p>
          </table:table-cell>
          <table:table-cell table:style-name="ce1" office:value-type="string" calcext:value-type="string">
            <text:p>-0.0011497668549821445</text:p>
          </table:table-cell>
          <table:table-cell table:style-name="ce1" office:value-type="string" calcext:value-type="string">
            <text:p>-0.07251398372536358</text:p>
          </table:table-cell>
          <table:table-cell table:style-name="ce1" office:value-type="float" office:value="-0.00504978569612528" calcext:value-type="float">
            <text:p>-0,0050497857</text:p>
          </table:table-cell>
          <table:table-cell table:style-name="ce1" office:value-type="float" office:value="0.00734452836564742" calcext:value-type="float">
            <text:p>0,0073445284</text:p>
          </table:table-cell>
          <table:table-cell table:style-name="ce1" office:value-type="float" office:value="-0.0273008766191977" calcext:value-type="float">
            <text:p>-0,0273008766</text:p>
          </table:table-cell>
          <table:table-cell table:style-name="ce1" office:value-type="float" office:value="0.346969403844992" calcext:value-type="float">
            <text:p>0,3469694038</text:p>
          </table:table-cell>
          <table:table-cell table:style-name="ce1" office:value-type="float" office:value="-0.79547974674493" calcext:value-type="float">
            <text:p>-0,79547974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393381714544106" calcext:value-type="float">
            <text:p>0,0003933817</text:p>
          </table:table-cell>
          <table:table-cell table:style-name="ce1" office:value-type="float" office:value="0.000642150723747479" calcext:value-type="float">
            <text:p>0,0006421507</text:p>
          </table:table-cell>
          <table:table-cell table:style-name="ce1" office:value-type="float" office:value="0.0314757157533651" calcext:value-type="float">
            <text:p>0,0314757158</text:p>
          </table:table-cell>
          <table:table-cell table:style-name="ce1" office:value-type="float" office:value="0.528244495391846" calcext:value-type="float">
            <text:p>0,5282444954</text:p>
          </table:table-cell>
          <table:table-cell table:style-name="ce1" office:value-type="float" office:value="0.528245687484741" calcext:value-type="float">
            <text:p>0,5282456875</text:p>
          </table:table-cell>
          <table:table-cell table:style-name="ce1" office:value-type="float" office:value="0.528246164321899" calcext:value-type="float">
            <text:p>0,5282461643</text:p>
          </table:table-cell>
          <table:table-cell table:style-name="ce1" office:value-type="float" office:value="-0.189008265733719" calcext:value-type="float">
            <text:p>-0,1890082657</text:p>
          </table:table-cell>
          <table:table-cell table:style-name="ce1" office:value-type="float" office:value="4.09938049316406" calcext:value-type="float">
            <text:p>4,0993804932</text:p>
          </table:table-cell>
          <table:table-cell table:style-name="ce1" office:value-type="float" office:value="-0.0351288020610809" calcext:value-type="float">
            <text:p>-0,0351288021</text:p>
          </table:table-cell>
        </table:table-row>
        <table:table-row table:style-name="ro1">
          <table:table-cell table:style-name="ce1" office:value-type="string" calcext:value-type="string">
            <text:p>2.0863535404205322</text:p>
          </table:table-cell>
          <table:table-cell table:style-name="ce1" office:value-type="string" calcext:value-type="string">
            <text:p>0.01898026466369629</text:p>
          </table:table-cell>
          <table:table-cell table:style-name="ce1" office:value-type="string" calcext:value-type="string">
            <text:p>59.06003761291504</text:p>
          </table:table-cell>
          <table:table-cell table:style-name="ce1" office:value-type="float" office:value="0.0181384689403111" calcext:value-type="float">
            <text:p>0,0181384689</text:p>
          </table:table-cell>
          <table:table-cell table:style-name="ce1" office:value-type="float" office:value="-0.0278328704312846" calcext:value-type="float">
            <text:p>-0,0278328704</text:p>
          </table:table-cell>
          <table:table-cell table:style-name="ce1" office:value-type="float" office:value="0.572115110026466" calcext:value-type="float">
            <text:p>0,57211511</text:p>
          </table:table-cell>
          <table:table-cell table:style-name="ce1" office:value-type="float" office:value="-0.00137696027675718" calcext:value-type="float">
            <text:p>-0,0013769603</text:p>
          </table:table-cell>
          <table:table-cell table:number-columns-repeated="2" table:style-name="ce1" office:value-type="float" office:value="-0.000909289607943269" calcext:value-type="float">
            <text:p>-0,0009092896</text:p>
          </table:table-cell>
          <table:table-cell table:style-name="ce1" office:value-type="float" office:value="-0.189308777451515" calcext:value-type="float">
            <text:p>-0,1893087775</text:p>
          </table:table-cell>
          <table:table-cell table:style-name="ce1" office:value-type="float" office:value="4.0988941192627" calcext:value-type="float">
            <text:p>4,0988941193</text:p>
          </table:table-cell>
          <table:table-cell table:style-name="ce1" office:value-type="float" office:value="-0.0183239411562681" calcext:value-type="float">
            <text:p>-0,0183239412</text:p>
          </table:table-cell>
          <table:table-cell table:style-name="ce1" office:value-type="string" calcext:value-type="string">
            <text:p>-0.0013769602767571825</text:p>
          </table:table-cell>
          <table:table-cell table:style-name="ce1" office:value-type="string" calcext:value-type="string">
            <text:p>-0.0009092896079432694</text:p>
          </table:table-cell>
          <table:table-cell table:style-name="ce1" office:value-type="string" calcext:value-type="string">
            <text:p>-0.07190174413790182</text:p>
          </table:table-cell>
          <table:table-cell table:style-name="ce1" office:value-type="float" office:value="-0.00500131552883734" calcext:value-type="float">
            <text:p>-0,0050013155</text:p>
          </table:table-cell>
          <table:table-cell table:style-name="ce1" office:value-type="float" office:value="0.00743772958676952" calcext:value-type="float">
            <text:p>0,0074377296</text:p>
          </table:table-cell>
          <table:table-cell table:style-name="ce1" office:value-type="float" office:value="-0.0263979065965723" calcext:value-type="float">
            <text:p>-0,0263979066</text:p>
          </table:table-cell>
          <table:table-cell table:style-name="ce1" office:value-type="float" office:value="0.337808806830701" calcext:value-type="float">
            <text:p>0,3378088068</text:p>
          </table:table-cell>
          <table:table-cell table:style-name="ce1" office:value-type="float" office:value="-0.781856561811201" calcext:value-type="float">
            <text:p>-0,78185656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363000703394906" calcext:value-type="float">
            <text:p>0,0003630007</text:p>
          </table:table-cell>
          <table:table-cell table:style-name="ce1" office:value-type="float" office:value="0.000698000617298754" calcext:value-type="float">
            <text:p>0,0006980006</text:p>
          </table:table-cell>
          <table:table-cell table:style-name="ce1" office:value-type="float" office:value="0.0198464983468202" calcext:value-type="float">
            <text:p>0,0198464983</text:p>
          </table:table-cell>
          <table:table-cell table:style-name="ce1" office:value-type="float" office:value="0.494542121887207" calcext:value-type="float">
            <text:p>0,4945421219</text:p>
          </table:table-cell>
          <table:table-cell table:style-name="ce1" office:value-type="float" office:value="0.494540691375732" calcext:value-type="float">
            <text:p>0,4945406914</text:p>
          </table:table-cell>
          <table:table-cell table:style-name="ce1" office:value-type="float" office:value="0.494540214538574" calcext:value-type="float">
            <text:p>0,4945402145</text:p>
          </table:table-cell>
          <table:table-cell table:style-name="ce1" office:value-type="float" office:value="-0.189308777451515" calcext:value-type="float">
            <text:p>-0,1893087775</text:p>
          </table:table-cell>
          <table:table-cell table:style-name="ce1" office:value-type="float" office:value="4.0988941192627" calcext:value-type="float">
            <text:p>4,0988941193</text:p>
          </table:table-cell>
          <table:table-cell table:style-name="ce1" office:value-type="float" office:value="-0.0183239411562681" calcext:value-type="float">
            <text:p>-0,0183239412</text:p>
          </table:table-cell>
        </table:table-row>
        <table:table-row table:style-name="ro1">
          <table:table-cell table:style-name="ce1" office:value-type="string" calcext:value-type="string">
            <text:p>2.101001024246216</text:p>
          </table:table-cell>
          <table:table-cell table:style-name="ce1" office:value-type="string" calcext:value-type="string">
            <text:p>0.014647483825683594</text:p>
          </table:table-cell>
          <table:table-cell table:style-name="ce1" office:value-type="string" calcext:value-type="string">
            <text:p>59.5959746837616</text:p>
          </table:table-cell>
          <table:table-cell table:style-name="ce1" office:value-type="float" office:value="0.0177451647986244" calcext:value-type="float">
            <text:p>0,0177451648</text:p>
          </table:table-cell>
          <table:table-cell table:style-name="ce1" office:value-type="float" office:value="-0.028391501818134" calcext:value-type="float">
            <text:p>-0,0283915018</text:p>
          </table:table-cell>
          <table:table-cell table:style-name="ce1" office:value-type="float" office:value="0.558483703636829" calcext:value-type="float">
            <text:p>0,5584837036</text:p>
          </table:table-cell>
          <table:table-cell table:style-name="ce1" office:value-type="float" office:value="-0.00136750246678291" calcext:value-type="float">
            <text:p>-0,0013675025</text:p>
          </table:table-cell>
          <table:table-cell table:number-columns-repeated="2" table:style-name="ce1" office:value-type="float" office:value="-0.00067693245115779" calcext:value-type="float">
            <text:p>-0,0006769325</text:p>
          </table:table-cell>
          <table:table-cell table:style-name="ce1" office:value-type="float" office:value="-0.189593061804771" calcext:value-type="float">
            <text:p>-0,1895930618</text:p>
          </table:table-cell>
          <table:table-cell table:style-name="ce1" office:value-type="float" office:value="4.09793996810913" calcext:value-type="float">
            <text:p>4,0979399681</text:p>
          </table:table-cell>
          <table:table-cell table:style-name="ce1" office:value-type="float" office:value="-0.000290587428025901" calcext:value-type="float">
            <text:p>-0,0002905874</text:p>
          </table:table-cell>
          <table:table-cell table:style-name="ce1" office:value-type="string" calcext:value-type="string">
            <text:p>-0.0013675024667829114</text:p>
          </table:table-cell>
          <table:table-cell table:style-name="ce1" office:value-type="string" calcext:value-type="string">
            <text:p>-0.0006769324511577896</text:p>
          </table:table-cell>
          <table:table-cell table:style-name="ce1" office:value-type="string" calcext:value-type="string">
            <text:p>-0.07034360184076496</text:p>
          </table:table-cell>
          <table:table-cell table:style-name="ce1" office:value-type="float" office:value="-0.00489738661388401" calcext:value-type="float">
            <text:p>-0,0048973866</text:p>
          </table:table-cell>
          <table:table-cell table:style-name="ce1" office:value-type="float" office:value="0.00751487501644685" calcext:value-type="float">
            <text:p>0,007514875</text:p>
          </table:table-cell>
          <table:table-cell table:style-name="ce1" office:value-type="float" office:value="-0.0250345901224348" calcext:value-type="float">
            <text:p>-0,0250345901</text:p>
          </table:table-cell>
          <table:table-cell table:style-name="ce1" office:value-type="float" office:value="0.328084061700492" calcext:value-type="float">
            <text:p>0,3280840617</text:p>
          </table:table-cell>
          <table:table-cell table:style-name="ce1" office:value-type="float" office:value="-0.766934254266599" calcext:value-type="float">
            <text:p>-0,766934254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717951366882735" calcext:value-type="float">
            <text:p>0,0007179514</text:p>
          </table:table-cell>
          <table:table-cell table:style-name="ce1" office:value-type="float" office:value="0.000532927890665778" calcext:value-type="float">
            <text:p>0,0005329279</text:p>
          </table:table-cell>
          <table:table-cell table:style-name="ce1" office:value-type="float" office:value="0.0276395312667945" calcext:value-type="float">
            <text:p>0,0276395313</text:p>
          </table:table-cell>
          <table:table-cell table:style-name="ce1" office:value-type="float" office:value="0.536139249801636" calcext:value-type="float">
            <text:p>0,5361392498</text:p>
          </table:table-cell>
          <table:table-cell table:style-name="ce1" office:value-type="float" office:value="0.536139726638794" calcext:value-type="float">
            <text:p>0,5361397266</text:p>
          </table:table-cell>
          <table:table-cell table:style-name="ce1" office:value-type="float" office:value="0.536139965057373" calcext:value-type="float">
            <text:p>0,5361399651</text:p>
          </table:table-cell>
          <table:table-cell table:style-name="ce1" office:value-type="float" office:value="-0.189593061804771" calcext:value-type="float">
            <text:p>-0,1895930618</text:p>
          </table:table-cell>
          <table:table-cell table:style-name="ce1" office:value-type="float" office:value="4.09793996810913" calcext:value-type="float">
            <text:p>4,0979399681</text:p>
          </table:table-cell>
          <table:table-cell table:style-name="ce1" office:value-type="float" office:value="-0.000290587428025901" calcext:value-type="float">
            <text:p>-0,0002905874</text:p>
          </table:table-cell>
        </table:table-row>
        <table:table-row table:style-name="ro1">
          <table:table-cell table:style-name="ce1" office:value-type="string" calcext:value-type="string">
            <text:p>2.115705966949463</text:p>
          </table:table-cell>
          <table:table-cell table:style-name="ce1" office:value-type="string" calcext:value-type="string">
            <text:p>0.01470494270324707</text:p>
          </table:table-cell>
          <table:table-cell table:style-name="ce1" office:value-type="string" calcext:value-type="string">
            <text:p>60.12079310417175</text:p>
          </table:table-cell>
          <table:table-cell table:style-name="ce1" office:value-type="float" office:value="0.0168286986608794" calcext:value-type="float">
            <text:p>0,0168286987</text:p>
          </table:table-cell>
          <table:table-cell table:style-name="ce1" office:value-type="float" office:value="-0.0292178405625573" calcext:value-type="float">
            <text:p>-0,0292178406</text:p>
          </table:table-cell>
          <table:table-cell table:style-name="ce1" office:value-type="float" office:value="0.540955245494843" calcext:value-type="float">
            <text:p>0,5409552455</text:p>
          </table:table-cell>
          <table:table-cell table:style-name="ce1" office:value-type="float" office:value="-0.00136022484814938" calcext:value-type="float">
            <text:p>-0,0013602248</text:p>
          </table:table-cell>
          <table:table-cell table:number-columns-repeated="2" table:style-name="ce1" office:value-type="float" office:value="-0.000352191538128581" calcext:value-type="float">
            <text:p>-0,0003521915</text:p>
          </table:table-cell>
          <table:table-cell table:style-name="ce1" office:value-type="float" office:value="-0.189732223749161" calcext:value-type="float">
            <text:p>-0,1897322237</text:p>
          </table:table-cell>
          <table:table-cell table:style-name="ce1" office:value-type="float" office:value="4.09696102142334" calcext:value-type="float">
            <text:p>4,0969610214</text:p>
          </table:table-cell>
          <table:table-cell table:style-name="ce1" office:value-type="float" office:value="0.0193817857652903" calcext:value-type="float">
            <text:p>0,0193817858</text:p>
          </table:table-cell>
          <table:table-cell table:style-name="ce1" office:value-type="string" calcext:value-type="string">
            <text:p>-0.001360224848149381</text:p>
          </table:table-cell>
          <table:table-cell table:style-name="ce1" office:value-type="string" calcext:value-type="string">
            <text:p>-0.00035219153812858137</text:p>
          </table:table-cell>
          <table:table-cell table:style-name="ce1" office:value-type="string" calcext:value-type="string">
            <text:p>-0.0691317863307111</text:p>
          </table:table-cell>
          <table:table-cell table:style-name="ce1" office:value-type="float" office:value="-0.00479119449562859" calcext:value-type="float">
            <text:p>-0,0047911945</text:p>
          </table:table-cell>
          <table:table-cell table:style-name="ce1" office:value-type="float" office:value="0.00766570549089617" calcext:value-type="float">
            <text:p>0,0076657055</text:p>
          </table:table-cell>
          <table:table-cell table:style-name="ce1" office:value-type="float" office:value="-0.0237805007345882" calcext:value-type="float">
            <text:p>-0,0237805007</text:p>
          </table:table-cell>
          <table:table-cell table:style-name="ce1" office:value-type="float" office:value="0.318762145401538" calcext:value-type="float">
            <text:p>0,3187621454</text:p>
          </table:table-cell>
          <table:table-cell table:style-name="ce1" office:value-type="float" office:value="-0.752019527487969" calcext:value-type="float">
            <text:p>-0,75201952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748692284546264" calcext:value-type="float">
            <text:p>0,0007486923</text:p>
          </table:table-cell>
          <table:table-cell table:style-name="ce1" office:value-type="float" office:value="0.00106340426283399" calcext:value-type="float">
            <text:p>0,0010634043</text:p>
          </table:table-cell>
          <table:table-cell table:style-name="ce1" office:value-type="float" office:value="0.0259485761550858" calcext:value-type="float">
            <text:p>0,0259485762</text:p>
          </table:table-cell>
          <table:table-cell table:style-name="ce1" office:value-type="float" office:value="0.525321483612061" calcext:value-type="float">
            <text:p>0,5253214836</text:p>
          </table:table-cell>
          <table:table-cell table:style-name="ce1" office:value-type="float" office:value="0.525323629379272" calcext:value-type="float">
            <text:p>0,5253236294</text:p>
          </table:table-cell>
          <table:table-cell table:style-name="ce1" office:value-type="float" office:value="0.525323867797852" calcext:value-type="float">
            <text:p>0,5253238678</text:p>
          </table:table-cell>
          <table:table-cell table:style-name="ce1" office:value-type="float" office:value="-0.189732223749161" calcext:value-type="float">
            <text:p>-0,1897322237</text:p>
          </table:table-cell>
          <table:table-cell table:style-name="ce1" office:value-type="float" office:value="4.09696102142334" calcext:value-type="float">
            <text:p>4,0969610214</text:p>
          </table:table-cell>
          <table:table-cell table:style-name="ce1" office:value-type="float" office:value="0.0193817857652903" calcext:value-type="float">
            <text:p>0,0193817858</text:p>
          </table:table-cell>
        </table:table-row>
        <table:table-row table:style-name="ro1">
          <table:table-cell table:style-name="ce1" office:value-type="string" calcext:value-type="string">
            <text:p>2.132082462310791</text:p>
          </table:table-cell>
          <table:table-cell table:style-name="ce1" office:value-type="string" calcext:value-type="string">
            <text:p>0.016376495361328125</text:p>
          </table:table-cell>
          <table:table-cell table:style-name="ce1" office:value-type="string" calcext:value-type="string">
            <text:p>60.66880393028259</text:p>
          </table:table-cell>
          <table:table-cell table:style-name="ce1" office:value-type="float" office:value="0.0160469476415281" calcext:value-type="float">
            <text:p>0,0160469476</text:p>
          </table:table-cell>
          <table:table-cell table:style-name="ce1" office:value-type="float" office:value="-0.0295207082936368" calcext:value-type="float">
            <text:p>-0,0295207083</text:p>
          </table:table-cell>
          <table:table-cell table:style-name="ce1" office:value-type="float" office:value="0.527665634950002" calcext:value-type="float">
            <text:p>0,527665635</text:p>
          </table:table-cell>
          <table:table-cell table:style-name="ce1" office:value-type="float" office:value="-0.00118757783698218" calcext:value-type="float">
            <text:p>-0,0011875778</text:p>
          </table:table-cell>
          <table:table-cell table:number-columns-repeated="2" table:style-name="ce1" office:value-type="float" office:value="0.0000552107167640415" calcext:value-type="float">
            <text:p>5,52107167640415E-05</text:p>
          </table:table-cell>
          <table:table-cell table:style-name="ce1" office:value-type="float" office:value="-0.190126299858093" calcext:value-type="float">
            <text:p>-0,1901262999</text:p>
          </table:table-cell>
          <table:table-cell table:style-name="ce1" office:value-type="float" office:value="4.09581518173218" calcext:value-type="float">
            <text:p>4,0958151817</text:p>
          </table:table-cell>
          <table:table-cell table:style-name="ce1" office:value-type="float" office:value="0.0352575108408928" calcext:value-type="float">
            <text:p>0,0352575108</text:p>
          </table:table-cell>
          <table:table-cell table:style-name="ce1" office:value-type="string" calcext:value-type="string">
            <text:p>-0.0011875778369821776</text:p>
          </table:table-cell>
          <table:table-cell table:style-name="ce1" office:value-type="string" calcext:value-type="string">
            <text:p>5.521071676404151e-05</text:p>
          </table:table-cell>
          <table:table-cell table:style-name="ce1" office:value-type="string" calcext:value-type="string">
            <text:p>-0.06737409023590765</text:p>
          </table:table-cell>
          <table:table-cell table:style-name="ce1" office:value-type="float" office:value="-0.00454374863843744" calcext:value-type="float">
            <text:p>-0,0045437486</text:p>
          </table:table-cell>
          <table:table-cell table:style-name="ce1" office:value-type="float" office:value="0.00788881695189048" calcext:value-type="float">
            <text:p>0,007888817</text:p>
          </table:table-cell>
          <table:table-cell table:style-name="ce1" office:value-type="float" office:value="-0.0221678825855255" calcext:value-type="float">
            <text:p>-0,0221678826</text:p>
          </table:table-cell>
          <table:table-cell table:style-name="ce1" office:value-type="float" office:value="0.309471784159533" calcext:value-type="float">
            <text:p>0,3094717842</text:p>
          </table:table-cell>
          <table:table-cell table:style-name="ce1" office:value-type="float" office:value="-0.735889850114364" calcext:value-type="float">
            <text:p>-0,735889850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66010040549102" calcext:value-type="float">
            <text:p>0,0016601004</text:p>
          </table:table-cell>
          <table:table-cell table:style-name="ce1" office:value-type="float" office:value="0.0014968578184171" calcext:value-type="float">
            <text:p>0,0014968578</text:p>
          </table:table-cell>
          <table:table-cell table:style-name="ce1" office:value-type="float" office:value="0.0317516939847146" calcext:value-type="float">
            <text:p>0,031751694</text:p>
          </table:table-cell>
          <table:table-cell table:style-name="ce1" office:value-type="float" office:value="0.552054643630981" calcext:value-type="float">
            <text:p>0,5520546436</text:p>
          </table:table-cell>
          <table:table-cell table:style-name="ce1" office:value-type="float" office:value="0.552048921585083" calcext:value-type="float">
            <text:p>0,5520489216</text:p>
          </table:table-cell>
          <table:table-cell table:style-name="ce1" office:value-type="float" office:value="0.552047967910767" calcext:value-type="float">
            <text:p>0,5520479679</text:p>
          </table:table-cell>
          <table:table-cell table:style-name="ce1" office:value-type="float" office:value="-0.190126299858093" calcext:value-type="float">
            <text:p>-0,1901262999</text:p>
          </table:table-cell>
          <table:table-cell table:style-name="ce1" office:value-type="float" office:value="4.09581518173218" calcext:value-type="float">
            <text:p>4,0958151817</text:p>
          </table:table-cell>
          <table:table-cell table:style-name="ce1" office:value-type="float" office:value="0.0352575108408928" calcext:value-type="float">
            <text:p>0,0352575108</text:p>
          </table:table-cell>
        </table:table-row>
        <table:table-row table:style-name="ro1">
          <table:table-cell table:style-name="ce1" office:value-type="string" calcext:value-type="string">
            <text:p>2.1457161903381348</text:p>
          </table:table-cell>
          <table:table-cell table:style-name="ce1" office:value-type="string" calcext:value-type="string">
            <text:p>0.01363372802734375</text:p>
          </table:table-cell>
          <table:table-cell table:style-name="ce1" office:value-type="string" calcext:value-type="string">
            <text:p>61.18330979347229</text:p>
          </table:table-cell>
          <table:table-cell table:style-name="ce1" office:value-type="float" office:value="0.0149232807783352" calcext:value-type="float">
            <text:p>0,0149232808</text:p>
          </table:table-cell>
          <table:table-cell table:style-name="ce1" office:value-type="float" office:value="-0.0301218110784877" calcext:value-type="float">
            <text:p>-0,0301218111</text:p>
          </table:table-cell>
          <table:table-cell table:style-name="ce1" office:value-type="float" office:value="0.509183842458843" calcext:value-type="float">
            <text:p>0,5091838425</text:p>
          </table:table-cell>
          <table:table-cell table:style-name="ce1" office:value-type="float" office:value="-0.00106739819013854" calcext:value-type="float">
            <text:p>-0,0010673982</text:p>
          </table:table-cell>
          <table:table-cell table:number-columns-repeated="2" table:style-name="ce1" office:value-type="float" office:value="0.000273578906734128" calcext:value-type="float">
            <text:p>0,0002735789</text:p>
          </table:table-cell>
          <table:table-cell table:style-name="ce1" office:value-type="float" office:value="-0.190500512719154" calcext:value-type="float">
            <text:p>-0,1905005127</text:p>
          </table:table-cell>
          <table:table-cell table:style-name="ce1" office:value-type="float" office:value="4.09506940841675" calcext:value-type="float">
            <text:p>4,0950694084</text:p>
          </table:table-cell>
          <table:table-cell table:style-name="ce1" office:value-type="float" office:value="0.0514414384961128" calcext:value-type="float">
            <text:p>0,0514414385</text:p>
          </table:table-cell>
          <table:table-cell table:style-name="ce1" office:value-type="string" calcext:value-type="string">
            <text:p>-0.0010673981901385395</text:p>
          </table:table-cell>
          <table:table-cell table:style-name="ce1" office:value-type="string" calcext:value-type="string">
            <text:p>0.00027357890673412833</text:p>
          </table:table-cell>
          <table:table-cell table:style-name="ce1" office:value-type="string" calcext:value-type="string">
            <text:p>-0.06629325382017477</text:p>
          </table:table-cell>
          <table:table-cell table:style-name="ce1" office:value-type="float" office:value="-0.0043326758632126" calcext:value-type="float">
            <text:p>-0,0043326759</text:p>
          </table:table-cell>
          <table:table-cell table:style-name="ce1" office:value-type="float" office:value="0.00797059123928193" calcext:value-type="float">
            <text:p>0,0079705912</text:p>
          </table:table-cell>
          <table:table-cell table:style-name="ce1" office:value-type="float" office:value="-0.0209452384154002" calcext:value-type="float">
            <text:p>-0,0209452384</text:p>
          </table:table-cell>
          <table:table-cell table:style-name="ce1" office:value-type="float" office:value="0.301294880653828" calcext:value-type="float">
            <text:p>0,3012948807</text:p>
          </table:table-cell>
          <table:table-cell table:style-name="ce1" office:value-type="float" office:value="-0.720846704701455" calcext:value-type="float">
            <text:p>-0,720846704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53416481770735" calcext:value-type="float">
            <text:p>0,0015341648</text:p>
          </table:table-cell>
          <table:table-cell table:style-name="ce1" office:value-type="float" office:value="0.000594348435472793" calcext:value-type="float">
            <text:p>0,0005943484</text:p>
          </table:table-cell>
          <table:table-cell table:style-name="ce1" office:value-type="float" office:value="0.0260793838090167" calcext:value-type="float">
            <text:p>0,0260793838</text:p>
          </table:table-cell>
          <table:table-cell table:style-name="ce1" office:value-type="float" office:value="0.50956130027771" calcext:value-type="float">
            <text:p>0,5095613003</text:p>
          </table:table-cell>
          <table:table-cell table:style-name="ce1" office:value-type="float" office:value="0.509579420089722" calcext:value-type="float">
            <text:p>0,5095794201</text:p>
          </table:table-cell>
          <table:table-cell table:style-name="ce1" office:value-type="float" office:value="0.509582996368408" calcext:value-type="float">
            <text:p>0,5095829964</text:p>
          </table:table-cell>
          <table:table-cell table:style-name="ce1" office:value-type="float" office:value="-0.190500512719154" calcext:value-type="float">
            <text:p>-0,1905005127</text:p>
          </table:table-cell>
          <table:table-cell table:style-name="ce1" office:value-type="float" office:value="4.09506940841675" calcext:value-type="float">
            <text:p>4,0950694084</text:p>
          </table:table-cell>
          <table:table-cell table:style-name="ce1" office:value-type="float" office:value="0.0514414384961128" calcext:value-type="float">
            <text:p>0,0514414385</text:p>
          </table:table-cell>
        </table:table-row>
        <table:table-row table:style-name="ro1">
          <table:table-cell table:style-name="ce1" office:value-type="string" calcext:value-type="string">
            <text:p>2.1619317531585693</text:p>
          </table:table-cell>
          <table:table-cell table:style-name="ce1" office:value-type="string" calcext:value-type="string">
            <text:p>0.01621556282043457</text:p>
          </table:table-cell>
          <table:table-cell table:style-name="ce1" office:value-type="string" calcext:value-type="string">
            <text:p>61.68305993080139</text:p>
          </table:table-cell>
          <table:table-cell table:style-name="ce1" office:value-type="float" office:value="0.0139859981660984" calcext:value-type="float">
            <text:p>0,0139859982</text:p>
          </table:table-cell>
          <table:table-cell table:style-name="ce1" office:value-type="float" office:value="-0.0301322499405087" calcext:value-type="float">
            <text:p>-0,0301322499</text:p>
          </table:table-cell>
          <table:table-cell table:style-name="ce1" office:value-type="float" office:value="0.497129786897589" calcext:value-type="float">
            <text:p>0,4971297869</text:p>
          </table:table-cell>
          <table:table-cell table:style-name="ce1" office:value-type="float" office:value="-0.000824514586604685" calcext:value-type="float">
            <text:p>-0,0008245146</text:p>
          </table:table-cell>
          <table:table-cell table:number-columns-repeated="2" table:style-name="ce1" office:value-type="float" office:value="0.000613365635992991" calcext:value-type="float">
            <text:p>0,0006133656</text:p>
          </table:table-cell>
          <table:table-cell table:style-name="ce1" office:value-type="float" office:value="-0.190858826041222" calcext:value-type="float">
            <text:p>-0,190858826</text:p>
          </table:table-cell>
          <table:table-cell table:style-name="ce1" office:value-type="float" office:value="4.09478235244751" calcext:value-type="float">
            <text:p>4,0947823524</text:p>
          </table:table-cell>
          <table:table-cell table:style-name="ce1" office:value-type="float" office:value="0.0688853561878204" calcext:value-type="float">
            <text:p>0,0688853562</text:p>
          </table:table-cell>
          <table:table-cell table:style-name="ce1" office:value-type="string" calcext:value-type="string">
            <text:p>-0.0008245145866046851</text:p>
          </table:table-cell>
          <table:table-cell table:style-name="ce1" office:value-type="string" calcext:value-type="string">
            <text:p>0.0006133656359929914</text:p>
          </table:table-cell>
          <table:table-cell table:style-name="ce1" office:value-type="string" calcext:value-type="string">
            <text:p>-0.06432027937026207</text:p>
          </table:table-cell>
          <table:table-cell table:style-name="ce1" office:value-type="float" office:value="-0.00402928581015052" calcext:value-type="float">
            <text:p>-0,0040292858</text:p>
          </table:table-cell>
          <table:table-cell table:style-name="ce1" office:value-type="float" office:value="0.00813288899119167" calcext:value-type="float">
            <text:p>0,008132889</text:p>
          </table:table-cell>
          <table:table-cell table:style-name="ce1" office:value-type="float" office:value="-0.0192449135062135" calcext:value-type="float">
            <text:p>-0,0192449135</text:p>
          </table:table-cell>
          <table:table-cell table:style-name="ce1" office:value-type="float" office:value="0.29383735685608" calcext:value-type="float">
            <text:p>0,2938373569</text:p>
          </table:table-cell>
          <table:table-cell table:style-name="ce1" office:value-type="float" office:value="-0.705794560713476" calcext:value-type="float">
            <text:p>-0,70579456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24857426613965" calcext:value-type="float">
            <text:p>0,0022485743</text:p>
          </table:table-cell>
          <table:table-cell table:style-name="ce1" office:value-type="float" office:value="0.00120290534946328" calcext:value-type="float">
            <text:p>0,0012029053</text:p>
          </table:table-cell>
          <table:table-cell table:style-name="ce1" office:value-type="float" office:value="0.0369853654380586" calcext:value-type="float">
            <text:p>0,0369853654</text:p>
          </table:table-cell>
          <table:table-cell table:style-name="ce1" office:value-type="float" office:value="0.49972414970398" calcext:value-type="float">
            <text:p>0,4997241497</text:p>
          </table:table-cell>
          <table:table-cell table:style-name="ce1" office:value-type="float" office:value="0.499709129333496" calcext:value-type="float">
            <text:p>0,4997091293</text:p>
          </table:table-cell>
          <table:table-cell table:style-name="ce1" office:value-type="float" office:value="0.49970555305481" calcext:value-type="float">
            <text:p>0,4997055531</text:p>
          </table:table-cell>
          <table:table-cell table:style-name="ce1" office:value-type="float" office:value="-0.190858826041222" calcext:value-type="float">
            <text:p>-0,190858826</text:p>
          </table:table-cell>
          <table:table-cell table:style-name="ce1" office:value-type="float" office:value="4.09478235244751" calcext:value-type="float">
            <text:p>4,0947823524</text:p>
          </table:table-cell>
          <table:table-cell table:style-name="ce1" office:value-type="float" office:value="0.0688853561878204" calcext:value-type="float">
            <text:p>0,0688853562</text:p>
          </table:table-cell>
        </table:table-row>
        <table:table-row table:style-name="ro1">
          <table:table-cell table:style-name="ce1" office:value-type="string" calcext:value-type="string">
            <text:p>2.1803059577941895</text:p>
          </table:table-cell>
          <table:table-cell table:style-name="ce1" office:value-type="string" calcext:value-type="string">
            <text:p>0.018374204635620117</text:p>
          </table:table-cell>
          <table:table-cell table:style-name="ce1" office:value-type="string" calcext:value-type="string">
            <text:p>62.250829458236694</text:p>
          </table:table-cell>
          <table:table-cell table:style-name="ce1" office:value-type="float" office:value="0.0130233389036557" calcext:value-type="float">
            <text:p>0,0130233389</text:p>
          </table:table-cell>
          <table:table-cell table:style-name="ce1" office:value-type="float" office:value="-0.0301249375635827" calcext:value-type="float">
            <text:p>-0,0301249376</text:p>
          </table:table-cell>
          <table:table-cell table:style-name="ce1" office:value-type="float" office:value="0.485066254197815" calcext:value-type="float">
            <text:p>0,4850662542</text:p>
          </table:table-cell>
          <table:table-cell table:style-name="ce1" office:value-type="float" office:value="-0.000672541530557614" calcext:value-type="float">
            <text:p>-0,0006725415</text:p>
          </table:table-cell>
          <table:table-cell table:number-columns-repeated="2" table:style-name="ce1" office:value-type="float" office:value="0.0007672467512174" calcext:value-type="float">
            <text:p>0,0007672468</text:p>
          </table:table-cell>
          <table:table-cell table:style-name="ce1" office:value-type="float" office:value="-0.191219061613083" calcext:value-type="float">
            <text:p>-0,1912190616</text:p>
          </table:table-cell>
          <table:table-cell table:style-name="ce1" office:value-type="float" office:value="4.09494113922119" calcext:value-type="float">
            <text:p>4,0949411392</text:p>
          </table:table-cell>
          <table:table-cell table:style-name="ce1" office:value-type="float" office:value="0.0874834433197975" calcext:value-type="float">
            <text:p>0,0874834433</text:p>
          </table:table-cell>
          <table:table-cell table:style-name="ce1" office:value-type="string" calcext:value-type="string">
            <text:p>-0.0006725415305576135</text:p>
          </table:table-cell>
          <table:table-cell table:style-name="ce1" office:value-type="string" calcext:value-type="string">
            <text:p>0.0007672467512174002</text:p>
          </table:table-cell>
          <table:table-cell table:style-name="ce1" office:value-type="string" calcext:value-type="string">
            <text:p>-0.06360514159377699</text:p>
          </table:table-cell>
          <table:table-cell table:style-name="ce1" office:value-type="float" office:value="-0.00377621950484657" calcext:value-type="float">
            <text:p>-0,0037762195</text:p>
          </table:table-cell>
          <table:table-cell table:style-name="ce1" office:value-type="float" office:value="0.00813570748393734" calcext:value-type="float">
            <text:p>0,0081357075</text:p>
          </table:table-cell>
          <table:table-cell table:style-name="ce1" office:value-type="float" office:value="-0.0181359403945782" calcext:value-type="float">
            <text:p>-0,0181359404</text:p>
          </table:table-cell>
          <table:table-cell table:style-name="ce1" office:value-type="float" office:value="0.285897333571838" calcext:value-type="float">
            <text:p>0,2858973336</text:p>
          </table:table-cell>
          <table:table-cell table:style-name="ce1" office:value-type="float" office:value="-0.688687587146923" calcext:value-type="float">
            <text:p>-0,68868758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65098166926992" calcext:value-type="float">
            <text:p>0,0016509817</text:p>
          </table:table-cell>
          <table:table-cell table:style-name="ce1" office:value-type="float" office:value="0.0000183870278566624" calcext:value-type="float">
            <text:p>0,000018387</text:p>
          </table:table-cell>
          <table:table-cell table:style-name="ce1" office:value-type="float" office:value="0.0212319520320465" calcext:value-type="float">
            <text:p>0,021231952</text:p>
          </table:table-cell>
          <table:table-cell table:style-name="ce1" office:value-type="float" office:value="0.567712306976318" calcext:value-type="float">
            <text:p>0,567712307</text:p>
          </table:table-cell>
          <table:table-cell table:style-name="ce1" office:value-type="float" office:value="0.567729711532593" calcext:value-type="float">
            <text:p>0,5677297115</text:p>
          </table:table-cell>
          <table:table-cell table:style-name="ce1" office:value-type="float" office:value="0.567731857299805" calcext:value-type="float">
            <text:p>0,5677318573</text:p>
          </table:table-cell>
          <table:table-cell table:style-name="ce1" office:value-type="float" office:value="-0.191219061613083" calcext:value-type="float">
            <text:p>-0,1912190616</text:p>
          </table:table-cell>
          <table:table-cell table:style-name="ce1" office:value-type="float" office:value="4.09494113922119" calcext:value-type="float">
            <text:p>4,0949411392</text:p>
          </table:table-cell>
          <table:table-cell table:style-name="ce1" office:value-type="float" office:value="0.0874834433197975" calcext:value-type="float">
            <text:p>0,0874834433</text:p>
          </table:table-cell>
        </table:table-row>
        <table:table-row table:style-name="ro1">
          <table:table-cell table:style-name="ce1" office:value-type="string" calcext:value-type="string">
            <text:p>2.196789264678955</text:p>
          </table:table-cell>
          <table:table-cell table:style-name="ce1" office:value-type="string" calcext:value-type="string">
            <text:p>0.016483306884765625</text:p>
          </table:table-cell>
          <table:table-cell table:style-name="ce1" office:value-type="string" calcext:value-type="string">
            <text:p>62.74475121498108</text:p>
          </table:table-cell>
          <table:table-cell table:style-name="ce1" office:value-type="float" office:value="0.0117447013524074" calcext:value-type="float">
            <text:p>0,0117447014</text:p>
          </table:table-cell>
          <table:table-cell table:style-name="ce1" office:value-type="float" office:value="-0.0300464218390393" calcext:value-type="float">
            <text:p>-0,0300464218</text:p>
          </table:table-cell>
          <table:table-cell table:style-name="ce1" office:value-type="float" office:value="0.47439627919668" calcext:value-type="float">
            <text:p>0,4743962792</text:p>
          </table:table-cell>
          <table:table-cell table:style-name="ce1" office:value-type="float" office:value="-0.000473633969832863" calcext:value-type="float">
            <text:p>-0,000473634</text:p>
          </table:table-cell>
          <table:table-cell table:number-columns-repeated="2" table:style-name="ce1" office:value-type="float" office:value="0.000923881947480968" calcext:value-type="float">
            <text:p>0,0009238819</text:p>
          </table:table-cell>
          <table:table-cell table:style-name="ce1" office:value-type="float" office:value="-0.191219061613083" calcext:value-type="float">
            <text:p>-0,1912190616</text:p>
          </table:table-cell>
          <table:table-cell table:style-name="ce1" office:value-type="float" office:value="4.09494113922119" calcext:value-type="float">
            <text:p>4,0949411392</text:p>
          </table:table-cell>
          <table:table-cell table:style-name="ce1" office:value-type="float" office:value="0.0874834433197975" calcext:value-type="float">
            <text:p>0,0874834433</text:p>
          </table:table-cell>
          <table:table-cell table:style-name="ce1" office:value-type="string" calcext:value-type="string">
            <text:p>-0.000473633969832863</text:p>
          </table:table-cell>
          <table:table-cell table:style-name="ce1" office:value-type="string" calcext:value-type="string">
            <text:p>0.0009238819474809683</text:p>
          </table:table-cell>
          <table:table-cell table:style-name="ce1" office:value-type="string" calcext:value-type="string">
            <text:p>-0.06241662659460616</text:p>
          </table:table-cell>
          <table:table-cell table:style-name="ce1" office:value-type="float" office:value="-0.00351630150398705" calcext:value-type="float">
            <text:p>-0,0035163015</text:p>
          </table:table-cell>
          <table:table-cell table:style-name="ce1" office:value-type="float" office:value="0.00813373314216733" calcext:value-type="float">
            <text:p>0,0081337331</text:p>
          </table:table-cell>
          <table:table-cell table:style-name="ce1" office:value-type="float" office:value="-0.017026095386199" calcext:value-type="float">
            <text:p>-0,0170260954</text:p>
          </table:table-cell>
          <table:table-cell table:style-name="ce1" office:value-type="float" office:value="0.279452663938541" calcext:value-type="float">
            <text:p>0,2794526639</text:p>
          </table:table-cell>
          <table:table-cell table:style-name="ce1" office:value-type="float" office:value="-0.673780580218532" calcext:value-type="float">
            <text:p>-0,673780580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94533444488142" calcext:value-type="float">
            <text:p>0,0019453344</text:p>
          </table:table-cell>
          <table:table-cell table:style-name="ce1" office:value-type="float" office:value="-0.0000147772721509207" calcext:value-type="float">
            <text:p>-1,47772721509207E-05</text:p>
          </table:table-cell>
          <table:table-cell table:style-name="ce1" office:value-type="float" office:value="0.024378751663714" calcext:value-type="float">
            <text:p>0,0243787517</text:p>
          </table:table-cell>
          <table:table-cell table:style-name="ce1" office:value-type="float" office:value="0.494855403900147" calcext:value-type="float">
            <text:p>0,4948554039</text:p>
          </table:table-cell>
          <table:table-cell table:style-name="ce1" office:value-type="float" office:value="0.494839429855347" calcext:value-type="float">
            <text:p>0,4948394299</text:p>
          </table:table-cell>
          <table:table-cell table:style-name="ce1" office:value-type="float" office:value="0.494837999343872" calcext:value-type="float">
            <text:p>0,4948379993</text:p>
          </table:table-cell>
          <table:table-cell table:style-name="ce1" office:value-type="float" office:value="-0.191219061613083" calcext:value-type="float">
            <text:p>-0,1912190616</text:p>
          </table:table-cell>
          <table:table-cell table:style-name="ce1" office:value-type="float" office:value="4.09494113922119" calcext:value-type="float">
            <text:p>4,0949411392</text:p>
          </table:table-cell>
          <table:table-cell table:style-name="ce1" office:value-type="float" office:value="0.0874834433197975" calcext:value-type="float">
            <text:p>0,0874834433</text:p>
          </table:table-cell>
        </table:table-row>
        <table:table-row table:style-name="ro1">
          <table:table-cell table:style-name="ce1" office:value-type="string" calcext:value-type="string">
            <text:p>2.2179689407348633</text:p>
          </table:table-cell>
          <table:table-cell table:style-name="ce1" office:value-type="string" calcext:value-type="string">
            <text:p>0.021179676055908203</text:p>
          </table:table-cell>
          <table:table-cell table:style-name="ce1" office:value-type="string" calcext:value-type="string">
            <text:p>63.28002667427063</text:p>
          </table:table-cell>
          <table:table-cell table:style-name="ce1" office:value-type="float" office:value="0.0102827866234023" calcext:value-type="float">
            <text:p>0,0102827866</text:p>
          </table:table-cell>
          <table:table-cell table:style-name="ce1" office:value-type="float" office:value="-0.0297933806992929" calcext:value-type="float">
            <text:p>-0,0297933807</text:p>
          </table:table-cell>
          <table:table-cell table:style-name="ce1" office:value-type="float" office:value="0.461925738755568" calcext:value-type="float">
            <text:p>0,4619257388</text:p>
          </table:table-cell>
          <table:table-cell table:style-name="ce1" office:value-type="float" office:value="-0.000183527960491569" calcext:value-type="float">
            <text:p>-0,000183528</text:p>
          </table:table-cell>
          <table:table-cell table:number-columns-repeated="2" table:style-name="ce1" office:value-type="float" office:value="0.00107098918129265" calcext:value-type="float">
            <text:p>0,0010709892</text:p>
          </table:table-cell>
          <table:table-cell table:style-name="ce1" office:value-type="float" office:value="-0.192081674933434" calcext:value-type="float">
            <text:p>-0,1920816749</text:p>
          </table:table-cell>
          <table:table-cell table:style-name="ce1" office:value-type="float" office:value="4.09496736526489" calcext:value-type="float">
            <text:p>4,0949673653</text:p>
          </table:table-cell>
          <table:table-cell table:style-name="ce1" office:value-type="float" office:value="0.101950339972973" calcext:value-type="float">
            <text:p>0,10195034</text:p>
          </table:table-cell>
          <table:table-cell table:style-name="ce1" office:value-type="string" calcext:value-type="string">
            <text:p>-0.0001835279604915693</text:p>
          </table:table-cell>
          <table:table-cell table:style-name="ce1" office:value-type="string" calcext:value-type="string">
            <text:p>0.0010709891812926454</text:p>
          </table:table-cell>
          <table:table-cell table:style-name="ce1" office:value-type="string" calcext:value-type="string">
            <text:p>-0.061545491685362747</text:p>
          </table:table-cell>
          <table:table-cell table:style-name="ce1" office:value-type="float" office:value="-0.00317106936514998" calcext:value-type="float">
            <text:p>-0,0031710694</text:p>
          </table:table-cell>
          <table:table-cell table:style-name="ce1" office:value-type="float" office:value="0.0081125338965406" calcext:value-type="float">
            <text:p>0,0081125339</text:p>
          </table:table-cell>
          <table:table-cell table:style-name="ce1" office:value-type="float" office:value="-0.0160444576860946" calcext:value-type="float">
            <text:p>-0,0160444577</text:p>
          </table:table-cell>
          <table:table-cell table:style-name="ce1" office:value-type="float" office:value="0.273174066773717" calcext:value-type="float">
            <text:p>0,2731740668</text:p>
          </table:table-cell>
          <table:table-cell table:style-name="ce1" office:value-type="float" office:value="-0.657717690882577" calcext:value-type="float">
            <text:p>-0,657717690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39181074739427" calcext:value-type="float">
            <text:p>0,0023918107</text:p>
          </table:table-cell>
          <table:table-cell table:style-name="ce1" office:value-type="float" office:value="-0.000146867511273299" calcext:value-type="float">
            <text:p>-0,0001468675</text:p>
          </table:table-cell>
          <table:table-cell table:style-name="ce1" office:value-type="float" office:value="0.0199586400292738" calcext:value-type="float">
            <text:p>0,01995864</text:p>
          </table:table-cell>
          <table:table-cell table:style-name="ce1" office:value-type="float" office:value="0.534589767456055" calcext:value-type="float">
            <text:p>0,5345897675</text:p>
          </table:table-cell>
          <table:table-cell table:style-name="ce1" office:value-type="float" office:value="0.534602403640747" calcext:value-type="float">
            <text:p>0,5346024036</text:p>
          </table:table-cell>
          <table:table-cell table:style-name="ce1" office:value-type="float" office:value="0.53460431098938" calcext:value-type="float">
            <text:p>0,534604311</text:p>
          </table:table-cell>
          <table:table-cell table:style-name="ce1" office:value-type="float" office:value="-0.192081674933434" calcext:value-type="float">
            <text:p>-0,1920816749</text:p>
          </table:table-cell>
          <table:table-cell table:style-name="ce1" office:value-type="float" office:value="4.09496736526489" calcext:value-type="float">
            <text:p>4,0949673653</text:p>
          </table:table-cell>
          <table:table-cell table:style-name="ce1" office:value-type="float" office:value="0.101950339972973" calcext:value-type="float">
            <text:p>0,10195034</text:p>
          </table:table-cell>
        </table:table-row>
        <table:table-row table:style-name="ro1">
          <table:table-cell table:style-name="ce1" office:value-type="string" calcext:value-type="string">
            <text:p>2.2338616847991943</text:p>
          </table:table-cell>
          <table:table-cell table:style-name="ce1" office:value-type="string" calcext:value-type="string">
            <text:p>0.015892744064331055</text:p>
          </table:table-cell>
          <table:table-cell table:style-name="ce1" office:value-type="string" calcext:value-type="string">
            <text:p>63.884740114212036</text:p>
          </table:table-cell>
          <table:table-cell table:style-name="ce1" office:value-type="float" office:value="0.00930366349366298" calcext:value-type="float">
            <text:p>0,0093036635</text:p>
          </table:table-cell>
          <table:table-cell table:style-name="ce1" office:value-type="float" office:value="-0.0296017649413926" calcext:value-type="float">
            <text:p>-0,0296017649</text:p>
          </table:table-cell>
          <table:table-cell table:style-name="ce1" office:value-type="float" office:value="0.453858799772498" calcext:value-type="float">
            <text:p>0,4538587998</text:p>
          </table:table-cell>
          <table:table-cell table:style-name="ce1" office:value-type="float" office:value="0.000145368709687101" calcext:value-type="float">
            <text:p>0,0001453687</text:p>
          </table:table-cell>
          <table:table-cell table:number-columns-repeated="2" table:style-name="ce1" office:value-type="float" office:value="0.00118807746284181" calcext:value-type="float">
            <text:p>0,0011880775</text:p>
          </table:table-cell>
          <table:table-cell table:style-name="ce1" office:value-type="float" office:value="-0.193752408027649" calcext:value-type="float">
            <text:p>-0,193752408</text:p>
          </table:table-cell>
          <table:table-cell table:style-name="ce1" office:value-type="float" office:value="4.09509611129761" calcext:value-type="float">
            <text:p>4,0950961113</text:p>
          </table:table-cell>
          <table:table-cell table:style-name="ce1" office:value-type="float" office:value="0.115916840732098" calcext:value-type="float">
            <text:p>0,1159168407</text:p>
          </table:table-cell>
          <table:table-cell table:style-name="ce1" office:value-type="string" calcext:value-type="string">
            <text:p>0.00014536870968710134</text:p>
          </table:table-cell>
          <table:table-cell table:style-name="ce1" office:value-type="string" calcext:value-type="string">
            <text:p>0.0011880774628418073</text:p>
          </table:table-cell>
          <table:table-cell table:style-name="ce1" office:value-type="string" calcext:value-type="string">
            <text:p>-0.060381524356345515</text:p>
          </table:table-cell>
          <table:table-cell table:style-name="ce1" office:value-type="float" office:value="-0.00277635238831863" calcext:value-type="float">
            <text:p>-0,0027763524</text:p>
          </table:table-cell>
          <table:table-cell table:style-name="ce1" office:value-type="float" office:value="0.00804421278880909" calcext:value-type="float">
            <text:p>0,0080442128</text:p>
          </table:table-cell>
          <table:table-cell table:style-name="ce1" office:value-type="float" office:value="-0.0148971679655122" calcext:value-type="float">
            <text:p>-0,014897168</text:p>
          </table:table-cell>
          <table:table-cell table:style-name="ce1" office:value-type="float" office:value="0.266956837048832" calcext:value-type="float">
            <text:p>0,266956837</text:p>
          </table:table-cell>
          <table:table-cell table:style-name="ce1" office:value-type="float" office:value="-0.639704237846418" calcext:value-type="float">
            <text:p>-0,639704237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4178867253046" calcext:value-type="float">
            <text:p>0,0024178867</text:p>
          </table:table-cell>
          <table:table-cell table:style-name="ce1" office:value-type="float" office:value="-0.000418517815208001" calcext:value-type="float">
            <text:p>-0,0004185178</text:p>
          </table:table-cell>
          <table:table-cell table:style-name="ce1" office:value-type="float" office:value="0.0206257443666681" calcext:value-type="float">
            <text:p>0,0206257444</text:p>
          </table:table-cell>
          <table:table-cell table:style-name="ce1" office:value-type="float" office:value="0.60462498664856" calcext:value-type="float">
            <text:p>0,6046249866</text:p>
          </table:table-cell>
          <table:table-cell table:style-name="ce1" office:value-type="float" office:value="0.604612588882446" calcext:value-type="float">
            <text:p>0,6046125889</text:p>
          </table:table-cell>
          <table:table-cell table:style-name="ce1" office:value-type="float" office:value="0.604610443115234" calcext:value-type="float">
            <text:p>0,6046104431</text:p>
          </table:table-cell>
          <table:table-cell table:style-name="ce1" office:value-type="float" office:value="-0.193752408027649" calcext:value-type="float">
            <text:p>-0,193752408</text:p>
          </table:table-cell>
          <table:table-cell table:style-name="ce1" office:value-type="float" office:value="4.09509611129761" calcext:value-type="float">
            <text:p>4,0950961113</text:p>
          </table:table-cell>
          <table:table-cell table:style-name="ce1" office:value-type="float" office:value="0.115916840732098" calcext:value-type="float">
            <text:p>0,1159168407</text:p>
          </table:table-cell>
        </table:table-row>
        <table:table-row table:style-name="ro1">
          <table:table-cell table:style-name="ce1" office:value-type="string" calcext:value-type="string">
            <text:p>2.249429702758789</text:p>
          </table:table-cell>
          <table:table-cell table:style-name="ce1" office:value-type="string" calcext:value-type="string">
            <text:p>0.015568017959594727</text:p>
          </table:table-cell>
          <table:table-cell table:style-name="ce1" office:value-type="string" calcext:value-type="string">
            <text:p>64.42687582969666</text:p>
          </table:table-cell>
          <table:table-cell table:style-name="ce1" office:value-type="float" office:value="0.00781634918278957" calcext:value-type="float">
            <text:p>0,0078163492</text:p>
          </table:table-cell>
          <table:table-cell table:style-name="ce1" office:value-type="float" office:value="-0.0292481873759333" calcext:value-type="float">
            <text:p>-0,0292481874</text:p>
          </table:table-cell>
          <table:table-cell table:style-name="ce1" office:value-type="float" office:value="0.438683968635253" calcext:value-type="float">
            <text:p>0,4386839686</text:p>
          </table:table-cell>
          <table:table-cell table:style-name="ce1" office:value-type="float" office:value="0.000339259172804542" calcext:value-type="float">
            <text:p>0,0003392592</text:p>
          </table:table-cell>
          <table:table-cell table:number-columns-repeated="2" table:style-name="ce1" office:value-type="float" office:value="0.00130979264160242" calcext:value-type="float">
            <text:p>0,0013097926</text:p>
          </table:table-cell>
          <table:table-cell table:style-name="ce1" office:value-type="float" office:value="-0.195343434810638" calcext:value-type="float">
            <text:p>-0,1953434348</text:p>
          </table:table-cell>
          <table:table-cell table:style-name="ce1" office:value-type="float" office:value="4.09540033340454" calcext:value-type="float">
            <text:p>4,0954003334</text:p>
          </table:table-cell>
          <table:table-cell table:style-name="ce1" office:value-type="float" office:value="0.13196924328804" calcext:value-type="float">
            <text:p>0,1319692433</text:p>
          </table:table-cell>
          <table:table-cell table:style-name="ce1" office:value-type="string" calcext:value-type="string">
            <text:p>0.0003392591728045416</text:p>
          </table:table-cell>
          <table:table-cell table:style-name="ce1" office:value-type="string" calcext:value-type="string">
            <text:p>0.001309792641602422</text:p>
          </table:table-cell>
          <table:table-cell table:style-name="ce1" office:value-type="string" calcext:value-type="string">
            <text:p>-0.05978297021421666</text:p>
          </table:table-cell>
          <table:table-cell table:style-name="ce1" office:value-type="float" office:value="-0.002511989143289" calcext:value-type="float">
            <text:p>-0,0025119891</text:p>
          </table:table-cell>
          <table:table-cell table:style-name="ce1" office:value-type="float" office:value="0.007992476534176" calcext:value-type="float">
            <text:p>0,0079924765</text:p>
          </table:table-cell>
          <table:table-cell table:style-name="ce1" office:value-type="float" office:value="-0.0141550095790698" calcext:value-type="float">
            <text:p>-0,0141550096</text:p>
          </table:table-cell>
          <table:table-cell table:style-name="ce1" office:value-type="float" office:value="0.261913776233079" calcext:value-type="float">
            <text:p>0,2619137762</text:p>
          </table:table-cell>
          <table:table-cell table:style-name="ce1" office:value-type="float" office:value="-0.623657919981932" calcext:value-type="float">
            <text:p>-0,6236579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80633001480003" calcext:value-type="float">
            <text:p>0,00180633</text:p>
          </table:table-cell>
          <table:table-cell table:style-name="ce1" office:value-type="float" office:value="-0.000353486991366826" calcext:value-type="float">
            <text:p>-0,000353487</text:p>
          </table:table-cell>
          <table:table-cell table:style-name="ce1" office:value-type="float" office:value="0.0148815745941267" calcext:value-type="float">
            <text:p>0,0148815746</text:p>
          </table:table-cell>
          <table:table-cell table:style-name="ce1" office:value-type="float" office:value="0.542051076889038" calcext:value-type="float">
            <text:p>0,5420510769</text:p>
          </table:table-cell>
          <table:table-cell table:style-name="ce1" office:value-type="float" office:value="0.542073011398315" calcext:value-type="float">
            <text:p>0,5420730114</text:p>
          </table:table-cell>
          <table:table-cell table:style-name="ce1" office:value-type="float" office:value="0.542075634002686" calcext:value-type="float">
            <text:p>0,542075634</text:p>
          </table:table-cell>
          <table:table-cell table:style-name="ce1" office:value-type="float" office:value="-0.195343434810638" calcext:value-type="float">
            <text:p>-0,1953434348</text:p>
          </table:table-cell>
          <table:table-cell table:style-name="ce1" office:value-type="float" office:value="4.09540033340454" calcext:value-type="float">
            <text:p>4,0954003334</text:p>
          </table:table-cell>
          <table:table-cell table:style-name="ce1" office:value-type="float" office:value="0.13196924328804" calcext:value-type="float">
            <text:p>0,1319692433</text:p>
          </table:table-cell>
        </table:table-row>
        <table:table-row table:style-name="ro1">
          <table:table-cell table:style-name="ce1" office:value-type="string" calcext:value-type="string">
            <text:p>2.262282609939575</text:p>
          </table:table-cell>
          <table:table-cell table:style-name="ce1" office:value-type="string" calcext:value-type="string">
            <text:p>0.012852907180786133</text:p>
          </table:table-cell>
          <table:table-cell table:style-name="ce1" office:value-type="string" calcext:value-type="string">
            <text:p>64.95745301246643</text:p>
          </table:table-cell>
          <table:table-cell table:style-name="ce1" office:value-type="float" office:value="0.00665589520653112" calcext:value-type="float">
            <text:p>0,0066558952</text:p>
          </table:table-cell>
          <table:table-cell table:style-name="ce1" office:value-type="float" office:value="-0.0287491483232984" calcext:value-type="float">
            <text:p>-0,0287491483</text:p>
          </table:table-cell>
          <table:table-cell table:style-name="ce1" office:value-type="float" office:value="0.424300808597494" calcext:value-type="float">
            <text:p>0,4243008086</text:p>
          </table:table-cell>
          <table:table-cell table:style-name="ce1" office:value-type="float" office:value="0.000723367040813439" calcext:value-type="float">
            <text:p>0,000723367</text:p>
          </table:table-cell>
          <table:table-cell table:number-columns-repeated="2" table:style-name="ce1" office:value-type="float" office:value="0.00137192907309193" calcext:value-type="float">
            <text:p>0,0013719291</text:p>
          </table:table-cell>
          <table:table-cell table:style-name="ce1" office:value-type="float" office:value="-0.196453467011452" calcext:value-type="float">
            <text:p>-0,196453467</text:p>
          </table:table-cell>
          <table:table-cell table:style-name="ce1" office:value-type="float" office:value="4.09589910507202" calcext:value-type="float">
            <text:p>4,0958991051</text:p>
          </table:table-cell>
          <table:table-cell table:style-name="ce1" office:value-type="float" office:value="0.148273721337318" calcext:value-type="float">
            <text:p>0,1482737213</text:p>
          </table:table-cell>
          <table:table-cell table:style-name="ce1" office:value-type="string" calcext:value-type="string">
            <text:p>0.0007233670408134389</text:p>
          </table:table-cell>
          <table:table-cell table:style-name="ce1" office:value-type="string" calcext:value-type="string">
            <text:p>0.00137192907309193</text:p>
          </table:table-cell>
          <table:table-cell table:style-name="ce1" office:value-type="string" calcext:value-type="string">
            <text:p>-0.05804392239208091</text:p>
          </table:table-cell>
          <table:table-cell table:style-name="ce1" office:value-type="float" office:value="-0.00211041427935318" calcext:value-type="float">
            <text:p>-0,0021104143</text:p>
          </table:table-cell>
          <table:table-cell table:style-name="ce1" office:value-type="float" office:value="0.00789701059150199" calcext:value-type="float">
            <text:p>0,0078970106</text:p>
          </table:table-cell>
          <table:table-cell table:style-name="ce1" office:value-type="float" office:value="-0.0127589251144433" calcext:value-type="float">
            <text:p>-0,0127589251</text:p>
          </table:table-cell>
          <table:table-cell table:style-name="ce1" office:value-type="float" office:value="0.25776633321464" calcext:value-type="float">
            <text:p>0,2577663332</text:p>
          </table:table-cell>
          <table:table-cell table:style-name="ce1" office:value-type="float" office:value="-0.608139164403945" calcext:value-type="float">
            <text:p>-0,608139164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80302054703616" calcext:value-type="float">
            <text:p>0,0028030205</text:p>
          </table:table-cell>
          <table:table-cell table:style-name="ce1" office:value-type="float" office:value="-0.000666387381031308" calcext:value-type="float">
            <text:p>-0,0006663874</text:p>
          </table:table-cell>
          <table:table-cell table:style-name="ce1" office:value-type="float" office:value="0.0286001088944942" calcext:value-type="float">
            <text:p>0,0286001089</text:p>
          </table:table-cell>
          <table:table-cell table:style-name="ce1" office:value-type="float" office:value="0.530611276626587" calcext:value-type="float">
            <text:p>0,5306112766</text:p>
          </table:table-cell>
          <table:table-cell table:style-name="ce1" office:value-type="float" office:value="0.530588626861572" calcext:value-type="float">
            <text:p>0,5305886269</text:p>
          </table:table-cell>
          <table:table-cell table:style-name="ce1" office:value-type="float" office:value="0.53058648109436" calcext:value-type="float">
            <text:p>0,5305864811</text:p>
          </table:table-cell>
          <table:table-cell table:style-name="ce1" office:value-type="float" office:value="-0.196453467011452" calcext:value-type="float">
            <text:p>-0,196453467</text:p>
          </table:table-cell>
          <table:table-cell table:style-name="ce1" office:value-type="float" office:value="4.09589910507202" calcext:value-type="float">
            <text:p>4,0958991051</text:p>
          </table:table-cell>
          <table:table-cell table:style-name="ce1" office:value-type="float" office:value="0.148273721337318" calcext:value-type="float">
            <text:p>0,1482737213</text:p>
          </table:table-cell>
        </table:table-row>
        <table:table-row table:style-name="ro1">
          <table:table-cell table:style-name="ce1" office:value-type="string" calcext:value-type="string">
            <text:p>2.278769016265869</text:p>
          </table:table-cell>
          <table:table-cell table:style-name="ce1" office:value-type="string" calcext:value-type="string">
            <text:p>0.016486406326293945</text:p>
          </table:table-cell>
          <table:table-cell table:style-name="ce1" office:value-type="string" calcext:value-type="string">
            <text:p>65.5663812160492</text:p>
          </table:table-cell>
          <table:table-cell table:style-name="ce1" office:value-type="float" office:value="0.00585124096013951" calcext:value-type="float">
            <text:p>0,005851241</text:p>
          </table:table-cell>
          <table:table-cell table:style-name="ce1" office:value-type="float" office:value="-0.0283852254994857" calcext:value-type="float">
            <text:p>-0,0283852255</text:p>
          </table:table-cell>
          <table:table-cell table:style-name="ce1" office:value-type="float" office:value="0.414771349341781" calcext:value-type="float">
            <text:p>0,4147713493</text:p>
          </table:table-cell>
          <table:table-cell table:style-name="ce1" office:value-type="float" office:value="0.000969104444145221" calcext:value-type="float">
            <text:p>0,0009691044</text:p>
          </table:table-cell>
          <table:table-cell table:number-columns-repeated="2" table:style-name="ce1" office:value-type="float" office:value="0.00142035168963449" calcext:value-type="float">
            <text:p>0,0014203517</text:p>
          </table:table-cell>
          <table:table-cell table:style-name="ce1" office:value-type="float" office:value="-0.197414711117744" calcext:value-type="float">
            <text:p>-0,1974147111</text:p>
          </table:table-cell>
          <table:table-cell table:style-name="ce1" office:value-type="float" office:value="4.09622526168823" calcext:value-type="float">
            <text:p>4,0962252617</text:p>
          </table:table-cell>
          <table:table-cell table:style-name="ce1" office:value-type="float" office:value="0.162304744124413" calcext:value-type="float">
            <text:p>0,1623047441</text:p>
          </table:table-cell>
          <table:table-cell table:style-name="ce1" office:value-type="string" calcext:value-type="string">
            <text:p>0.0009691044441452209</text:p>
          </table:table-cell>
          <table:table-cell table:style-name="ce1" office:value-type="string" calcext:value-type="string">
            <text:p>0.0014203516896344895</text:p>
          </table:table-cell>
          <table:table-cell table:style-name="ce1" office:value-type="string" calcext:value-type="string">
            <text:p>-0.05684511265738244</text:p>
          </table:table-cell>
          <table:table-cell table:style-name="ce1" office:value-type="float" office:value="-0.0017970917057634" calcext:value-type="float">
            <text:p>-0,0017970917</text:p>
          </table:table-cell>
          <table:table-cell table:style-name="ce1" office:value-type="float" office:value="0.00776227004729056" calcext:value-type="float">
            <text:p>0,00776227</text:p>
          </table:table-cell>
          <table:table-cell table:style-name="ce1" office:value-type="float" office:value="-0.0114356743909695" calcext:value-type="float">
            <text:p>-0,0114356744</text:p>
          </table:table-cell>
          <table:table-cell table:style-name="ce1" office:value-type="float" office:value="0.253713726366445" calcext:value-type="float">
            <text:p>0,2537137264</text:p>
          </table:table-cell>
          <table:table-cell table:style-name="ce1" office:value-type="float" office:value="-0.590634484550752" calcext:value-type="float">
            <text:p>-0,59063448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90589917732072" calcext:value-type="float">
            <text:p>0,0019058992</text:p>
          </table:table-cell>
          <table:table-cell table:style-name="ce1" office:value-type="float" office:value="-0.000819606406037902" calcext:value-type="float">
            <text:p>-0,0008196064</text:p>
          </table:table-cell>
          <table:table-cell table:style-name="ce1" office:value-type="float" office:value="0.0236224693434803" calcext:value-type="float">
            <text:p>0,0236224693</text:p>
          </table:table-cell>
          <table:table-cell table:style-name="ce1" office:value-type="float" office:value="0.608874797821045" calcext:value-type="float">
            <text:p>0,6088747978</text:p>
          </table:table-cell>
          <table:table-cell table:style-name="ce1" office:value-type="float" office:value="0.608876466751099" calcext:value-type="float">
            <text:p>0,6088764668</text:p>
          </table:table-cell>
          <table:table-cell table:style-name="ce1" office:value-type="float" office:value="0.60887622833252" calcext:value-type="float">
            <text:p>0,6088762283</text:p>
          </table:table-cell>
          <table:table-cell table:style-name="ce1" office:value-type="float" office:value="-0.197414711117744" calcext:value-type="float">
            <text:p>-0,1974147111</text:p>
          </table:table-cell>
          <table:table-cell table:style-name="ce1" office:value-type="float" office:value="4.09622526168823" calcext:value-type="float">
            <text:p>4,0962252617</text:p>
          </table:table-cell>
          <table:table-cell table:style-name="ce1" office:value-type="float" office:value="0.162304744124413" calcext:value-type="float">
            <text:p>0,1623047441</text:p>
          </table:table-cell>
        </table:table-row>
        <table:table-row table:style-name="ro1">
          <table:table-cell table:style-name="ce1" office:value-type="string" calcext:value-type="string">
            <text:p>2.2913451194763184</text:p>
          </table:table-cell>
          <table:table-cell table:style-name="ce1" office:value-type="string" calcext:value-type="string">
            <text:p>0.012576103210449219</text:p>
          </table:table-cell>
          <table:table-cell table:style-name="ce1" office:value-type="string" calcext:value-type="string">
            <text:p>66.08775997161865</text:p>
          </table:table-cell>
          <table:table-cell table:style-name="ce1" office:value-type="float" office:value="0.00538067667267895" calcext:value-type="float">
            <text:p>0,0053806767</text:p>
          </table:table-cell>
          <table:table-cell table:style-name="ce1" office:value-type="float" office:value="-0.0278516433540916" calcext:value-type="float">
            <text:p>-0,0278516434</text:p>
          </table:table-cell>
          <table:table-cell table:style-name="ce1" office:value-type="float" office:value="0.403614126605752" calcext:value-type="float">
            <text:p>0,4036141266</text:p>
          </table:table-cell>
          <table:table-cell table:style-name="ce1" office:value-type="float" office:value="0.00114391394352239" calcext:value-type="float">
            <text:p>0,0011439139</text:p>
          </table:table-cell>
          <table:table-cell table:number-columns-repeated="2" table:style-name="ce1" office:value-type="float" office:value="0.00148376519638578" calcext:value-type="float">
            <text:p>0,0014837652</text:p>
          </table:table-cell>
          <table:table-cell table:style-name="ce1" office:value-type="float" office:value="-0.197926491498947" calcext:value-type="float">
            <text:p>-0,1979264915</text:p>
          </table:table-cell>
          <table:table-cell table:style-name="ce1" office:value-type="float" office:value="4.09654808044434" calcext:value-type="float">
            <text:p>4,0965480804</text:p>
          </table:table-cell>
          <table:table-cell table:style-name="ce1" office:value-type="float" office:value="0.176621675491333" calcext:value-type="float">
            <text:p>0,1766216755</text:p>
          </table:table-cell>
          <table:table-cell table:style-name="ce1" office:value-type="string" calcext:value-type="string">
            <text:p>0.001143913943522393</text:p>
          </table:table-cell>
          <table:table-cell table:style-name="ce1" office:value-type="string" calcext:value-type="string">
            <text:p>0.001483765196385781</text:p>
          </table:table-cell>
          <table:table-cell table:style-name="ce1" office:value-type="string" calcext:value-type="string">
            <text:p>-0.056102119269114674</text:p>
          </table:table-cell>
          <table:table-cell table:style-name="ce1" office:value-type="float" office:value="-0.00157983505923767" calcext:value-type="float">
            <text:p>-0,0015798351</text:p>
          </table:table-cell>
          <table:table-cell table:style-name="ce1" office:value-type="float" office:value="0.00766401088486115" calcext:value-type="float">
            <text:p>0,0076640109</text:p>
          </table:table-cell>
          <table:table-cell table:style-name="ce1" office:value-type="float" office:value="-0.0105589641394439" calcext:value-type="float">
            <text:p>-0,0105589641</text:p>
          </table:table-cell>
          <table:table-cell table:style-name="ce1" office:value-type="float" office:value="0.250662402606595" calcext:value-type="float">
            <text:p>0,2506624026</text:p>
          </table:table-cell>
          <table:table-cell table:style-name="ce1" office:value-type="float" office:value="-0.575832093880005" calcext:value-type="float">
            <text:p>-0,57583209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54301092109225" calcext:value-type="float">
            <text:p>0,0015430109</text:p>
          </table:table-cell>
          <table:table-cell table:style-name="ce1" office:value-type="float" office:value="-0.000697862368863538" calcext:value-type="float">
            <text:p>-0,0006978624</text:p>
          </table:table-cell>
          <table:table-cell table:style-name="ce1" office:value-type="float" office:value="0.0182737948131672" calcext:value-type="float">
            <text:p>0,0182737948</text:p>
          </table:table-cell>
          <table:table-cell table:style-name="ce1" office:value-type="float" office:value="0.521483182907105" calcext:value-type="float">
            <text:p>0,5214831829</text:p>
          </table:table-cell>
          <table:table-cell table:number-columns-repeated="2" table:style-name="ce1" office:value-type="float" office:value="0.521482229232788" calcext:value-type="float">
            <text:p>0,5214822292</text:p>
          </table:table-cell>
          <table:table-cell table:style-name="ce1" office:value-type="float" office:value="-0.197926491498947" calcext:value-type="float">
            <text:p>-0,1979264915</text:p>
          </table:table-cell>
          <table:table-cell table:style-name="ce1" office:value-type="float" office:value="4.09654808044434" calcext:value-type="float">
            <text:p>4,0965480804</text:p>
          </table:table-cell>
          <table:table-cell table:style-name="ce1" office:value-type="float" office:value="0.176621675491333" calcext:value-type="float">
            <text:p>0,1766216755</text:p>
          </table:table-cell>
        </table:table-row>
        <table:table-row table:style-name="ro1">
          <table:table-cell table:style-name="ce1" office:value-type="string" calcext:value-type="string">
            <text:p>2.304435968399048</text:p>
          </table:table-cell>
          <table:table-cell table:style-name="ce1" office:value-type="string" calcext:value-type="string">
            <text:p>0.013090848922729492</text:p>
          </table:table-cell>
          <table:table-cell table:style-name="ce1" office:value-type="string" calcext:value-type="string">
            <text:p>66.63711524009705</text:p>
          </table:table-cell>
          <table:table-cell table:style-name="ce1" office:value-type="float" office:value="0.00514053405524105" calcext:value-type="float">
            <text:p>0,0051405341</text:p>
          </table:table-cell>
          <table:table-cell table:style-name="ce1" office:value-type="float" office:value="-0.0267728039151184" calcext:value-type="float">
            <text:p>-0,0267728039</text:p>
          </table:table-cell>
          <table:table-cell table:style-name="ce1" office:value-type="float" office:value="0.385858185129401" calcext:value-type="float">
            <text:p>0,3858581851</text:p>
          </table:table-cell>
          <table:table-cell table:style-name="ce1" office:value-type="float" office:value="0.00122081600454282" calcext:value-type="float">
            <text:p>0,001220816</text:p>
          </table:table-cell>
          <table:table-cell table:number-columns-repeated="2" table:style-name="ce1" office:value-type="float" office:value="0.00149599082317997" calcext:value-type="float">
            <text:p>0,0014959908</text:p>
          </table:table-cell>
          <table:table-cell table:style-name="ce1" office:value-type="float" office:value="-0.197257086634636" calcext:value-type="float">
            <text:p>-0,1972570866</text:p>
          </table:table-cell>
          <table:table-cell table:style-name="ce1" office:value-type="float" office:value="4.09722089767456" calcext:value-type="float">
            <text:p>4,0972208977</text:p>
          </table:table-cell>
          <table:table-cell table:style-name="ce1" office:value-type="float" office:value="0.207471817731857" calcext:value-type="float">
            <text:p>0,2074718177</text:p>
          </table:table-cell>
          <table:table-cell table:style-name="ce1" office:value-type="string" calcext:value-type="string">
            <text:p>0.0012208160045428203</text:p>
          </table:table-cell>
          <table:table-cell table:style-name="ce1" office:value-type="string" calcext:value-type="string">
            <text:p>0.0014959908231799682</text:p>
          </table:table-cell>
          <table:table-cell table:style-name="ce1" office:value-type="string" calcext:value-type="string">
            <text:p>-0.0550246583435181</text:p>
          </table:table-cell>
          <table:table-cell table:style-name="ce1" office:value-type="float" office:value="-0.00145278270162332" calcext:value-type="float">
            <text:p>-0,0014527827</text:p>
          </table:table-cell>
          <table:table-cell table:style-name="ce1" office:value-type="float" office:value="0.00751994370560472" calcext:value-type="float">
            <text:p>0,0075199437</text:p>
          </table:table-cell>
          <table:table-cell table:style-name="ce1" office:value-type="float" office:value="-0.00953249964772919" calcext:value-type="float">
            <text:p>-0,0095324996</text:p>
          </table:table-cell>
          <table:table-cell table:style-name="ce1" office:value-type="float" office:value="0.247707126843738" calcext:value-type="float">
            <text:p>0,2477071268</text:p>
          </table:table-cell>
          <table:table-cell table:style-name="ce1" office:value-type="float" office:value="-0.560534827594937" calcext:value-type="float">
            <text:p>-0,560534827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856757368079413" calcext:value-type="float">
            <text:p>0,0008567574</text:p>
          </table:table-cell>
          <table:table-cell table:style-name="ce1" office:value-type="float" office:value="-0.000971489894775235" calcext:value-type="float">
            <text:p>-0,0009714899</text:p>
          </table:table-cell>
          <table:table-cell table:style-name="ce1" office:value-type="float" office:value="0.0203136521684437" calcext:value-type="float">
            <text:p>0,0203136522</text:p>
          </table:table-cell>
          <table:table-cell table:style-name="ce1" office:value-type="float" office:value="0.549238681793213" calcext:value-type="float">
            <text:p>0,5492386818</text:p>
          </table:table-cell>
          <table:table-cell table:style-name="ce1" office:value-type="float" office:value="0.549241065979004" calcext:value-type="float">
            <text:p>0,549241066</text:p>
          </table:table-cell>
          <table:table-cell table:style-name="ce1" office:value-type="float" office:value="0.54924750328064" calcext:value-type="float">
            <text:p>0,5492475033</text:p>
          </table:table-cell>
          <table:table-cell table:style-name="ce1" office:value-type="float" office:value="-0.197257086634636" calcext:value-type="float">
            <text:p>-0,1972570866</text:p>
          </table:table-cell>
          <table:table-cell table:style-name="ce1" office:value-type="float" office:value="4.09722089767456" calcext:value-type="float">
            <text:p>4,0972208977</text:p>
          </table:table-cell>
          <table:table-cell table:style-name="ce1" office:value-type="float" office:value="0.207471817731857" calcext:value-type="float">
            <text:p>0,2074718177</text:p>
          </table:table-cell>
        </table:table-row>
        <table:table-row table:style-name="ro1">
          <table:table-cell table:style-name="ce1" office:value-type="string" calcext:value-type="string">
            <text:p>2.317448139190674</text:p>
          </table:table-cell>
          <table:table-cell table:style-name="ce1" office:value-type="string" calcext:value-type="string">
            <text:p>0.013012170791625977</text:p>
          </table:table-cell>
          <table:table-cell table:style-name="ce1" office:value-type="string" calcext:value-type="string">
            <text:p>67.15354514122009</text:p>
          </table:table-cell>
          <table:table-cell table:style-name="ce1" office:value-type="float" office:value="0.00539273579165133" calcext:value-type="float">
            <text:p>0,0053927358</text:p>
          </table:table-cell>
          <table:table-cell table:style-name="ce1" office:value-type="float" office:value="-0.0261754153567987" calcext:value-type="float">
            <text:p>-0,0261754154</text:p>
          </table:table-cell>
          <table:table-cell table:style-name="ce1" office:value-type="float" office:value="0.373233519954446" calcext:value-type="float">
            <text:p>0,37323352</text:p>
          </table:table-cell>
          <table:table-cell table:style-name="ce1" office:value-type="float" office:value="0.00124666727327783" calcext:value-type="float">
            <text:p>0,0012466673</text:p>
          </table:table-cell>
          <table:table-cell table:number-columns-repeated="2" table:style-name="ce1" office:value-type="float" office:value="0.00132249117944031" calcext:value-type="float">
            <text:p>0,0013224912</text:p>
          </table:table-cell>
          <table:table-cell table:style-name="ce1" office:value-type="float" office:value="-0.196817487478256" calcext:value-type="float">
            <text:p>-0,1968174875</text:p>
          </table:table-cell>
          <table:table-cell table:style-name="ce1" office:value-type="float" office:value="4.09726190567017" calcext:value-type="float">
            <text:p>4,0972619057</text:p>
          </table:table-cell>
          <table:table-cell table:style-name="ce1" office:value-type="float" office:value="0.219905689358711" calcext:value-type="float">
            <text:p>0,2199056894</text:p>
          </table:table-cell>
          <table:table-cell table:style-name="ce1" office:value-type="string" calcext:value-type="string">
            <text:p>0.0012466672732778328</text:p>
          </table:table-cell>
          <table:table-cell table:style-name="ce1" office:value-type="string" calcext:value-type="string">
            <text:p>0.0013224911794403095</text:p>
          </table:table-cell>
          <table:table-cell table:style-name="ce1" office:value-type="string" calcext:value-type="string">
            <text:p>-0.053039472498100745</text:p>
          </table:table-cell>
          <table:table-cell table:style-name="ce1" office:value-type="float" office:value="-0.00138794419491508" calcext:value-type="float">
            <text:p>-0,0013879442</text:p>
          </table:table-cell>
          <table:table-cell table:style-name="ce1" office:value-type="float" office:value="0.00722865705708197" calcext:value-type="float">
            <text:p>0,0072286571</text:p>
          </table:table-cell>
          <table:table-cell table:style-name="ce1" office:value-type="float" office:value="-0.00789895303190491" calcext:value-type="float">
            <text:p>-0,007898953</text:p>
          </table:table-cell>
          <table:table-cell table:style-name="ce1" office:value-type="float" office:value="0.245052118236541" calcext:value-type="float">
            <text:p>0,2450521182</text:p>
          </table:table-cell>
          <table:table-cell table:style-name="ce1" office:value-type="float" office:value="-0.546707229807555" calcext:value-type="float">
            <text:p>-0,546707229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464955668960246" calcext:value-type="float">
            <text:p>0,0004649557</text:p>
          </table:table-cell>
          <table:table-cell table:style-name="ce1" office:value-type="float" office:value="-0.00208883402595652" calcext:value-type="float">
            <text:p>-0,002088834</text:p>
          </table:table-cell>
          <table:table-cell table:style-name="ce1" office:value-type="float" office:value="0.0343792213521666" calcext:value-type="float">
            <text:p>0,0343792214</text:p>
          </table:table-cell>
          <table:table-cell table:style-name="ce1" office:value-type="float" office:value="0.516484975814819" calcext:value-type="float">
            <text:p>0,5164849758</text:p>
          </table:table-cell>
          <table:table-cell table:style-name="ce1" office:value-type="float" office:value="0.516479253768921" calcext:value-type="float">
            <text:p>0,5164792538</text:p>
          </table:table-cell>
          <table:table-cell table:style-name="ce1" office:value-type="float" office:value="0.516473054885864" calcext:value-type="float">
            <text:p>0,5164730549</text:p>
          </table:table-cell>
          <table:table-cell table:style-name="ce1" office:value-type="float" office:value="-0.196817487478256" calcext:value-type="float">
            <text:p>-0,1968174875</text:p>
          </table:table-cell>
          <table:table-cell table:style-name="ce1" office:value-type="float" office:value="4.09726190567017" calcext:value-type="float">
            <text:p>4,0972619057</text:p>
          </table:table-cell>
          <table:table-cell table:style-name="ce1" office:value-type="float" office:value="0.219905689358711" calcext:value-type="float">
            <text:p>0,2199056894</text:p>
          </table:table-cell>
        </table:table-row>
        <table:table-row table:style-name="ro1">
          <table:table-cell table:style-name="ce1" office:value-type="string" calcext:value-type="string">
            <text:p>2.3311452865600586</text:p>
          </table:table-cell>
          <table:table-cell table:style-name="ce1" office:value-type="string" calcext:value-type="string">
            <text:p>0.013697147369384766</text:p>
          </table:table-cell>
          <table:table-cell table:style-name="ce1" office:value-type="string" calcext:value-type="string">
            <text:p>67.68127250671387</text:p>
          </table:table-cell>
          <table:table-cell table:style-name="ce1" office:value-type="float" office:value="0.00566893960938524" calcext:value-type="float">
            <text:p>0,0056689396</text:p>
          </table:table-cell>
          <table:table-cell table:style-name="ce1" office:value-type="float" office:value="-0.0255616187753248" calcext:value-type="float">
            <text:p>-0,0255616188</text:p>
          </table:table-cell>
          <table:table-cell table:style-name="ce1" office:value-type="float" office:value="0.363045902899754" calcext:value-type="float">
            <text:p>0,3630459029</text:p>
          </table:table-cell>
          <table:table-cell table:style-name="ce1" office:value-type="float" office:value="0.00112264215766012" calcext:value-type="float">
            <text:p>0,0011226422</text:p>
          </table:table-cell>
          <table:table-cell table:number-columns-repeated="2" table:style-name="ce1" office:value-type="float" office:value="0.00133506444733389" calcext:value-type="float">
            <text:p>0,0013350644</text:p>
          </table:table-cell>
          <table:table-cell table:style-name="ce1" office:value-type="float" office:value="-0.196817487478256" calcext:value-type="float">
            <text:p>-0,1968174875</text:p>
          </table:table-cell>
          <table:table-cell table:style-name="ce1" office:value-type="float" office:value="4.09726190567017" calcext:value-type="float">
            <text:p>4,0972619057</text:p>
          </table:table-cell>
          <table:table-cell table:style-name="ce1" office:value-type="float" office:value="0.219905689358711" calcext:value-type="float">
            <text:p>0,2199056894</text:p>
          </table:table-cell>
          <table:table-cell table:style-name="ce1" office:value-type="string" calcext:value-type="string">
            <text:p>0.0011226421576601177</text:p>
          </table:table-cell>
          <table:table-cell table:style-name="ce1" office:value-type="string" calcext:value-type="string">
            <text:p>0.0013350644473338934</text:p>
          </table:table-cell>
          <table:table-cell table:style-name="ce1" office:value-type="string" calcext:value-type="string">
            <text:p>-0.05214018613402948</text:p>
          </table:table-cell>
          <table:table-cell table:style-name="ce1" office:value-type="float" office:value="-0.00145603866374586" calcext:value-type="float">
            <text:p>-0,0014560387</text:p>
          </table:table-cell>
          <table:table-cell table:style-name="ce1" office:value-type="float" office:value="0.00706736214633566" calcext:value-type="float">
            <text:p>0,0070673621</text:p>
          </table:table-cell>
          <table:table-cell table:style-name="ce1" office:value-type="float" office:value="-0.00673748383580902" calcext:value-type="float">
            <text:p>-0,0067374838</text:p>
          </table:table-cell>
          <table:table-cell table:style-name="ce1" office:value-type="float" office:value="0.242202589230208" calcext:value-type="float">
            <text:p>0,2422025892</text:p>
          </table:table-cell>
          <table:table-cell table:style-name="ce1" office:value-type="float" office:value="-0.532875973291807" calcext:value-type="float">
            <text:p>-0,53287597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477291976194553" calcext:value-type="float">
            <text:p>-0,000477292</text:p>
          </table:table-cell>
          <table:table-cell table:style-name="ce1" office:value-type="float" office:value="-0.00113054758442325" calcext:value-type="float">
            <text:p>-0,0011305476</text:p>
          </table:table-cell>
          <table:table-cell table:style-name="ce1" office:value-type="float" office:value="0.0238919080711815" calcext:value-type="float">
            <text:p>0,0238919081</text:p>
          </table:table-cell>
          <table:table-cell table:style-name="ce1" office:value-type="float" office:value="0.528401374816895" calcext:value-type="float">
            <text:p>0,5284013748</text:p>
          </table:table-cell>
          <table:table-cell table:style-name="ce1" office:value-type="float" office:value="0.528406381607056" calcext:value-type="float">
            <text:p>0,5284063816</text:p>
          </table:table-cell>
          <table:table-cell table:style-name="ce1" office:value-type="float" office:value="0.528407573699951" calcext:value-type="float">
            <text:p>0,5284075737</text:p>
          </table:table-cell>
          <table:table-cell table:style-name="ce1" office:value-type="float" office:value="-0.196817487478256" calcext:value-type="float">
            <text:p>-0,1968174875</text:p>
          </table:table-cell>
          <table:table-cell table:style-name="ce1" office:value-type="float" office:value="4.09726190567017" calcext:value-type="float">
            <text:p>4,0972619057</text:p>
          </table:table-cell>
          <table:table-cell table:style-name="ce1" office:value-type="float" office:value="0.219905689358711" calcext:value-type="float">
            <text:p>0,2199056894</text:p>
          </table:table-cell>
        </table:table-row>
        <table:table-row table:style-name="ro1">
          <table:table-cell table:style-name="ce1" office:value-type="string" calcext:value-type="string">
            <text:p>2.3457882404327393</text:p>
          </table:table-cell>
          <table:table-cell table:style-name="ce1" office:value-type="string" calcext:value-type="string">
            <text:p>0.014642953872680664</text:p>
          </table:table-cell>
          <table:table-cell table:style-name="ce1" office:value-type="string" calcext:value-type="string">
            <text:p>68.22621297836304</text:p>
          </table:table-cell>
          <table:table-cell table:style-name="ce1" office:value-type="float" office:value="0.00605750138034906" calcext:value-type="float">
            <text:p>0,0060575014</text:p>
          </table:table-cell>
          <table:table-cell table:style-name="ce1" office:value-type="float" office:value="-0.025207072949859" calcext:value-type="float">
            <text:p>-0,0252070729</text:p>
          </table:table-cell>
          <table:table-cell table:style-name="ce1" office:value-type="float" office:value="0.354768278054249" calcext:value-type="float">
            <text:p>0,3547682781</text:p>
          </table:table-cell>
          <table:table-cell table:style-name="ce1" office:value-type="float" office:value="0.00101423681299312" calcext:value-type="float">
            <text:p>0,0010142368</text:p>
          </table:table-cell>
          <table:table-cell table:number-columns-repeated="2" table:style-name="ce1" office:value-type="float" office:value="0.00131828934072193" calcext:value-type="float">
            <text:p>0,0013182893</text:p>
          </table:table-cell>
          <table:table-cell table:style-name="ce1" office:value-type="float" office:value="-0.196291044354439" calcext:value-type="float">
            <text:p>-0,1962910444</text:p>
          </table:table-cell>
          <table:table-cell table:style-name="ce1" office:value-type="float" office:value="4.09724140167236" calcext:value-type="float">
            <text:p>4,0972414017</text:p>
          </table:table-cell>
          <table:table-cell table:style-name="ce1" office:value-type="float" office:value="0.231227144598961" calcext:value-type="float">
            <text:p>0,2312271446</text:p>
          </table:table-cell>
          <table:table-cell table:style-name="ce1" office:value-type="string" calcext:value-type="string">
            <text:p>0.0010142368129931196</text:p>
          </table:table-cell>
          <table:table-cell table:style-name="ce1" office:value-type="string" calcext:value-type="string">
            <text:p>0.0013182893407219305</text:p>
          </table:table-cell>
          <table:table-cell table:style-name="ce1" office:value-type="string" calcext:value-type="string">
            <text:p>-0.05133230455406347</text:p>
          </table:table-cell>
          <table:table-cell table:style-name="ce1" office:value-type="float" office:value="-0.00153061369453402" calcext:value-type="float">
            <text:p>-0,0015306137</text:p>
          </table:table-cell>
          <table:table-cell table:style-name="ce1" office:value-type="float" office:value="0.00690163706933769" calcext:value-type="float">
            <text:p>0,0069016371</text:p>
          </table:table-cell>
          <table:table-cell table:style-name="ce1" office:value-type="float" office:value="-0.00580022306677736" calcext:value-type="float">
            <text:p>-0,0058002231</text:p>
          </table:table-cell>
          <table:table-cell table:style-name="ce1" office:value-type="float" office:value="0.239116961974145" calcext:value-type="float">
            <text:p>0,239116962</text:p>
          </table:table-cell>
          <table:table-cell table:style-name="ce1" office:value-type="float" office:value="-0.518962672465626" calcext:value-type="float">
            <text:p>-0,518962672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507443910970917" calcext:value-type="float">
            <text:p>-0,0005074439</text:p>
          </table:table-cell>
          <table:table-cell table:style-name="ce1" office:value-type="float" office:value="-0.00112767160124297" calcext:value-type="float">
            <text:p>-0,0011276716</text:p>
          </table:table-cell>
          <table:table-cell table:style-name="ce1" office:value-type="float" office:value="0.0187167405085556" calcext:value-type="float">
            <text:p>0,0187167405</text:p>
          </table:table-cell>
          <table:table-cell table:style-name="ce1" office:value-type="float" office:value="0.544304132461548" calcext:value-type="float">
            <text:p>0,5443041325</text:p>
          </table:table-cell>
          <table:table-cell table:style-name="ce1" office:value-type="float" office:value="0.544304370880127" calcext:value-type="float">
            <text:p>0,5443043709</text:p>
          </table:table-cell>
          <table:table-cell table:style-name="ce1" office:value-type="float" office:value="0.544305086135864" calcext:value-type="float">
            <text:p>0,5443050861</text:p>
          </table:table-cell>
          <table:table-cell table:style-name="ce1" office:value-type="float" office:value="-0.196291044354439" calcext:value-type="float">
            <text:p>-0,1962910444</text:p>
          </table:table-cell>
          <table:table-cell table:style-name="ce1" office:value-type="float" office:value="4.09724140167236" calcext:value-type="float">
            <text:p>4,0972414017</text:p>
          </table:table-cell>
          <table:table-cell table:style-name="ce1" office:value-type="float" office:value="0.231227144598961" calcext:value-type="float">
            <text:p>0,2312271446</text:p>
          </table:table-cell>
        </table:table-row>
        <table:table-row table:style-name="ro1">
          <table:table-cell table:style-name="ce1" office:value-type="string" calcext:value-type="string">
            <text:p>2.3625447750091553</text:p>
          </table:table-cell>
          <table:table-cell table:style-name="ce1" office:value-type="string" calcext:value-type="string">
            <text:p>0.016756534576416016</text:p>
          </table:table-cell>
          <table:table-cell table:style-name="ce1" office:value-type="string" calcext:value-type="string">
            <text:p>68.79746317863464</text:p>
          </table:table-cell>
          <table:table-cell table:style-name="ce1" office:value-type="float" office:value="0.00651666317436913" calcext:value-type="float">
            <text:p>0,0065166632</text:p>
          </table:table-cell>
          <table:table-cell table:style-name="ce1" office:value-type="float" office:value="-0.0248292470631121" calcext:value-type="float">
            <text:p>-0,0248292471</text:p>
          </table:table-cell>
          <table:table-cell table:style-name="ce1" office:value-type="float" office:value="0.346854864815135" calcext:value-type="float">
            <text:p>0,3468548648</text:p>
          </table:table-cell>
          <table:table-cell table:style-name="ce1" office:value-type="float" office:value="0.000867621175572407" calcext:value-type="float">
            <text:p>0,0008676212</text:p>
          </table:table-cell>
          <table:table-cell table:number-columns-repeated="2" table:style-name="ce1" office:value-type="float" office:value="0.00139045575849993" calcext:value-type="float">
            <text:p>0,0013904558</text:p>
          </table:table-cell>
          <table:table-cell table:style-name="ce1" office:value-type="float" office:value="-0.19566997885704" calcext:value-type="float">
            <text:p>-0,1956699789</text:p>
          </table:table-cell>
          <table:table-cell table:style-name="ce1" office:value-type="float" office:value="4.09735107421875" calcext:value-type="float">
            <text:p>4,0973510742</text:p>
          </table:table-cell>
          <table:table-cell table:style-name="ce1" office:value-type="float" office:value="0.244757816195488" calcext:value-type="float">
            <text:p>0,2447578162</text:p>
          </table:table-cell>
          <table:table-cell table:style-name="ce1" office:value-type="string" calcext:value-type="string">
            <text:p>0.0008676211755724069</text:p>
          </table:table-cell>
          <table:table-cell table:style-name="ce1" office:value-type="string" calcext:value-type="string">
            <text:p>0.0013904557584999337</text:p>
          </table:table-cell>
          <table:table-cell table:style-name="ce1" office:value-type="string" calcext:value-type="string">
            <text:p>-0.05067670402057354</text:p>
          </table:table-cell>
          <table:table-cell table:style-name="ce1" office:value-type="float" office:value="-0.00163552537269425" calcext:value-type="float">
            <text:p>-0,0016355254</text:p>
          </table:table-cell>
          <table:table-cell table:style-name="ce1" office:value-type="float" office:value="0.00680590969646194" calcext:value-type="float">
            <text:p>0,0068059097</text:p>
          </table:table-cell>
          <table:table-cell table:style-name="ce1" office:value-type="float" office:value="-0.00503868158099092" calcext:value-type="float">
            <text:p>-0,0050386816</text:p>
          </table:table-cell>
          <table:table-cell table:style-name="ce1" office:value-type="float" office:value="0.235654030830556" calcext:value-type="float">
            <text:p>0,2356540308</text:p>
          </table:table-cell>
          <table:table-cell table:style-name="ce1" office:value-type="float" office:value="-0.504552249194284" calcext:value-type="float">
            <text:p>-0,504552249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679688208159038" calcext:value-type="float">
            <text:p>-0,0006796882</text:p>
          </table:table-cell>
          <table:table-cell table:style-name="ce1" office:value-type="float" office:value="-0.000620180429006263" calcext:value-type="float">
            <text:p>-0,0006201804</text:p>
          </table:table-cell>
          <table:table-cell table:style-name="ce1" office:value-type="float" office:value="0.0144791024166955" calcext:value-type="float">
            <text:p>0,0144791024</text:p>
          </table:table-cell>
          <table:table-cell table:style-name="ce1" office:value-type="float" office:value="0.57167649269104" calcext:value-type="float">
            <text:p>0,5716764927</text:p>
          </table:table-cell>
          <table:table-cell table:style-name="ce1" office:value-type="float" office:value="0.57168173789978" calcext:value-type="float">
            <text:p>0,5716817379</text:p>
          </table:table-cell>
          <table:table-cell table:style-name="ce1" office:value-type="float" office:value="0.571694612503052" calcext:value-type="float">
            <text:p>0,5716946125</text:p>
          </table:table-cell>
          <table:table-cell table:style-name="ce1" office:value-type="float" office:value="-0.19566997885704" calcext:value-type="float">
            <text:p>-0,1956699789</text:p>
          </table:table-cell>
          <table:table-cell table:style-name="ce1" office:value-type="float" office:value="4.09735107421875" calcext:value-type="float">
            <text:p>4,0973510742</text:p>
          </table:table-cell>
          <table:table-cell table:style-name="ce1" office:value-type="float" office:value="0.244757816195488" calcext:value-type="float">
            <text:p>0,2447578162</text:p>
          </table:table-cell>
        </table:table-row>
        <table:table-row table:style-name="ro1">
          <table:table-cell table:style-name="ce1" office:value-type="string" calcext:value-type="string">
            <text:p>2.3776848316192627</text:p>
          </table:table-cell>
          <table:table-cell table:style-name="ce1" office:value-type="string" calcext:value-type="string">
            <text:p>0.015140056610107422</text:p>
          </table:table-cell>
          <table:table-cell table:style-name="ce1" office:value-type="string" calcext:value-type="string">
            <text:p>69.44729590415955</text:p>
          </table:table-cell>
          <table:table-cell table:style-name="ce1" office:value-type="float" office:value="0.00741152595125001" calcext:value-type="float">
            <text:p>0,007411526</text:p>
          </table:table-cell>
          <table:table-cell table:style-name="ce1" office:value-type="float" office:value="-0.0243144423102983" calcext:value-type="float">
            <text:p>-0,0243144423</text:p>
          </table:table-cell>
          <table:table-cell table:style-name="ce1" office:value-type="float" office:value="0.334190023166162" calcext:value-type="float">
            <text:p>0,3341900232</text:p>
          </table:table-cell>
          <table:table-cell table:style-name="ce1" office:value-type="float" office:value="0.000697627424913564" calcext:value-type="float">
            <text:p>0,0006976274</text:p>
          </table:table-cell>
          <table:table-cell table:number-columns-repeated="2" table:style-name="ce1" office:value-type="float" office:value="0.00146200331795484" calcext:value-type="float">
            <text:p>0,0014620033</text:p>
          </table:table-cell>
          <table:table-cell table:style-name="ce1" office:value-type="float" office:value="-0.194922670722008" calcext:value-type="float">
            <text:p>-0,1949226707</text:p>
          </table:table-cell>
          <table:table-cell table:style-name="ce1" office:value-type="float" office:value="4.0975866317749" calcext:value-type="float">
            <text:p>4,0975866318</text:p>
          </table:table-cell>
          <table:table-cell table:style-name="ce1" office:value-type="float" office:value="0.259144127368927" calcext:value-type="float">
            <text:p>0,2591441274</text:p>
          </table:table-cell>
          <table:table-cell table:style-name="ce1" office:value-type="string" calcext:value-type="string">
            <text:p>0.0006976274249135638</text:p>
          </table:table-cell>
          <table:table-cell table:style-name="ce1" office:value-type="string" calcext:value-type="string">
            <text:p>0.001462003317954841</text:p>
          </table:table-cell>
          <table:table-cell table:style-name="ce1" office:value-type="string" calcext:value-type="string">
            <text:p>-0.05000599233624292</text:p>
          </table:table-cell>
          <table:table-cell table:style-name="ce1" office:value-type="float" office:value="-0.00175949905707967" calcext:value-type="float">
            <text:p>-0,0017594991</text:p>
          </table:table-cell>
          <table:table-cell table:style-name="ce1" office:value-type="float" office:value="0.00670389670704026" calcext:value-type="float">
            <text:p>0,0067038967</text:p>
          </table:table-cell>
          <table:table-cell table:style-name="ce1" office:value-type="float" office:value="-0.00431064756299243" calcext:value-type="float">
            <text:p>-0,0043106476</text:p>
          </table:table-cell>
          <table:table-cell table:style-name="ce1" office:value-type="float" office:value="0.231422175047596" calcext:value-type="float">
            <text:p>0,231422175</text:p>
          </table:table-cell>
          <table:table-cell table:style-name="ce1" office:value-type="float" office:value="-0.488428438163131" calcext:value-type="float">
            <text:p>-0,48842843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707066333927573" calcext:value-type="float">
            <text:p>-0,0007070663</text:p>
          </table:table-cell>
          <table:table-cell table:style-name="ce1" office:value-type="float" office:value="-0.000581818545922841" calcext:value-type="float">
            <text:p>-0,0005818185</text:p>
          </table:table-cell>
          <table:table-cell table:style-name="ce1" office:value-type="float" office:value="0.0121862090699802" calcext:value-type="float">
            <text:p>0,0121862091</text:p>
          </table:table-cell>
          <table:table-cell table:style-name="ce1" office:value-type="float" office:value="0.649389982223511" calcext:value-type="float">
            <text:p>0,6493899822</text:p>
          </table:table-cell>
          <table:table-cell table:style-name="ce1" office:value-type="float" office:value="0.649387836456299" calcext:value-type="float">
            <text:p>0,6493878365</text:p>
          </table:table-cell>
          <table:table-cell table:style-name="ce1" office:value-type="float" office:value="0.649374485015869" calcext:value-type="float">
            <text:p>0,649374485</text:p>
          </table:table-cell>
          <table:table-cell table:style-name="ce1" office:value-type="float" office:value="-0.194922670722008" calcext:value-type="float">
            <text:p>-0,1949226707</text:p>
          </table:table-cell>
          <table:table-cell table:style-name="ce1" office:value-type="float" office:value="4.0975866317749" calcext:value-type="float">
            <text:p>4,0975866318</text:p>
          </table:table-cell>
          <table:table-cell table:style-name="ce1" office:value-type="float" office:value="0.259144127368927" calcext:value-type="float">
            <text:p>0,2591441274</text:p>
          </table:table-cell>
        </table:table-row>
        <table:table-row table:style-name="ro1">
          <table:table-cell table:style-name="ce1" office:value-type="string" calcext:value-type="string">
            <text:p>2.3930039405822754</text:p>
          </table:table-cell>
          <table:table-cell table:style-name="ce1" office:value-type="string" calcext:value-type="string">
            <text:p>0.015319108963012695</text:p>
          </table:table-cell>
          <table:table-cell table:style-name="ce1" office:value-type="string" calcext:value-type="string">
            <text:p>70.0066704750061</text:p>
          </table:table-cell>
          <table:table-cell table:style-name="ce1" office:value-type="float" office:value="0.00771918919952126" calcext:value-type="float">
            <text:p>0,0077191892</text:p>
          </table:table-cell>
          <table:table-cell table:style-name="ce1" office:value-type="float" office:value="-0.0238866690732395" calcext:value-type="float">
            <text:p>-0,0238866691</text:p>
          </table:table-cell>
          <table:table-cell table:style-name="ce1" office:value-type="float" office:value="0.326563682085202" calcext:value-type="float">
            <text:p>0,3265636821</text:p>
          </table:table-cell>
          <table:table-cell table:style-name="ce1" office:value-type="float" office:value="0.000387545723644501" calcext:value-type="float">
            <text:p>0,0003875457</text:p>
          </table:table-cell>
          <table:table-cell table:number-columns-repeated="2" table:style-name="ce1" office:value-type="float" office:value="0.00146013371822345" calcext:value-type="float">
            <text:p>0,0014601337</text:p>
          </table:table-cell>
          <table:table-cell table:style-name="ce1" office:value-type="float" office:value="-0.194564133882523" calcext:value-type="float">
            <text:p>-0,1945641339</text:p>
          </table:table-cell>
          <table:table-cell table:style-name="ce1" office:value-type="float" office:value="4.0974817276001" calcext:value-type="float">
            <text:p>4,0974817276</text:p>
          </table:table-cell>
          <table:table-cell table:style-name="ce1" office:value-type="float" office:value="0.269390106201172" calcext:value-type="float">
            <text:p>0,2693901062</text:p>
          </table:table-cell>
          <table:table-cell table:style-name="ce1" office:value-type="string" calcext:value-type="string">
            <text:p>0.00038754572364450125</text:p>
          </table:table-cell>
          <table:table-cell table:style-name="ce1" office:value-type="string" calcext:value-type="string">
            <text:p>0.0014601337182234546</text:p>
          </table:table-cell>
          <table:table-cell table:style-name="ce1" office:value-type="string" calcext:value-type="string">
            <text:p>-0.04858189965282694</text:p>
          </table:table-cell>
          <table:table-cell table:style-name="ce1" office:value-type="float" office:value="-0.0020011120068375" calcext:value-type="float">
            <text:p>-0,002001112</text:p>
          </table:table-cell>
          <table:table-cell table:style-name="ce1" office:value-type="float" office:value="0.00656489942378054" calcext:value-type="float">
            <text:p>0,0065648994</text:p>
          </table:table-cell>
          <table:table-cell table:style-name="ce1" office:value-type="float" office:value="-0.00314548213128691" calcext:value-type="float">
            <text:p>-0,0031454821</text:p>
          </table:table-cell>
          <table:table-cell table:style-name="ce1" office:value-type="float" office:value="0.227258379745565" calcext:value-type="float">
            <text:p>0,2272583797</text:p>
          </table:table-cell>
          <table:table-cell table:style-name="ce1" office:value-type="float" office:value="-0.474768619181092" calcext:value-type="float">
            <text:p>-0,474768619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59284936279795" calcext:value-type="float">
            <text:p>-0,0015928494</text:p>
          </table:table-cell>
          <table:table-cell table:style-name="ce1" office:value-type="float" office:value="-0.000916351122940693" calcext:value-type="float">
            <text:p>-0,0009163511</text:p>
          </table:table-cell>
          <table:table-cell table:style-name="ce1" office:value-type="float" office:value="0.0225432991383985" calcext:value-type="float">
            <text:p>0,0225432991</text:p>
          </table:table-cell>
          <table:table-cell table:style-name="ce1" office:value-type="float" office:value="0.561800003051758" calcext:value-type="float">
            <text:p>0,5618000031</text:p>
          </table:table-cell>
          <table:table-cell table:style-name="ce1" office:value-type="float" office:value="0.561798572540283" calcext:value-type="float">
            <text:p>0,5617985725</text:p>
          </table:table-cell>
          <table:table-cell table:style-name="ce1" office:value-type="float" office:value="0.561800718307495" calcext:value-type="float">
            <text:p>0,5618007183</text:p>
          </table:table-cell>
          <table:table-cell table:style-name="ce1" office:value-type="float" office:value="-0.194564133882523" calcext:value-type="float">
            <text:p>-0,1945641339</text:p>
          </table:table-cell>
          <table:table-cell table:style-name="ce1" office:value-type="float" office:value="4.0974817276001" calcext:value-type="float">
            <text:p>4,0974817276</text:p>
          </table:table-cell>
          <table:table-cell table:style-name="ce1" office:value-type="float" office:value="0.269390106201172" calcext:value-type="float">
            <text:p>0,2693901062</text:p>
          </table:table-cell>
        </table:table-row>
        <table:table-row table:style-name="ro1">
          <table:table-cell table:style-name="ce1" office:value-type="string" calcext:value-type="string">
            <text:p>2.416501045227051</text:p>
          </table:table-cell>
          <table:table-cell table:style-name="ce1" office:value-type="string" calcext:value-type="string">
            <text:p>0.02349710464477539</text:p>
          </table:table-cell>
          <table:table-cell table:style-name="ce1" office:value-type="string" calcext:value-type="string">
            <text:p>70.64428997039795</text:p>
          </table:table-cell>
          <table:table-cell table:style-name="ce1" office:value-type="float" office:value="0.00830367095926547" calcext:value-type="float">
            <text:p>0,008303671</text:p>
          </table:table-cell>
          <table:table-cell table:style-name="ce1" office:value-type="float" office:value="-0.0235048424338284" calcext:value-type="float">
            <text:p>-0,0235048424</text:p>
          </table:table-cell>
          <table:table-cell table:style-name="ce1" office:value-type="float" office:value="0.317474946195697" calcext:value-type="float">
            <text:p>0,3174749462</text:p>
          </table:table-cell>
          <table:table-cell table:style-name="ce1" office:value-type="float" office:value="0.000281921381942843" calcext:value-type="float">
            <text:p>0,0002819214</text:p>
          </table:table-cell>
          <table:table-cell table:number-columns-repeated="2" table:style-name="ce1" office:value-type="float" office:value="0.00151363407449573" calcext:value-type="float">
            <text:p>0,0015136341</text:p>
          </table:table-cell>
          <table:table-cell table:style-name="ce1" office:value-type="float" office:value="-0.194292157888412" calcext:value-type="float">
            <text:p>-0,1942921579</text:p>
          </table:table-cell>
          <table:table-cell table:style-name="ce1" office:value-type="float" office:value="4.0975341796875" calcext:value-type="float">
            <text:p>4,0975341797</text:p>
          </table:table-cell>
          <table:table-cell table:style-name="ce1" office:value-type="float" office:value="0.280011624097824" calcext:value-type="float">
            <text:p>0,2800116241</text:p>
          </table:table-cell>
          <table:table-cell table:style-name="ce1" office:value-type="string" calcext:value-type="string">
            <text:p>0.00028192138194284305</text:p>
          </table:table-cell>
          <table:table-cell table:style-name="ce1" office:value-type="string" calcext:value-type="string">
            <text:p>0.0015136340744957254</text:p>
          </table:table-cell>
          <table:table-cell table:style-name="ce1" office:value-type="string" calcext:value-type="string">
            <text:p>-0.04814385442909719</text:p>
          </table:table-cell>
          <table:table-cell table:style-name="ce1" office:value-type="float" office:value="-0.00208418108387074" calcext:value-type="float">
            <text:p>-0,0020841811</text:p>
          </table:table-cell>
          <table:table-cell table:style-name="ce1" office:value-type="float" office:value="0.00644940064977467" calcext:value-type="float">
            <text:p>0,0064494006</text:p>
          </table:table-cell>
          <table:table-cell table:style-name="ce1" office:value-type="float" office:value="-0.00244385875183859" calcext:value-type="float">
            <text:p>-0,0024438588</text:p>
          </table:table-cell>
          <table:table-cell table:style-name="ce1" office:value-type="float" office:value="0.222352658684406" calcext:value-type="float">
            <text:p>0,2223526587</text:p>
          </table:table-cell>
          <table:table-cell table:style-name="ce1" office:value-type="float" office:value="-0.459588106746078" calcext:value-type="float">
            <text:p>-0,45958810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484110448502358" calcext:value-type="float">
            <text:p>-0,0004841104</text:p>
          </table:table-cell>
          <table:table-cell table:style-name="ce1" office:value-type="float" office:value="-0.000673104929478104" calcext:value-type="float">
            <text:p>-0,0006731049</text:p>
          </table:table-cell>
          <table:table-cell table:style-name="ce1" office:value-type="float" office:value="0.0120001729096557" calcext:value-type="float">
            <text:p>0,0120001729</text:p>
          </table:table-cell>
          <table:table-cell table:style-name="ce1" office:value-type="float" office:value="0.635522842407227" calcext:value-type="float">
            <text:p>0,6355228424</text:p>
          </table:table-cell>
          <table:table-cell table:style-name="ce1" office:value-type="float" office:value="0.635522365570068" calcext:value-type="float">
            <text:p>0,6355223656</text:p>
          </table:table-cell>
          <table:table-cell table:style-name="ce1" office:value-type="float" office:value="0.63551926612854" calcext:value-type="float">
            <text:p>0,6355192661</text:p>
          </table:table-cell>
          <table:table-cell table:style-name="ce1" office:value-type="float" office:value="-0.194292157888412" calcext:value-type="float">
            <text:p>-0,1942921579</text:p>
          </table:table-cell>
          <table:table-cell table:style-name="ce1" office:value-type="float" office:value="4.0975341796875" calcext:value-type="float">
            <text:p>4,0975341797</text:p>
          </table:table-cell>
          <table:table-cell table:style-name="ce1" office:value-type="float" office:value="0.280011624097824" calcext:value-type="float">
            <text:p>0,2800116241</text:p>
          </table:table-cell>
        </table:table-row>
        <table:table-row table:style-name="ro1">
          <table:table-cell table:style-name="ce1" office:value-type="string" calcext:value-type="string">
            <text:p>2.434997320175171</text:p>
          </table:table-cell>
          <table:table-cell table:style-name="ce1" office:value-type="string" calcext:value-type="string">
            <text:p>0.018496274948120117</text:p>
          </table:table-cell>
          <table:table-cell table:style-name="ce1" office:value-type="string" calcext:value-type="string">
            <text:p>71.21226024627686</text:p>
          </table:table-cell>
          <table:table-cell table:style-name="ce1" office:value-type="float" office:value="0.00888373865207002" calcext:value-type="float">
            <text:p>0,0088837387</text:p>
          </table:table-cell>
          <table:table-cell table:style-name="ce1" office:value-type="float" office:value="-0.0229024127457021" calcext:value-type="float">
            <text:p>-0,0229024127</text:p>
          </table:table-cell>
          <table:table-cell table:style-name="ce1" office:value-type="float" office:value="0.306738780236539" calcext:value-type="float">
            <text:p>0,3067387802</text:p>
          </table:table-cell>
          <table:table-cell table:style-name="ce1" office:value-type="float" office:value="0.0000589441158742649" calcext:value-type="float">
            <text:p>5,89441158742649E-05</text:p>
          </table:table-cell>
          <table:table-cell table:number-columns-repeated="2" table:style-name="ce1" office:value-type="float" office:value="0.00155333632020927" calcext:value-type="float">
            <text:p>0,0015533363</text:p>
          </table:table-cell>
          <table:table-cell table:style-name="ce1" office:value-type="float" office:value="-0.194073885679245" calcext:value-type="float">
            <text:p>-0,1940738857</text:p>
          </table:table-cell>
          <table:table-cell table:style-name="ce1" office:value-type="float" office:value="4.09781265258789" calcext:value-type="float">
            <text:p>4,0978126526</text:p>
          </table:table-cell>
          <table:table-cell table:style-name="ce1" office:value-type="float" office:value="0.293100565671921" calcext:value-type="float">
            <text:p>0,2931005657</text:p>
          </table:table-cell>
          <table:table-cell table:style-name="ce1" office:value-type="string" calcext:value-type="string">
            <text:p>5.894411587426488e-05</text:p>
          </table:table-cell>
          <table:table-cell table:style-name="ce1" office:value-type="string" calcext:value-type="string">
            <text:p>0.0015533363202092736</text:p>
          </table:table-cell>
          <table:table-cell table:style-name="ce1" office:value-type="string" calcext:value-type="string">
            <text:p>-0.04720746094919986</text:p>
          </table:table-cell>
          <table:table-cell table:style-name="ce1" office:value-type="float" office:value="-0.00224199115900168" calcext:value-type="float">
            <text:p>-0,0022419912</text:p>
          </table:table-cell>
          <table:table-cell table:style-name="ce1" office:value-type="float" office:value="0.00634630745713366" calcext:value-type="float">
            <text:p>0,0063463075</text:p>
          </table:table-cell>
          <table:table-cell table:style-name="ce1" office:value-type="float" office:value="-0.00160769505000409" calcext:value-type="float">
            <text:p>-0,0016076951</text:p>
          </table:table-cell>
          <table:table-cell table:style-name="ce1" office:value-type="float" office:value="0.217638604062488" calcext:value-type="float">
            <text:p>0,2176386041</text:p>
          </table:table-cell>
          <table:table-cell table:style-name="ce1" office:value-type="float" office:value="-0.446244090402899" calcext:value-type="float">
            <text:p>-0,44624409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02954772565466" calcext:value-type="float">
            <text:p>-0,0010295477</text:p>
          </table:table-cell>
          <table:table-cell table:style-name="ce1" office:value-type="float" office:value="-0.000672569244939818" calcext:value-type="float">
            <text:p>-0,0006725692</text:p>
          </table:table-cell>
          <table:table-cell table:style-name="ce1" office:value-type="float" office:value="0.0160093640321692" calcext:value-type="float">
            <text:p>0,016009364</text:p>
          </table:table-cell>
          <table:table-cell table:style-name="ce1" office:value-type="float" office:value="0.567707300186157" calcext:value-type="float">
            <text:p>0,5677073002</text:p>
          </table:table-cell>
          <table:table-cell table:style-name="ce1" office:value-type="float" office:value="0.567713499069214" calcext:value-type="float">
            <text:p>0,5677134991</text:p>
          </table:table-cell>
          <table:table-cell table:style-name="ce1" office:value-type="float" office:value="0.567713737487793" calcext:value-type="float">
            <text:p>0,5677137375</text:p>
          </table:table-cell>
          <table:table-cell table:style-name="ce1" office:value-type="float" office:value="-0.194073885679245" calcext:value-type="float">
            <text:p>-0,1940738857</text:p>
          </table:table-cell>
          <table:table-cell table:style-name="ce1" office:value-type="float" office:value="4.09781265258789" calcext:value-type="float">
            <text:p>4,0978126526</text:p>
          </table:table-cell>
          <table:table-cell table:style-name="ce1" office:value-type="float" office:value="0.293100565671921" calcext:value-type="float">
            <text:p>0,2931005657</text:p>
          </table:table-cell>
        </table:table-row>
        <table:table-row table:style-name="ro1" table:number-rows-repeated="1048428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8:53:00.945359499</dc:date>
    <meta:editing-duration>PT24M39S</meta:editing-duration>
    <meta:editing-cycles>1</meta:editing-cycles>
    <meta:document-statistic meta:table-count="1" meta:cell-count="44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data.D1:data.F147" svg:x="0.32cm" svg:y="0.18cm" svg:width="12.508cm" svg:height="8.64cm">
          <chartooo:coordinate-region svg:x="0.862cm" svg:y="0.379cm" svg:width="11.96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D1:data.D147" chart:class="chart:line">
            <chart:data-point chart:repeated="147"/>
          </chart:series>
          <chart:series chart:style-name="ch7" chart:values-cell-range-address="data.E1:data.E147" chart:class="chart:line">
            <chart:data-point chart:repeated="147"/>
          </chart:series>
          <chart:series chart:style-name="ch8" chart:values-cell-range-address="data.F1:data.F147" chart:class="chart:line"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1906441450119">
                <text:p>0.421906441450119</text:p>
                <draw:g>
                  <svg:desc>data.D1:data.D147</svg:desc>
                </draw:g>
              </table:table-cell>
              <table:table-cell office:value-type="float" office:value="2.73748588562012">
                <text:p>2.73748588562012</text:p>
                <draw:g>
                  <svg:desc>data.E1:data.E147</svg:desc>
                </draw:g>
              </table:table-cell>
              <table:table-cell office:value-type="float" office:value="6.61722850799561">
                <text:p>6.61722850799561</text:p>
                <draw:g>
                  <svg:desc>data.F1:data.F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9659831523895">
                <text:p>0.879659831523895</text:p>
              </table:table-cell>
              <table:table-cell office:value-type="float" office:value="2.75758504867554">
                <text:p>2.75758504867554</text:p>
              </table:table-cell>
              <table:table-cell office:value-type="float" office:value="6.66581344604492">
                <text:p>6.66581344604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9057259559631">
                <text:p>0.909057259559631</text:p>
              </table:table-cell>
              <table:table-cell office:value-type="float" office:value="2.70719242095947">
                <text:p>2.70719242095947</text:p>
              </table:table-cell>
              <table:table-cell office:value-type="float" office:value="6.73718166351318">
                <text:p>6.73718166351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680379152298">
                <text:p>0.52680379152298</text:p>
              </table:table-cell>
              <table:table-cell office:value-type="float" office:value="2.59426021575928">
                <text:p>2.59426021575928</text:p>
              </table:table-cell>
              <table:table-cell office:value-type="float" office:value="6.70349740982056">
                <text:p>6.70349740982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9726045131683">
                <text:p>0.949726045131683</text:p>
              </table:table-cell>
              <table:table-cell office:value-type="float" office:value="2.60924744606018">
                <text:p>2.60924744606018</text:p>
              </table:table-cell>
              <table:table-cell office:value-type="float" office:value="6.74222373962402">
                <text:p>6.74222373962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751763343811">
                <text:p>0.94751763343811</text:p>
              </table:table-cell>
              <table:table-cell office:value-type="float" office:value="2.48349356651306">
                <text:p>2.48349356651306</text:p>
              </table:table-cell>
              <table:table-cell office:value-type="float" office:value="6.72654581069946">
                <text:p>6.72654581069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3710654973984">
                <text:p>0.443710654973984</text:p>
              </table:table-cell>
              <table:table-cell office:value-type="float" office:value="2.37631702423096">
                <text:p>2.37631702423096</text:p>
              </table:table-cell>
              <table:table-cell office:value-type="float" office:value="6.64990997314453">
                <text:p>6.64990997314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5390696525574">
                <text:p>0.575390696525574</text:p>
              </table:table-cell>
              <table:table-cell office:value-type="float" office:value="1.97973418235779">
                <text:p>1.97973418235779</text:p>
              </table:table-cell>
              <table:table-cell office:value-type="float" office:value="6.57717323303223">
                <text:p>6.57717323303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3670210838318">
                <text:p>0.883670210838318</text:p>
              </table:table-cell>
              <table:table-cell office:value-type="float" office:value="2.1266348361969">
                <text:p>2.1266348361969</text:p>
              </table:table-cell>
              <table:table-cell office:value-type="float" office:value="6.54903364181519">
                <text:p>6.54903364181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2767825126648">
                <text:p>0.852767825126648</text:p>
              </table:table-cell>
              <table:table-cell office:value-type="float" office:value="2.06005716323853">
                <text:p>2.06005716323853</text:p>
              </table:table-cell>
              <table:table-cell office:value-type="float" office:value="6.46203374862671">
                <text:p>6.46203374862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4178397655487">
                <text:p>0.574178397655487</text:p>
              </table:table-cell>
              <table:table-cell office:value-type="float" office:value="1.59075653553009">
                <text:p>1.59075653553009</text:p>
              </table:table-cell>
              <table:table-cell office:value-type="float" office:value="6.34812498092651">
                <text:p>6.3481249809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8949440717697">
                <text:p>0.308949440717697</text:p>
              </table:table-cell>
              <table:table-cell office:value-type="float" office:value="1.582195520401">
                <text:p>1.582195520401</text:p>
              </table:table-cell>
              <table:table-cell office:value-type="float" office:value="6.31396102905273">
                <text:p>6.31396102905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5567843914032">
                <text:p>0.635567843914032</text:p>
              </table:table-cell>
              <table:table-cell office:value-type="float" office:value="1.79617011547089">
                <text:p>1.79617011547089</text:p>
              </table:table-cell>
              <table:table-cell office:value-type="float" office:value="6.21214056015015">
                <text:p>6.21214056015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4083423614502">
                <text:p>0.224083423614502</text:p>
              </table:table-cell>
              <table:table-cell office:value-type="float" office:value="1.28175723552704">
                <text:p>1.28175723552704</text:p>
              </table:table-cell>
              <table:table-cell office:value-type="float" office:value="6.04502582550049">
                <text:p>6.04502582550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5276914834976">
                <text:p>0.415276914834976</text:p>
              </table:table-cell>
              <table:table-cell office:value-type="float" office:value="1.66994321346283">
                <text:p>1.66994321346283</text:p>
              </table:table-cell>
              <table:table-cell office:value-type="float" office:value="5.95893096923828">
                <text:p>5.95893096923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3740382194519">
                <text:p>0.303740382194519</text:p>
              </table:table-cell>
              <table:table-cell office:value-type="float" office:value="1.60548484325409">
                <text:p>1.60548484325409</text:p>
              </table:table-cell>
              <table:table-cell office:value-type="float" office:value="5.85278987884522">
                <text:p>5.852789878845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3438497781754">
                <text:p>0.383438497781754</text:p>
              </table:table-cell>
              <table:table-cell office:value-type="float" office:value="1.18439888954163">
                <text:p>1.18439888954163</text:p>
              </table:table-cell>
              <table:table-cell office:value-type="float" office:value="5.74660873413086">
                <text:p>5.74660873413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4984987080097">
                <text:p>0.124984987080097</text:p>
              </table:table-cell>
              <table:table-cell office:value-type="float" office:value="0.991547644138336">
                <text:p>0.991547644138336</text:p>
              </table:table-cell>
              <table:table-cell office:value-type="float" office:value="5.61946582794189">
                <text:p>5.61946582794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54236906766891">
                <text:p>-0.254236906766891</text:p>
              </table:table-cell>
              <table:table-cell office:value-type="float" office:value="1.20557498931885">
                <text:p>1.20557498931885</text:p>
              </table:table-cell>
              <table:table-cell office:value-type="float" office:value="5.53102111816406">
                <text:p>5.53102111816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1649668812752">
                <text:p>0.151649668812752</text:p>
              </table:table-cell>
              <table:table-cell office:value-type="float" office:value="1.17328953742981">
                <text:p>1.17328953742981</text:p>
              </table:table-cell>
              <table:table-cell office:value-type="float" office:value="5.38289976119995">
                <text:p>5.38289976119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8807815015316">
                <text:p>0.118807815015316</text:p>
              </table:table-cell>
              <table:table-cell office:value-type="float" office:value="1.18015766143799">
                <text:p>1.18015766143799</text:p>
              </table:table-cell>
              <table:table-cell office:value-type="float" office:value="5.3417329788208">
                <text:p>5.3417329788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33366843312979">
                <text:p>0.0233366843312979</text:p>
              </table:table-cell>
              <table:table-cell office:value-type="float" office:value="0.941246330738068">
                <text:p>0.941246330738068</text:p>
              </table:table-cell>
              <table:table-cell office:value-type="float" office:value="5.24621820449829">
                <text:p>5.246218204498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79577487707138">
                <text:p>-0.379577487707138</text:p>
              </table:table-cell>
              <table:table-cell office:value-type="float" office:value="1.26267623901367">
                <text:p>1.26267623901367</text:p>
              </table:table-cell>
              <table:table-cell office:value-type="float" office:value="5.22435665130615">
                <text:p>5.22435665130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753575377166271">
                <text:p>-0.00753575377166271</text:p>
              </table:table-cell>
              <table:table-cell office:value-type="float" office:value="1.19818484783173">
                <text:p>1.19818484783173</text:p>
              </table:table-cell>
              <table:table-cell office:value-type="float" office:value="5.08223962783814">
                <text:p>5.082239627838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61711916327477">
                <text:p>-0.0661711916327477</text:p>
              </table:table-cell>
              <table:table-cell office:value-type="float" office:value="0.933749139308929">
                <text:p>0.933749139308929</text:p>
              </table:table-cell>
              <table:table-cell office:value-type="float" office:value="4.95855236053467">
                <text:p>4.95855236053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653743371367455">
                <text:p>-0.0653743371367455</text:p>
              </table:table-cell>
              <table:table-cell office:value-type="float" office:value="0.922504544258118">
                <text:p>0.922504544258118</text:p>
              </table:table-cell>
              <table:table-cell office:value-type="float" office:value="4.89883947372437">
                <text:p>4.898839473724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776029005646706">
                <text:p>-0.0776029005646706</text:p>
              </table:table-cell>
              <table:table-cell office:value-type="float" office:value="0.895960807800293">
                <text:p>0.895960807800293</text:p>
              </table:table-cell>
              <table:table-cell office:value-type="float" office:value="4.75788259506226">
                <text:p>4.75788259506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761023759841919">
                <text:p>-0.0761023759841919</text:p>
              </table:table-cell>
              <table:table-cell office:value-type="float" office:value="0.878636598587036">
                <text:p>0.878636598587036</text:p>
              </table:table-cell>
              <table:table-cell office:value-type="float" office:value="4.66588449478149">
                <text:p>4.66588449478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882615968585014">
                <text:p>-0.0882615968585014</text:p>
              </table:table-cell>
              <table:table-cell office:value-type="float" office:value="1.13382208347321">
                <text:p>1.13382208347321</text:p>
              </table:table-cell>
              <table:table-cell office:value-type="float" office:value="4.57885456085205">
                <text:p>4.578854560852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867772325873375">
                <text:p>-0.0867772325873375</text:p>
              </table:table-cell>
              <table:table-cell office:value-type="float" office:value="1.11475372314453">
                <text:p>1.11475372314453</text:p>
              </table:table-cell>
              <table:table-cell office:value-type="float" office:value="4.50184869766235">
                <text:p>4.501848697662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711329132318497">
                <text:p>-0.0711329132318497</text:p>
              </table:table-cell>
              <table:table-cell office:value-type="float" office:value="0.821261882781982">
                <text:p>0.821261882781982</text:p>
              </table:table-cell>
              <table:table-cell office:value-type="float" office:value="4.36120367050171">
                <text:p>4.361203670501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572362057864666">
                <text:p>-0.0572362057864666</text:p>
              </table:table-cell>
              <table:table-cell office:value-type="float" office:value="0.794947326183319">
                <text:p>0.794947326183319</text:p>
              </table:table-cell>
              <table:table-cell office:value-type="float" office:value="4.28900718688965">
                <text:p>4.289007186889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38941530883312">
                <text:p>-0.0438941530883312</text:p>
              </table:table-cell>
              <table:table-cell office:value-type="float" office:value="0.746200621128082">
                <text:p>0.746200621128082</text:p>
              </table:table-cell>
              <table:table-cell office:value-type="float" office:value="4.22899389266968">
                <text:p>4.22899389266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03237047046423">
                <text:p>-0.0303237047046423</text:p>
              </table:table-cell>
              <table:table-cell office:value-type="float" office:value="0.685315728187561">
                <text:p>0.685315728187561</text:p>
              </table:table-cell>
              <table:table-cell office:value-type="float" office:value="4.09016370773315">
                <text:p>4.090163707733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60187286138535">
                <text:p>-0.460187286138535</text:p>
              </table:table-cell>
              <table:table-cell office:value-type="float" office:value="0.675339818000793">
                <text:p>0.675339818000793</text:p>
              </table:table-cell>
              <table:table-cell office:value-type="float" office:value="4.03062438964844">
                <text:p>4.030624389648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580099038779736">
                <text:p>-0.00580099038779736</text:p>
              </table:table-cell>
              <table:table-cell office:value-type="float" office:value="0.597502052783966">
                <text:p>0.597502052783966</text:p>
              </table:table-cell>
              <table:table-cell office:value-type="float" office:value="3.91228580474854">
                <text:p>3.912285804748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563977193087339">
                <text:p>-0.00563977193087339</text:p>
              </table:table-cell>
              <table:table-cell office:value-type="float" office:value="0.547057926654816">
                <text:p>0.547057926654816</text:p>
              </table:table-cell>
              <table:table-cell office:value-type="float" office:value="3.80355739593506">
                <text:p>3.80355739593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66835281997919">
                <text:p>0.0166835281997919</text:p>
              </table:table-cell>
              <table:table-cell office:value-type="float" office:value="0.517189383506775">
                <text:p>0.517189383506775</text:p>
              </table:table-cell>
              <table:table-cell office:value-type="float" office:value="3.7505509853363">
                <text:p>3.75055098533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02829319238663">
                <text:p>-0.402829319238663</text:p>
              </table:table-cell>
              <table:table-cell office:value-type="float" office:value="0.478024154901505">
                <text:p>0.478024154901505</text:p>
              </table:table-cell>
              <table:table-cell office:value-type="float" office:value="3.62233185768127">
                <text:p>3.62233185768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68348471820354">
                <text:p>0.0368348471820354</text:p>
              </table:table-cell>
              <table:table-cell office:value-type="float" office:value="0.4051833152771">
                <text:p>0.4051833152771</text:p>
              </table:table-cell>
              <table:table-cell office:value-type="float" office:value="3.54886317253113">
                <text:p>3.548863172531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5657020509243">
                <text:p>0.025657020509243</text:p>
              </table:table-cell>
              <table:table-cell office:value-type="float" office:value="0.364329695701599">
                <text:p>0.364329695701599</text:p>
              </table:table-cell>
              <table:table-cell office:value-type="float" office:value="3.46070551872253">
                <text:p>3.460705518722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55901043117046">
                <text:p>0.0555901043117046</text:p>
              </table:table-cell>
              <table:table-cell office:value-type="float" office:value="0.601383864879608">
                <text:p>0.601383864879608</text:p>
              </table:table-cell>
              <table:table-cell office:value-type="float" office:value="3.40826416015625">
                <text:p>3.40826416015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91406029462814">
                <text:p>-0.391406029462814</text:p>
              </table:table-cell>
              <table:table-cell office:value-type="float" office:value="0.351769983768463">
                <text:p>0.351769983768463</text:p>
              </table:table-cell>
              <table:table-cell office:value-type="float" office:value="3.34140300750732">
                <text:p>3.341403007507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229553848505">
                <text:p>0.043229553848505</text:p>
              </table:table-cell>
              <table:table-cell office:value-type="float" office:value="0.264180600643158">
                <text:p>0.264180600643158</text:p>
              </table:table-cell>
              <table:table-cell office:value-type="float" office:value="3.23941564559937">
                <text:p>3.239415645599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3472435772419">
                <text:p>0.023472435772419</text:p>
              </table:table-cell>
              <table:table-cell office:value-type="float" office:value="0.220640897750854">
                <text:p>0.220640897750854</text:p>
              </table:table-cell>
              <table:table-cell office:value-type="float" office:value="3.16604137420654">
                <text:p>3.166041374206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99005264043808">
                <text:p>-0.399005264043808</text:p>
              </table:table-cell>
              <table:table-cell office:value-type="float" office:value="0.233899623155594">
                <text:p>0.233899623155594</text:p>
              </table:table-cell>
              <table:table-cell office:value-type="float" office:value="3.09305596351624">
                <text:p>3.09305596351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13818156719208">
                <text:p>0.0313818156719208</text:p>
              </table:table-cell>
              <table:table-cell office:value-type="float" office:value="0.156909078359604">
                <text:p>0.156909078359604</text:p>
              </table:table-cell>
              <table:table-cell office:value-type="float" office:value="3.02348947525024">
                <text:p>3.02348947525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35518193989992">
                <text:p>0.00435518193989992</text:p>
              </table:table-cell>
              <table:table-cell office:value-type="float" office:value="0.135010629892349">
                <text:p>0.135010629892349</text:p>
              </table:table-cell>
              <table:table-cell office:value-type="float" office:value="2.93720817565918">
                <text:p>2.93720817565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27816330641508">
                <text:p>0.0127816330641508</text:p>
              </table:table-cell>
              <table:table-cell office:value-type="float" office:value="0.115034699440002">
                <text:p>0.115034699440002</text:p>
              </table:table-cell>
              <table:table-cell office:value-type="float" office:value="2.87338304519653">
                <text:p>2.873383045196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412188982591033">
                <text:p>-0.00412188982591033</text:p>
              </table:table-cell>
              <table:table-cell office:value-type="float" office:value="0.0948034673929215">
                <text:p>0.0948034673929215</text:p>
              </table:table-cell>
              <table:table-cell office:value-type="float" office:value="2.77987217903137">
                <text:p>2.779872179031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22033627703786">
                <text:p>-0.0122033627703786</text:p>
              </table:table-cell>
              <table:table-cell office:value-type="float" office:value="0.0935591161251068">
                <text:p>0.0935591161251068</text:p>
              </table:table-cell>
              <table:table-cell office:value-type="float" office:value="2.74338459968567">
                <text:p>2.743384599685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77832001447678">
                <text:p>-0.0277832001447678</text:p>
              </table:table-cell>
              <table:table-cell office:value-type="float" office:value="0.0833496004343033">
                <text:p>0.0833496004343033</text:p>
              </table:table-cell>
              <table:table-cell office:value-type="float" office:value="2.67677998542786">
                <text:p>2.67677998542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34959077835083">
                <text:p>-0.034959077835083</text:p>
              </table:table-cell>
              <table:table-cell office:value-type="float" office:value="0.0738025009632111">
                <text:p>0.0738025009632111</text:p>
              </table:table-cell>
              <table:table-cell office:value-type="float" office:value="2.61966586112976">
                <text:p>2.619665861129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418681353330612">
                <text:p>-0.0418681353330612</text:p>
              </table:table-cell>
              <table:table-cell office:value-type="float" office:value="0.0647052973508835">
                <text:p>0.0647052973508835</text:p>
              </table:table-cell>
              <table:table-cell office:value-type="float" office:value="2.56696152687073">
                <text:p>2.56696152687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29154974590113">
                <text:p>-0.229154974590113</text:p>
              </table:table-cell>
              <table:table-cell office:value-type="float" office:value="0.221526130665967">
                <text:p>0.221526130665967</text:p>
              </table:table-cell>
              <table:table-cell office:value-type="float" office:value="2.70768613579832">
                <text:p>2.70768613579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32274594498269">
                <text:p>-0.232274594498269</text:p>
              </table:table-cell>
              <table:table-cell office:value-type="float" office:value="0.216136673350393">
                <text:p>0.216136673350393</text:p>
              </table:table-cell>
              <table:table-cell office:value-type="float" office:value="2.65607058560407">
                <text:p>2.656070585604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64517921209335">
                <text:p>-0.0464517921209335</text:p>
              </table:table-cell>
              <table:table-cell office:value-type="float" office:value="0.0535982213914394">
                <text:p>0.0535982213914394</text:p>
              </table:table-cell>
              <table:table-cell office:value-type="float" office:value="2.40983629226685">
                <text:p>2.409836292266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30944764834863">
                <text:p>-0.230944764834863</text:p>
              </table:table-cell>
              <table:table-cell office:value-type="float" office:value="0.209900127332888">
                <text:p>0.209900127332888</text:p>
              </table:table-cell>
              <table:table-cell office:value-type="float" office:value="2.55519507255083">
                <text:p>2.5551950725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42119040340185">
                <text:p>-0.0242119040340185</text:p>
              </table:table-cell>
              <table:table-cell office:value-type="float" office:value="0.0449649654328823">
                <text:p>0.0449649654328823</text:p>
              </table:table-cell>
              <table:table-cell office:value-type="float" office:value="2.33270239830017">
                <text:p>2.33270239830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337149621918797">
                <text:p>-0.00337149621918797</text:p>
              </table:table-cell>
              <table:table-cell office:value-type="float" office:value="0.0370864570140839">
                <text:p>0.0370864570140839</text:p>
              </table:table-cell>
              <table:table-cell office:value-type="float" office:value="2.27379393577576">
                <text:p>2.273793935775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95255913585424">
                <text:p>0.00995255913585424</text:p>
              </table:table-cell>
              <table:table-cell office:value-type="float" office:value="0.0298576764762402">
                <text:p>0.0298576764762402</text:p>
              </table:table-cell>
              <table:table-cell office:value-type="float" office:value="2.23739123344421">
                <text:p>2.237391233444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92798299342394">
                <text:p>0.0292798299342394</text:p>
              </table:table-cell>
              <table:table-cell office:value-type="float" office:value="0.0227732006460428">
                <text:p>0.0227732006460428</text:p>
              </table:table-cell>
              <table:table-cell office:value-type="float" office:value="2.19409012794495">
                <text:p>2.194090127944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14543934166431">
                <text:p>0.0414543934166431</text:p>
              </table:table-cell>
              <table:table-cell office:value-type="float" office:value="0.0223215967416763">
                <text:p>0.0223215967416763</text:p>
              </table:table-cell>
              <table:table-cell office:value-type="float" office:value="2.15058016777039">
                <text:p>2.15058016777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29738180339336">
                <text:p>0.0529738180339336</text:p>
              </table:table-cell>
              <table:table-cell office:value-type="float" office:value="0.015580534003675">
                <text:p>0.015580534003675</text:p>
              </table:table-cell>
              <table:table-cell office:value-type="float" office:value="2.10155510902405">
                <text:p>2.10155510902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38121962547302">
                <text:p>0.0638121962547302</text:p>
              </table:table-cell>
              <table:table-cell office:value-type="float" office:value="0.0151933804154396">
                <text:p>0.0151933804154396</text:p>
              </table:table-cell>
              <table:table-cell office:value-type="float" office:value="2.04933452606201">
                <text:p>2.049334526062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36514925956726">
                <text:p>0.0736514925956726</text:p>
              </table:table-cell>
              <table:table-cell office:value-type="float" office:value="0.00883817858994007">
                <text:p>0.00883817858994007</text:p>
              </table:table-cell>
              <table:table-cell office:value-type="float" office:value="1.9868723154068">
                <text:p>1.98687231540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14966478152775">
                <text:p>-0.114966478152775</text:p>
              </table:table-cell>
              <table:table-cell office:value-type="float" office:value="0.162439162348524">
                <text:p>0.162439162348524</text:p>
              </table:table-cell>
              <table:table-cell office:value-type="float" office:value="2.11804491796611">
                <text:p>2.118044917966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10570631093449">
                <text:p>-0.110570631093449</text:p>
              </table:table-cell>
              <table:table-cell office:value-type="float" office:value="0.15908845918782">
                <text:p>0.15908845918782</text:p>
              </table:table-cell>
              <table:table-cell office:value-type="float" office:value="2.08630278669758">
                <text:p>2.086302786697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06967460180138">
                <text:p>-0.106967460180138</text:p>
              </table:table-cell>
              <table:table-cell office:value-type="float" office:value="0.15337572062825">
                <text:p>0.15337572062825</text:p>
              </table:table-cell>
              <table:table-cell office:value-type="float" office:value="2.04071211520536">
                <text:p>2.04071211520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02620065672162">
                <text:p>-0.102620065672162</text:p>
              </table:table-cell>
              <table:table-cell office:value-type="float" office:value="0.147760221619665">
                <text:p>0.147760221619665</text:p>
              </table:table-cell>
              <table:table-cell office:value-type="float" office:value="2.00105817671175">
                <text:p>2.00105817671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920112284797209">
                <text:p>-0.0920112284797209</text:p>
              </table:table-cell>
              <table:table-cell office:value-type="float" office:value="0.137466572593024">
                <text:p>0.137466572593024</text:p>
              </table:table-cell>
              <table:table-cell office:value-type="float" office:value="1.96086063502747">
                <text:p>1.960860635027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11391360137934">
                <text:p>-0.0811391360137934</text:p>
              </table:table-cell>
              <table:table-cell office:value-type="float" office:value="0.126313892457588">
                <text:p>0.126313892457588</text:p>
              </table:table-cell>
              <table:table-cell office:value-type="float" office:value="1.92439791596966">
                <text:p>1.924397915969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626999267957599">
                <text:p>-0.0626999267957599</text:p>
              </table:table-cell>
              <table:table-cell office:value-type="float" office:value="0.110424116759756">
                <text:p>0.110424116759756</text:p>
              </table:table-cell>
              <table:table-cell office:value-type="float" office:value="1.86428617842403">
                <text:p>1.86428617842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431816297566035">
                <text:p>-0.0431816297566035</text:p>
              </table:table-cell>
              <table:table-cell office:value-type="float" office:value="0.0925573516223166">
                <text:p>0.0925573516223166</text:p>
              </table:table-cell>
              <table:table-cell office:value-type="float" office:value="1.8072657805902">
                <text:p>1.80726578059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36685857484922">
                <text:p>-0.036685857484922</text:p>
              </table:table-cell>
              <table:table-cell office:value-type="float" office:value="0.0864526154358446">
                <text:p>0.0864526154358446</text:p>
              </table:table-cell>
              <table:table-cell office:value-type="float" office:value="1.78099183683042">
                <text:p>1.780991836830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230322766957092">
                <text:p>-0.0230322766957092</text:p>
              </table:table-cell>
              <table:table-cell office:value-type="float" office:value="0.073608765039409">
                <text:p>0.073608765039409</text:p>
              </table:table-cell>
              <table:table-cell office:value-type="float" office:value="1.73491500483619">
                <text:p>1.734915004836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48357664073967">
                <text:p>-0.0148357664073967</text:p>
              </table:table-cell>
              <table:table-cell office:value-type="float" office:value="0.0650262996025475">
                <text:p>0.0650262996025475</text:p>
              </table:table-cell>
              <table:table-cell office:value-type="float" office:value="1.69817662091903">
                <text:p>1.698176620919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736059574122874">
                <text:p>-0.00736059574122874</text:p>
              </table:table-cell>
              <table:table-cell office:value-type="float" office:value="0.0558707601028598">
                <text:p>0.0558707601028598</text:p>
              </table:table-cell>
              <table:table-cell office:value-type="float" office:value="1.63927596586722">
                <text:p>1.639275965867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439430977344329">
                <text:p>-0.00439430977344329</text:p>
              </table:table-cell>
              <table:table-cell office:value-type="float" office:value="0.051787830044136">
                <text:p>0.051787830044136</text:p>
              </table:table-cell>
              <table:table-cell office:value-type="float" office:value="1.62976113366492">
                <text:p>1.629761133664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596682365730773">
                <text:p>0.000596682365730773</text:p>
              </table:table-cell>
              <table:table-cell office:value-type="float" office:value="0.0431015346871896">
                <text:p>0.0431015346871896</text:p>
              </table:table-cell>
              <table:table-cell office:value-type="float" office:value="1.57818300488554">
                <text:p>1.578183004885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06711263694789">
                <text:p>0.00206711263694789</text:p>
              </table:table-cell>
              <table:table-cell office:value-type="float" office:value="0.039964135977681">
                <text:p>0.039964135977681</text:p>
              </table:table-cell>
              <table:table-cell office:value-type="float" office:value="1.5549963771561">
                <text:p>1.55499637715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52759812786071">
                <text:p>0.00352759812786071</text:p>
              </table:table-cell>
              <table:table-cell office:value-type="float" office:value="0.0358956882695633">
                <text:p>0.0358956882695633</text:p>
              </table:table-cell>
              <table:table-cell office:value-type="float" office:value="1.52242734108442">
                <text:p>1.522427341084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524390382795698">
                <text:p>0.00524390382795698</text:p>
              </table:table-cell>
              <table:table-cell office:value-type="float" office:value="0.0320332757927431">
                <text:p>0.0320332757927431</text:p>
              </table:table-cell>
              <table:table-cell office:value-type="float" office:value="1.48792553683858">
                <text:p>1.487925536838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51884181699773">
                <text:p>0.0051884181699773</text:p>
              </table:table-cell>
              <table:table-cell office:value-type="float" office:value="0.0309949546655709">
                <text:p>0.0309949546655709</text:p>
              </table:table-cell>
              <table:table-cell office:value-type="float" office:value="1.47221656198855">
                <text:p>1.47221656198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739249069370145">
                <text:p>0.00739249069370145</text:p>
              </table:table-cell>
              <table:table-cell office:value-type="float" office:value="0.0270115630298761">
                <text:p>0.0270115630298761</text:p>
              </table:table-cell>
              <table:table-cell office:value-type="float" office:value="1.42960051695506">
                <text:p>1.42960051695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61976173545383">
                <text:p>0.00861976173545383</text:p>
              </table:table-cell>
              <table:table-cell office:value-type="float" office:value="0.0254733289137805">
                <text:p>0.0254733289137805</text:p>
              </table:table-cell>
              <table:table-cell office:value-type="float" office:value="1.3996304170585">
                <text:p>1.3996304170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4865465301698">
                <text:p>0.0104865465301698</text:p>
              </table:table-cell>
              <table:table-cell office:value-type="float" office:value="0.023703182472583">
                <text:p>0.023703182472583</text:p>
              </table:table-cell>
              <table:table-cell office:value-type="float" office:value="1.36259088692842">
                <text:p>1.362590886928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078095678769">
                <text:p>0.012078095678769</text:p>
              </table:table-cell>
              <table:table-cell office:value-type="float" office:value="0.0233520013395191">
                <text:p>0.0233520013395191</text:p>
              </table:table-cell>
              <table:table-cell office:value-type="float" office:value="1.35088555165279">
                <text:p>1.350885551652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57276306568679">
                <text:p>0.0157276306568679</text:p>
              </table:table-cell>
              <table:table-cell office:value-type="float" office:value="0.0218630353675833">
                <text:p>0.0218630353675833</text:p>
              </table:table-cell>
              <table:table-cell office:value-type="float" office:value="1.30893930976773">
                <text:p>1.308939309767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84395675386452">
                <text:p>0.0184395675386452</text:p>
              </table:table-cell>
              <table:table-cell office:value-type="float" office:value="0.0209213323937154">
                <text:p>0.0209213323937154</text:p>
              </table:table-cell>
              <table:table-cell office:value-type="float" office:value="1.2776748177446">
                <text:p>1.27767481774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18650568118549">
                <text:p>0.0218650568118549</text:p>
              </table:table-cell>
              <table:table-cell office:value-type="float" office:value="0.0201022613342322">
                <text:p>0.0201022613342322</text:p>
              </table:table-cell>
              <table:table-cell office:value-type="float" office:value="1.23857483893265">
                <text:p>1.23857483893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33118981453533">
                <text:p>0.0233118981453533</text:p>
              </table:table-cell>
              <table:table-cell office:value-type="float" office:value="0.0195544267398087">
                <text:p>0.0195544267398087</text:p>
              </table:table-cell>
              <table:table-cell office:value-type="float" office:value="1.22407252258725">
                <text:p>1.22407252258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60813185056947">
                <text:p>0.0260813185056947</text:p>
              </table:table-cell>
              <table:table-cell office:value-type="float" office:value="0.0175598864486717">
                <text:p>0.0175598864486717</text:p>
              </table:table-cell>
              <table:table-cell office:value-type="float" office:value="1.18309304890809">
                <text:p>1.183093048908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69573009098639">
                <text:p>0.0269573009098639</text:p>
              </table:table-cell>
              <table:table-cell office:value-type="float" office:value="0.0158996541788917">
                <text:p>0.0158996541788917</text:p>
              </table:table-cell>
              <table:table-cell office:value-type="float" office:value="1.16294216962508">
                <text:p>1.162942169625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73942799540237">
                <text:p>0.0273942799540237</text:p>
              </table:table-cell>
              <table:table-cell office:value-type="float" office:value="0.014256636959926">
                <text:p>0.014256636959926</text:p>
              </table:table-cell>
              <table:table-cell office:value-type="float" office:value="1.14039169859003">
                <text:p>1.14039169859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74346509709793">
                <text:p>0.0274346509709793</text:p>
              </table:table-cell>
              <table:table-cell office:value-type="float" office:value="0.0123884844964508">
                <text:p>0.0123884844964508</text:p>
              </table:table-cell>
              <table:table-cell office:value-type="float" office:value="1.11491617450008">
                <text:p>1.114916174500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0075920112661">
                <text:p>0.0270075920112661</text:p>
              </table:table-cell>
              <table:table-cell office:value-type="float" office:value="0.00936674648022026">
                <text:p>0.00936674648022026</text:p>
              </table:table-cell>
              <table:table-cell office:value-type="float" office:value="1.08154000323496">
                <text:p>1.081540003234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62812266247002">
                <text:p>0.0262812266247002</text:p>
              </table:table-cell>
              <table:table-cell office:value-type="float" office:value="0.00619804717307151">
                <text:p>0.00619804717307151</text:p>
              </table:table-cell>
              <table:table-cell office:value-type="float" office:value="1.05405779090928">
                <text:p>1.05405779090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56922991822738">
                <text:p>0.0256922991822738</text:p>
              </table:table-cell>
              <table:table-cell office:value-type="float" office:value="0.00376483019194163">
                <text:p>0.00376483019194163</text:p>
              </table:table-cell>
              <table:table-cell office:value-type="float" office:value="1.03197994791431">
                <text:p>1.031979947914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51918558382004">
                <text:p>0.0251918558382004</text:p>
              </table:table-cell>
              <table:table-cell office:value-type="float" office:value="0.00218040598153976">
                <text:p>0.00218040598153976</text:p>
              </table:table-cell>
              <table:table-cell office:value-type="float" office:value="1.01489962324684">
                <text:p>1.014899623246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4664331558103">
                <text:p>0.024664331558103</text:p>
              </table:table-cell>
              <table:table-cell office:value-type="float" office:value="-0.000155767552370642">
                <text:p>-0.000155767552370642</text:p>
              </table:table-cell>
              <table:table-cell office:value-type="float" office:value="0.993666576750485">
                <text:p>0.9936665767504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4051155515567">
                <text:p>0.024051155515567</text:p>
              </table:table-cell>
              <table:table-cell office:value-type="float" office:value="-0.00228136908952837">
                <text:p>-0.00228136908952837</text:p>
              </table:table-cell>
              <table:table-cell office:value-type="float" office:value="0.970438552491459">
                <text:p>0.9704385524914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37499038217428">
                <text:p>0.0237499038217428</text:p>
              </table:table-cell>
              <table:table-cell office:value-type="float" office:value="-0.0039749200179897">
                <text:p>-0.0039749200179897</text:p>
              </table:table-cell>
              <table:table-cell office:value-type="float" office:value="0.951300508446164">
                <text:p>0.9513005084461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3419538995849">
                <text:p>0.0233419538995849</text:p>
              </table:table-cell>
              <table:table-cell office:value-type="float" office:value="-0.00614361521029086">
                <text:p>-0.00614361521029086</text:p>
              </table:table-cell>
              <table:table-cell office:value-type="float" office:value="0.926786015799016">
                <text:p>0.926786015799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24941810420542">
                <text:p>0.0224941810420542</text:p>
              </table:table-cell>
              <table:table-cell office:value-type="float" office:value="-0.00766659105472543">
                <text:p>-0.00766659105472543</text:p>
              </table:table-cell>
              <table:table-cell office:value-type="float" office:value="0.910437611150153">
                <text:p>0.9104376111501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23245610925656">
                <text:p>0.0223245610925656</text:p>
              </table:table-cell>
              <table:table-cell office:value-type="float" office:value="-0.0096371931794249">
                <text:p>-0.0096371931794249</text:p>
              </table:table-cell>
              <table:table-cell office:value-type="float" office:value="0.886535829967923">
                <text:p>0.8865358299679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19958155778133">
                <text:p>0.0219958155778133</text:p>
              </table:table-cell>
              <table:table-cell office:value-type="float" office:value="-0.0117550837436553">
                <text:p>-0.0117550837436553</text:p>
              </table:table-cell>
              <table:table-cell office:value-type="float" office:value="0.863468969309772">
                <text:p>0.8634689693097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17910399042461">
                <text:p>0.0217910399042461</text:p>
              </table:table-cell>
              <table:table-cell office:value-type="float" office:value="-0.014535131891557">
                <text:p>-0.014535131891557</text:p>
              </table:table-cell>
              <table:table-cell office:value-type="float" office:value="0.836245996716582">
                <text:p>0.8362459967165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16935715640976">
                <text:p>0.0216935715640976</text:p>
              </table:table-cell>
              <table:table-cell office:value-type="float" office:value="-0.0165662518472491">
                <text:p>-0.0165662518472491</text:p>
              </table:table-cell>
              <table:table-cell office:value-type="float" office:value="0.81875185686865">
                <text:p>0.818751856868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12944387343287">
                <text:p>0.0212944387343287</text:p>
              </table:table-cell>
              <table:table-cell office:value-type="float" office:value="-0.0171022697820409">
                <text:p>-0.0171022697820409</text:p>
              </table:table-cell>
              <table:table-cell office:value-type="float" office:value="0.805928574668037">
                <text:p>0.8059285746680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13347671217182">
                <text:p>0.0213347671217182</text:p>
              </table:table-cell>
              <table:table-cell office:value-type="float" office:value="-0.0192307578342288">
                <text:p>-0.0192307578342288</text:p>
              </table:table-cell>
              <table:table-cell office:value-type="float" office:value="0.785746940124182">
                <text:p>0.7857469401241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13193433218417">
                <text:p>0.0213193433218417</text:p>
              </table:table-cell>
              <table:table-cell office:value-type="float" office:value="-0.0198722432502603">
                <text:p>-0.0198722432502603</text:p>
              </table:table-cell>
              <table:table-cell office:value-type="float" office:value="0.772702434180695">
                <text:p>0.7727024341806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12907212697268">
                <text:p>0.0212907212697268</text:p>
              </table:table-cell>
              <table:table-cell office:value-type="float" office:value="-0.0207298695494961">
                <text:p>-0.0207298695494961</text:p>
              </table:table-cell>
              <table:table-cell office:value-type="float" office:value="0.75759713590881">
                <text:p>0.757597135908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13046777823848">
                <text:p>0.0213046777823848</text:p>
              </table:table-cell>
              <table:table-cell office:value-type="float" office:value="-0.0222662758516194">
                <text:p>-0.0222662758516194</text:p>
              </table:table-cell>
              <table:table-cell office:value-type="float" office:value="0.736102563363534">
                <text:p>0.7361025633635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10067133813016">
                <text:p>0.0210067133813016</text:p>
              </table:table-cell>
              <table:table-cell office:value-type="float" office:value="-0.0226519132524522">
                <text:p>-0.0226519132524522</text:p>
              </table:table-cell>
              <table:table-cell office:value-type="float" office:value="0.717676534328932">
                <text:p>0.7176765343289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06359378536473">
                <text:p>0.0206359378536473</text:p>
              </table:table-cell>
              <table:table-cell office:value-type="float" office:value="-0.0235414564031763">
                <text:p>-0.0235414564031763</text:p>
              </table:table-cell>
              <table:table-cell office:value-type="float" office:value="0.698957352726548">
                <text:p>0.6989573527265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0247955238849">
                <text:p>0.020247955238849</text:p>
              </table:table-cell>
              <table:table-cell office:value-type="float" office:value="-0.0238845360732672">
                <text:p>-0.0238845360732672</text:p>
              </table:table-cell>
              <table:table-cell office:value-type="float" office:value="0.687554701610848">
                <text:p>0.6875547016108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00643498367159">
                <text:p>0.0200643498367159</text:p>
              </table:table-cell>
              <table:table-cell office:value-type="float" office:value="-0.0243260105597545">
                <text:p>-0.0243260105597545</text:p>
              </table:table-cell>
              <table:table-cell office:value-type="float" office:value="0.671339729685842">
                <text:p>0.6713397296858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98156506277299">
                <text:p>0.0198156506277299</text:p>
              </table:table-cell>
              <table:table-cell office:value-type="float" office:value="-0.0247403954322461">
                <text:p>-0.0247403954322461</text:p>
              </table:table-cell>
              <table:table-cell office:value-type="float" office:value="0.661442699991626">
                <text:p>0.6614426999916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95547630636734">
                <text:p>0.0195547630636734</text:p>
              </table:table-cell>
              <table:table-cell office:value-type="float" office:value="-0.0254005983573913">
                <text:p>-0.0254005983573913</text:p>
              </table:table-cell>
              <table:table-cell office:value-type="float" office:value="0.645665335802384">
                <text:p>0.6456653358023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90007143300372">
                <text:p>0.0190007143300372</text:p>
              </table:table-cell>
              <table:table-cell office:value-type="float" office:value="-0.0262833945079488">
                <text:p>-0.0262833945079488</text:p>
              </table:table-cell>
              <table:table-cell office:value-type="float" office:value="0.625157181863432">
                <text:p>0.6251571818634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89107117109449">
                <text:p>0.0189107117109449</text:p>
              </table:table-cell>
              <table:table-cell office:value-type="float" office:value="-0.0268627435592705">
                <text:p>-0.0268627435592705</text:p>
              </table:table-cell>
              <table:table-cell office:value-type="float" office:value="0.613375585020324">
                <text:p>0.6133755850203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87029099856492">
                <text:p>0.0187029099856492</text:p>
              </table:table-cell>
              <table:table-cell office:value-type="float" office:value="-0.0272019569098053">
                <text:p>-0.0272019569098053</text:p>
              </table:table-cell>
              <table:table-cell office:value-type="float" office:value="0.596748658904323">
                <text:p>0.5967486589043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85233908475457">
                <text:p>0.0185233908475457</text:p>
              </table:table-cell>
              <table:table-cell office:value-type="float" office:value="-0.0275471466176649">
                <text:p>-0.0275471466176649</text:p>
              </table:table-cell>
              <table:table-cell office:value-type="float" office:value="0.586933767354047">
                <text:p>0.5869337673540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81384689403111">
                <text:p>0.0181384689403111</text:p>
              </table:table-cell>
              <table:table-cell office:value-type="float" office:value="-0.0278328704312846">
                <text:p>-0.0278328704312846</text:p>
              </table:table-cell>
              <table:table-cell office:value-type="float" office:value="0.572115110026466">
                <text:p>0.5721151100264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77451647986244">
                <text:p>0.0177451647986244</text:p>
              </table:table-cell>
              <table:table-cell office:value-type="float" office:value="-0.028391501818134">
                <text:p>-0.028391501818134</text:p>
              </table:table-cell>
              <table:table-cell office:value-type="float" office:value="0.558483703636829">
                <text:p>0.5584837036368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68286986608794">
                <text:p>0.0168286986608794</text:p>
              </table:table-cell>
              <table:table-cell office:value-type="float" office:value="-0.0292178405625573">
                <text:p>-0.0292178405625573</text:p>
              </table:table-cell>
              <table:table-cell office:value-type="float" office:value="0.540955245494843">
                <text:p>0.5409552454948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60469476415281">
                <text:p>0.0160469476415281</text:p>
              </table:table-cell>
              <table:table-cell office:value-type="float" office:value="-0.0295207082936368">
                <text:p>-0.0295207082936368</text:p>
              </table:table-cell>
              <table:table-cell office:value-type="float" office:value="0.527665634950002">
                <text:p>0.5276656349500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49232807783352">
                <text:p>0.0149232807783352</text:p>
              </table:table-cell>
              <table:table-cell office:value-type="float" office:value="-0.0301218110784877">
                <text:p>-0.0301218110784877</text:p>
              </table:table-cell>
              <table:table-cell office:value-type="float" office:value="0.509183842458843">
                <text:p>0.5091838424588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39859981660984">
                <text:p>0.0139859981660984</text:p>
              </table:table-cell>
              <table:table-cell office:value-type="float" office:value="-0.0301322499405087">
                <text:p>-0.0301322499405087</text:p>
              </table:table-cell>
              <table:table-cell office:value-type="float" office:value="0.497129786897589">
                <text:p>0.4971297868975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30233389036557">
                <text:p>0.0130233389036557</text:p>
              </table:table-cell>
              <table:table-cell office:value-type="float" office:value="-0.0301249375635827">
                <text:p>-0.0301249375635827</text:p>
              </table:table-cell>
              <table:table-cell office:value-type="float" office:value="0.485066254197815">
                <text:p>0.485066254197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17447013524074">
                <text:p>0.0117447013524074</text:p>
              </table:table-cell>
              <table:table-cell office:value-type="float" office:value="-0.0300464218390393">
                <text:p>-0.0300464218390393</text:p>
              </table:table-cell>
              <table:table-cell office:value-type="float" office:value="0.47439627919668">
                <text:p>0.474396279196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02827866234023">
                <text:p>0.0102827866234023</text:p>
              </table:table-cell>
              <table:table-cell office:value-type="float" office:value="-0.0297933806992929">
                <text:p>-0.0297933806992929</text:p>
              </table:table-cell>
              <table:table-cell office:value-type="float" office:value="0.461925738755568">
                <text:p>0.4619257387555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930366349366298">
                <text:p>0.00930366349366298</text:p>
              </table:table-cell>
              <table:table-cell office:value-type="float" office:value="-0.0296017649413926">
                <text:p>-0.0296017649413926</text:p>
              </table:table-cell>
              <table:table-cell office:value-type="float" office:value="0.453858799772498">
                <text:p>0.4538587997724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781634918278957">
                <text:p>0.00781634918278957</text:p>
              </table:table-cell>
              <table:table-cell office:value-type="float" office:value="-0.0292481873759333">
                <text:p>-0.0292481873759333</text:p>
              </table:table-cell>
              <table:table-cell office:value-type="float" office:value="0.438683968635253">
                <text:p>0.4386839686352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665589520653112">
                <text:p>0.00665589520653112</text:p>
              </table:table-cell>
              <table:table-cell office:value-type="float" office:value="-0.0287491483232984">
                <text:p>-0.0287491483232984</text:p>
              </table:table-cell>
              <table:table-cell office:value-type="float" office:value="0.424300808597494">
                <text:p>0.4243008085974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585124096013951">
                <text:p>0.00585124096013951</text:p>
              </table:table-cell>
              <table:table-cell office:value-type="float" office:value="-0.0283852254994857">
                <text:p>-0.0283852254994857</text:p>
              </table:table-cell>
              <table:table-cell office:value-type="float" office:value="0.414771349341781">
                <text:p>0.4147713493417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538067667267895">
                <text:p>0.00538067667267895</text:p>
              </table:table-cell>
              <table:table-cell office:value-type="float" office:value="-0.0278516433540916">
                <text:p>-0.0278516433540916</text:p>
              </table:table-cell>
              <table:table-cell office:value-type="float" office:value="0.403614126605752">
                <text:p>0.4036141266057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514053405524105">
                <text:p>0.00514053405524105</text:p>
              </table:table-cell>
              <table:table-cell office:value-type="float" office:value="-0.0267728039151184">
                <text:p>-0.0267728039151184</text:p>
              </table:table-cell>
              <table:table-cell office:value-type="float" office:value="0.385858185129401">
                <text:p>0.3858581851294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539273579165133">
                <text:p>0.00539273579165133</text:p>
              </table:table-cell>
              <table:table-cell office:value-type="float" office:value="-0.0261754153567987">
                <text:p>-0.0261754153567987</text:p>
              </table:table-cell>
              <table:table-cell office:value-type="float" office:value="0.373233519954446">
                <text:p>0.3732335199544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566893960938524">
                <text:p>0.00566893960938524</text:p>
              </table:table-cell>
              <table:table-cell office:value-type="float" office:value="-0.0255616187753248">
                <text:p>-0.0255616187753248</text:p>
              </table:table-cell>
              <table:table-cell office:value-type="float" office:value="0.363045902899754">
                <text:p>0.3630459028997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605750138034906">
                <text:p>0.00605750138034906</text:p>
              </table:table-cell>
              <table:table-cell office:value-type="float" office:value="-0.025207072949859">
                <text:p>-0.025207072949859</text:p>
              </table:table-cell>
              <table:table-cell office:value-type="float" office:value="0.354768278054249">
                <text:p>0.3547682780542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651666317436913">
                <text:p>0.00651666317436913</text:p>
              </table:table-cell>
              <table:table-cell office:value-type="float" office:value="-0.0248292470631121">
                <text:p>-0.0248292470631121</text:p>
              </table:table-cell>
              <table:table-cell office:value-type="float" office:value="0.346854864815135">
                <text:p>0.3468548648151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741152595125001">
                <text:p>0.00741152595125001</text:p>
              </table:table-cell>
              <table:table-cell office:value-type="float" office:value="-0.0243144423102983">
                <text:p>-0.0243144423102983</text:p>
              </table:table-cell>
              <table:table-cell office:value-type="float" office:value="0.334190023166162">
                <text:p>0.3341900231661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771918919952126">
                <text:p>0.00771918919952126</text:p>
              </table:table-cell>
              <table:table-cell office:value-type="float" office:value="-0.0238866690732395">
                <text:p>-0.0238866690732395</text:p>
              </table:table-cell>
              <table:table-cell office:value-type="float" office:value="0.326563682085202">
                <text:p>0.3265636820852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830367095926547">
                <text:p>0.00830367095926547</text:p>
              </table:table-cell>
              <table:table-cell office:value-type="float" office:value="-0.0235048424338284">
                <text:p>-0.0235048424338284</text:p>
              </table:table-cell>
              <table:table-cell office:value-type="float" office:value="0.317474946195697">
                <text:p>0.3174749461956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888373865207002">
                <text:p>0.00888373865207002</text:p>
              </table:table-cell>
              <table:table-cell office:value-type="float" office:value="-0.0229024127457021">
                <text:p>-0.0229024127457021</text:p>
              </table:table-cell>
              <table:table-cell office:value-type="float" office:value="0.306738780236539">
                <text:p>0.306738780236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